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3" number:language="it" number:country="IT">
      <number:number number:decimal-places="0" number:min-decimal-places="0" number:min-integer-digits="1" number:grouping="true"/>
    </number:number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10037"/>
    <style:style style:name="ce6" style:family="table-cell" style:parent-style-name="Default" style:data-style-name="N10037">
      <style:table-cell-properties fo:background-color="#ffff00"/>
    </style:style>
    <style:style style:name="ce7" style:family="table-cell" style:parent-style-name="Default" style:data-style-name="N10003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D_res_x_20cm" table:style-name="ta1">
        <table:shapes>
          <draw:frame draw:z-index="0" draw:style-name="gr1" draw:text-style-name="P1" svg:width="11.3323in" svg:height="6.2744in" svg:x="15.2579in" svg:y="0.2717in">
            <draw:object draw:notify-on-update-of-ranges="DOD_res_x_20cm.F1:DOD_res_x_20cm.F1 DOD_res_x_20cm.F2:DOD_res_x_20cm.F57 DOD_res_x_20cm.I1:DOD_res_x_20cm.I1 DOD_res_x_20cm.I2:DOD_res_x_20cm.I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539in" svg:height="6.3902in" svg:x="15.3567in" svg:y="6.765in">
            <draw:object draw:notify-on-update-of-ranges="DOD_res_x_20cm.F61:DOD_res_x_20cm.F61 DOD_res_x_20cm.F62:DOD_res_x_20cm.F216 DOD_res_x_20cm.I61:DOD_res_x_20cm.I61 DOD_res_x_20cm.I62:DOD_res_x_20cm.I2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pcd0</text:p>
          </table:table-cell>
          <table:table-cell office:value-type="string" calcext:value-type="string">
            <text:p>pcd1</text:p>
          </table:table-cell>
          <table:table-cell office:value-type="string" calcext:value-type="string">
            <text:p>date in</text:p>
          </table:table-cell>
          <table:table-cell office:value-type="string" calcext:value-type="string">
            <text:p>date fin</text:p>
          </table:table-cell>
          <table:table-cell office:value-type="string" calcext:value-type="string">
            <text:p>date init</text:p>
          </table:table-cell>
          <table:table-cell office:value-type="string" calcext:value-type="string">
            <text:p>date fi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y volume</text:p>
          </table:table-cell>
          <table:table-cell office:value-type="string" calcext:value-type="string">
            <text:p>addedVolume</text:p>
          </table:table-cell>
          <table:table-cell office:value-type="string" calcext:value-type="string">
            <text:p>removedVolum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atchingPercent</text:p>
          </table:table-cell>
          <table:table-cell office:value-type="string" calcext:value-type="string">
            <text:p>averageNeighborsPerCel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17.ply</text:p>
          </table:table-cell>
          <table:table-cell office:value-type="string" calcext:value-type="string">
            <text:p>res/point_clouds/dense_2021_08_20.ply</text:p>
          </table:table-cell>
          <table:table-cell table:style-name="ce2" table:formula="of:=MID([.A2];24;10)" office:value-type="string" office:string-value="2021_08_17" calcext:value-type="string">
            <text:p>2021_08_17</text:p>
          </table:table-cell>
          <table:table-cell table:formula="of:=MID([.B2];24;10)" office:value-type="string" office:string-value="2021_08_20" calcext:value-type="string">
            <text:p>2021_08_20</text:p>
          </table:table-cell>
          <table:table-cell table:style-name="ce5" table:formula="of:=DATE(MID([.C2];1;4); MID([.C2];6;2); MID([.C2];9;2) )" office:value-type="date" office:date-value="2021-08-17" calcext:value-type="date">
            <text:p>17/08/21</text:p>
          </table:table-cell>
          <table:table-cell table:style-name="ce5" table:formula="of:=DATE(MID([.D2];1;4); MID([.D2];6;2); MID([.D2];9;2) )" office:value-type="date" office:date-value="2021-08-20" calcext:value-type="date">
            <text:p>20/08/21</text:p>
          </table:table-cell>
          <table:table-cell table:style-name="ce7" table:formula="of:=DATEDIF([.E2];[.F2];&quot;d&quot;)" office:value-type="float" office:value="3" calcext:value-type="float">
            <text:p>3</text:p>
          </table:table-cell>
          <table:table-cell office:value-type="float" office:value="-1327.1837" calcext:value-type="float">
            <text:p>-1,327.2</text:p>
          </table:table-cell>
          <table:table-cell table:formula="of:=[.H2]/[.G2]" office:value-type="float" office:value="-442.394566666667" calcext:value-type="float">
            <text:p>-442.4</text:p>
          </table:table-cell>
          <table:table-cell office:value-type="float" office:value="2.0558" calcext:value-type="float">
            <text:p>2.1</text:p>
          </table:table-cell>
          <table:table-cell office:value-type="float" office:value="1329.2395" calcext:value-type="float">
            <text:p>1,329.2</text:p>
          </table:table-cell>
          <table:table-cell office:value-type="float" office:value="2537.7199" calcext:value-type="float">
            <text:p>2,537.7</text:p>
          </table:table-cell>
          <table:table-cell office:value-type="float" office:value="73" calcext:value-type="float">
            <text:p>73.0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18.ply</text:p>
          </table:table-cell>
          <table:table-cell office:value-type="string" calcext:value-type="string">
            <text:p>res/point_clouds/dense_2021_08_21.ply</text:p>
          </table:table-cell>
          <table:table-cell table:style-name="ce2" table:formula="of:=MID([.A3];24;10)" office:value-type="string" office:string-value="2021_08_18" calcext:value-type="string">
            <text:p>2021_08_18</text:p>
          </table:table-cell>
          <table:table-cell table:formula="of:=MID([.B3];24;10)" office:value-type="string" office:string-value="2021_08_21" calcext:value-type="string">
            <text:p>2021_08_21</text:p>
          </table:table-cell>
          <table:table-cell table:style-name="ce5" table:formula="of:=DATE(MID([.C3];1;4); MID([.C3];6;2); MID([.C3];9;2) )" office:value-type="date" office:date-value="2021-08-18" calcext:value-type="date">
            <text:p>18/08/21</text:p>
          </table:table-cell>
          <table:table-cell table:style-name="ce5" table:formula="of:=DATE(MID([.D3];1;4); MID([.D3];6;2); MID([.D3];9;2) )" office:value-type="date" office:date-value="2021-08-21" calcext:value-type="date">
            <text:p>21/08/21</text:p>
          </table:table-cell>
          <table:table-cell table:style-name="ce7" table:formula="of:=DATEDIF([.E3];[.F3];&quot;d&quot;)" office:value-type="float" office:value="3" calcext:value-type="float">
            <text:p>3</text:p>
          </table:table-cell>
          <table:table-cell office:value-type="float" office:value="-782.1947" calcext:value-type="float">
            <text:p>-782.2</text:p>
          </table:table-cell>
          <table:table-cell table:formula="of:=[.H3]/[.G3]" office:value-type="float" office:value="-260.731566666667" calcext:value-type="float">
            <text:p>-260.7</text:p>
          </table:table-cell>
          <table:table-cell office:value-type="float" office:value="115.8676" calcext:value-type="float">
            <text:p>115.9</text:p>
          </table:table-cell>
          <table:table-cell office:value-type="float" office:value="898.0623" calcext:value-type="float">
            <text:p>898.1</text:p>
          </table:table-cell>
          <table:table-cell office:value-type="float" office:value="2762.3999" calcext:value-type="float">
            <text:p>2,762.4</text:p>
          </table:table-cell>
          <table:table-cell office:value-type="float" office:value="79" calcext:value-type="float">
            <text:p>79.0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19.ply</text:p>
          </table:table-cell>
          <table:table-cell office:value-type="string" calcext:value-type="string">
            <text:p>res/point_clouds/dense_2021_08_22.ply</text:p>
          </table:table-cell>
          <table:table-cell table:style-name="ce2" table:formula="of:=MID([.A4];24;10)" office:value-type="string" office:string-value="2021_08_19" calcext:value-type="string">
            <text:p>2021_08_19</text:p>
          </table:table-cell>
          <table:table-cell table:formula="of:=MID([.B4];24;10)" office:value-type="string" office:string-value="2021_08_22" calcext:value-type="string">
            <text:p>2021_08_22</text:p>
          </table:table-cell>
          <table:table-cell table:style-name="ce5" table:formula="of:=DATE(MID([.C4];1;4); MID([.C4];6;2); MID([.C4];9;2) )" office:value-type="date" office:date-value="2021-08-19" calcext:value-type="date">
            <text:p>19/08/21</text:p>
          </table:table-cell>
          <table:table-cell table:style-name="ce5" table:formula="of:=DATE(MID([.D4];1;4); MID([.D4];6;2); MID([.D4];9;2) )" office:value-type="date" office:date-value="2021-08-22" calcext:value-type="date">
            <text:p>22/08/21</text:p>
          </table:table-cell>
          <table:table-cell table:style-name="ce7" table:formula="of:=DATEDIF([.E4];[.F4];&quot;d&quot;)" office:value-type="float" office:value="3" calcext:value-type="float">
            <text:p>3</text:p>
          </table:table-cell>
          <table:table-cell office:value-type="float" office:value="-1039.1605" calcext:value-type="float">
            <text:p>-1,039.2</text:p>
          </table:table-cell>
          <table:table-cell table:formula="of:=[.H4]/[.G4]" office:value-type="float" office:value="-346.386833333333" calcext:value-type="float">
            <text:p>-346.4</text:p>
          </table:table-cell>
          <table:table-cell office:value-type="float" office:value="16.877" calcext:value-type="float">
            <text:p>16.9</text:p>
          </table:table-cell>
          <table:table-cell office:value-type="float" office:value="1056.0374" calcext:value-type="float">
            <text:p>1,056.0</text:p>
          </table:table-cell>
          <table:table-cell office:value-type="float" office:value="2772.6799" calcext:value-type="float">
            <text:p>2,772.7</text:p>
          </table:table-cell>
          <table:table-cell office:value-type="float" office:value="77.7" calcext:value-type="float">
            <text:p>77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0.ply</text:p>
          </table:table-cell>
          <table:table-cell office:value-type="string" calcext:value-type="string">
            <text:p>res/point_clouds/dense_2021_08_23.ply</text:p>
          </table:table-cell>
          <table:table-cell table:style-name="ce2" table:formula="of:=MID([.A5];24;10)" office:value-type="string" office:string-value="2021_08_20" calcext:value-type="string">
            <text:p>2021_08_20</text:p>
          </table:table-cell>
          <table:table-cell table:formula="of:=MID([.B5];24;10)" office:value-type="string" office:string-value="2021_08_23" calcext:value-type="string">
            <text:p>2021_08_23</text:p>
          </table:table-cell>
          <table:table-cell table:style-name="ce5" table:formula="of:=DATE(MID([.C5];1;4); MID([.C5];6;2); MID([.C5];9;2) )" office:value-type="date" office:date-value="2021-08-20" calcext:value-type="date">
            <text:p>20/08/21</text:p>
          </table:table-cell>
          <table:table-cell table:style-name="ce5" table:formula="of:=DATE(MID([.D5];1;4); MID([.D5];6;2); MID([.D5];9;2) )" office:value-type="date" office:date-value="2021-08-23" calcext:value-type="date">
            <text:p>23/08/21</text:p>
          </table:table-cell>
          <table:table-cell table:style-name="ce7" table:formula="of:=DATEDIF([.E5];[.F5];&quot;d&quot;)" office:value-type="float" office:value="3" calcext:value-type="float">
            <text:p>3</text:p>
          </table:table-cell>
          <table:table-cell office:value-type="float" office:value="-1065.4569" calcext:value-type="float">
            <text:p>-1,065.5</text:p>
          </table:table-cell>
          <table:table-cell table:formula="of:=[.H5]/[.G5]" office:value-type="float" office:value="-355.1523" calcext:value-type="float">
            <text:p>-355.2</text:p>
          </table:table-cell>
          <table:table-cell office:value-type="float" office:value="5.6675" calcext:value-type="float">
            <text:p>5.7</text:p>
          </table:table-cell>
          <table:table-cell office:value-type="float" office:value="1071.1244" calcext:value-type="float">
            <text:p>1,071.1</text:p>
          </table:table-cell>
          <table:table-cell office:value-type="float" office:value="2508.2399" calcext:value-type="float">
            <text:p>2,508.2</text:p>
          </table:table-cell>
          <table:table-cell office:value-type="float" office:value="75.4" calcext:value-type="float">
            <text:p>75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1.ply</text:p>
          </table:table-cell>
          <table:table-cell office:value-type="string" calcext:value-type="string">
            <text:p>res/point_clouds/dense_2021_08_24.ply</text:p>
          </table:table-cell>
          <table:table-cell table:style-name="ce2" table:formula="of:=MID([.A6];24;10)" office:value-type="string" office:string-value="2021_08_21" calcext:value-type="string">
            <text:p>2021_08_21</text:p>
          </table:table-cell>
          <table:table-cell table:formula="of:=MID([.B6];24;10)" office:value-type="string" office:string-value="2021_08_24" calcext:value-type="string">
            <text:p>2021_08_24</text:p>
          </table:table-cell>
          <table:table-cell table:style-name="ce5" table:formula="of:=DATE(MID([.C6];1;4); MID([.C6];6;2); MID([.C6];9;2) )" office:value-type="date" office:date-value="2021-08-21" calcext:value-type="date">
            <text:p>21/08/21</text:p>
          </table:table-cell>
          <table:table-cell table:style-name="ce5" table:formula="of:=DATE(MID([.D6];1;4); MID([.D6];6;2); MID([.D6];9;2) )" office:value-type="date" office:date-value="2021-08-24" calcext:value-type="date">
            <text:p>24/08/21</text:p>
          </table:table-cell>
          <table:table-cell table:style-name="ce7" table:formula="of:=DATEDIF([.E6];[.F6];&quot;d&quot;)" office:value-type="float" office:value="3" calcext:value-type="float">
            <text:p>3</text:p>
          </table:table-cell>
          <table:table-cell office:value-type="float" office:value="-936.9298" calcext:value-type="float">
            <text:p>-936.9</text:p>
          </table:table-cell>
          <table:table-cell table:formula="of:=[.H6]/[.G6]" office:value-type="float" office:value="-312.309933333333" calcext:value-type="float">
            <text:p>-312.3</text:p>
          </table:table-cell>
          <table:table-cell office:value-type="float" office:value="122.4104" calcext:value-type="float">
            <text:p>122.4</text:p>
          </table:table-cell>
          <table:table-cell office:value-type="float" office:value="1059.3402" calcext:value-type="float">
            <text:p>1,059.3</text:p>
          </table:table-cell>
          <table:table-cell office:value-type="float" office:value="2419.5999" calcext:value-type="float">
            <text:p>2,419.6</text:p>
          </table:table-cell>
          <table:table-cell office:value-type="float" office:value="72.7" calcext:value-type="float">
            <text:p>72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2.ply</text:p>
          </table:table-cell>
          <table:table-cell office:value-type="string" calcext:value-type="string">
            <text:p>res/point_clouds/dense_2021_08_25.ply</text:p>
          </table:table-cell>
          <table:table-cell table:style-name="ce2" table:formula="of:=MID([.A7];24;10)" office:value-type="string" office:string-value="2021_08_22" calcext:value-type="string">
            <text:p>2021_08_22</text:p>
          </table:table-cell>
          <table:table-cell table:formula="of:=MID([.B7];24;10)" office:value-type="string" office:string-value="2021_08_25" calcext:value-type="string">
            <text:p>2021_08_25</text:p>
          </table:table-cell>
          <table:table-cell table:style-name="ce5" table:formula="of:=DATE(MID([.C7];1;4); MID([.C7];6;2); MID([.C7];9;2) )" office:value-type="date" office:date-value="2021-08-22" calcext:value-type="date">
            <text:p>22/08/21</text:p>
          </table:table-cell>
          <table:table-cell table:style-name="ce5" table:formula="of:=DATE(MID([.D7];1;4); MID([.D7];6;2); MID([.D7];9;2) )" office:value-type="date" office:date-value="2021-08-25" calcext:value-type="date">
            <text:p>25/08/21</text:p>
          </table:table-cell>
          <table:table-cell table:style-name="ce7" table:formula="of:=DATEDIF([.E7];[.F7];&quot;d&quot;)" office:value-type="float" office:value="3" calcext:value-type="float">
            <text:p>3</text:p>
          </table:table-cell>
          <table:table-cell office:value-type="float" office:value="-1511.3303" calcext:value-type="float">
            <text:p>-1,511.3</text:p>
          </table:table-cell>
          <table:table-cell table:formula="of:=[.H7]/[.G7]" office:value-type="float" office:value="-503.776766666667" calcext:value-type="float">
            <text:p>-503.8</text:p>
          </table:table-cell>
          <table:table-cell office:value-type="float" office:value="103.1734" calcext:value-type="float">
            <text:p>103.2</text:p>
          </table:table-cell>
          <table:table-cell office:value-type="float" office:value="1614.5037" calcext:value-type="float">
            <text:p>1,614.5</text:p>
          </table:table-cell>
          <table:table-cell office:value-type="float" office:value="2629.4799" calcext:value-type="float">
            <text:p>2,629.5</text:p>
          </table:table-cell>
          <table:table-cell office:value-type="float" office:value="77.3" calcext:value-type="float">
            <text:p>77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3.ply</text:p>
          </table:table-cell>
          <table:table-cell office:value-type="string" calcext:value-type="string">
            <text:p>res/point_clouds/dense_2021_08_26.ply</text:p>
          </table:table-cell>
          <table:table-cell table:style-name="ce2" table:formula="of:=MID([.A8];24;10)" office:value-type="string" office:string-value="2021_08_23" calcext:value-type="string">
            <text:p>2021_08_23</text:p>
          </table:table-cell>
          <table:table-cell table:formula="of:=MID([.B8];24;10)" office:value-type="string" office:string-value="2021_08_26" calcext:value-type="string">
            <text:p>2021_08_26</text:p>
          </table:table-cell>
          <table:table-cell table:style-name="ce5" table:formula="of:=DATE(MID([.C8];1;4); MID([.C8];6;2); MID([.C8];9;2) )" office:value-type="date" office:date-value="2021-08-23" calcext:value-type="date">
            <text:p>23/08/21</text:p>
          </table:table-cell>
          <table:table-cell table:style-name="ce5" table:formula="of:=DATE(MID([.D8];1;4); MID([.D8];6;2); MID([.D8];9;2) )" office:value-type="date" office:date-value="2021-08-26" calcext:value-type="date">
            <text:p>26/08/21</text:p>
          </table:table-cell>
          <table:table-cell table:style-name="ce7" table:formula="of:=DATEDIF([.E8];[.F8];&quot;d&quot;)" office:value-type="float" office:value="3" calcext:value-type="float">
            <text:p>3</text:p>
          </table:table-cell>
          <table:table-cell office:value-type="float" office:value="-772.0195" calcext:value-type="float">
            <text:p>-772.0</text:p>
          </table:table-cell>
          <table:table-cell table:formula="of:=[.H8]/[.G8]" office:value-type="float" office:value="-257.339833333333" calcext:value-type="float">
            <text:p>-257.3</text:p>
          </table:table-cell>
          <table:table-cell office:value-type="float" office:value="17.4767" calcext:value-type="float">
            <text:p>17.5</text:p>
          </table:table-cell>
          <table:table-cell office:value-type="float" office:value="789.4962" calcext:value-type="float">
            <text:p>789.5</text:p>
          </table:table-cell>
          <table:table-cell office:value-type="float" office:value="2240.4399" calcext:value-type="float">
            <text:p>2,240.4</text:p>
          </table:table-cell>
          <table:table-cell office:value-type="float" office:value="74.6" calcext:value-type="float">
            <text:p>74.6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4.ply</text:p>
          </table:table-cell>
          <table:table-cell office:value-type="string" calcext:value-type="string">
            <text:p>res/point_clouds/dense_2021_08_27.ply</text:p>
          </table:table-cell>
          <table:table-cell table:style-name="ce2" table:formula="of:=MID([.A9];24;10)" office:value-type="string" office:string-value="2021_08_24" calcext:value-type="string">
            <text:p>2021_08_24</text:p>
          </table:table-cell>
          <table:table-cell table:formula="of:=MID([.B9];24;10)" office:value-type="string" office:string-value="2021_08_27" calcext:value-type="string">
            <text:p>2021_08_27</text:p>
          </table:table-cell>
          <table:table-cell table:style-name="ce5" table:formula="of:=DATE(MID([.C9];1;4); MID([.C9];6;2); MID([.C9];9;2) )" office:value-type="date" office:date-value="2021-08-24" calcext:value-type="date">
            <text:p>24/08/21</text:p>
          </table:table-cell>
          <table:table-cell table:style-name="ce5" table:formula="of:=DATE(MID([.D9];1;4); MID([.D9];6;2); MID([.D9];9;2) )" office:value-type="date" office:date-value="2021-08-27" calcext:value-type="date">
            <text:p>27/08/21</text:p>
          </table:table-cell>
          <table:table-cell table:style-name="ce7" table:formula="of:=DATEDIF([.E9];[.F9];&quot;d&quot;)" office:value-type="float" office:value="3" calcext:value-type="float">
            <text:p>3</text:p>
          </table:table-cell>
          <table:table-cell office:value-type="float" office:value="-1061.1172" calcext:value-type="float">
            <text:p>-1,061.1</text:p>
          </table:table-cell>
          <table:table-cell table:formula="of:=[.H9]/[.G9]" office:value-type="float" office:value="-353.705733333333" calcext:value-type="float">
            <text:p>-353.7</text:p>
          </table:table-cell>
          <table:table-cell office:value-type="float" office:value="2.6703" calcext:value-type="float">
            <text:p>2.7</text:p>
          </table:table-cell>
          <table:table-cell office:value-type="float" office:value="1063.7876" calcext:value-type="float">
            <text:p>1,063.8</text:p>
          </table:table-cell>
          <table:table-cell office:value-type="float" office:value="2483.3199" calcext:value-type="float">
            <text:p>2,483.3</text:p>
          </table:table-cell>
          <table:table-cell office:value-type="float" office:value="73.7" calcext:value-type="float">
            <text:p>73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5.ply</text:p>
          </table:table-cell>
          <table:table-cell office:value-type="string" calcext:value-type="string">
            <text:p>res/point_clouds/dense_2021_08_28.ply</text:p>
          </table:table-cell>
          <table:table-cell table:style-name="ce2" table:formula="of:=MID([.A10];24;10)" office:value-type="string" office:string-value="2021_08_25" calcext:value-type="string">
            <text:p>2021_08_25</text:p>
          </table:table-cell>
          <table:table-cell table:formula="of:=MID([.B10];24;10)" office:value-type="string" office:string-value="2021_08_28" calcext:value-type="string">
            <text:p>2021_08_28</text:p>
          </table:table-cell>
          <table:table-cell table:style-name="ce5" table:formula="of:=DATE(MID([.C10];1;4); MID([.C10];6;2); MID([.C10];9;2) )" office:value-type="date" office:date-value="2021-08-25" calcext:value-type="date">
            <text:p>25/08/21</text:p>
          </table:table-cell>
          <table:table-cell table:style-name="ce5" table:formula="of:=DATE(MID([.D10];1;4); MID([.D10];6;2); MID([.D10];9;2) )" office:value-type="date" office:date-value="2021-08-28" calcext:value-type="date">
            <text:p>28/08/21</text:p>
          </table:table-cell>
          <table:table-cell table:style-name="ce7" table:formula="of:=DATEDIF([.E10];[.F10];&quot;d&quot;)" office:value-type="float" office:value="3" calcext:value-type="float">
            <text:p>3</text:p>
          </table:table-cell>
          <table:table-cell office:value-type="float" office:value="-302.3424" calcext:value-type="float">
            <text:p>-302.3</text:p>
          </table:table-cell>
          <table:table-cell table:formula="of:=[.H10]/[.G10]" office:value-type="float" office:value="-100.7808" calcext:value-type="float">
            <text:p>-100.8</text:p>
          </table:table-cell>
          <table:table-cell office:value-type="float" office:value="94.9086" calcext:value-type="float">
            <text:p>94.9</text:p>
          </table:table-cell>
          <table:table-cell office:value-type="float" office:value="397.251" calcext:value-type="float">
            <text:p>397.3</text:p>
          </table:table-cell>
          <table:table-cell office:value-type="float" office:value="2827.4799" calcext:value-type="float">
            <text:p>2,827.5</text:p>
          </table:table-cell>
          <table:table-cell office:value-type="float" office:value="82.2" calcext:value-type="float">
            <text:p>82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6.ply</text:p>
          </table:table-cell>
          <table:table-cell office:value-type="string" calcext:value-type="string">
            <text:p>res/point_clouds/dense_2021_08_29.ply</text:p>
          </table:table-cell>
          <table:table-cell table:style-name="ce2" table:formula="of:=MID([.A11];24;10)" office:value-type="string" office:string-value="2021_08_26" calcext:value-type="string">
            <text:p>2021_08_26</text:p>
          </table:table-cell>
          <table:table-cell table:formula="of:=MID([.B11];24;10)" office:value-type="string" office:string-value="2021_08_29" calcext:value-type="string">
            <text:p>2021_08_29</text:p>
          </table:table-cell>
          <table:table-cell table:style-name="ce5" table:formula="of:=DATE(MID([.C11];1;4); MID([.C11];6;2); MID([.C11];9;2) )" office:value-type="date" office:date-value="2021-08-26" calcext:value-type="date">
            <text:p>26/08/21</text:p>
          </table:table-cell>
          <table:table-cell table:style-name="ce5" table:formula="of:=DATE(MID([.D11];1;4); MID([.D11];6;2); MID([.D11];9;2) )" office:value-type="date" office:date-value="2021-08-29" calcext:value-type="date">
            <text:p>29/08/21</text:p>
          </table:table-cell>
          <table:table-cell table:style-name="ce7" table:formula="of:=DATEDIF([.E11];[.F11];&quot;d&quot;)" office:value-type="float" office:value="3" calcext:value-type="float">
            <text:p>3</text:p>
          </table:table-cell>
          <table:table-cell office:value-type="float" office:value="-362.5489" calcext:value-type="float">
            <text:p>-362.5</text:p>
          </table:table-cell>
          <table:table-cell table:formula="of:=[.H11]/[.G11]" office:value-type="float" office:value="-120.849633333333" calcext:value-type="float">
            <text:p>-120.8</text:p>
          </table:table-cell>
          <table:table-cell office:value-type="float" office:value="181.8183" calcext:value-type="float">
            <text:p>181.8</text:p>
          </table:table-cell>
          <table:table-cell office:value-type="float" office:value="544.3672" calcext:value-type="float">
            <text:p>544.4</text:p>
          </table:table-cell>
          <table:table-cell office:value-type="float" office:value="2227.08" calcext:value-type="float">
            <text:p>2,227.1</text:p>
          </table:table-cell>
          <table:table-cell office:value-type="float" office:value="65.9" calcext:value-type="float">
            <text:p>65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7.ply</text:p>
          </table:table-cell>
          <table:table-cell office:value-type="string" calcext:value-type="string">
            <text:p>res/point_clouds/dense_2021_08_30.ply</text:p>
          </table:table-cell>
          <table:table-cell table:style-name="ce2" table:formula="of:=MID([.A12];24;10)" office:value-type="string" office:string-value="2021_08_27" calcext:value-type="string">
            <text:p>2021_08_27</text:p>
          </table:table-cell>
          <table:table-cell table:formula="of:=MID([.B12];24;10)" office:value-type="string" office:string-value="2021_08_30" calcext:value-type="string">
            <text:p>2021_08_30</text:p>
          </table:table-cell>
          <table:table-cell table:style-name="ce5" table:formula="of:=DATE(MID([.C12];1;4); MID([.C12];6;2); MID([.C12];9;2) )" office:value-type="date" office:date-value="2021-08-27" calcext:value-type="date">
            <text:p>27/08/21</text:p>
          </table:table-cell>
          <table:table-cell table:style-name="ce5" table:formula="of:=DATE(MID([.D12];1;4); MID([.D12];6;2); MID([.D12];9;2) )" office:value-type="date" office:date-value="2021-08-30" calcext:value-type="date">
            <text:p>30/08/21</text:p>
          </table:table-cell>
          <table:table-cell table:style-name="ce7" table:formula="of:=DATEDIF([.E12];[.F12];&quot;d&quot;)" office:value-type="float" office:value="3" calcext:value-type="float">
            <text:p>3</text:p>
          </table:table-cell>
          <table:table-cell office:value-type="float" office:value="-559.2332" calcext:value-type="float">
            <text:p>-559.2</text:p>
          </table:table-cell>
          <table:table-cell table:formula="of:=[.H12]/[.G12]" office:value-type="float" office:value="-186.411066666667" calcext:value-type="float">
            <text:p>-186.4</text:p>
          </table:table-cell>
          <table:table-cell office:value-type="float" office:value="95.6468" calcext:value-type="float">
            <text:p>95.6</text:p>
          </table:table-cell>
          <table:table-cell office:value-type="float" office:value="654.8801" calcext:value-type="float">
            <text:p>654.9</text:p>
          </table:table-cell>
          <table:table-cell office:value-type="float" office:value="2734.0799" calcext:value-type="float">
            <text:p>2,734.1</text:p>
          </table:table-cell>
          <table:table-cell office:value-type="float" office:value="78.5" calcext:value-type="float">
            <text:p>78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8.ply</text:p>
          </table:table-cell>
          <table:table-cell office:value-type="string" calcext:value-type="string">
            <text:p>res/point_clouds/dense_2021_08_31.ply</text:p>
          </table:table-cell>
          <table:table-cell table:style-name="ce2" table:formula="of:=MID([.A13];24;10)" office:value-type="string" office:string-value="2021_08_28" calcext:value-type="string">
            <text:p>2021_08_28</text:p>
          </table:table-cell>
          <table:table-cell table:formula="of:=MID([.B13];24;10)" office:value-type="string" office:string-value="2021_08_31" calcext:value-type="string">
            <text:p>2021_08_31</text:p>
          </table:table-cell>
          <table:table-cell table:style-name="ce5" table:formula="of:=DATE(MID([.C13];1;4); MID([.C13];6;2); MID([.C13];9;2) )" office:value-type="date" office:date-value="2021-08-28" calcext:value-type="date">
            <text:p>28/08/21</text:p>
          </table:table-cell>
          <table:table-cell table:style-name="ce5" table:formula="of:=DATE(MID([.D13];1;4); MID([.D13];6;2); MID([.D13];9;2) )" office:value-type="date" office:date-value="2021-08-31" calcext:value-type="date">
            <text:p>31/08/21</text:p>
          </table:table-cell>
          <table:table-cell table:style-name="ce7" table:formula="of:=DATEDIF([.E13];[.F13];&quot;d&quot;)" office:value-type="float" office:value="3" calcext:value-type="float">
            <text:p>3</text:p>
          </table:table-cell>
          <table:table-cell office:value-type="float" office:value="-768.5538" calcext:value-type="float">
            <text:p>-768.6</text:p>
          </table:table-cell>
          <table:table-cell table:formula="of:=[.H13]/[.G13]" office:value-type="float" office:value="-256.1846" calcext:value-type="float">
            <text:p>-256.2</text:p>
          </table:table-cell>
          <table:table-cell office:value-type="float" office:value="62.6868" calcext:value-type="float">
            <text:p>62.7</text:p>
          </table:table-cell>
          <table:table-cell office:value-type="float" office:value="831.2407" calcext:value-type="float">
            <text:p>831.2</text:p>
          </table:table-cell>
          <table:table-cell office:value-type="float" office:value="3027.5999" calcext:value-type="float">
            <text:p>3,027.6</text:p>
          </table:table-cell>
          <table:table-cell office:value-type="float" office:value="84.7" calcext:value-type="float">
            <text:p>84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29.ply</text:p>
          </table:table-cell>
          <table:table-cell office:value-type="string" calcext:value-type="string">
            <text:p>res/point_clouds/dense_2021_09_01.ply</text:p>
          </table:table-cell>
          <table:table-cell table:style-name="ce2" table:formula="of:=MID([.A14];24;10)" office:value-type="string" office:string-value="2021_08_29" calcext:value-type="string">
            <text:p>2021_08_29</text:p>
          </table:table-cell>
          <table:table-cell table:formula="of:=MID([.B14];24;10)" office:value-type="string" office:string-value="2021_09_01" calcext:value-type="string">
            <text:p>2021_09_01</text:p>
          </table:table-cell>
          <table:table-cell table:style-name="ce5" table:formula="of:=DATE(MID([.C14];1;4); MID([.C14];6;2); MID([.C14];9;2) )" office:value-type="date" office:date-value="2021-08-29" calcext:value-type="date">
            <text:p>29/08/21</text:p>
          </table:table-cell>
          <table:table-cell table:style-name="ce5" table:formula="of:=DATE(MID([.D14];1;4); MID([.D14];6;2); MID([.D14];9;2) )" office:value-type="date" office:date-value="2021-09-01" calcext:value-type="date">
            <text:p>01/09/21</text:p>
          </table:table-cell>
          <table:table-cell table:style-name="ce7" table:formula="of:=DATEDIF([.E14];[.F14];&quot;d&quot;)" office:value-type="float" office:value="3" calcext:value-type="float">
            <text:p>3</text:p>
          </table:table-cell>
          <table:table-cell office:value-type="float" office:value="-639.4196" calcext:value-type="float">
            <text:p>-639.4</text:p>
          </table:table-cell>
          <table:table-cell table:formula="of:=[.H14]/[.G14]" office:value-type="float" office:value="-213.139866666667" calcext:value-type="float">
            <text:p>-213.1</text:p>
          </table:table-cell>
          <table:table-cell office:value-type="float" office:value="20.0676" calcext:value-type="float">
            <text:p>20.1</text:p>
          </table:table-cell>
          <table:table-cell office:value-type="float" office:value="659.4872" calcext:value-type="float">
            <text:p>659.5</text:p>
          </table:table-cell>
          <table:table-cell office:value-type="float" office:value="2512.9199" calcext:value-type="float">
            <text:p>2,512.9</text:p>
          </table:table-cell>
          <table:table-cell office:value-type="float" office:value="75.6" calcext:value-type="float">
            <text:p>75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30.ply</text:p>
          </table:table-cell>
          <table:table-cell office:value-type="string" calcext:value-type="string">
            <text:p>res/point_clouds/dense_2021_09_02.ply</text:p>
          </table:table-cell>
          <table:table-cell table:style-name="ce2" table:formula="of:=MID([.A15];24;10)" office:value-type="string" office:string-value="2021_08_30" calcext:value-type="string">
            <text:p>2021_08_30</text:p>
          </table:table-cell>
          <table:table-cell table:formula="of:=MID([.B15];24;10)" office:value-type="string" office:string-value="2021_09_02" calcext:value-type="string">
            <text:p>2021_09_02</text:p>
          </table:table-cell>
          <table:table-cell table:style-name="ce5" table:formula="of:=DATE(MID([.C15];1;4); MID([.C15];6;2); MID([.C15];9;2) )" office:value-type="date" office:date-value="2021-08-30" calcext:value-type="date">
            <text:p>30/08/21</text:p>
          </table:table-cell>
          <table:table-cell table:style-name="ce5" table:formula="of:=DATE(MID([.D15];1;4); MID([.D15];6;2); MID([.D15];9;2) )" office:value-type="date" office:date-value="2021-09-02" calcext:value-type="date">
            <text:p>02/09/21</text:p>
          </table:table-cell>
          <table:table-cell table:style-name="ce7" table:formula="of:=DATEDIF([.E15];[.F15];&quot;d&quot;)" office:value-type="float" office:value="3" calcext:value-type="float">
            <text:p>3</text:p>
          </table:table-cell>
          <table:table-cell office:value-type="float" office:value="-940.7861" calcext:value-type="float">
            <text:p>-940.8</text:p>
          </table:table-cell>
          <table:table-cell table:formula="of:=[.H15]/[.G15]" office:value-type="float" office:value="-313.595366666667" calcext:value-type="float">
            <text:p>-313.6</text:p>
          </table:table-cell>
          <table:table-cell office:value-type="float" office:value="10.1923" calcext:value-type="float">
            <text:p>10.2</text:p>
          </table:table-cell>
          <table:table-cell office:value-type="float" office:value="950.9784" calcext:value-type="float">
            <text:p>951.0</text:p>
          </table:table-cell>
          <table:table-cell office:value-type="float" office:value="2237.7199" calcext:value-type="float">
            <text:p>2,237.7</text:p>
          </table:table-cell>
          <table:table-cell office:value-type="float" office:value="69.1" calcext:value-type="float">
            <text:p>69.1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8_31.ply</text:p>
          </table:table-cell>
          <table:table-cell office:value-type="string" calcext:value-type="string">
            <text:p>res/point_clouds/dense_2021_09_03.ply</text:p>
          </table:table-cell>
          <table:table-cell table:style-name="ce2" table:formula="of:=MID([.A16];24;10)" office:value-type="string" office:string-value="2021_08_31" calcext:value-type="string">
            <text:p>2021_08_31</text:p>
          </table:table-cell>
          <table:table-cell table:formula="of:=MID([.B16];24;10)" office:value-type="string" office:string-value="2021_09_03" calcext:value-type="string">
            <text:p>2021_09_03</text:p>
          </table:table-cell>
          <table:table-cell table:style-name="ce5" table:formula="of:=DATE(MID([.C16];1;4); MID([.C16];6;2); MID([.C16];9;2) )" office:value-type="date" office:date-value="2021-08-31" calcext:value-type="date">
            <text:p>31/08/21</text:p>
          </table:table-cell>
          <table:table-cell table:style-name="ce5" table:formula="of:=DATE(MID([.D16];1;4); MID([.D16];6;2); MID([.D16];9;2) )" office:value-type="date" office:date-value="2021-09-03" calcext:value-type="date">
            <text:p>03/09/21</text:p>
          </table:table-cell>
          <table:table-cell table:style-name="ce7" table:formula="of:=DATEDIF([.E16];[.F16];&quot;d&quot;)" office:value-type="float" office:value="3" calcext:value-type="float">
            <text:p>3</text:p>
          </table:table-cell>
          <table:table-cell office:value-type="float" office:value="-1316.911" calcext:value-type="float">
            <text:p>-1,316.9</text:p>
          </table:table-cell>
          <table:table-cell table:formula="of:=[.H16]/[.G16]" office:value-type="float" office:value="-438.970333333333" calcext:value-type="float">
            <text:p>-439.0</text:p>
          </table:table-cell>
          <table:table-cell office:value-type="float" office:value="24.1353" calcext:value-type="float">
            <text:p>24.1</text:p>
          </table:table-cell>
          <table:table-cell office:value-type="float" office:value="1341.0463" calcext:value-type="float">
            <text:p>1,341.0</text:p>
          </table:table-cell>
          <table:table-cell office:value-type="float" office:value="2903.1999" calcext:value-type="float">
            <text:p>2,903.2</text:p>
          </table:table-cell>
          <table:table-cell office:value-type="float" office:value="82.1" calcext:value-type="float">
            <text:p>82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1.ply</text:p>
          </table:table-cell>
          <table:table-cell office:value-type="string" calcext:value-type="string">
            <text:p>res/point_clouds/dense_2021_09_04.ply</text:p>
          </table:table-cell>
          <table:table-cell table:style-name="ce2" table:formula="of:=MID([.A17];24;10)" office:value-type="string" office:string-value="2021_09_01" calcext:value-type="string">
            <text:p>2021_09_01</text:p>
          </table:table-cell>
          <table:table-cell table:formula="of:=MID([.B17];24;10)" office:value-type="string" office:string-value="2021_09_04" calcext:value-type="string">
            <text:p>2021_09_04</text:p>
          </table:table-cell>
          <table:table-cell table:style-name="ce5" table:formula="of:=DATE(MID([.C17];1;4); MID([.C17];6;2); MID([.C17];9;2) )" office:value-type="date" office:date-value="2021-09-01" calcext:value-type="date">
            <text:p>01/09/21</text:p>
          </table:table-cell>
          <table:table-cell table:style-name="ce5" table:formula="of:=DATE(MID([.D17];1;4); MID([.D17];6;2); MID([.D17];9;2) )" office:value-type="date" office:date-value="2021-09-04" calcext:value-type="date">
            <text:p>04/09/21</text:p>
          </table:table-cell>
          <table:table-cell table:style-name="ce7" table:formula="of:=DATEDIF([.E17];[.F17];&quot;d&quot;)" office:value-type="float" office:value="3" calcext:value-type="float">
            <text:p>3</text:p>
          </table:table-cell>
          <table:table-cell office:value-type="float" office:value="323.2855" calcext:value-type="float">
            <text:p>323.3</text:p>
          </table:table-cell>
          <table:table-cell table:formula="of:=[.H17]/[.G17]" office:value-type="float" office:value="107.761833333333" calcext:value-type="float">
            <text:p>107.8</text:p>
          </table:table-cell>
          <table:table-cell office:value-type="float" office:value="547.3462" calcext:value-type="float">
            <text:p>547.3</text:p>
          </table:table-cell>
          <table:table-cell office:value-type="float" office:value="224.0607" calcext:value-type="float">
            <text:p>224.1</text:p>
          </table:table-cell>
          <table:table-cell office:value-type="float" office:value="2517.4799" calcext:value-type="float">
            <text:p>2,517.5</text:p>
          </table:table-cell>
          <table:table-cell office:value-type="float" office:value="68.5" calcext:value-type="float">
            <text:p>68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2.ply</text:p>
          </table:table-cell>
          <table:table-cell office:value-type="string" calcext:value-type="string">
            <text:p>res/point_clouds/dense_2021_09_05.ply</text:p>
          </table:table-cell>
          <table:table-cell table:style-name="ce2" table:formula="of:=MID([.A18];24;10)" office:value-type="string" office:string-value="2021_09_02" calcext:value-type="string">
            <text:p>2021_09_02</text:p>
          </table:table-cell>
          <table:table-cell table:formula="of:=MID([.B18];24;10)" office:value-type="string" office:string-value="2021_09_05" calcext:value-type="string">
            <text:p>2021_09_05</text:p>
          </table:table-cell>
          <table:table-cell table:style-name="ce5" table:formula="of:=DATE(MID([.C18];1;4); MID([.C18];6;2); MID([.C18];9;2) )" office:value-type="date" office:date-value="2021-09-02" calcext:value-type="date">
            <text:p>02/09/21</text:p>
          </table:table-cell>
          <table:table-cell table:style-name="ce5" table:formula="of:=DATE(MID([.D18];1;4); MID([.D18];6;2); MID([.D18];9;2) )" office:value-type="date" office:date-value="2021-09-05" calcext:value-type="date">
            <text:p>05/09/21</text:p>
          </table:table-cell>
          <table:table-cell table:style-name="ce7" table:formula="of:=DATEDIF([.E18];[.F18];&quot;d&quot;)" office:value-type="float" office:value="3" calcext:value-type="float">
            <text:p>3</text:p>
          </table:table-cell>
          <table:table-cell office:value-type="float" office:value="-192.5125" calcext:value-type="float">
            <text:p>-192.5</text:p>
          </table:table-cell>
          <table:table-cell table:formula="of:=[.H18]/[.G18]" office:value-type="float" office:value="-64.1708333333333" calcext:value-type="float">
            <text:p>-64.2</text:p>
          </table:table-cell>
          <table:table-cell office:value-type="float" office:value="186.7926" calcext:value-type="float">
            <text:p>186.8</text:p>
          </table:table-cell>
          <table:table-cell office:value-type="float" office:value="379.3051" calcext:value-type="float">
            <text:p>379.3</text:p>
          </table:table-cell>
          <table:table-cell office:value-type="float" office:value="2196.56" calcext:value-type="float">
            <text:p>2,196.6</text:p>
          </table:table-cell>
          <table:table-cell office:value-type="float" office:value="67.6" calcext:value-type="float">
            <text:p>67.6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3.ply</text:p>
          </table:table-cell>
          <table:table-cell office:value-type="string" calcext:value-type="string">
            <text:p>res/point_clouds/dense_2021_09_06.ply</text:p>
          </table:table-cell>
          <table:table-cell table:style-name="ce2" table:formula="of:=MID([.A19];24;10)" office:value-type="string" office:string-value="2021_09_03" calcext:value-type="string">
            <text:p>2021_09_03</text:p>
          </table:table-cell>
          <table:table-cell table:formula="of:=MID([.B19];24;10)" office:value-type="string" office:string-value="2021_09_06" calcext:value-type="string">
            <text:p>2021_09_06</text:p>
          </table:table-cell>
          <table:table-cell table:style-name="ce5" table:formula="of:=DATE(MID([.C19];1;4); MID([.C19];6;2); MID([.C19];9;2) )" office:value-type="date" office:date-value="2021-09-03" calcext:value-type="date">
            <text:p>03/09/21</text:p>
          </table:table-cell>
          <table:table-cell table:style-name="ce5" table:formula="of:=DATE(MID([.D19];1;4); MID([.D19];6;2); MID([.D19];9;2) )" office:value-type="date" office:date-value="2021-09-06" calcext:value-type="date">
            <text:p>06/09/21</text:p>
          </table:table-cell>
          <table:table-cell table:style-name="ce7" table:formula="of:=DATEDIF([.E19];[.F19];&quot;d&quot;)" office:value-type="float" office:value="3" calcext:value-type="float">
            <text:p>3</text:p>
          </table:table-cell>
          <table:table-cell office:value-type="float" office:value="-533.5137" calcext:value-type="float">
            <text:p>-533.5</text:p>
          </table:table-cell>
          <table:table-cell table:formula="of:=[.H19]/[.G19]" office:value-type="float" office:value="-177.8379" calcext:value-type="float">
            <text:p>-177.8</text:p>
          </table:table-cell>
          <table:table-cell office:value-type="float" office:value="53.2828" calcext:value-type="float">
            <text:p>53.3</text:p>
          </table:table-cell>
          <table:table-cell office:value-type="float" office:value="586.7965" calcext:value-type="float">
            <text:p>586.8</text:p>
          </table:table-cell>
          <table:table-cell office:value-type="float" office:value="2763.7599" calcext:value-type="float">
            <text:p>2,763.8</text:p>
          </table:table-cell>
          <table:table-cell office:value-type="float" office:value="80.9" calcext:value-type="float">
            <text:p>80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4.ply</text:p>
          </table:table-cell>
          <table:table-cell office:value-type="string" calcext:value-type="string">
            <text:p>res/point_clouds/dense_2021_09_07.ply</text:p>
          </table:table-cell>
          <table:table-cell table:style-name="ce2" table:formula="of:=MID([.A20];24;10)" office:value-type="string" office:string-value="2021_09_04" calcext:value-type="string">
            <text:p>2021_09_04</text:p>
          </table:table-cell>
          <table:table-cell table:formula="of:=MID([.B20];24;10)" office:value-type="string" office:string-value="2021_09_07" calcext:value-type="string">
            <text:p>2021_09_07</text:p>
          </table:table-cell>
          <table:table-cell table:style-name="ce5" table:formula="of:=DATE(MID([.C20];1;4); MID([.C20];6;2); MID([.C20];9;2) )" office:value-type="date" office:date-value="2021-09-04" calcext:value-type="date">
            <text:p>04/09/21</text:p>
          </table:table-cell>
          <table:table-cell table:style-name="ce5" table:formula="of:=DATE(MID([.D20];1;4); MID([.D20];6;2); MID([.D20];9;2) )" office:value-type="date" office:date-value="2021-09-07" calcext:value-type="date">
            <text:p>07/09/21</text:p>
          </table:table-cell>
          <table:table-cell table:style-name="ce7" table:formula="of:=DATEDIF([.E20];[.F20];&quot;d&quot;)" office:value-type="float" office:value="3" calcext:value-type="float">
            <text:p>3</text:p>
          </table:table-cell>
          <table:table-cell office:value-type="float" office:value="-2662.2413" calcext:value-type="float">
            <text:p>-2,662.2</text:p>
          </table:table-cell>
          <table:table-cell table:formula="of:=[.H20]/[.G20]" office:value-type="float" office:value="-887.413766666667" calcext:value-type="float">
            <text:p>-887.4</text:p>
          </table:table-cell>
          <table:table-cell office:value-type="float" office:value="12.0535" calcext:value-type="float">
            <text:p>12.1</text:p>
          </table:table-cell>
          <table:table-cell office:value-type="float" office:value="2674.2948" calcext:value-type="float">
            <text:p>2,674.3</text:p>
          </table:table-cell>
          <table:table-cell office:value-type="float" office:value="3130.9599" calcext:value-type="float">
            <text:p>3,131.0</text:p>
          </table:table-cell>
          <table:table-cell office:value-type="float" office:value="82.8" calcext:value-type="float">
            <text:p>82.8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5.ply</text:p>
          </table:table-cell>
          <table:table-cell office:value-type="string" calcext:value-type="string">
            <text:p>res/point_clouds/dense_2021_09_08.ply</text:p>
          </table:table-cell>
          <table:table-cell table:style-name="ce2" table:formula="of:=MID([.A21];24;10)" office:value-type="string" office:string-value="2021_09_05" calcext:value-type="string">
            <text:p>2021_09_05</text:p>
          </table:table-cell>
          <table:table-cell table:formula="of:=MID([.B21];24;10)" office:value-type="string" office:string-value="2021_09_08" calcext:value-type="string">
            <text:p>2021_09_08</text:p>
          </table:table-cell>
          <table:table-cell table:style-name="ce5" table:formula="of:=DATE(MID([.C21];1;4); MID([.C21];6;2); MID([.C21];9;2) )" office:value-type="date" office:date-value="2021-09-05" calcext:value-type="date">
            <text:p>05/09/21</text:p>
          </table:table-cell>
          <table:table-cell table:style-name="ce5" table:formula="of:=DATE(MID([.D21];1;4); MID([.D21];6;2); MID([.D21];9;2) )" office:value-type="date" office:date-value="2021-09-08" calcext:value-type="date">
            <text:p>08/09/21</text:p>
          </table:table-cell>
          <table:table-cell table:style-name="ce7" table:formula="of:=DATEDIF([.E21];[.F21];&quot;d&quot;)" office:value-type="float" office:value="3" calcext:value-type="float">
            <text:p>3</text:p>
          </table:table-cell>
          <table:table-cell office:value-type="float" office:value="-3883.2705" calcext:value-type="float">
            <text:p>-3,883.3</text:p>
          </table:table-cell>
          <table:table-cell table:formula="of:=[.H21]/[.G21]" office:value-type="float" office:value="-1294.4235" calcext:value-type="float">
            <text:p>-1,294.4</text:p>
          </table:table-cell>
          <table:table-cell office:value-type="float" office:value="6.1612" calcext:value-type="float">
            <text:p>6.2</text:p>
          </table:table-cell>
          <table:table-cell office:value-type="float" office:value="3889.4316" calcext:value-type="float">
            <text:p>3,889.4</text:p>
          </table:table-cell>
          <table:table-cell office:value-type="float" office:value="2693.4799" calcext:value-type="float">
            <text:p>2,693.5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6.ply</text:p>
          </table:table-cell>
          <table:table-cell office:value-type="string" calcext:value-type="string">
            <text:p>res/point_clouds/dense_2021_09_09.ply</text:p>
          </table:table-cell>
          <table:table-cell table:style-name="ce2" table:formula="of:=MID([.A22];24;10)" office:value-type="string" office:string-value="2021_09_06" calcext:value-type="string">
            <text:p>2021_09_06</text:p>
          </table:table-cell>
          <table:table-cell table:formula="of:=MID([.B22];24;10)" office:value-type="string" office:string-value="2021_09_09" calcext:value-type="string">
            <text:p>2021_09_09</text:p>
          </table:table-cell>
          <table:table-cell table:style-name="ce5" table:formula="of:=DATE(MID([.C22];1;4); MID([.C22];6;2); MID([.C22];9;2) )" office:value-type="date" office:date-value="2021-09-06" calcext:value-type="date">
            <text:p>06/09/21</text:p>
          </table:table-cell>
          <table:table-cell table:style-name="ce5" table:formula="of:=DATE(MID([.D22];1;4); MID([.D22];6;2); MID([.D22];9;2) )" office:value-type="date" office:date-value="2021-09-09" calcext:value-type="date">
            <text:p>09/09/21</text:p>
          </table:table-cell>
          <table:table-cell table:style-name="ce7" table:formula="of:=DATEDIF([.E22];[.F22];&quot;d&quot;)" office:value-type="float" office:value="3" calcext:value-type="float">
            <text:p>3</text:p>
          </table:table-cell>
          <table:table-cell office:value-type="float" office:value="-21.1903" calcext:value-type="float">
            <text:p>-21.2</text:p>
          </table:table-cell>
          <table:table-cell table:formula="of:=[.H22]/[.G22]" office:value-type="float" office:value="-7.06343333333333" calcext:value-type="float">
            <text:p>-7.1</text:p>
          </table:table-cell>
          <table:table-cell office:value-type="float" office:value="325.7558" calcext:value-type="float">
            <text:p>325.8</text:p>
          </table:table-cell>
          <table:table-cell office:value-type="float" office:value="346.946" calcext:value-type="float">
            <text:p>346.9</text:p>
          </table:table-cell>
          <table:table-cell office:value-type="float" office:value="2914.1199" calcext:value-type="float">
            <text:p>2,914.1</text:p>
          </table:table-cell>
          <table:table-cell office:value-type="float" office:value="79.4" calcext:value-type="float">
            <text:p>79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7.ply</text:p>
          </table:table-cell>
          <table:table-cell office:value-type="string" calcext:value-type="string">
            <text:p>res/point_clouds/dense_2021_09_11.ply</text:p>
          </table:table-cell>
          <table:table-cell table:style-name="ce2" table:formula="of:=MID([.A23];24;10)" office:value-type="string" office:string-value="2021_09_07" calcext:value-type="string">
            <text:p>2021_09_07</text:p>
          </table:table-cell>
          <table:table-cell table:formula="of:=MID([.B23];24;10)" office:value-type="string" office:string-value="2021_09_11" calcext:value-type="string">
            <text:p>2021_09_11</text:p>
          </table:table-cell>
          <table:table-cell table:style-name="ce5" table:formula="of:=DATE(MID([.C23];1;4); MID([.C23];6;2); MID([.C23];9;2) )" office:value-type="date" office:date-value="2021-09-07" calcext:value-type="date">
            <text:p>07/09/21</text:p>
          </table:table-cell>
          <table:table-cell table:style-name="ce5" table:formula="of:=DATE(MID([.D23];1;4); MID([.D23];6;2); MID([.D23];9;2) )" office:value-type="date" office:date-value="2021-09-11" calcext:value-type="date">
            <text:p>11/09/21</text:p>
          </table:table-cell>
          <table:table-cell table:style-name="ce7" table:formula="of:=DATEDIF([.E23];[.F23];&quot;d&quot;)" office:value-type="float" office:value="4" calcext:value-type="float">
            <text:p>4</text:p>
          </table:table-cell>
          <table:table-cell office:value-type="float" office:value="-147.2641" calcext:value-type="float">
            <text:p>-147.3</text:p>
          </table:table-cell>
          <table:table-cell table:formula="of:=[.H23]/[.G23]" office:value-type="float" office:value="-36.816025" calcext:value-type="float">
            <text:p>-36.8</text:p>
          </table:table-cell>
          <table:table-cell office:value-type="float" office:value="317.0674" calcext:value-type="float">
            <text:p>317.1</text:p>
          </table:table-cell>
          <table:table-cell office:value-type="float" office:value="464.3316" calcext:value-type="float">
            <text:p>464.3</text:p>
          </table:table-cell>
          <table:table-cell office:value-type="float" office:value="2717.4399" calcext:value-type="float">
            <text:p>2,717.4</text:p>
          </table:table-cell>
          <table:table-cell office:value-type="float" office:value="74.8" calcext:value-type="float">
            <text:p>74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8.ply</text:p>
          </table:table-cell>
          <table:table-cell office:value-type="string" calcext:value-type="string">
            <text:p>res/point_clouds/dense_2021_09_12.ply</text:p>
          </table:table-cell>
          <table:table-cell table:style-name="ce2" table:formula="of:=MID([.A24];24;10)" office:value-type="string" office:string-value="2021_09_08" calcext:value-type="string">
            <text:p>2021_09_08</text:p>
          </table:table-cell>
          <table:table-cell table:formula="of:=MID([.B24];24;10)" office:value-type="string" office:string-value="2021_09_12" calcext:value-type="string">
            <text:p>2021_09_12</text:p>
          </table:table-cell>
          <table:table-cell table:style-name="ce5" table:formula="of:=DATE(MID([.C24];1;4); MID([.C24];6;2); MID([.C24];9;2) )" office:value-type="date" office:date-value="2021-09-08" calcext:value-type="date">
            <text:p>08/09/21</text:p>
          </table:table-cell>
          <table:table-cell table:style-name="ce5" table:formula="of:=DATE(MID([.D24];1;4); MID([.D24];6;2); MID([.D24];9;2) )" office:value-type="date" office:date-value="2021-09-12" calcext:value-type="date">
            <text:p>12/09/21</text:p>
          </table:table-cell>
          <table:table-cell table:style-name="ce7" table:formula="of:=DATEDIF([.E24];[.F24];&quot;d&quot;)" office:value-type="float" office:value="4" calcext:value-type="float">
            <text:p>4</text:p>
          </table:table-cell>
          <table:table-cell office:value-type="float" office:value="1970.1286" calcext:value-type="float">
            <text:p>1,970.1</text:p>
          </table:table-cell>
          <table:table-cell table:formula="of:=[.H24]/[.G24]" office:value-type="float" office:value="492.53215" calcext:value-type="float">
            <text:p>492.5</text:p>
          </table:table-cell>
          <table:table-cell office:value-type="float" office:value="2018.2269" calcext:value-type="float">
            <text:p>2,018.2</text:p>
          </table:table-cell>
          <table:table-cell office:value-type="float" office:value="48.0983" calcext:value-type="float">
            <text:p>48.1</text:p>
          </table:table-cell>
          <table:table-cell office:value-type="float" office:value="2687.0399" calcext:value-type="float">
            <text:p>2,687.0</text:p>
          </table:table-cell>
          <table:table-cell office:value-type="float" office:value="72.4" calcext:value-type="float">
            <text:p>72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09.ply</text:p>
          </table:table-cell>
          <table:table-cell office:value-type="string" calcext:value-type="string">
            <text:p>res/point_clouds/dense_2021_09_13.ply</text:p>
          </table:table-cell>
          <table:table-cell table:style-name="ce2" table:formula="of:=MID([.A25];24;10)" office:value-type="string" office:string-value="2021_09_09" calcext:value-type="string">
            <text:p>2021_09_09</text:p>
          </table:table-cell>
          <table:table-cell table:formula="of:=MID([.B25];24;10)" office:value-type="string" office:string-value="2021_09_13" calcext:value-type="string">
            <text:p>2021_09_13</text:p>
          </table:table-cell>
          <table:table-cell table:style-name="ce5" table:formula="of:=DATE(MID([.C25];1;4); MID([.C25];6;2); MID([.C25];9;2) )" office:value-type="date" office:date-value="2021-09-09" calcext:value-type="date">
            <text:p>09/09/21</text:p>
          </table:table-cell>
          <table:table-cell table:style-name="ce5" table:formula="of:=DATE(MID([.D25];1;4); MID([.D25];6;2); MID([.D25];9;2) )" office:value-type="date" office:date-value="2021-09-13" calcext:value-type="date">
            <text:p>13/09/21</text:p>
          </table:table-cell>
          <table:table-cell table:style-name="ce7" table:formula="of:=DATEDIF([.E25];[.F25];&quot;d&quot;)" office:value-type="float" office:value="4" calcext:value-type="float">
            <text:p>4</text:p>
          </table:table-cell>
          <table:table-cell office:value-type="float" office:value="-831.4892" calcext:value-type="float">
            <text:p>-831.5</text:p>
          </table:table-cell>
          <table:table-cell table:formula="of:=[.H25]/[.G25]" office:value-type="float" office:value="-207.8723" calcext:value-type="float">
            <text:p>-207.9</text:p>
          </table:table-cell>
          <table:table-cell office:value-type="float" office:value="78.9699" calcext:value-type="float">
            <text:p>79.0</text:p>
          </table:table-cell>
          <table:table-cell office:value-type="float" office:value="910.4591" calcext:value-type="float">
            <text:p>910.5</text:p>
          </table:table-cell>
          <table:table-cell office:value-type="float" office:value="2757.1999" calcext:value-type="float">
            <text:p>2,757.2</text:p>
          </table:table-cell>
          <table:table-cell office:value-type="float" office:value="75.9" calcext:value-type="float">
            <text:p>75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1.ply</text:p>
          </table:table-cell>
          <table:table-cell office:value-type="string" calcext:value-type="string">
            <text:p>res/point_clouds/dense_2021_09_14.ply</text:p>
          </table:table-cell>
          <table:table-cell table:style-name="ce2" table:formula="of:=MID([.A26];24;10)" office:value-type="string" office:string-value="2021_09_11" calcext:value-type="string">
            <text:p>2021_09_11</text:p>
          </table:table-cell>
          <table:table-cell table:formula="of:=MID([.B26];24;10)" office:value-type="string" office:string-value="2021_09_14" calcext:value-type="string">
            <text:p>2021_09_14</text:p>
          </table:table-cell>
          <table:table-cell table:style-name="ce5" table:formula="of:=DATE(MID([.C26];1;4); MID([.C26];6;2); MID([.C26];9;2) )" office:value-type="date" office:date-value="2021-09-11" calcext:value-type="date">
            <text:p>11/09/21</text:p>
          </table:table-cell>
          <table:table-cell table:style-name="ce5" table:formula="of:=DATE(MID([.D26];1;4); MID([.D26];6;2); MID([.D26];9;2) )" office:value-type="date" office:date-value="2021-09-14" calcext:value-type="date">
            <text:p>14/09/21</text:p>
          </table:table-cell>
          <table:table-cell table:style-name="ce7" table:formula="of:=DATEDIF([.E26];[.F26];&quot;d&quot;)" office:value-type="float" office:value="3" calcext:value-type="float">
            <text:p>3</text:p>
          </table:table-cell>
          <table:table-cell office:value-type="float" office:value="-1107.4168" calcext:value-type="float">
            <text:p>-1,107.4</text:p>
          </table:table-cell>
          <table:table-cell table:formula="of:=[.H26]/[.G26]" office:value-type="float" office:value="-369.138933333333" calcext:value-type="float">
            <text:p>-369.1</text:p>
          </table:table-cell>
          <table:table-cell office:value-type="float" office:value="108.8451" calcext:value-type="float">
            <text:p>108.8</text:p>
          </table:table-cell>
          <table:table-cell office:value-type="float" office:value="1216.2618" calcext:value-type="float">
            <text:p>1,216.3</text:p>
          </table:table-cell>
          <table:table-cell office:value-type="float" office:value="2701.9199" calcext:value-type="float">
            <text:p>2,701.9</text:p>
          </table:table-cell>
          <table:table-cell office:value-type="float" office:value="73" calcext:value-type="float">
            <text:p>73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2.ply</text:p>
          </table:table-cell>
          <table:table-cell office:value-type="string" calcext:value-type="string">
            <text:p>res/point_clouds/dense_2021_09_16.ply</text:p>
          </table:table-cell>
          <table:table-cell table:style-name="ce2" table:formula="of:=MID([.A27];24;10)" office:value-type="string" office:string-value="2021_09_12" calcext:value-type="string">
            <text:p>2021_09_12</text:p>
          </table:table-cell>
          <table:table-cell table:formula="of:=MID([.B27];24;10)" office:value-type="string" office:string-value="2021_09_16" calcext:value-type="string">
            <text:p>2021_09_16</text:p>
          </table:table-cell>
          <table:table-cell table:style-name="ce5" table:formula="of:=DATE(MID([.C27];1;4); MID([.C27];6;2); MID([.C27];9;2) )" office:value-type="date" office:date-value="2021-09-12" calcext:value-type="date">
            <text:p>12/09/21</text:p>
          </table:table-cell>
          <table:table-cell table:style-name="ce5" table:formula="of:=DATE(MID([.D27];1;4); MID([.D27];6;2); MID([.D27];9;2) )" office:value-type="date" office:date-value="2021-09-16" calcext:value-type="date">
            <text:p>16/09/21</text:p>
          </table:table-cell>
          <table:table-cell table:style-name="ce7" table:formula="of:=DATEDIF([.E27];[.F27];&quot;d&quot;)" office:value-type="float" office:value="4" calcext:value-type="float">
            <text:p>4</text:p>
          </table:table-cell>
          <table:table-cell office:value-type="float" office:value="-1405.226" calcext:value-type="float">
            <text:p>-1,405.2</text:p>
          </table:table-cell>
          <table:table-cell table:formula="of:=[.H27]/[.G27]" office:value-type="float" office:value="-351.3065" calcext:value-type="float">
            <text:p>-351.3</text:p>
          </table:table-cell>
          <table:table-cell office:value-type="float" office:value="516.7244" calcext:value-type="float">
            <text:p>516.7</text:p>
          </table:table-cell>
          <table:table-cell office:value-type="float" office:value="1921.9504" calcext:value-type="float">
            <text:p>1,922.0</text:p>
          </table:table-cell>
          <table:table-cell office:value-type="float" office:value="2805.1999" calcext:value-type="float">
            <text:p>2,805.2</text:p>
          </table:table-cell>
          <table:table-cell office:value-type="float" office:value="73.5" calcext:value-type="float">
            <text:p>73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3.ply</text:p>
          </table:table-cell>
          <table:table-cell office:value-type="string" calcext:value-type="string">
            <text:p>res/point_clouds/dense_2021_09_17.ply</text:p>
          </table:table-cell>
          <table:table-cell table:style-name="ce2" table:formula="of:=MID([.A28];24;10)" office:value-type="string" office:string-value="2021_09_13" calcext:value-type="string">
            <text:p>2021_09_13</text:p>
          </table:table-cell>
          <table:table-cell table:formula="of:=MID([.B28];24;10)" office:value-type="string" office:string-value="2021_09_17" calcext:value-type="string">
            <text:p>2021_09_17</text:p>
          </table:table-cell>
          <table:table-cell table:style-name="ce5" table:formula="of:=DATE(MID([.C28];1;4); MID([.C28];6;2); MID([.C28];9;2) )" office:value-type="date" office:date-value="2021-09-13" calcext:value-type="date">
            <text:p>13/09/21</text:p>
          </table:table-cell>
          <table:table-cell table:style-name="ce5" table:formula="of:=DATE(MID([.D28];1;4); MID([.D28];6;2); MID([.D28];9;2) )" office:value-type="date" office:date-value="2021-09-17" calcext:value-type="date">
            <text:p>17/09/21</text:p>
          </table:table-cell>
          <table:table-cell table:style-name="ce7" table:formula="of:=DATEDIF([.E28];[.F28];&quot;d&quot;)" office:value-type="float" office:value="4" calcext:value-type="float">
            <text:p>4</text:p>
          </table:table-cell>
          <table:table-cell office:value-type="float" office:value="-3241.1792" calcext:value-type="float">
            <text:p>-3,241.2</text:p>
          </table:table-cell>
          <table:table-cell table:formula="of:=[.H28]/[.G28]" office:value-type="float" office:value="-810.2948" calcext:value-type="float">
            <text:p>-810.3</text:p>
          </table:table-cell>
          <table:table-cell office:value-type="float" office:value="66.7045" calcext:value-type="float">
            <text:p>66.7</text:p>
          </table:table-cell>
          <table:table-cell office:value-type="float" office:value="3307.8836" calcext:value-type="float">
            <text:p>3,307.9</text:p>
          </table:table-cell>
          <table:table-cell office:value-type="float" office:value="2612.7199" calcext:value-type="float">
            <text:p>2,612.7</text:p>
          </table:table-cell>
          <table:table-cell office:value-type="float" office:value="73.9" calcext:value-type="float">
            <text:p>73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4.ply</text:p>
          </table:table-cell>
          <table:table-cell office:value-type="string" calcext:value-type="string">
            <text:p>res/point_clouds/dense_2021_09_18.ply</text:p>
          </table:table-cell>
          <table:table-cell table:style-name="ce2" table:formula="of:=MID([.A29];24;10)" office:value-type="string" office:string-value="2021_09_14" calcext:value-type="string">
            <text:p>2021_09_14</text:p>
          </table:table-cell>
          <table:table-cell table:formula="of:=MID([.B29];24;10)" office:value-type="string" office:string-value="2021_09_18" calcext:value-type="string">
            <text:p>2021_09_18</text:p>
          </table:table-cell>
          <table:table-cell table:style-name="ce5" table:formula="of:=DATE(MID([.C29];1;4); MID([.C29];6;2); MID([.C29];9;2) )" office:value-type="date" office:date-value="2021-09-14" calcext:value-type="date">
            <text:p>14/09/21</text:p>
          </table:table-cell>
          <table:table-cell table:style-name="ce5" table:formula="of:=DATE(MID([.D29];1;4); MID([.D29];6;2); MID([.D29];9;2) )" office:value-type="date" office:date-value="2021-09-18" calcext:value-type="date">
            <text:p>18/09/21</text:p>
          </table:table-cell>
          <table:table-cell table:style-name="ce7" table:formula="of:=DATEDIF([.E29];[.F29];&quot;d&quot;)" office:value-type="float" office:value="4" calcext:value-type="float">
            <text:p>4</text:p>
          </table:table-cell>
          <table:table-cell office:value-type="float" office:value="-5738.3732" calcext:value-type="float">
            <text:p>-5,738.4</text:p>
          </table:table-cell>
          <table:table-cell table:formula="of:=[.H29]/[.G29]" office:value-type="float" office:value="-1434.5933" calcext:value-type="float">
            <text:p>-1,434.6</text:p>
          </table:table-cell>
          <table:table-cell office:value-type="float" office:value="2.9471" calcext:value-type="float">
            <text:p>2.9</text:p>
          </table:table-cell>
          <table:table-cell office:value-type="float" office:value="5741.3203" calcext:value-type="float">
            <text:p>5,741.3</text:p>
          </table:table-cell>
          <table:table-cell office:value-type="float" office:value="2873.8799" calcext:value-type="float">
            <text:p>2,873.9</text:p>
          </table:table-cell>
          <table:table-cell office:value-type="float" office:value="73.1" calcext:value-type="float">
            <text:p>73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6.ply</text:p>
          </table:table-cell>
          <table:table-cell office:value-type="string" calcext:value-type="string">
            <text:p>res/point_clouds/dense_2021_09_20.ply</text:p>
          </table:table-cell>
          <table:table-cell table:style-name="ce2" table:formula="of:=MID([.A30];24;10)" office:value-type="string" office:string-value="2021_09_16" calcext:value-type="string">
            <text:p>2021_09_16</text:p>
          </table:table-cell>
          <table:table-cell table:formula="of:=MID([.B30];24;10)" office:value-type="string" office:string-value="2021_09_20" calcext:value-type="string">
            <text:p>2021_09_20</text:p>
          </table:table-cell>
          <table:table-cell table:style-name="ce5" table:formula="of:=DATE(MID([.C30];1;4); MID([.C30];6;2); MID([.C30];9;2) )" office:value-type="date" office:date-value="2021-09-16" calcext:value-type="date">
            <text:p>16/09/21</text:p>
          </table:table-cell>
          <table:table-cell table:style-name="ce5" table:formula="of:=DATE(MID([.D30];1;4); MID([.D30];6;2); MID([.D30];9;2) )" office:value-type="date" office:date-value="2021-09-20" calcext:value-type="date">
            <text:p>20/09/21</text:p>
          </table:table-cell>
          <table:table-cell table:style-name="ce7" table:formula="of:=DATEDIF([.E30];[.F30];&quot;d&quot;)" office:value-type="float" office:value="4" calcext:value-type="float">
            <text:p>4</text:p>
          </table:table-cell>
          <table:table-cell office:value-type="float" office:value="-1801.9632" calcext:value-type="float">
            <text:p>-1,802.0</text:p>
          </table:table-cell>
          <table:table-cell table:formula="of:=[.H30]/[.G30]" office:value-type="float" office:value="-450.4908" calcext:value-type="float">
            <text:p>-450.5</text:p>
          </table:table-cell>
          <table:table-cell office:value-type="float" office:value="2.5607" calcext:value-type="float">
            <text:p>2.6</text:p>
          </table:table-cell>
          <table:table-cell office:value-type="float" office:value="1804.5239" calcext:value-type="float">
            <text:p>1,804.5</text:p>
          </table:table-cell>
          <table:table-cell office:value-type="float" office:value="3312.5999" calcext:value-type="float">
            <text:p>3,312.6</text:p>
          </table:table-cell>
          <table:table-cell office:value-type="float" office:value="87.2" calcext:value-type="float">
            <text:p>87.2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7.ply</text:p>
          </table:table-cell>
          <table:table-cell office:value-type="string" calcext:value-type="string">
            <text:p>res/point_clouds/dense_2021_09_21.ply</text:p>
          </table:table-cell>
          <table:table-cell table:style-name="ce2" table:formula="of:=MID([.A31];24;10)" office:value-type="string" office:string-value="2021_09_17" calcext:value-type="string">
            <text:p>2021_09_17</text:p>
          </table:table-cell>
          <table:table-cell table:formula="of:=MID([.B31];24;10)" office:value-type="string" office:string-value="2021_09_21" calcext:value-type="string">
            <text:p>2021_09_21</text:p>
          </table:table-cell>
          <table:table-cell table:style-name="ce5" table:formula="of:=DATE(MID([.C31];1;4); MID([.C31];6;2); MID([.C31];9;2) )" office:value-type="date" office:date-value="2021-09-17" calcext:value-type="date">
            <text:p>17/09/21</text:p>
          </table:table-cell>
          <table:table-cell table:style-name="ce5" table:formula="of:=DATE(MID([.D31];1;4); MID([.D31];6;2); MID([.D31];9;2) )" office:value-type="date" office:date-value="2021-09-21" calcext:value-type="date">
            <text:p>21/09/21</text:p>
          </table:table-cell>
          <table:table-cell table:style-name="ce7" table:formula="of:=DATEDIF([.E31];[.F31];&quot;d&quot;)" office:value-type="float" office:value="4" calcext:value-type="float">
            <text:p>4</text:p>
          </table:table-cell>
          <table:table-cell office:value-type="float" office:value="226.1311" calcext:value-type="float">
            <text:p>226.1</text:p>
          </table:table-cell>
          <table:table-cell table:formula="of:=[.H31]/[.G31]" office:value-type="float" office:value="56.532775" calcext:value-type="float">
            <text:p>56.5</text:p>
          </table:table-cell>
          <table:table-cell office:value-type="float" office:value="472.2457" calcext:value-type="float">
            <text:p>472.2</text:p>
          </table:table-cell>
          <table:table-cell office:value-type="float" office:value="246.1145" calcext:value-type="float">
            <text:p>246.1</text:p>
          </table:table-cell>
          <table:table-cell office:value-type="float" office:value="1954.52" calcext:value-type="float">
            <text:p>1,954.5</text:p>
          </table:table-cell>
          <table:table-cell office:value-type="float" office:value="55.7" calcext:value-type="float">
            <text:p>55.7</text:p>
          </table:table-cell>
          <table:table-cell office:value-type="float" office:value="7.1" calcext:value-type="float">
            <text:p>7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18.ply</text:p>
          </table:table-cell>
          <table:table-cell office:value-type="string" calcext:value-type="string">
            <text:p>res/point_clouds/dense_2021_09_23.ply</text:p>
          </table:table-cell>
          <table:table-cell table:style-name="ce2" table:formula="of:=MID([.A32];24;10)" office:value-type="string" office:string-value="2021_09_18" calcext:value-type="string">
            <text:p>2021_09_18</text:p>
          </table:table-cell>
          <table:table-cell table:formula="of:=MID([.B32];24;10)" office:value-type="string" office:string-value="2021_09_23" calcext:value-type="string">
            <text:p>2021_09_23</text:p>
          </table:table-cell>
          <table:table-cell table:style-name="ce5" table:formula="of:=DATE(MID([.C32];1;4); MID([.C32];6;2); MID([.C32];9;2) )" office:value-type="date" office:date-value="2021-09-18" calcext:value-type="date">
            <text:p>18/09/21</text:p>
          </table:table-cell>
          <table:table-cell table:style-name="ce5" table:formula="of:=DATE(MID([.D32];1;4); MID([.D32];6;2); MID([.D32];9;2) )" office:value-type="date" office:date-value="2021-09-23" calcext:value-type="date">
            <text:p>23/09/21</text:p>
          </table:table-cell>
          <table:table-cell table:style-name="ce7" table:formula="of:=DATEDIF([.E32];[.F32];&quot;d&quot;)" office:value-type="float" office:value="5" calcext:value-type="float">
            <text:p>5</text:p>
          </table:table-cell>
          <table:table-cell office:value-type="float" office:value="2772.7447" calcext:value-type="float">
            <text:p>2,772.7</text:p>
          </table:table-cell>
          <table:table-cell table:formula="of:=[.H32]/[.G32]" office:value-type="float" office:value="554.54894" calcext:value-type="float">
            <text:p>554.5</text:p>
          </table:table-cell>
          <table:table-cell office:value-type="float" office:value="2774.4278" calcext:value-type="float">
            <text:p>2,774.4</text:p>
          </table:table-cell>
          <table:table-cell office:value-type="float" office:value="1.6831" calcext:value-type="float">
            <text:p>1.7</text:p>
          </table:table-cell>
          <table:table-cell office:value-type="float" office:value="2767.9599" calcext:value-type="float">
            <text:p>2,768.0</text:p>
          </table:table-cell>
          <table:table-cell office:value-type="float" office:value="76.5" calcext:value-type="float">
            <text:p>76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0.ply</text:p>
          </table:table-cell>
          <table:table-cell office:value-type="string" calcext:value-type="string">
            <text:p>res/point_clouds/dense_2021_09_24.ply</text:p>
          </table:table-cell>
          <table:table-cell table:style-name="ce2" table:formula="of:=MID([.A33];24;10)" office:value-type="string" office:string-value="2021_09_20" calcext:value-type="string">
            <text:p>2021_09_20</text:p>
          </table:table-cell>
          <table:table-cell table:formula="of:=MID([.B33];24;10)" office:value-type="string" office:string-value="2021_09_24" calcext:value-type="string">
            <text:p>2021_09_24</text:p>
          </table:table-cell>
          <table:table-cell table:style-name="ce5" table:formula="of:=DATE(MID([.C33];1;4); MID([.C33];6;2); MID([.C33];9;2) )" office:value-type="date" office:date-value="2021-09-20" calcext:value-type="date">
            <text:p>20/09/21</text:p>
          </table:table-cell>
          <table:table-cell table:style-name="ce5" table:formula="of:=DATE(MID([.D33];1;4); MID([.D33];6;2); MID([.D33];9;2) )" office:value-type="date" office:date-value="2021-09-24" calcext:value-type="date">
            <text:p>24/09/21</text:p>
          </table:table-cell>
          <table:table-cell table:style-name="ce7" table:formula="of:=DATEDIF([.E33];[.F33];&quot;d&quot;)" office:value-type="float" office:value="4" calcext:value-type="float">
            <text:p>4</text:p>
          </table:table-cell>
          <table:table-cell office:value-type="float" office:value="-260.1887" calcext:value-type="float">
            <text:p>-260.2</text:p>
          </table:table-cell>
          <table:table-cell table:formula="of:=[.H33]/[.G33]" office:value-type="float" office:value="-65.047175" calcext:value-type="float">
            <text:p>-65.0</text:p>
          </table:table-cell>
          <table:table-cell office:value-type="float" office:value="88.2176" calcext:value-type="float">
            <text:p>88.2</text:p>
          </table:table-cell>
          <table:table-cell office:value-type="float" office:value="348.4063" calcext:value-type="float">
            <text:p>348.4</text:p>
          </table:table-cell>
          <table:table-cell office:value-type="float" office:value="2812.8399" calcext:value-type="float">
            <text:p>2,812.8</text:p>
          </table:table-cell>
          <table:table-cell office:value-type="float" office:value="76.8" calcext:value-type="float">
            <text:p>76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1.ply</text:p>
          </table:table-cell>
          <table:table-cell office:value-type="string" calcext:value-type="string">
            <text:p>res/point_clouds/dense_2021_09_25.ply</text:p>
          </table:table-cell>
          <table:table-cell table:style-name="ce2" table:formula="of:=MID([.A34];24;10)" office:value-type="string" office:string-value="2021_09_21" calcext:value-type="string">
            <text:p>2021_09_21</text:p>
          </table:table-cell>
          <table:table-cell table:formula="of:=MID([.B34];24;10)" office:value-type="string" office:string-value="2021_09_25" calcext:value-type="string">
            <text:p>2021_09_25</text:p>
          </table:table-cell>
          <table:table-cell table:style-name="ce5" table:formula="of:=DATE(MID([.C34];1;4); MID([.C34];6;2); MID([.C34];9;2) )" office:value-type="date" office:date-value="2021-09-21" calcext:value-type="date">
            <text:p>21/09/21</text:p>
          </table:table-cell>
          <table:table-cell table:style-name="ce5" table:formula="of:=DATE(MID([.D34];1;4); MID([.D34];6;2); MID([.D34];9;2) )" office:value-type="date" office:date-value="2021-09-25" calcext:value-type="date">
            <text:p>25/09/21</text:p>
          </table:table-cell>
          <table:table-cell table:style-name="ce7" table:formula="of:=DATEDIF([.E34];[.F34];&quot;d&quot;)" office:value-type="float" office:value="4" calcext:value-type="float">
            <text:p>4</text:p>
          </table:table-cell>
          <table:table-cell office:value-type="float" office:value="-1141.3502" calcext:value-type="float">
            <text:p>-1,141.4</text:p>
          </table:table-cell>
          <table:table-cell table:formula="of:=[.H34]/[.G34]" office:value-type="float" office:value="-285.33755" calcext:value-type="float">
            <text:p>-285.3</text:p>
          </table:table-cell>
          <table:table-cell office:value-type="float" office:value="0.1762" calcext:value-type="float">
            <text:p>0.2</text:p>
          </table:table-cell>
          <table:table-cell office:value-type="float" office:value="1141.5264" calcext:value-type="float">
            <text:p>1,141.5</text:p>
          </table:table-cell>
          <table:table-cell office:value-type="float" office:value="2103.08" calcext:value-type="float">
            <text:p>2,103.1</text:p>
          </table:table-cell>
          <table:table-cell office:value-type="float" office:value="64.5" calcext:value-type="float">
            <text:p>64.5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3.ply</text:p>
          </table:table-cell>
          <table:table-cell office:value-type="string" calcext:value-type="string">
            <text:p>res/point_clouds/dense_2021_09_27.ply</text:p>
          </table:table-cell>
          <table:table-cell table:style-name="ce2" table:formula="of:=MID([.A35];24;10)" office:value-type="string" office:string-value="2021_09_23" calcext:value-type="string">
            <text:p>2021_09_23</text:p>
          </table:table-cell>
          <table:table-cell table:formula="of:=MID([.B35];24;10)" office:value-type="string" office:string-value="2021_09_27" calcext:value-type="string">
            <text:p>2021_09_27</text:p>
          </table:table-cell>
          <table:table-cell table:style-name="ce5" table:formula="of:=DATE(MID([.C35];1;4); MID([.C35];6;2); MID([.C35];9;2) )" office:value-type="date" office:date-value="2021-09-23" calcext:value-type="date">
            <text:p>23/09/21</text:p>
          </table:table-cell>
          <table:table-cell table:style-name="ce5" table:formula="of:=DATE(MID([.D35];1;4); MID([.D35];6;2); MID([.D35];9;2) )" office:value-type="date" office:date-value="2021-09-27" calcext:value-type="date">
            <text:p>27/09/21</text:p>
          </table:table-cell>
          <table:table-cell table:style-name="ce7" table:formula="of:=DATEDIF([.E35];[.F35];&quot;d&quot;)" office:value-type="float" office:value="4" calcext:value-type="float">
            <text:p>4</text:p>
          </table:table-cell>
          <table:table-cell office:value-type="float" office:value="-3735.2092" calcext:value-type="float">
            <text:p>-3,735.2</text:p>
          </table:table-cell>
          <table:table-cell table:formula="of:=[.H35]/[.G35]" office:value-type="float" office:value="-933.8023" calcext:value-type="float">
            <text:p>-933.8</text:p>
          </table:table-cell>
          <table:table-cell office:value-type="float" office:value="0.2474" calcext:value-type="float">
            <text:p>0.2</text:p>
          </table:table-cell>
          <table:table-cell office:value-type="float" office:value="3735.4566" calcext:value-type="float">
            <text:p>3,735.5</text:p>
          </table:table-cell>
          <table:table-cell office:value-type="float" office:value="2588.5599" calcext:value-type="float">
            <text:p>2,588.6</text:p>
          </table:table-cell>
          <table:table-cell office:value-type="float" office:value="75.3" calcext:value-type="float">
            <text:p>75.3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4.ply</text:p>
          </table:table-cell>
          <table:table-cell office:value-type="string" calcext:value-type="string">
            <text:p>res/point_clouds/dense_2021_09_28.ply</text:p>
          </table:table-cell>
          <table:table-cell table:style-name="ce2" table:formula="of:=MID([.A36];24;10)" office:value-type="string" office:string-value="2021_09_24" calcext:value-type="string">
            <text:p>2021_09_24</text:p>
          </table:table-cell>
          <table:table-cell table:formula="of:=MID([.B36];24;10)" office:value-type="string" office:string-value="2021_09_28" calcext:value-type="string">
            <text:p>2021_09_28</text:p>
          </table:table-cell>
          <table:table-cell table:style-name="ce5" table:formula="of:=DATE(MID([.C36];1;4); MID([.C36];6;2); MID([.C36];9;2) )" office:value-type="date" office:date-value="2021-09-24" calcext:value-type="date">
            <text:p>24/09/21</text:p>
          </table:table-cell>
          <table:table-cell table:style-name="ce5" table:formula="of:=DATE(MID([.D36];1;4); MID([.D36];6;2); MID([.D36];9;2) )" office:value-type="date" office:date-value="2021-09-28" calcext:value-type="date">
            <text:p>28/09/21</text:p>
          </table:table-cell>
          <table:table-cell table:style-name="ce7" table:formula="of:=DATEDIF([.E36];[.F36];&quot;d&quot;)" office:value-type="float" office:value="4" calcext:value-type="float">
            <text:p>4</text:p>
          </table:table-cell>
          <table:table-cell office:value-type="float" office:value="84.0844" calcext:value-type="float">
            <text:p>84.1</text:p>
          </table:table-cell>
          <table:table-cell table:formula="of:=[.H36]/[.G36]" office:value-type="float" office:value="21.0211" calcext:value-type="float">
            <text:p>21.0</text:p>
          </table:table-cell>
          <table:table-cell office:value-type="float" office:value="239.0366" calcext:value-type="float">
            <text:p>239.0</text:p>
          </table:table-cell>
          <table:table-cell office:value-type="float" office:value="154.9522" calcext:value-type="float">
            <text:p>155.0</text:p>
          </table:table-cell>
          <table:table-cell office:value-type="float" office:value="2821.1199" calcext:value-type="float">
            <text:p>2,821.1</text:p>
          </table:table-cell>
          <table:table-cell office:value-type="float" office:value="75.4" calcext:value-type="float">
            <text:p>75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5.ply</text:p>
          </table:table-cell>
          <table:table-cell office:value-type="string" calcext:value-type="string">
            <text:p>res/point_clouds/dense_2021_09_29.ply</text:p>
          </table:table-cell>
          <table:table-cell table:style-name="ce2" table:formula="of:=MID([.A37];24;10)" office:value-type="string" office:string-value="2021_09_25" calcext:value-type="string">
            <text:p>2021_09_25</text:p>
          </table:table-cell>
          <table:table-cell table:formula="of:=MID([.B37];24;10)" office:value-type="string" office:string-value="2021_09_29" calcext:value-type="string">
            <text:p>2021_09_29</text:p>
          </table:table-cell>
          <table:table-cell table:style-name="ce5" table:formula="of:=DATE(MID([.C37];1;4); MID([.C37];6;2); MID([.C37];9;2) )" office:value-type="date" office:date-value="2021-09-25" calcext:value-type="date">
            <text:p>25/09/21</text:p>
          </table:table-cell>
          <table:table-cell table:style-name="ce5" table:formula="of:=DATE(MID([.D37];1;4); MID([.D37];6;2); MID([.D37];9;2) )" office:value-type="date" office:date-value="2021-09-29" calcext:value-type="date">
            <text:p>29/09/21</text:p>
          </table:table-cell>
          <table:table-cell table:style-name="ce7" table:formula="of:=DATEDIF([.E37];[.F37];&quot;d&quot;)" office:value-type="float" office:value="4" calcext:value-type="float">
            <text:p>4</text:p>
          </table:table-cell>
          <table:table-cell office:value-type="float" office:value="-283.8889" calcext:value-type="float">
            <text:p>-283.9</text:p>
          </table:table-cell>
          <table:table-cell table:formula="of:=[.H37]/[.G37]" office:value-type="float" office:value="-70.972225" calcext:value-type="float">
            <text:p>-71.0</text:p>
          </table:table-cell>
          <table:table-cell office:value-type="float" office:value="122.465" calcext:value-type="float">
            <text:p>122.5</text:p>
          </table:table-cell>
          <table:table-cell office:value-type="float" office:value="406.3539" calcext:value-type="float">
            <text:p>406.4</text:p>
          </table:table-cell>
          <table:table-cell office:value-type="float" office:value="2972.1199" calcext:value-type="float">
            <text:p>2,972.1</text:p>
          </table:table-cell>
          <table:table-cell office:value-type="float" office:value="80.8" calcext:value-type="float">
            <text:p>80.8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7.ply</text:p>
          </table:table-cell>
          <table:table-cell office:value-type="string" calcext:value-type="string">
            <text:p>res/point_clouds/dense_2021_09_30.ply</text:p>
          </table:table-cell>
          <table:table-cell table:style-name="ce2" table:formula="of:=MID([.A38];24;10)" office:value-type="string" office:string-value="2021_09_27" calcext:value-type="string">
            <text:p>2021_09_27</text:p>
          </table:table-cell>
          <table:table-cell table:formula="of:=MID([.B38];24;10)" office:value-type="string" office:string-value="2021_09_30" calcext:value-type="string">
            <text:p>2021_09_30</text:p>
          </table:table-cell>
          <table:table-cell table:style-name="ce5" table:formula="of:=DATE(MID([.C38];1;4); MID([.C38];6;2); MID([.C38];9;2) )" office:value-type="date" office:date-value="2021-09-27" calcext:value-type="date">
            <text:p>27/09/21</text:p>
          </table:table-cell>
          <table:table-cell table:style-name="ce5" table:formula="of:=DATE(MID([.D38];1;4); MID([.D38];6;2); MID([.D38];9;2) )" office:value-type="date" office:date-value="2021-09-30" calcext:value-type="date">
            <text:p>30/09/21</text:p>
          </table:table-cell>
          <table:table-cell table:style-name="ce7" table:formula="of:=DATEDIF([.E38];[.F38];&quot;d&quot;)" office:value-type="float" office:value="3" calcext:value-type="float">
            <text:p>3</text:p>
          </table:table-cell>
          <table:table-cell office:value-type="float" office:value="1382.7045" calcext:value-type="float">
            <text:p>1,382.7</text:p>
          </table:table-cell>
          <table:table-cell table:formula="of:=[.H38]/[.G38]" office:value-type="float" office:value="460.9015" calcext:value-type="float">
            <text:p>460.9</text:p>
          </table:table-cell>
          <table:table-cell office:value-type="float" office:value="1383.8308" calcext:value-type="float">
            <text:p>1,383.8</text:p>
          </table:table-cell>
          <table:table-cell office:value-type="float" office:value="1.1263" calcext:value-type="float">
            <text:p>1.1</text:p>
          </table:table-cell>
          <table:table-cell office:value-type="float" office:value="2455.0799" calcext:value-type="float">
            <text:p>2,455.1</text:p>
          </table:table-cell>
          <table:table-cell office:value-type="float" office:value="72.8" calcext:value-type="float">
            <text:p>72.8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8.ply</text:p>
          </table:table-cell>
          <table:table-cell office:value-type="string" calcext:value-type="string">
            <text:p>res/point_clouds/dense_2021_10_06.ply</text:p>
          </table:table-cell>
          <table:table-cell table:style-name="ce2" table:formula="of:=MID([.A39];24;10)" office:value-type="string" office:string-value="2021_09_28" calcext:value-type="string">
            <text:p>2021_09_28</text:p>
          </table:table-cell>
          <table:table-cell table:formula="of:=MID([.B39];24;10)" office:value-type="string" office:string-value="2021_10_06" calcext:value-type="string">
            <text:p>2021_10_06</text:p>
          </table:table-cell>
          <table:table-cell table:style-name="ce5" table:formula="of:=DATE(MID([.C39];1;4); MID([.C39];6;2); MID([.C39];9;2) )" office:value-type="date" office:date-value="2021-09-28" calcext:value-type="date">
            <text:p>28/09/21</text:p>
          </table:table-cell>
          <table:table-cell table:style-name="ce5" table:formula="of:=DATE(MID([.D39];1;4); MID([.D39];6;2); MID([.D39];9;2) )" office:value-type="date" office:date-value="2021-10-06" calcext:value-type="date">
            <text:p>06/10/21</text:p>
          </table:table-cell>
          <table:table-cell table:style-name="ce7" table:formula="of:=DATEDIF([.E39];[.F39];&quot;d&quot;)" office:value-type="float" office:value="8" calcext:value-type="float">
            <text:p>8</text:p>
          </table:table-cell>
          <table:table-cell office:value-type="float" office:value="-4728.9996" calcext:value-type="float">
            <text:p>-4,729.0</text:p>
          </table:table-cell>
          <table:table-cell table:formula="of:=[.H39]/[.G39]" office:value-type="float" office:value="-591.12495" calcext:value-type="float">
            <text:p>-591.1</text:p>
          </table:table-cell>
          <table:table-cell office:value-type="float" office:value="0.2399" calcext:value-type="float">
            <text:p>0.2</text:p>
          </table:table-cell>
          <table:table-cell office:value-type="float" office:value="4729.2395" calcext:value-type="float">
            <text:p>4,729.2</text:p>
          </table:table-cell>
          <table:table-cell office:value-type="float" office:value="3149.9199" calcext:value-type="float">
            <text:p>3,149.9</text:p>
          </table:table-cell>
          <table:table-cell office:value-type="float" office:value="82.7" calcext:value-type="float">
            <text:p>82.7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29.ply</text:p>
          </table:table-cell>
          <table:table-cell office:value-type="string" calcext:value-type="string">
            <text:p>res/point_clouds/dense_2021_10_07.ply</text:p>
          </table:table-cell>
          <table:table-cell table:style-name="ce2" table:formula="of:=MID([.A40];24;10)" office:value-type="string" office:string-value="2021_09_29" calcext:value-type="string">
            <text:p>2021_09_29</text:p>
          </table:table-cell>
          <table:table-cell table:formula="of:=MID([.B40];24;10)" office:value-type="string" office:string-value="2021_10_07" calcext:value-type="string">
            <text:p>2021_10_07</text:p>
          </table:table-cell>
          <table:table-cell table:style-name="ce5" table:formula="of:=DATE(MID([.C40];1;4); MID([.C40];6;2); MID([.C40];9;2) )" office:value-type="date" office:date-value="2021-09-29" calcext:value-type="date">
            <text:p>29/09/21</text:p>
          </table:table-cell>
          <table:table-cell table:style-name="ce5" table:formula="of:=DATE(MID([.D40];1;4); MID([.D40];6;2); MID([.D40];9;2) )" office:value-type="date" office:date-value="2021-10-07" calcext:value-type="date">
            <text:p>07/10/21</text:p>
          </table:table-cell>
          <table:table-cell table:style-name="ce7" table:formula="of:=DATEDIF([.E40];[.F40];&quot;d&quot;)" office:value-type="float" office:value="8" calcext:value-type="float">
            <text:p>8</text:p>
          </table:table-cell>
          <table:table-cell office:value-type="float" office:value="-871.4323" calcext:value-type="float">
            <text:p>-871.4</text:p>
          </table:table-cell>
          <table:table-cell table:formula="of:=[.H40]/[.G40]" office:value-type="float" office:value="-108.9290375" calcext:value-type="float">
            <text:p>-108.9</text:p>
          </table:table-cell>
          <table:table-cell office:value-type="float" office:value="14.234" calcext:value-type="float">
            <text:p>14.2</text:p>
          </table:table-cell>
          <table:table-cell office:value-type="float" office:value="885.6663" calcext:value-type="float">
            <text:p>885.7</text:p>
          </table:table-cell>
          <table:table-cell office:value-type="float" office:value="3194.0799" calcext:value-type="float">
            <text:p>3,194.1</text:p>
          </table:table-cell>
          <table:table-cell office:value-type="float" office:value="85.5" calcext:value-type="float">
            <text:p>85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09_30.ply</text:p>
          </table:table-cell>
          <table:table-cell office:value-type="string" calcext:value-type="string">
            <text:p>res/point_clouds/dense_2021_10_08.ply</text:p>
          </table:table-cell>
          <table:table-cell table:style-name="ce2" table:formula="of:=MID([.A41];24;10)" office:value-type="string" office:string-value="2021_09_30" calcext:value-type="string">
            <text:p>2021_09_30</text:p>
          </table:table-cell>
          <table:table-cell table:formula="of:=MID([.B41];24;10)" office:value-type="string" office:string-value="2021_10_08" calcext:value-type="string">
            <text:p>2021_10_08</text:p>
          </table:table-cell>
          <table:table-cell table:style-name="ce5" table:formula="of:=DATE(MID([.C41];1;4); MID([.C41];6;2); MID([.C41];9;2) )" office:value-type="date" office:date-value="2021-09-30" calcext:value-type="date">
            <text:p>30/09/21</text:p>
          </table:table-cell>
          <table:table-cell table:style-name="ce5" table:formula="of:=DATE(MID([.D41];1;4); MID([.D41];6;2); MID([.D41];9;2) )" office:value-type="date" office:date-value="2021-10-08" calcext:value-type="date">
            <text:p>08/10/21</text:p>
          </table:table-cell>
          <table:table-cell table:style-name="ce7" table:formula="of:=DATEDIF([.E41];[.F41];&quot;d&quot;)" office:value-type="float" office:value="8" calcext:value-type="float">
            <text:p>8</text:p>
          </table:table-cell>
          <table:table-cell office:value-type="float" office:value="203.609" calcext:value-type="float">
            <text:p>203.6</text:p>
          </table:table-cell>
          <table:table-cell table:formula="of:=[.H41]/[.G41]" office:value-type="float" office:value="25.451125" calcext:value-type="float">
            <text:p>25.5</text:p>
          </table:table-cell>
          <table:table-cell office:value-type="float" office:value="445.8599" calcext:value-type="float">
            <text:p>445.9</text:p>
          </table:table-cell>
          <table:table-cell office:value-type="float" office:value="242.2509" calcext:value-type="float">
            <text:p>242.3</text:p>
          </table:table-cell>
          <table:table-cell office:value-type="float" office:value="2319.9199" calcext:value-type="float">
            <text:p>2,319.9</text:p>
          </table:table-cell>
          <table:table-cell office:value-type="float" office:value="67.3" calcext:value-type="float">
            <text:p>67.3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06.ply</text:p>
          </table:table-cell>
          <table:table-cell office:value-type="string" calcext:value-type="string">
            <text:p>res/point_clouds/dense_2021_10_11.ply</text:p>
          </table:table-cell>
          <table:table-cell table:style-name="ce2" table:formula="of:=MID([.A42];24;10)" office:value-type="string" office:string-value="2021_10_06" calcext:value-type="string">
            <text:p>2021_10_06</text:p>
          </table:table-cell>
          <table:table-cell table:formula="of:=MID([.B42];24;10)" office:value-type="string" office:string-value="2021_10_11" calcext:value-type="string">
            <text:p>2021_10_11</text:p>
          </table:table-cell>
          <table:table-cell table:style-name="ce5" table:formula="of:=DATE(MID([.C42];1;4); MID([.C42];6;2); MID([.C42];9;2) )" office:value-type="date" office:date-value="2021-10-06" calcext:value-type="date">
            <text:p>06/10/21</text:p>
          </table:table-cell>
          <table:table-cell table:style-name="ce5" table:formula="of:=DATE(MID([.D42];1;4); MID([.D42];6;2); MID([.D42];9;2) )" office:value-type="date" office:date-value="2021-10-11" calcext:value-type="date">
            <text:p>11/10/21</text:p>
          </table:table-cell>
          <table:table-cell table:style-name="ce7" table:formula="of:=DATEDIF([.E42];[.F42];&quot;d&quot;)" office:value-type="float" office:value="5" calcext:value-type="float">
            <text:p>5</text:p>
          </table:table-cell>
          <table:table-cell office:value-type="float" office:value="2611.9209" calcext:value-type="float">
            <text:p>2,611.9</text:p>
          </table:table-cell>
          <table:table-cell table:formula="of:=[.H42]/[.G42]" office:value-type="float" office:value="522.38418" calcext:value-type="float">
            <text:p>522.4</text:p>
          </table:table-cell>
          <table:table-cell office:value-type="float" office:value="2613.4591" calcext:value-type="float">
            <text:p>2,613.5</text:p>
          </table:table-cell>
          <table:table-cell office:value-type="float" office:value="1.5382" calcext:value-type="float">
            <text:p>1.5</text:p>
          </table:table-cell>
          <table:table-cell office:value-type="float" office:value="2818.9199" calcext:value-type="float">
            <text:p>2,818.9</text:p>
          </table:table-cell>
          <table:table-cell office:value-type="float" office:value="78.5" calcext:value-type="float">
            <text:p>78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07.ply</text:p>
          </table:table-cell>
          <table:table-cell office:value-type="string" calcext:value-type="string">
            <text:p>res/point_clouds/dense_2021_10_12.ply</text:p>
          </table:table-cell>
          <table:table-cell table:style-name="ce2" table:formula="of:=MID([.A43];24;10)" office:value-type="string" office:string-value="2021_10_07" calcext:value-type="string">
            <text:p>2021_10_07</text:p>
          </table:table-cell>
          <table:table-cell table:formula="of:=MID([.B43];24;10)" office:value-type="string" office:string-value="2021_10_12" calcext:value-type="string">
            <text:p>2021_10_12</text:p>
          </table:table-cell>
          <table:table-cell table:style-name="ce5" table:formula="of:=DATE(MID([.C43];1;4); MID([.C43];6;2); MID([.C43];9;2) )" office:value-type="date" office:date-value="2021-10-07" calcext:value-type="date">
            <text:p>07/10/21</text:p>
          </table:table-cell>
          <table:table-cell table:style-name="ce5" table:formula="of:=DATE(MID([.D43];1;4); MID([.D43];6;2); MID([.D43];9;2) )" office:value-type="date" office:date-value="2021-10-12" calcext:value-type="date">
            <text:p>12/10/21</text:p>
          </table:table-cell>
          <table:table-cell table:style-name="ce7" table:formula="of:=DATEDIF([.E43];[.F43];&quot;d&quot;)" office:value-type="float" office:value="5" calcext:value-type="float">
            <text:p>5</text:p>
          </table:table-cell>
          <table:table-cell office:value-type="float" office:value="-344.8077" calcext:value-type="float">
            <text:p>-344.8</text:p>
          </table:table-cell>
          <table:table-cell table:formula="of:=[.H43]/[.G43]" office:value-type="float" office:value="-68.96154" calcext:value-type="float">
            <text:p>-69.0</text:p>
          </table:table-cell>
          <table:table-cell office:value-type="float" office:value="167.8959" calcext:value-type="float">
            <text:p>167.9</text:p>
          </table:table-cell>
          <table:table-cell office:value-type="float" office:value="512.7036" calcext:value-type="float">
            <text:p>512.7</text:p>
          </table:table-cell>
          <table:table-cell office:value-type="float" office:value="2611.9199" calcext:value-type="float">
            <text:p>2,611.9</text:p>
          </table:table-cell>
          <table:table-cell office:value-type="float" office:value="74.1" calcext:value-type="float">
            <text:p>74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08.ply</text:p>
          </table:table-cell>
          <table:table-cell office:value-type="string" calcext:value-type="string">
            <text:p>res/point_clouds/dense_2021_10_13.ply</text:p>
          </table:table-cell>
          <table:table-cell table:style-name="ce2" table:formula="of:=MID([.A44];24;10)" office:value-type="string" office:string-value="2021_10_08" calcext:value-type="string">
            <text:p>2021_10_08</text:p>
          </table:table-cell>
          <table:table-cell table:formula="of:=MID([.B44];24;10)" office:value-type="string" office:string-value="2021_10_13" calcext:value-type="string">
            <text:p>2021_10_13</text:p>
          </table:table-cell>
          <table:table-cell table:style-name="ce5" table:formula="of:=DATE(MID([.C44];1;4); MID([.C44];6;2); MID([.C44];9;2) )" office:value-type="date" office:date-value="2021-10-08" calcext:value-type="date">
            <text:p>08/10/21</text:p>
          </table:table-cell>
          <table:table-cell table:style-name="ce5" table:formula="of:=DATE(MID([.D44];1;4); MID([.D44];6;2); MID([.D44];9;2) )" office:value-type="date" office:date-value="2021-10-13" calcext:value-type="date">
            <text:p>13/10/21</text:p>
          </table:table-cell>
          <table:table-cell table:style-name="ce7" table:formula="of:=DATEDIF([.E44];[.F44];&quot;d&quot;)" office:value-type="float" office:value="5" calcext:value-type="float">
            <text:p>5</text:p>
          </table:table-cell>
          <table:table-cell office:value-type="float" office:value="2.1527" calcext:value-type="float">
            <text:p>2.2</text:p>
          </table:table-cell>
          <table:table-cell table:formula="of:=[.H44]/[.G44]" office:value-type="float" office:value="0.43054" calcext:value-type="float">
            <text:p>0.4</text:p>
          </table:table-cell>
          <table:table-cell office:value-type="float" office:value="346.0978" calcext:value-type="float">
            <text:p>346.1</text:p>
          </table:table-cell>
          <table:table-cell office:value-type="float" office:value="343.945" calcext:value-type="float">
            <text:p>343.9</text:p>
          </table:table-cell>
          <table:table-cell office:value-type="float" office:value="2450.2799" calcext:value-type="float">
            <text:p>2,450.3</text:p>
          </table:table-cell>
          <table:table-cell office:value-type="float" office:value="71.8" calcext:value-type="float">
            <text:p>71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1.ply</text:p>
          </table:table-cell>
          <table:table-cell office:value-type="string" calcext:value-type="string">
            <text:p>res/point_clouds/dense_2021_10_14.ply</text:p>
          </table:table-cell>
          <table:table-cell table:style-name="ce2" table:formula="of:=MID([.A45];24;10)" office:value-type="string" office:string-value="2021_10_11" calcext:value-type="string">
            <text:p>2021_10_11</text:p>
          </table:table-cell>
          <table:table-cell table:formula="of:=MID([.B45];24;10)" office:value-type="string" office:string-value="2021_10_14" calcext:value-type="string">
            <text:p>2021_10_14</text:p>
          </table:table-cell>
          <table:table-cell table:style-name="ce5" table:formula="of:=DATE(MID([.C45];1;4); MID([.C45];6;2); MID([.C45];9;2) )" office:value-type="date" office:date-value="2021-10-11" calcext:value-type="date">
            <text:p>11/10/21</text:p>
          </table:table-cell>
          <table:table-cell table:style-name="ce5" table:formula="of:=DATE(MID([.D45];1;4); MID([.D45];6;2); MID([.D45];9;2) )" office:value-type="date" office:date-value="2021-10-14" calcext:value-type="date">
            <text:p>14/10/21</text:p>
          </table:table-cell>
          <table:table-cell table:style-name="ce7" table:formula="of:=DATEDIF([.E45];[.F45];&quot;d&quot;)" office:value-type="float" office:value="3" calcext:value-type="float">
            <text:p>3</text:p>
          </table:table-cell>
          <table:table-cell office:value-type="float" office:value="814.8535" calcext:value-type="float">
            <text:p>814.9</text:p>
          </table:table-cell>
          <table:table-cell table:formula="of:=[.H45]/[.G45]" office:value-type="float" office:value="271.617833333333" calcext:value-type="float">
            <text:p>271.6</text:p>
          </table:table-cell>
          <table:table-cell office:value-type="float" office:value="845.5741" calcext:value-type="float">
            <text:p>845.6</text:p>
          </table:table-cell>
          <table:table-cell office:value-type="float" office:value="30.7206" calcext:value-type="float">
            <text:p>30.7</text:p>
          </table:table-cell>
          <table:table-cell office:value-type="float" office:value="2656.5199" calcext:value-type="float">
            <text:p>2,656.5</text:p>
          </table:table-cell>
          <table:table-cell office:value-type="float" office:value="79.9" calcext:value-type="float">
            <text:p>79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2.ply</text:p>
          </table:table-cell>
          <table:table-cell office:value-type="string" calcext:value-type="string">
            <text:p>res/point_clouds/dense_2021_10_15.ply</text:p>
          </table:table-cell>
          <table:table-cell table:style-name="ce2" table:formula="of:=MID([.A46];24;10)" office:value-type="string" office:string-value="2021_10_12" calcext:value-type="string">
            <text:p>2021_10_12</text:p>
          </table:table-cell>
          <table:table-cell table:formula="of:=MID([.B46];24;10)" office:value-type="string" office:string-value="2021_10_15" calcext:value-type="string">
            <text:p>2021_10_15</text:p>
          </table:table-cell>
          <table:table-cell table:style-name="ce5" table:formula="of:=DATE(MID([.C46];1;4); MID([.C46];6;2); MID([.C46];9;2) )" office:value-type="date" office:date-value="2021-10-12" calcext:value-type="date">
            <text:p>12/10/21</text:p>
          </table:table-cell>
          <table:table-cell table:style-name="ce5" table:formula="of:=DATE(MID([.D46];1;4); MID([.D46];6;2); MID([.D46];9;2) )" office:value-type="date" office:date-value="2021-10-15" calcext:value-type="date">
            <text:p>15/10/21</text:p>
          </table:table-cell>
          <table:table-cell table:style-name="ce7" table:formula="of:=DATEDIF([.E46];[.F46];&quot;d&quot;)" office:value-type="float" office:value="3" calcext:value-type="float">
            <text:p>3</text:p>
          </table:table-cell>
          <table:table-cell office:value-type="float" office:value="-39.0253" calcext:value-type="float">
            <text:p>-39.0</text:p>
          </table:table-cell>
          <table:table-cell table:formula="of:=[.H46]/[.G46]" office:value-type="float" office:value="-13.0084333333333" calcext:value-type="float">
            <text:p>-13.0</text:p>
          </table:table-cell>
          <table:table-cell office:value-type="float" office:value="142.541" calcext:value-type="float">
            <text:p>142.5</text:p>
          </table:table-cell>
          <table:table-cell office:value-type="float" office:value="181.5663" calcext:value-type="float">
            <text:p>181.6</text:p>
          </table:table-cell>
          <table:table-cell office:value-type="float" office:value="2467.3599" calcext:value-type="float">
            <text:p>2,467.4</text:p>
          </table:table-cell>
          <table:table-cell office:value-type="float" office:value="74.8" calcext:value-type="float">
            <text:p>74.8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3.ply</text:p>
          </table:table-cell>
          <table:table-cell office:value-type="string" calcext:value-type="string">
            <text:p>res/point_clouds/dense_2021_10_16.ply</text:p>
          </table:table-cell>
          <table:table-cell table:style-name="ce2" table:formula="of:=MID([.A47];24;10)" office:value-type="string" office:string-value="2021_10_13" calcext:value-type="string">
            <text:p>2021_10_13</text:p>
          </table:table-cell>
          <table:table-cell table:formula="of:=MID([.B47];24;10)" office:value-type="string" office:string-value="2021_10_16" calcext:value-type="string">
            <text:p>2021_10_16</text:p>
          </table:table-cell>
          <table:table-cell table:style-name="ce5" table:formula="of:=DATE(MID([.C47];1;4); MID([.C47];6;2); MID([.C47];9;2) )" office:value-type="date" office:date-value="2021-10-13" calcext:value-type="date">
            <text:p>13/10/21</text:p>
          </table:table-cell>
          <table:table-cell table:style-name="ce5" table:formula="of:=DATE(MID([.D47];1;4); MID([.D47];6;2); MID([.D47];9;2) )" office:value-type="date" office:date-value="2021-10-16" calcext:value-type="date">
            <text:p>16/10/21</text:p>
          </table:table-cell>
          <table:table-cell table:style-name="ce7" table:formula="of:=DATEDIF([.E47];[.F47];&quot;d&quot;)" office:value-type="float" office:value="3" calcext:value-type="float">
            <text:p>3</text:p>
          </table:table-cell>
          <table:table-cell office:value-type="float" office:value="353.0377" calcext:value-type="float">
            <text:p>353.0</text:p>
          </table:table-cell>
          <table:table-cell table:formula="of:=[.H47]/[.G47]" office:value-type="float" office:value="117.679233333333" calcext:value-type="float">
            <text:p>117.7</text:p>
          </table:table-cell>
          <table:table-cell office:value-type="float" office:value="362.3825" calcext:value-type="float">
            <text:p>362.4</text:p>
          </table:table-cell>
          <table:table-cell office:value-type="float" office:value="9.3448" calcext:value-type="float">
            <text:p>9.3</text:p>
          </table:table-cell>
          <table:table-cell office:value-type="float" office:value="2652.7599" calcext:value-type="float">
            <text:p>2,652.8</text:p>
          </table:table-cell>
          <table:table-cell office:value-type="float" office:value="82" calcext:value-type="float">
            <text:p>82.0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4.ply</text:p>
          </table:table-cell>
          <table:table-cell office:value-type="string" calcext:value-type="string">
            <text:p>res/point_clouds/dense_2021_10_17.ply</text:p>
          </table:table-cell>
          <table:table-cell table:style-name="ce2" table:formula="of:=MID([.A48];24;10)" office:value-type="string" office:string-value="2021_10_14" calcext:value-type="string">
            <text:p>2021_10_14</text:p>
          </table:table-cell>
          <table:table-cell table:formula="of:=MID([.B48];24;10)" office:value-type="string" office:string-value="2021_10_17" calcext:value-type="string">
            <text:p>2021_10_17</text:p>
          </table:table-cell>
          <table:table-cell table:style-name="ce5" table:formula="of:=DATE(MID([.C48];1;4); MID([.C48];6;2); MID([.C48];9;2) )" office:value-type="date" office:date-value="2021-10-14" calcext:value-type="date">
            <text:p>14/10/21</text:p>
          </table:table-cell>
          <table:table-cell table:style-name="ce5" table:formula="of:=DATE(MID([.D48];1;4); MID([.D48];6;2); MID([.D48];9;2) )" office:value-type="date" office:date-value="2021-10-17" calcext:value-type="date">
            <text:p>17/10/21</text:p>
          </table:table-cell>
          <table:table-cell table:style-name="ce7" table:formula="of:=DATEDIF([.E48];[.F48];&quot;d&quot;)" office:value-type="float" office:value="3" calcext:value-type="float">
            <text:p>3</text:p>
          </table:table-cell>
          <table:table-cell office:value-type="float" office:value="-1261.261" calcext:value-type="float">
            <text:p>-1,261.3</text:p>
          </table:table-cell>
          <table:table-cell table:formula="of:=[.H48]/[.G48]" office:value-type="float" office:value="-420.420333333333" calcext:value-type="float">
            <text:p>-420.4</text:p>
          </table:table-cell>
          <table:table-cell office:value-type="float" office:value="10.8372" calcext:value-type="float">
            <text:p>10.8</text:p>
          </table:table-cell>
          <table:table-cell office:value-type="float" office:value="1272.0981" calcext:value-type="float">
            <text:p>1,272.1</text:p>
          </table:table-cell>
          <table:table-cell office:value-type="float" office:value="2585.7999" calcext:value-type="float">
            <text:p>2,585.8</text:p>
          </table:table-cell>
          <table:table-cell office:value-type="float" office:value="79.5" calcext:value-type="float">
            <text:p>79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5.ply</text:p>
          </table:table-cell>
          <table:table-cell office:value-type="string" calcext:value-type="string">
            <text:p>res/point_clouds/dense_2021_10_18.ply</text:p>
          </table:table-cell>
          <table:table-cell table:style-name="ce2" table:formula="of:=MID([.A49];24;10)" office:value-type="string" office:string-value="2021_10_15" calcext:value-type="string">
            <text:p>2021_10_15</text:p>
          </table:table-cell>
          <table:table-cell table:formula="of:=MID([.B49];24;10)" office:value-type="string" office:string-value="2021_10_18" calcext:value-type="string">
            <text:p>2021_10_18</text:p>
          </table:table-cell>
          <table:table-cell table:style-name="ce5" table:formula="of:=DATE(MID([.C49];1;4); MID([.C49];6;2); MID([.C49];9;2) )" office:value-type="date" office:date-value="2021-10-15" calcext:value-type="date">
            <text:p>15/10/21</text:p>
          </table:table-cell>
          <table:table-cell table:style-name="ce5" table:formula="of:=DATE(MID([.D49];1;4); MID([.D49];6;2); MID([.D49];9;2) )" office:value-type="date" office:date-value="2021-10-18" calcext:value-type="date">
            <text:p>18/10/21</text:p>
          </table:table-cell>
          <table:table-cell table:style-name="ce7" table:formula="of:=DATEDIF([.E49];[.F49];&quot;d&quot;)" office:value-type="float" office:value="3" calcext:value-type="float">
            <text:p>3</text:p>
          </table:table-cell>
          <table:table-cell office:value-type="float" office:value="521.0552" calcext:value-type="float">
            <text:p>521.1</text:p>
          </table:table-cell>
          <table:table-cell table:formula="of:=[.H49]/[.G49]" office:value-type="float" office:value="173.685066666667" calcext:value-type="float">
            <text:p>173.7</text:p>
          </table:table-cell>
          <table:table-cell office:value-type="float" office:value="527.0829" calcext:value-type="float">
            <text:p>527.1</text:p>
          </table:table-cell>
          <table:table-cell office:value-type="float" office:value="6.0277" calcext:value-type="float">
            <text:p>6.0</text:p>
          </table:table-cell>
          <table:table-cell office:value-type="float" office:value="2523.0799" calcext:value-type="float">
            <text:p>2,523.1</text:p>
          </table:table-cell>
          <table:table-cell office:value-type="float" office:value="76.5" calcext:value-type="float">
            <text:p>76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6.ply</text:p>
          </table:table-cell>
          <table:table-cell office:value-type="string" calcext:value-type="string">
            <text:p>res/point_clouds/dense_2021_10_19.ply</text:p>
          </table:table-cell>
          <table:table-cell table:style-name="ce2" table:formula="of:=MID([.A50];24;10)" office:value-type="string" office:string-value="2021_10_16" calcext:value-type="string">
            <text:p>2021_10_16</text:p>
          </table:table-cell>
          <table:table-cell table:formula="of:=MID([.B50];24;10)" office:value-type="string" office:string-value="2021_10_19" calcext:value-type="string">
            <text:p>2021_10_19</text:p>
          </table:table-cell>
          <table:table-cell table:style-name="ce5" table:formula="of:=DATE(MID([.C50];1;4); MID([.C50];6;2); MID([.C50];9;2) )" office:value-type="date" office:date-value="2021-10-16" calcext:value-type="date">
            <text:p>16/10/21</text:p>
          </table:table-cell>
          <table:table-cell table:style-name="ce5" table:formula="of:=DATE(MID([.D50];1;4); MID([.D50];6;2); MID([.D50];9;2) )" office:value-type="date" office:date-value="2021-10-19" calcext:value-type="date">
            <text:p>19/10/21</text:p>
          </table:table-cell>
          <table:table-cell table:style-name="ce7" table:formula="of:=DATEDIF([.E50];[.F50];&quot;d&quot;)" office:value-type="float" office:value="3" calcext:value-type="float">
            <text:p>3</text:p>
          </table:table-cell>
          <table:table-cell office:value-type="float" office:value="2410.5855" calcext:value-type="float">
            <text:p>2,410.6</text:p>
          </table:table-cell>
          <table:table-cell table:formula="of:=[.H50]/[.G50]" office:value-type="float" office:value="803.5285" calcext:value-type="float">
            <text:p>803.5</text:p>
          </table:table-cell>
          <table:table-cell office:value-type="float" office:value="2424.544" calcext:value-type="float">
            <text:p>2,424.5</text:p>
          </table:table-cell>
          <table:table-cell office:value-type="float" office:value="13.9585" calcext:value-type="float">
            <text:p>14.0</text:p>
          </table:table-cell>
          <table:table-cell office:value-type="float" office:value="2180.24" calcext:value-type="float">
            <text:p>2,180.2</text:p>
          </table:table-cell>
          <table:table-cell office:value-type="float" office:value="65" calcext:value-type="float">
            <text:p>65.0</text:p>
          </table:table-cell>
          <table:table-cell office:value-type="float" office:value="7.1" calcext:value-type="float">
            <text:p>7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7.ply</text:p>
          </table:table-cell>
          <table:table-cell office:value-type="string" calcext:value-type="string">
            <text:p>res/point_clouds/dense_2021_10_22.ply</text:p>
          </table:table-cell>
          <table:table-cell table:style-name="ce2" table:formula="of:=MID([.A51];24;10)" office:value-type="string" office:string-value="2021_10_17" calcext:value-type="string">
            <text:p>2021_10_17</text:p>
          </table:table-cell>
          <table:table-cell table:formula="of:=MID([.B51];24;10)" office:value-type="string" office:string-value="2021_10_22" calcext:value-type="string">
            <text:p>2021_10_22</text:p>
          </table:table-cell>
          <table:table-cell table:style-name="ce5" table:formula="of:=DATE(MID([.C51];1;4); MID([.C51];6;2); MID([.C51];9;2) )" office:value-type="date" office:date-value="2021-10-17" calcext:value-type="date">
            <text:p>17/10/21</text:p>
          </table:table-cell>
          <table:table-cell table:style-name="ce5" table:formula="of:=DATE(MID([.D51];1;4); MID([.D51];6;2); MID([.D51];9;2) )" office:value-type="date" office:date-value="2021-10-22" calcext:value-type="date">
            <text:p>22/10/21</text:p>
          </table:table-cell>
          <table:table-cell table:style-name="ce7" table:formula="of:=DATEDIF([.E51];[.F51];&quot;d&quot;)" office:value-type="float" office:value="5" calcext:value-type="float">
            <text:p>5</text:p>
          </table:table-cell>
          <table:table-cell office:value-type="float" office:value="-344.0532" calcext:value-type="float">
            <text:p>-344.1</text:p>
          </table:table-cell>
          <table:table-cell table:formula="of:=[.H51]/[.G51]" office:value-type="float" office:value="-68.81064" calcext:value-type="float">
            <text:p>-68.8</text:p>
          </table:table-cell>
          <table:table-cell office:value-type="float" office:value="233.1547" calcext:value-type="float">
            <text:p>233.2</text:p>
          </table:table-cell>
          <table:table-cell office:value-type="float" office:value="577.2079" calcext:value-type="float">
            <text:p>577.2</text:p>
          </table:table-cell>
          <table:table-cell office:value-type="float" office:value="2592.8399" calcext:value-type="float">
            <text:p>2,592.8</text:p>
          </table:table-cell>
          <table:table-cell office:value-type="float" office:value="76.6" calcext:value-type="float">
            <text:p>76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8.ply</text:p>
          </table:table-cell>
          <table:table-cell office:value-type="string" calcext:value-type="string">
            <text:p>res/point_clouds/dense_2021_10_23.ply</text:p>
          </table:table-cell>
          <table:table-cell table:style-name="ce2" table:formula="of:=MID([.A52];24;10)" office:value-type="string" office:string-value="2021_10_18" calcext:value-type="string">
            <text:p>2021_10_18</text:p>
          </table:table-cell>
          <table:table-cell table:formula="of:=MID([.B52];24;10)" office:value-type="string" office:string-value="2021_10_23" calcext:value-type="string">
            <text:p>2021_10_23</text:p>
          </table:table-cell>
          <table:table-cell table:style-name="ce5" table:formula="of:=DATE(MID([.C52];1;4); MID([.C52];6;2); MID([.C52];9;2) )" office:value-type="date" office:date-value="2021-10-18" calcext:value-type="date">
            <text:p>18/10/21</text:p>
          </table:table-cell>
          <table:table-cell table:style-name="ce5" table:formula="of:=DATE(MID([.D52];1;4); MID([.D52];6;2); MID([.D52];9;2) )" office:value-type="date" office:date-value="2021-10-23" calcext:value-type="date">
            <text:p>23/10/21</text:p>
          </table:table-cell>
          <table:table-cell table:style-name="ce7" table:formula="of:=DATEDIF([.E52];[.F52];&quot;d&quot;)" office:value-type="float" office:value="5" calcext:value-type="float">
            <text:p>5</text:p>
          </table:table-cell>
          <table:table-cell office:value-type="float" office:value="-963.4463" calcext:value-type="float">
            <text:p>-963.4</text:p>
          </table:table-cell>
          <table:table-cell table:formula="of:=[.H52]/[.G52]" office:value-type="float" office:value="-192.68926" calcext:value-type="float">
            <text:p>-192.7</text:p>
          </table:table-cell>
          <table:table-cell office:value-type="float" office:value="2.7625" calcext:value-type="float">
            <text:p>2.8</text:p>
          </table:table-cell>
          <table:table-cell office:value-type="float" office:value="966.2089" calcext:value-type="float">
            <text:p>966.2</text:p>
          </table:table-cell>
          <table:table-cell office:value-type="float" office:value="2475.3999" calcext:value-type="float">
            <text:p>2,475.4</text:p>
          </table:table-cell>
          <table:table-cell office:value-type="float" office:value="72.6" calcext:value-type="float">
            <text:p>72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19.ply</text:p>
          </table:table-cell>
          <table:table-cell office:value-type="string" calcext:value-type="string">
            <text:p>res/point_clouds/dense_2021_10_24.ply</text:p>
          </table:table-cell>
          <table:table-cell table:style-name="ce2" table:formula="of:=MID([.A53];24;10)" office:value-type="string" office:string-value="2021_10_19" calcext:value-type="string">
            <text:p>2021_10_19</text:p>
          </table:table-cell>
          <table:table-cell table:formula="of:=MID([.B53];24;10)" office:value-type="string" office:string-value="2021_10_24" calcext:value-type="string">
            <text:p>2021_10_24</text:p>
          </table:table-cell>
          <table:table-cell table:style-name="ce5" table:formula="of:=DATE(MID([.C53];1;4); MID([.C53];6;2); MID([.C53];9;2) )" office:value-type="date" office:date-value="2021-10-19" calcext:value-type="date">
            <text:p>19/10/21</text:p>
          </table:table-cell>
          <table:table-cell table:style-name="ce5" table:formula="of:=DATE(MID([.D53];1;4); MID([.D53];6;2); MID([.D53];9;2) )" office:value-type="date" office:date-value="2021-10-24" calcext:value-type="date">
            <text:p>24/10/21</text:p>
          </table:table-cell>
          <table:table-cell table:style-name="ce7" table:formula="of:=DATEDIF([.E53];[.F53];&quot;d&quot;)" office:value-type="float" office:value="5" calcext:value-type="float">
            <text:p>5</text:p>
          </table:table-cell>
          <table:table-cell office:value-type="float" office:value="-2665.3091" calcext:value-type="float">
            <text:p>-2,665.3</text:p>
          </table:table-cell>
          <table:table-cell table:formula="of:=[.H53]/[.G53]" office:value-type="float" office:value="-533.06182" calcext:value-type="float">
            <text:p>-533.1</text:p>
          </table:table-cell>
          <table:table-cell office:value-type="float" office:value="51.2057" calcext:value-type="float">
            <text:p>51.2</text:p>
          </table:table-cell>
          <table:table-cell office:value-type="float" office:value="2716.5148" calcext:value-type="float">
            <text:p>2,716.5</text:p>
          </table:table-cell>
          <table:table-cell office:value-type="float" office:value="2434.9199" calcext:value-type="float">
            <text:p>2,434.9</text:p>
          </table:table-cell>
          <table:table-cell office:value-type="float" office:value="64.4" calcext:value-type="float">
            <text:p>64.4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22.ply</text:p>
          </table:table-cell>
          <table:table-cell office:value-type="string" calcext:value-type="string">
            <text:p>res/point_clouds/dense_2021_10_25.ply</text:p>
          </table:table-cell>
          <table:table-cell table:style-name="ce2" table:formula="of:=MID([.A54];24;10)" office:value-type="string" office:string-value="2021_10_22" calcext:value-type="string">
            <text:p>2021_10_22</text:p>
          </table:table-cell>
          <table:table-cell table:formula="of:=MID([.B54];24;10)" office:value-type="string" office:string-value="2021_10_25" calcext:value-type="string">
            <text:p>2021_10_25</text:p>
          </table:table-cell>
          <table:table-cell table:style-name="ce5" table:formula="of:=DATE(MID([.C54];1;4); MID([.C54];6;2); MID([.C54];9;2) )" office:value-type="date" office:date-value="2021-10-22" calcext:value-type="date">
            <text:p>22/10/21</text:p>
          </table:table-cell>
          <table:table-cell table:style-name="ce5" table:formula="of:=DATE(MID([.D54];1;4); MID([.D54];6;2); MID([.D54];9;2) )" office:value-type="date" office:date-value="2021-10-25" calcext:value-type="date">
            <text:p>25/10/21</text:p>
          </table:table-cell>
          <table:table-cell table:style-name="ce7" table:formula="of:=DATEDIF([.E54];[.F54];&quot;d&quot;)" office:value-type="float" office:value="3" calcext:value-type="float">
            <text:p>3</text:p>
          </table:table-cell>
          <table:table-cell office:value-type="float" office:value="653.7855" calcext:value-type="float">
            <text:p>653.8</text:p>
          </table:table-cell>
          <table:table-cell table:formula="of:=[.H54]/[.G54]" office:value-type="float" office:value="217.9285" calcext:value-type="float">
            <text:p>217.9</text:p>
          </table:table-cell>
          <table:table-cell office:value-type="float" office:value="690.652" calcext:value-type="float">
            <text:p>690.7</text:p>
          </table:table-cell>
          <table:table-cell office:value-type="float" office:value="36.8665" calcext:value-type="float">
            <text:p>36.9</text:p>
          </table:table-cell>
          <table:table-cell office:value-type="float" office:value="2872.9599" calcext:value-type="float">
            <text:p>2,873.0</text:p>
          </table:table-cell>
          <table:table-cell office:value-type="float" office:value="79.1" calcext:value-type="float">
            <text:p>79.1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23.ply</text:p>
          </table:table-cell>
          <table:table-cell office:value-type="string" calcext:value-type="string">
            <text:p>res/point_clouds/dense_2021_10_27.ply</text:p>
          </table:table-cell>
          <table:table-cell table:style-name="ce2" table:formula="of:=MID([.A55];24;10)" office:value-type="string" office:string-value="2021_10_23" calcext:value-type="string">
            <text:p>2021_10_23</text:p>
          </table:table-cell>
          <table:table-cell table:formula="of:=MID([.B55];24;10)" office:value-type="string" office:string-value="2021_10_27" calcext:value-type="string">
            <text:p>2021_10_27</text:p>
          </table:table-cell>
          <table:table-cell table:style-name="ce5" table:formula="of:=DATE(MID([.C55];1;4); MID([.C55];6;2); MID([.C55];9;2) )" office:value-type="date" office:date-value="2021-10-23" calcext:value-type="date">
            <text:p>23/10/21</text:p>
          </table:table-cell>
          <table:table-cell table:style-name="ce5" table:formula="of:=DATE(MID([.D55];1;4); MID([.D55];6;2); MID([.D55];9;2) )" office:value-type="date" office:date-value="2021-10-27" calcext:value-type="date">
            <text:p>27/10/21</text:p>
          </table:table-cell>
          <table:table-cell table:style-name="ce7" table:formula="of:=DATEDIF([.E55];[.F55];&quot;d&quot;)" office:value-type="float" office:value="4" calcext:value-type="float">
            <text:p>4</text:p>
          </table:table-cell>
          <table:table-cell office:value-type="float" office:value="873.5731" calcext:value-type="float">
            <text:p>873.6</text:p>
          </table:table-cell>
          <table:table-cell table:formula="of:=[.H55]/[.G55]" office:value-type="float" office:value="218.393275" calcext:value-type="float">
            <text:p>218.4</text:p>
          </table:table-cell>
          <table:table-cell office:value-type="float" office:value="886.9976" calcext:value-type="float">
            <text:p>887.0</text:p>
          </table:table-cell>
          <table:table-cell office:value-type="float" office:value="13.4245" calcext:value-type="float">
            <text:p>13.4</text:p>
          </table:table-cell>
          <table:table-cell office:value-type="float" office:value="2964.5199" calcext:value-type="float">
            <text:p>2,964.5</text:p>
          </table:table-cell>
          <table:table-cell office:value-type="float" office:value="80.4" calcext:value-type="float">
            <text:p>80.4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24.ply</text:p>
          </table:table-cell>
          <table:table-cell office:value-type="string" calcext:value-type="string">
            <text:p>res/point_clouds/dense_2021_10_28.ply</text:p>
          </table:table-cell>
          <table:table-cell table:style-name="ce2" table:formula="of:=MID([.A56];24;10)" office:value-type="string" office:string-value="2021_10_24" calcext:value-type="string">
            <text:p>2021_10_24</text:p>
          </table:table-cell>
          <table:table-cell table:formula="of:=MID([.B56];24;10)" office:value-type="string" office:string-value="2021_10_28" calcext:value-type="string">
            <text:p>2021_10_28</text:p>
          </table:table-cell>
          <table:table-cell table:style-name="ce5" table:formula="of:=DATE(MID([.C56];1;4); MID([.C56];6;2); MID([.C56];9;2) )" office:value-type="date" office:date-value="2021-10-24" calcext:value-type="date">
            <text:p>24/10/21</text:p>
          </table:table-cell>
          <table:table-cell table:style-name="ce5" table:formula="of:=DATE(MID([.D56];1;4); MID([.D56];6;2); MID([.D56];9;2) )" office:value-type="date" office:date-value="2021-10-28" calcext:value-type="date">
            <text:p>28/10/21</text:p>
          </table:table-cell>
          <table:table-cell table:style-name="ce7" table:formula="of:=DATEDIF([.E56];[.F56];&quot;d&quot;)" office:value-type="float" office:value="4" calcext:value-type="float">
            <text:p>4</text:p>
          </table:table-cell>
          <table:table-cell office:value-type="float" office:value="-793.297" calcext:value-type="float">
            <text:p>-793.3</text:p>
          </table:table-cell>
          <table:table-cell table:formula="of:=[.H56]/[.G56]" office:value-type="float" office:value="-198.32425" calcext:value-type="float">
            <text:p>-198.3</text:p>
          </table:table-cell>
          <table:table-cell office:value-type="float" office:value="15.6628" calcext:value-type="float">
            <text:p>15.7</text:p>
          </table:table-cell>
          <table:table-cell office:value-type="float" office:value="808.9598" calcext:value-type="float">
            <text:p>809.0</text:p>
          </table:table-cell>
          <table:table-cell office:value-type="float" office:value="3425.4799" calcext:value-type="float">
            <text:p>3,425.5</text:p>
          </table:table-cell>
          <table:table-cell office:value-type="float" office:value="91" calcext:value-type="float">
            <text:p>91.0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s/point_clouds/dense_2021_10_25.ply</text:p>
          </table:table-cell>
          <table:table-cell table:style-name="ce1" office:value-type="string" calcext:value-type="string">
            <text:p>res/point_clouds/dense_2021_10_29.ply</text:p>
          </table:table-cell>
          <table:table-cell table:style-name="ce3" table:formula="of:=MID([.A57];24;10)" office:value-type="string" office:string-value="2021_10_25" calcext:value-type="string">
            <text:p>2021_10_25</text:p>
          </table:table-cell>
          <table:table-cell table:style-name="ce1" table:formula="of:=MID([.B57];24;10)" office:value-type="string" office:string-value="2021_10_29" calcext:value-type="string">
            <text:p>2021_10_29</text:p>
          </table:table-cell>
          <table:table-cell table:style-name="ce6" table:formula="of:=DATE(MID([.C57];1;4); MID([.C57];6;2); MID([.C57];9;2) )" office:value-type="date" office:date-value="2021-10-25" calcext:value-type="date">
            <text:p>25/10/21</text:p>
          </table:table-cell>
          <table:table-cell table:style-name="ce6" table:formula="of:=DATE(MID([.D57];1;4); MID([.D57];6;2); MID([.D57];9;2) )" office:value-type="date" office:date-value="2021-10-29" calcext:value-type="date">
            <text:p>29/10/21</text:p>
          </table:table-cell>
          <table:table-cell table:style-name="ce7" table:formula="of:=DATEDIF([.E57];[.F57];&quot;d&quot;)" office:value-type="float" office:value="4" calcext:value-type="float">
            <text:p>4</text:p>
          </table:table-cell>
          <table:table-cell table:style-name="ce9" office:value-type="float" office:value="-293.6752" calcext:value-type="float">
            <text:p>-293.7</text:p>
          </table:table-cell>
          <table:table-cell table:formula="of:=[.H57]/[.G57]" office:value-type="float" office:value="-73.4188" calcext:value-type="float">
            <text:p>-73.4</text:p>
          </table:table-cell>
          <table:table-cell table:style-name="ce9" office:value-type="float" office:value="18.9415" calcext:value-type="float">
            <text:p>18.9</text:p>
          </table:table-cell>
          <table:table-cell table:style-name="ce9" office:value-type="float" office:value="312.6167" calcext:value-type="float">
            <text:p>312.6</text:p>
          </table:table-cell>
          <table:table-cell table:style-name="ce9" office:value-type="float" office:value="3316.5999" calcext:value-type="float">
            <text:p>3,316.6</text:p>
          </table:table-cell>
          <table:table-cell table:style-name="ce9" office:value-type="float" office:value="89.1" calcext:value-type="float">
            <text:p>89.1</text:p>
          </table:table-cell>
          <table:table-cell table:style-name="ce9" office:value-type="float" office:value="7.7" calcext:value-type="float">
            <text:p>7.7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res/point_clouds/dense_2021_10_27.ply</text:p>
          </table:table-cell>
          <table:table-cell office:value-type="string" calcext:value-type="string">
            <text:p>res/point_clouds/dense_2022_05_01.ply</text:p>
          </table:table-cell>
          <table:table-cell table:style-name="ce2" table:formula="of:=MID([.A58];24;10)" office:value-type="string" office:string-value="2021_10_27" calcext:value-type="string">
            <text:p>2021_10_27</text:p>
          </table:table-cell>
          <table:table-cell table:formula="of:=MID([.B58];24;10)" office:value-type="string" office:string-value="2022_05_01" calcext:value-type="string">
            <text:p>2022_05_01</text:p>
          </table:table-cell>
          <table:table-cell table:style-name="ce5" table:formula="of:=DATE(MID([.C58];1;4); MID([.C58];6;2); MID([.C58];9;2) )" office:value-type="date" office:date-value="2021-10-27" calcext:value-type="date">
            <text:p>27/10/21</text:p>
          </table:table-cell>
          <table:table-cell table:style-name="ce5" table:formula="of:=DATE(MID([.D58];1;4); MID([.D58];6;2); MID([.D58];9;2) )" office:value-type="date" office:date-value="2022-05-01" calcext:value-type="date">
            <text:p>01/05/22</text:p>
          </table:table-cell>
          <table:table-cell table:style-name="ce7" table:formula="of:=DATEDIF([.E58];[.F58];&quot;d&quot;)" office:value-type="float" office:value="186" calcext:value-type="float">
            <text:p>186</text:p>
          </table:table-cell>
          <table:table-cell office:value-type="float" office:value="-141.6246" calcext:value-type="float">
            <text:p>-141.6</text:p>
          </table:table-cell>
          <table:table-cell table:formula="of:=[.H58]/[.G58]" office:value-type="float" office:value="-0.761422580645161" calcext:value-type="float">
            <text:p>-0.8</text:p>
          </table:table-cell>
          <table:table-cell office:value-type="float" office:value="1606.803" calcext:value-type="float">
            <text:p>1,606.8</text:p>
          </table:table-cell>
          <table:table-cell office:value-type="float" office:value="1748.4276" calcext:value-type="float">
            <text:p>1,748.4</text:p>
          </table:table-cell>
          <table:table-cell office:value-type="float" office:value="2878.7999" calcext:value-type="float">
            <text:p>2,878.8</text:p>
          </table:table-cell>
          <table:table-cell office:value-type="float" office:value="73.7" calcext:value-type="float">
            <text:p>73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28.ply</text:p>
          </table:table-cell>
          <table:table-cell office:value-type="string" calcext:value-type="string">
            <text:p>res/point_clouds/dense_2022_05_02.ply</text:p>
          </table:table-cell>
          <table:table-cell table:style-name="ce2" table:formula="of:=MID([.A59];24;10)" office:value-type="string" office:string-value="2021_10_28" calcext:value-type="string">
            <text:p>2021_10_28</text:p>
          </table:table-cell>
          <table:table-cell table:formula="of:=MID([.B59];24;10)" office:value-type="string" office:string-value="2022_05_02" calcext:value-type="string">
            <text:p>2022_05_02</text:p>
          </table:table-cell>
          <table:table-cell table:style-name="ce5" table:formula="of:=DATE(MID([.C59];1;4); MID([.C59];6;2); MID([.C59];9;2) )" office:value-type="date" office:date-value="2021-10-28" calcext:value-type="date">
            <text:p>28/10/21</text:p>
          </table:table-cell>
          <table:table-cell table:style-name="ce5" table:formula="of:=DATE(MID([.D59];1;4); MID([.D59];6;2); MID([.D59];9;2) )" office:value-type="date" office:date-value="2022-05-02" calcext:value-type="date">
            <text:p>02/05/22</text:p>
          </table:table-cell>
          <table:table-cell table:style-name="ce7" table:formula="of:=DATEDIF([.E59];[.F59];&quot;d&quot;)" office:value-type="float" office:value="186" calcext:value-type="float">
            <text:p>186</text:p>
          </table:table-cell>
          <table:table-cell office:value-type="float" office:value="-125.9166" calcext:value-type="float">
            <text:p>-125.9</text:p>
          </table:table-cell>
          <table:table-cell table:formula="of:=[.H59]/[.G59]" office:value-type="float" office:value="-0.676970967741936" calcext:value-type="float">
            <text:p>-0.7</text:p>
          </table:table-cell>
          <table:table-cell office:value-type="float" office:value="1833.8413" calcext:value-type="float">
            <text:p>1,833.8</text:p>
          </table:table-cell>
          <table:table-cell office:value-type="float" office:value="1959.7579" calcext:value-type="float">
            <text:p>1,959.8</text:p>
          </table:table-cell>
          <table:table-cell office:value-type="float" office:value="3222.9199" calcext:value-type="float">
            <text:p>3,222.9</text:p>
          </table:table-cell>
          <table:table-cell office:value-type="float" office:value="83.1" calcext:value-type="float">
            <text:p>83.1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1_10_29.ply</text:p>
          </table:table-cell>
          <table:table-cell office:value-type="string" calcext:value-type="string">
            <text:p>res/point_clouds/dense_2022_05_04.ply</text:p>
          </table:table-cell>
          <table:table-cell table:style-name="ce2" table:formula="of:=MID([.A60];24;10)" office:value-type="string" office:string-value="2021_10_29" calcext:value-type="string">
            <text:p>2021_10_29</text:p>
          </table:table-cell>
          <table:table-cell table:formula="of:=MID([.B60];24;10)" office:value-type="string" office:string-value="2022_05_04" calcext:value-type="string">
            <text:p>2022_05_04</text:p>
          </table:table-cell>
          <table:table-cell table:style-name="ce5" table:formula="of:=DATE(MID([.C60];1;4); MID([.C60];6;2); MID([.C60];9;2) )" office:value-type="date" office:date-value="2021-10-29" calcext:value-type="date">
            <text:p>29/10/21</text:p>
          </table:table-cell>
          <table:table-cell table:style-name="ce5" table:formula="of:=DATE(MID([.D60];1;4); MID([.D60];6;2); MID([.D60];9;2) )" office:value-type="date" office:date-value="2022-05-04" calcext:value-type="date">
            <text:p>04/05/22</text:p>
          </table:table-cell>
          <table:table-cell table:style-name="ce7" table:formula="of:=DATEDIF([.E60];[.F60];&quot;d&quot;)" office:value-type="float" office:value="187" calcext:value-type="float">
            <text:p>187</text:p>
          </table:table-cell>
          <table:table-cell office:value-type="float" office:value="-929.959" calcext:value-type="float">
            <text:p>-930.0</text:p>
          </table:table-cell>
          <table:table-cell table:formula="of:=[.H60]/[.G60]" office:value-type="float" office:value="-4.97304278074866" calcext:value-type="float">
            <text:p>-5.0</text:p>
          </table:table-cell>
          <table:table-cell office:value-type="float" office:value="1496.6276" calcext:value-type="float">
            <text:p>1,496.6</text:p>
          </table:table-cell>
          <table:table-cell office:value-type="float" office:value="2426.5866" calcext:value-type="float">
            <text:p>2,426.6</text:p>
          </table:table-cell>
          <table:table-cell office:value-type="float" office:value="3104.9599" calcext:value-type="float">
            <text:p>3,105.0</text:p>
          </table:table-cell>
          <table:table-cell office:value-type="float" office:value="82.4" calcext:value-type="float">
            <text:p>82.4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es/point_clouds/dense_2022_05_01.ply</text:p>
          </table:table-cell>
          <table:table-cell table:style-name="ce1" office:value-type="string" calcext:value-type="string">
            <text:p>res/point_clouds/dense_2022_05_07.ply</text:p>
          </table:table-cell>
          <table:table-cell table:style-name="ce3" table:formula="of:=MID([.A61];24;10)" office:value-type="string" office:string-value="2022_05_01" calcext:value-type="string">
            <text:p>2022_05_01</text:p>
          </table:table-cell>
          <table:table-cell table:style-name="ce1" table:formula="of:=MID([.B61];24;10)" office:value-type="string" office:string-value="2022_05_07" calcext:value-type="string">
            <text:p>2022_05_07</text:p>
          </table:table-cell>
          <table:table-cell table:style-name="ce6" table:formula="of:=DATE(MID([.C61];1;4); MID([.C61];6;2); MID([.C61];9;2) )" office:value-type="date" office:date-value="2022-05-01" calcext:value-type="date">
            <text:p>01/05/22</text:p>
          </table:table-cell>
          <table:table-cell table:style-name="ce6" table:formula="of:=DATE(MID([.D61];1;4); MID([.D61];6;2); MID([.D61];9;2) )" office:value-type="date" office:date-value="2022-05-07" calcext:value-type="date">
            <text:p>07/05/22</text:p>
          </table:table-cell>
          <table:table-cell table:style-name="ce7" table:formula="of:=DATEDIF([.E61];[.F61];&quot;d&quot;)" office:value-type="float" office:value="6" calcext:value-type="float">
            <text:p>6</text:p>
          </table:table-cell>
          <table:table-cell table:style-name="ce9" office:value-type="float" office:value="-675.6596" calcext:value-type="float">
            <text:p>-675.7</text:p>
          </table:table-cell>
          <table:table-cell table:formula="of:=[.H61]/[.G61]" office:value-type="float" office:value="-112.609933333333" calcext:value-type="float">
            <text:p>-112.6</text:p>
          </table:table-cell>
          <table:table-cell table:style-name="ce9" office:value-type="float" office:value="23.2208" calcext:value-type="float">
            <text:p>23.2</text:p>
          </table:table-cell>
          <table:table-cell table:style-name="ce9" office:value-type="float" office:value="698.8803" calcext:value-type="float">
            <text:p>698.9</text:p>
          </table:table-cell>
          <table:table-cell table:style-name="ce9" office:value-type="float" office:value="2918.1199" calcext:value-type="float">
            <text:p>2,918.1</text:p>
          </table:table-cell>
          <table:table-cell table:style-name="ce9" office:value-type="float" office:value="78.7" calcext:value-type="float">
            <text:p>78.7</text:p>
          </table:table-cell>
          <table:table-cell table:style-name="ce9" office:value-type="float" office:value="7.6" calcext:value-type="float">
            <text:p>7.6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res/point_clouds/dense_2022_05_02.ply</text:p>
          </table:table-cell>
          <table:table-cell office:value-type="string" calcext:value-type="string">
            <text:p>res/point_clouds/dense_2022_05_09.ply</text:p>
          </table:table-cell>
          <table:table-cell table:style-name="ce2" table:formula="of:=MID([.A62];24;10)" office:value-type="string" office:string-value="2022_05_02" calcext:value-type="string">
            <text:p>2022_05_02</text:p>
          </table:table-cell>
          <table:table-cell table:formula="of:=MID([.B62];24;10)" office:value-type="string" office:string-value="2022_05_09" calcext:value-type="string">
            <text:p>2022_05_09</text:p>
          </table:table-cell>
          <table:table-cell table:style-name="ce5" table:formula="of:=DATE(MID([.C62];1;4); MID([.C62];6;2); MID([.C62];9;2) )" office:value-type="date" office:date-value="2022-05-02" calcext:value-type="date">
            <text:p>02/05/22</text:p>
          </table:table-cell>
          <table:table-cell table:style-name="ce5" table:formula="of:=DATE(MID([.D62];1;4); MID([.D62];6;2); MID([.D62];9;2) )" office:value-type="date" office:date-value="2022-05-09" calcext:value-type="date">
            <text:p>09/05/22</text:p>
          </table:table-cell>
          <table:table-cell table:style-name="ce7" table:formula="of:=DATEDIF([.E62];[.F62];&quot;d&quot;)" office:value-type="float" office:value="7" calcext:value-type="float">
            <text:p>7</text:p>
          </table:table-cell>
          <table:table-cell office:value-type="float" office:value="-878.6721" calcext:value-type="float">
            <text:p>-878.7</text:p>
          </table:table-cell>
          <table:table-cell table:formula="of:=[.H62]/[.G62]" office:value-type="float" office:value="-125.524585714286" calcext:value-type="float">
            <text:p>-125.5</text:p>
          </table:table-cell>
          <table:table-cell office:value-type="float" office:value="14.5522" calcext:value-type="float">
            <text:p>14.6</text:p>
          </table:table-cell>
          <table:table-cell office:value-type="float" office:value="893.2243" calcext:value-type="float">
            <text:p>893.2</text:p>
          </table:table-cell>
          <table:table-cell office:value-type="float" office:value="3224.7599" calcext:value-type="float">
            <text:p>3,224.8</text:p>
          </table:table-cell>
          <table:table-cell office:value-type="float" office:value="87.5" calcext:value-type="float">
            <text:p>87.5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04.ply</text:p>
          </table:table-cell>
          <table:table-cell office:value-type="string" calcext:value-type="string">
            <text:p>res/point_clouds/dense_2022_05_10.ply</text:p>
          </table:table-cell>
          <table:table-cell table:style-name="ce2" table:formula="of:=MID([.A63];24;10)" office:value-type="string" office:string-value="2022_05_04" calcext:value-type="string">
            <text:p>2022_05_04</text:p>
          </table:table-cell>
          <table:table-cell table:formula="of:=MID([.B63];24;10)" office:value-type="string" office:string-value="2022_05_10" calcext:value-type="string">
            <text:p>2022_05_10</text:p>
          </table:table-cell>
          <table:table-cell table:style-name="ce5" table:formula="of:=DATE(MID([.C63];1;4); MID([.C63];6;2); MID([.C63];9;2) )" office:value-type="date" office:date-value="2022-05-04" calcext:value-type="date">
            <text:p>04/05/22</text:p>
          </table:table-cell>
          <table:table-cell table:style-name="ce5" table:formula="of:=DATE(MID([.D63];1;4); MID([.D63];6;2); MID([.D63];9;2) )" office:value-type="date" office:date-value="2022-05-10" calcext:value-type="date">
            <text:p>10/05/22</text:p>
          </table:table-cell>
          <table:table-cell table:style-name="ce7" table:formula="of:=DATEDIF([.E63];[.F63];&quot;d&quot;)" office:value-type="float" office:value="6" calcext:value-type="float">
            <text:p>6</text:p>
          </table:table-cell>
          <table:table-cell office:value-type="float" office:value="-173.0387" calcext:value-type="float">
            <text:p>-173.0</text:p>
          </table:table-cell>
          <table:table-cell table:formula="of:=[.H63]/[.G63]" office:value-type="float" office:value="-28.8397833333333" calcext:value-type="float">
            <text:p>-28.8</text:p>
          </table:table-cell>
          <table:table-cell office:value-type="float" office:value="177.0029" calcext:value-type="float">
            <text:p>177.0</text:p>
          </table:table-cell>
          <table:table-cell office:value-type="float" office:value="350.0416" calcext:value-type="float">
            <text:p>350.0</text:p>
          </table:table-cell>
          <table:table-cell office:value-type="float" office:value="2929.4799" calcext:value-type="float">
            <text:p>2,929.5</text:p>
          </table:table-cell>
          <table:table-cell office:value-type="float" office:value="83.7" calcext:value-type="float">
            <text:p>83.7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07.ply</text:p>
          </table:table-cell>
          <table:table-cell office:value-type="string" calcext:value-type="string">
            <text:p>res/point_clouds/dense_2022_05_11.ply</text:p>
          </table:table-cell>
          <table:table-cell table:style-name="ce2" table:formula="of:=MID([.A64];24;10)" office:value-type="string" office:string-value="2022_05_07" calcext:value-type="string">
            <text:p>2022_05_07</text:p>
          </table:table-cell>
          <table:table-cell table:formula="of:=MID([.B64];24;10)" office:value-type="string" office:string-value="2022_05_11" calcext:value-type="string">
            <text:p>2022_05_11</text:p>
          </table:table-cell>
          <table:table-cell table:style-name="ce5" table:formula="of:=DATE(MID([.C64];1;4); MID([.C64];6;2); MID([.C64];9;2) )" office:value-type="date" office:date-value="2022-05-07" calcext:value-type="date">
            <text:p>07/05/22</text:p>
          </table:table-cell>
          <table:table-cell table:style-name="ce5" table:formula="of:=DATE(MID([.D64];1;4); MID([.D64];6;2); MID([.D64];9;2) )" office:value-type="date" office:date-value="2022-05-11" calcext:value-type="date">
            <text:p>11/05/22</text:p>
          </table:table-cell>
          <table:table-cell table:style-name="ce7" table:formula="of:=DATEDIF([.E64];[.F64];&quot;d&quot;)" office:value-type="float" office:value="4" calcext:value-type="float">
            <text:p>4</text:p>
          </table:table-cell>
          <table:table-cell office:value-type="float" office:value="-1361.918" calcext:value-type="float">
            <text:p>-1,361.9</text:p>
          </table:table-cell>
          <table:table-cell table:formula="of:=[.H64]/[.G64]" office:value-type="float" office:value="-340.4795" calcext:value-type="float">
            <text:p>-340.5</text:p>
          </table:table-cell>
          <table:table-cell office:value-type="float" office:value="1.4679" calcext:value-type="float">
            <text:p>1.5</text:p>
          </table:table-cell>
          <table:table-cell office:value-type="float" office:value="1363.386" calcext:value-type="float">
            <text:p>1,363.4</text:p>
          </table:table-cell>
          <table:table-cell office:value-type="float" office:value="3079.7999" calcext:value-type="float">
            <text:p>3,079.8</text:p>
          </table:table-cell>
          <table:table-cell office:value-type="float" office:value="86.2" calcext:value-type="float">
            <text:p>86.2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09.ply</text:p>
          </table:table-cell>
          <table:table-cell office:value-type="string" calcext:value-type="string">
            <text:p>res/point_clouds/dense_2022_05_12.ply</text:p>
          </table:table-cell>
          <table:table-cell table:style-name="ce2" table:formula="of:=MID([.A65];24;10)" office:value-type="string" office:string-value="2022_05_09" calcext:value-type="string">
            <text:p>2022_05_09</text:p>
          </table:table-cell>
          <table:table-cell table:formula="of:=MID([.B65];24;10)" office:value-type="string" office:string-value="2022_05_12" calcext:value-type="string">
            <text:p>2022_05_12</text:p>
          </table:table-cell>
          <table:table-cell table:style-name="ce5" table:formula="of:=DATE(MID([.C65];1;4); MID([.C65];6;2); MID([.C65];9;2) )" office:value-type="date" office:date-value="2022-05-09" calcext:value-type="date">
            <text:p>09/05/22</text:p>
          </table:table-cell>
          <table:table-cell table:style-name="ce5" table:formula="of:=DATE(MID([.D65];1;4); MID([.D65];6;2); MID([.D65];9;2) )" office:value-type="date" office:date-value="2022-05-12" calcext:value-type="date">
            <text:p>12/05/22</text:p>
          </table:table-cell>
          <table:table-cell table:style-name="ce7" table:formula="of:=DATEDIF([.E65];[.F65];&quot;d&quot;)" office:value-type="float" office:value="3" calcext:value-type="float">
            <text:p>3</text:p>
          </table:table-cell>
          <table:table-cell office:value-type="float" office:value="-948.3941" calcext:value-type="float">
            <text:p>-948.4</text:p>
          </table:table-cell>
          <table:table-cell table:formula="of:=[.H65]/[.G65]" office:value-type="float" office:value="-316.131366666667" calcext:value-type="float">
            <text:p>-316.1</text:p>
          </table:table-cell>
          <table:table-cell office:value-type="float" office:value="3.9307" calcext:value-type="float">
            <text:p>3.9</text:p>
          </table:table-cell>
          <table:table-cell office:value-type="float" office:value="952.3249" calcext:value-type="float">
            <text:p>952.3</text:p>
          </table:table-cell>
          <table:table-cell office:value-type="float" office:value="2954.1199" calcext:value-type="float">
            <text:p>2,954.1</text:p>
          </table:table-cell>
          <table:table-cell office:value-type="float" office:value="84" calcext:value-type="float">
            <text:p>84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0.ply</text:p>
          </table:table-cell>
          <table:table-cell office:value-type="string" calcext:value-type="string">
            <text:p>res/point_clouds/dense_2022_05_13.ply</text:p>
          </table:table-cell>
          <table:table-cell table:style-name="ce2" table:formula="of:=MID([.A66];24;10)" office:value-type="string" office:string-value="2022_05_10" calcext:value-type="string">
            <text:p>2022_05_10</text:p>
          </table:table-cell>
          <table:table-cell table:formula="of:=MID([.B66];24;10)" office:value-type="string" office:string-value="2022_05_13" calcext:value-type="string">
            <text:p>2022_05_13</text:p>
          </table:table-cell>
          <table:table-cell table:style-name="ce5" table:formula="of:=DATE(MID([.C66];1;4); MID([.C66];6;2); MID([.C66];9;2) )" office:value-type="date" office:date-value="2022-05-10" calcext:value-type="date">
            <text:p>10/05/22</text:p>
          </table:table-cell>
          <table:table-cell table:style-name="ce5" table:formula="of:=DATE(MID([.D66];1;4); MID([.D66];6;2); MID([.D66];9;2) )" office:value-type="date" office:date-value="2022-05-13" calcext:value-type="date">
            <text:p>13/05/22</text:p>
          </table:table-cell>
          <table:table-cell table:style-name="ce7" table:formula="of:=DATEDIF([.E66];[.F66];&quot;d&quot;)" office:value-type="float" office:value="3" calcext:value-type="float">
            <text:p>3</text:p>
          </table:table-cell>
          <table:table-cell office:value-type="float" office:value="-1103.2079" calcext:value-type="float">
            <text:p>-1,103.2</text:p>
          </table:table-cell>
          <table:table-cell table:formula="of:=[.H66]/[.G66]" office:value-type="float" office:value="-367.735966666667" calcext:value-type="float">
            <text:p>-367.7</text:p>
          </table:table-cell>
          <table:table-cell office:value-type="float" office:value="1.9405" calcext:value-type="float">
            <text:p>1.9</text:p>
          </table:table-cell>
          <table:table-cell office:value-type="float" office:value="1105.1483" calcext:value-type="float">
            <text:p>1,105.1</text:p>
          </table:table-cell>
          <table:table-cell office:value-type="float" office:value="2738.3199" calcext:value-type="float">
            <text:p>2,738.3</text:p>
          </table:table-cell>
          <table:table-cell office:value-type="float" office:value="82" calcext:value-type="float">
            <text:p>82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1.ply</text:p>
          </table:table-cell>
          <table:table-cell office:value-type="string" calcext:value-type="string">
            <text:p>res/point_clouds/dense_2022_05_14.ply</text:p>
          </table:table-cell>
          <table:table-cell table:style-name="ce2" table:formula="of:=MID([.A67];24;10)" office:value-type="string" office:string-value="2022_05_11" calcext:value-type="string">
            <text:p>2022_05_11</text:p>
          </table:table-cell>
          <table:table-cell table:formula="of:=MID([.B67];24;10)" office:value-type="string" office:string-value="2022_05_14" calcext:value-type="string">
            <text:p>2022_05_14</text:p>
          </table:table-cell>
          <table:table-cell table:style-name="ce5" table:formula="of:=DATE(MID([.C67];1;4); MID([.C67];6;2); MID([.C67];9;2) )" office:value-type="date" office:date-value="2022-05-11" calcext:value-type="date">
            <text:p>11/05/22</text:p>
          </table:table-cell>
          <table:table-cell table:style-name="ce5" table:formula="of:=DATE(MID([.D67];1;4); MID([.D67];6;2); MID([.D67];9;2) )" office:value-type="date" office:date-value="2022-05-14" calcext:value-type="date">
            <text:p>14/05/22</text:p>
          </table:table-cell>
          <table:table-cell table:style-name="ce7" table:formula="of:=DATEDIF([.E67];[.F67];&quot;d&quot;)" office:value-type="float" office:value="3" calcext:value-type="float">
            <text:p>3</text:p>
          </table:table-cell>
          <table:table-cell office:value-type="float" office:value="-1226.962" calcext:value-type="float">
            <text:p>-1,227.0</text:p>
          </table:table-cell>
          <table:table-cell table:formula="of:=[.H67]/[.G67]" office:value-type="float" office:value="-408.987333333333" calcext:value-type="float">
            <text:p>-409.0</text:p>
          </table:table-cell>
          <table:table-cell office:value-type="float" office:value="6.0743" calcext:value-type="float">
            <text:p>6.1</text:p>
          </table:table-cell>
          <table:table-cell office:value-type="float" office:value="1233.0362" calcext:value-type="float">
            <text:p>1,233.0</text:p>
          </table:table-cell>
          <table:table-cell office:value-type="float" office:value="2998.3199" calcext:value-type="float">
            <text:p>2,998.3</text:p>
          </table:table-cell>
          <table:table-cell office:value-type="float" office:value="85.8" calcext:value-type="float">
            <text:p>85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2.ply</text:p>
          </table:table-cell>
          <table:table-cell office:value-type="string" calcext:value-type="string">
            <text:p>res/point_clouds/dense_2022_05_15.ply</text:p>
          </table:table-cell>
          <table:table-cell table:style-name="ce2" table:formula="of:=MID([.A68];24;10)" office:value-type="string" office:string-value="2022_05_12" calcext:value-type="string">
            <text:p>2022_05_12</text:p>
          </table:table-cell>
          <table:table-cell table:formula="of:=MID([.B68];24;10)" office:value-type="string" office:string-value="2022_05_15" calcext:value-type="string">
            <text:p>2022_05_15</text:p>
          </table:table-cell>
          <table:table-cell table:style-name="ce5" table:formula="of:=DATE(MID([.C68];1;4); MID([.C68];6;2); MID([.C68];9;2) )" office:value-type="date" office:date-value="2022-05-12" calcext:value-type="date">
            <text:p>12/05/22</text:p>
          </table:table-cell>
          <table:table-cell table:style-name="ce5" table:formula="of:=DATE(MID([.D68];1;4); MID([.D68];6;2); MID([.D68];9;2) )" office:value-type="date" office:date-value="2022-05-15" calcext:value-type="date">
            <text:p>15/05/22</text:p>
          </table:table-cell>
          <table:table-cell table:style-name="ce7" table:formula="of:=DATEDIF([.E68];[.F68];&quot;d&quot;)" office:value-type="float" office:value="3" calcext:value-type="float">
            <text:p>3</text:p>
          </table:table-cell>
          <table:table-cell office:value-type="float" office:value="-703.2759" calcext:value-type="float">
            <text:p>-703.3</text:p>
          </table:table-cell>
          <table:table-cell table:formula="of:=[.H68]/[.G68]" office:value-type="float" office:value="-234.4253" calcext:value-type="float">
            <text:p>-234.4</text:p>
          </table:table-cell>
          <table:table-cell office:value-type="float" office:value="46.1551" calcext:value-type="float">
            <text:p>46.2</text:p>
          </table:table-cell>
          <table:table-cell office:value-type="float" office:value="749.4311" calcext:value-type="float">
            <text:p>749.4</text:p>
          </table:table-cell>
          <table:table-cell office:value-type="float" office:value="2690.4799" calcext:value-type="float">
            <text:p>2,690.5</text:p>
          </table:table-cell>
          <table:table-cell office:value-type="float" office:value="78.5" calcext:value-type="float">
            <text:p>78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3.ply</text:p>
          </table:table-cell>
          <table:table-cell office:value-type="string" calcext:value-type="string">
            <text:p>res/point_clouds/dense_2022_05_17.ply</text:p>
          </table:table-cell>
          <table:table-cell table:style-name="ce2" table:formula="of:=MID([.A69];24;10)" office:value-type="string" office:string-value="2022_05_13" calcext:value-type="string">
            <text:p>2022_05_13</text:p>
          </table:table-cell>
          <table:table-cell table:formula="of:=MID([.B69];24;10)" office:value-type="string" office:string-value="2022_05_17" calcext:value-type="string">
            <text:p>2022_05_17</text:p>
          </table:table-cell>
          <table:table-cell table:style-name="ce5" table:formula="of:=DATE(MID([.C69];1;4); MID([.C69];6;2); MID([.C69];9;2) )" office:value-type="date" office:date-value="2022-05-13" calcext:value-type="date">
            <text:p>13/05/22</text:p>
          </table:table-cell>
          <table:table-cell table:style-name="ce5" table:formula="of:=DATE(MID([.D69];1;4); MID([.D69];6;2); MID([.D69];9;2) )" office:value-type="date" office:date-value="2022-05-17" calcext:value-type="date">
            <text:p>17/05/22</text:p>
          </table:table-cell>
          <table:table-cell table:style-name="ce7" table:formula="of:=DATEDIF([.E69];[.F69];&quot;d&quot;)" office:value-type="float" office:value="4" calcext:value-type="float">
            <text:p>4</text:p>
          </table:table-cell>
          <table:table-cell office:value-type="float" office:value="-2371.8264" calcext:value-type="float">
            <text:p>-2,371.8</text:p>
          </table:table-cell>
          <table:table-cell table:formula="of:=[.H69]/[.G69]" office:value-type="float" office:value="-592.9566" calcext:value-type="float">
            <text:p>-593.0</text:p>
          </table:table-cell>
          <table:table-cell office:value-type="float" office:value="1.3436" calcext:value-type="float">
            <text:p>1.3</text:p>
          </table:table-cell>
          <table:table-cell office:value-type="float" office:value="2373.17" calcext:value-type="float">
            <text:p>2,373.2</text:p>
          </table:table-cell>
          <table:table-cell office:value-type="float" office:value="2560.3999" calcext:value-type="float">
            <text:p>2,560.4</text:p>
          </table:table-cell>
          <table:table-cell office:value-type="float" office:value="76.9" calcext:value-type="float">
            <text:p>76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4.ply</text:p>
          </table:table-cell>
          <table:table-cell office:value-type="string" calcext:value-type="string">
            <text:p>res/point_clouds/dense_2022_05_18.ply</text:p>
          </table:table-cell>
          <table:table-cell table:style-name="ce2" table:formula="of:=MID([.A70];24;10)" office:value-type="string" office:string-value="2022_05_14" calcext:value-type="string">
            <text:p>2022_05_14</text:p>
          </table:table-cell>
          <table:table-cell table:formula="of:=MID([.B70];24;10)" office:value-type="string" office:string-value="2022_05_18" calcext:value-type="string">
            <text:p>2022_05_18</text:p>
          </table:table-cell>
          <table:table-cell table:style-name="ce5" table:formula="of:=DATE(MID([.C70];1;4); MID([.C70];6;2); MID([.C70];9;2) )" office:value-type="date" office:date-value="2022-05-14" calcext:value-type="date">
            <text:p>14/05/22</text:p>
          </table:table-cell>
          <table:table-cell table:style-name="ce5" table:formula="of:=DATE(MID([.D70];1;4); MID([.D70];6;2); MID([.D70];9;2) )" office:value-type="date" office:date-value="2022-05-18" calcext:value-type="date">
            <text:p>18/05/22</text:p>
          </table:table-cell>
          <table:table-cell table:style-name="ce7" table:formula="of:=DATEDIF([.E70];[.F70];&quot;d&quot;)" office:value-type="float" office:value="4" calcext:value-type="float">
            <text:p>4</text:p>
          </table:table-cell>
          <table:table-cell office:value-type="float" office:value="-1714.9299" calcext:value-type="float">
            <text:p>-1,714.9</text:p>
          </table:table-cell>
          <table:table-cell table:formula="of:=[.H70]/[.G70]" office:value-type="float" office:value="-428.732475" calcext:value-type="float">
            <text:p>-428.7</text:p>
          </table:table-cell>
          <table:table-cell office:value-type="float" office:value="1.84" calcext:value-type="float">
            <text:p>1.8</text:p>
          </table:table-cell>
          <table:table-cell office:value-type="float" office:value="1716.7699" calcext:value-type="float">
            <text:p>1,716.8</text:p>
          </table:table-cell>
          <table:table-cell office:value-type="float" office:value="2705.0799" calcext:value-type="float">
            <text:p>2,705.1</text:p>
          </table:table-cell>
          <table:table-cell office:value-type="float" office:value="78.8" calcext:value-type="float">
            <text:p>78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5.ply</text:p>
          </table:table-cell>
          <table:table-cell office:value-type="string" calcext:value-type="string">
            <text:p>res/point_clouds/dense_2022_05_19.ply</text:p>
          </table:table-cell>
          <table:table-cell table:style-name="ce2" table:formula="of:=MID([.A71];24;10)" office:value-type="string" office:string-value="2022_05_15" calcext:value-type="string">
            <text:p>2022_05_15</text:p>
          </table:table-cell>
          <table:table-cell table:formula="of:=MID([.B71];24;10)" office:value-type="string" office:string-value="2022_05_19" calcext:value-type="string">
            <text:p>2022_05_19</text:p>
          </table:table-cell>
          <table:table-cell table:style-name="ce5" table:formula="of:=DATE(MID([.C71];1;4); MID([.C71];6;2); MID([.C71];9;2) )" office:value-type="date" office:date-value="2022-05-15" calcext:value-type="date">
            <text:p>15/05/22</text:p>
          </table:table-cell>
          <table:table-cell table:style-name="ce5" table:formula="of:=DATE(MID([.D71];1;4); MID([.D71];6;2); MID([.D71];9;2) )" office:value-type="date" office:date-value="2022-05-19" calcext:value-type="date">
            <text:p>19/05/22</text:p>
          </table:table-cell>
          <table:table-cell table:style-name="ce7" table:formula="of:=DATEDIF([.E71];[.F71];&quot;d&quot;)" office:value-type="float" office:value="4" calcext:value-type="float">
            <text:p>4</text:p>
          </table:table-cell>
          <table:table-cell office:value-type="float" office:value="-1502.7541" calcext:value-type="float">
            <text:p>-1,502.8</text:p>
          </table:table-cell>
          <table:table-cell table:formula="of:=[.H71]/[.G71]" office:value-type="float" office:value="-375.688525" calcext:value-type="float">
            <text:p>-375.7</text:p>
          </table:table-cell>
          <table:table-cell office:value-type="float" office:value="2.122" calcext:value-type="float">
            <text:p>2.1</text:p>
          </table:table-cell>
          <table:table-cell office:value-type="float" office:value="1504.8762" calcext:value-type="float">
            <text:p>1,504.9</text:p>
          </table:table-cell>
          <table:table-cell office:value-type="float" office:value="2896.3199" calcext:value-type="float">
            <text:p>2,896.3</text:p>
          </table:table-cell>
          <table:table-cell office:value-type="float" office:value="82.2" calcext:value-type="float">
            <text:p>82.2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7.ply</text:p>
          </table:table-cell>
          <table:table-cell office:value-type="string" calcext:value-type="string">
            <text:p>res/point_clouds/dense_2022_05_20.ply</text:p>
          </table:table-cell>
          <table:table-cell table:style-name="ce2" table:formula="of:=MID([.A72];24;10)" office:value-type="string" office:string-value="2022_05_17" calcext:value-type="string">
            <text:p>2022_05_17</text:p>
          </table:table-cell>
          <table:table-cell table:formula="of:=MID([.B72];24;10)" office:value-type="string" office:string-value="2022_05_20" calcext:value-type="string">
            <text:p>2022_05_20</text:p>
          </table:table-cell>
          <table:table-cell table:style-name="ce5" table:formula="of:=DATE(MID([.C72];1;4); MID([.C72];6;2); MID([.C72];9;2) )" office:value-type="date" office:date-value="2022-05-17" calcext:value-type="date">
            <text:p>17/05/22</text:p>
          </table:table-cell>
          <table:table-cell table:style-name="ce5" table:formula="of:=DATE(MID([.D72];1;4); MID([.D72];6;2); MID([.D72];9;2) )" office:value-type="date" office:date-value="2022-05-20" calcext:value-type="date">
            <text:p>20/05/22</text:p>
          </table:table-cell>
          <table:table-cell table:style-name="ce7" table:formula="of:=DATEDIF([.E72];[.F72];&quot;d&quot;)" office:value-type="float" office:value="3" calcext:value-type="float">
            <text:p>3</text:p>
          </table:table-cell>
          <table:table-cell office:value-type="float" office:value="-664.3898" calcext:value-type="float">
            <text:p>-664.4</text:p>
          </table:table-cell>
          <table:table-cell table:formula="of:=[.H72]/[.G72]" office:value-type="float" office:value="-221.463266666667" calcext:value-type="float">
            <text:p>-221.5</text:p>
          </table:table-cell>
          <table:table-cell office:value-type="float" office:value="14.8927" calcext:value-type="float">
            <text:p>14.9</text:p>
          </table:table-cell>
          <table:table-cell office:value-type="float" office:value="679.2825" calcext:value-type="float">
            <text:p>679.3</text:p>
          </table:table-cell>
          <table:table-cell office:value-type="float" office:value="2442.2799" calcext:value-type="float">
            <text:p>2,442.3</text:p>
          </table:table-cell>
          <table:table-cell office:value-type="float" office:value="73.6" calcext:value-type="float">
            <text:p>73.6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8.ply</text:p>
          </table:table-cell>
          <table:table-cell office:value-type="string" calcext:value-type="string">
            <text:p>res/point_clouds/dense_2022_05_21.ply</text:p>
          </table:table-cell>
          <table:table-cell table:style-name="ce2" table:formula="of:=MID([.A73];24;10)" office:value-type="string" office:string-value="2022_05_18" calcext:value-type="string">
            <text:p>2022_05_18</text:p>
          </table:table-cell>
          <table:table-cell table:formula="of:=MID([.B73];24;10)" office:value-type="string" office:string-value="2022_05_21" calcext:value-type="string">
            <text:p>2022_05_21</text:p>
          </table:table-cell>
          <table:table-cell table:style-name="ce5" table:formula="of:=DATE(MID([.C73];1;4); MID([.C73];6;2); MID([.C73];9;2) )" office:value-type="date" office:date-value="2022-05-18" calcext:value-type="date">
            <text:p>18/05/22</text:p>
          </table:table-cell>
          <table:table-cell table:style-name="ce5" table:formula="of:=DATE(MID([.D73];1;4); MID([.D73];6;2); MID([.D73];9;2) )" office:value-type="date" office:date-value="2022-05-21" calcext:value-type="date">
            <text:p>21/05/22</text:p>
          </table:table-cell>
          <table:table-cell table:style-name="ce7" table:formula="of:=DATEDIF([.E73];[.F73];&quot;d&quot;)" office:value-type="float" office:value="3" calcext:value-type="float">
            <text:p>3</text:p>
          </table:table-cell>
          <table:table-cell office:value-type="float" office:value="-575.0495" calcext:value-type="float">
            <text:p>-575.0</text:p>
          </table:table-cell>
          <table:table-cell table:formula="of:=[.H73]/[.G73]" office:value-type="float" office:value="-191.683166666667" calcext:value-type="float">
            <text:p>-191.7</text:p>
          </table:table-cell>
          <table:table-cell office:value-type="float" office:value="87.7949" calcext:value-type="float">
            <text:p>87.8</text:p>
          </table:table-cell>
          <table:table-cell office:value-type="float" office:value="662.8444" calcext:value-type="float">
            <text:p>662.8</text:p>
          </table:table-cell>
          <table:table-cell office:value-type="float" office:value="2645.0399" calcext:value-type="float">
            <text:p>2,645.0</text:p>
          </table:table-cell>
          <table:table-cell office:value-type="float" office:value="81.8" calcext:value-type="float">
            <text:p>81.8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19.ply</text:p>
          </table:table-cell>
          <table:table-cell office:value-type="string" calcext:value-type="string">
            <text:p>res/point_clouds/dense_2022_05_22.ply</text:p>
          </table:table-cell>
          <table:table-cell table:style-name="ce2" table:formula="of:=MID([.A74];24;10)" office:value-type="string" office:string-value="2022_05_19" calcext:value-type="string">
            <text:p>2022_05_19</text:p>
          </table:table-cell>
          <table:table-cell table:formula="of:=MID([.B74];24;10)" office:value-type="string" office:string-value="2022_05_22" calcext:value-type="string">
            <text:p>2022_05_22</text:p>
          </table:table-cell>
          <table:table-cell table:style-name="ce5" table:formula="of:=DATE(MID([.C74];1;4); MID([.C74];6;2); MID([.C74];9;2) )" office:value-type="date" office:date-value="2022-05-19" calcext:value-type="date">
            <text:p>19/05/22</text:p>
          </table:table-cell>
          <table:table-cell table:style-name="ce5" table:formula="of:=DATE(MID([.D74];1;4); MID([.D74];6;2); MID([.D74];9;2) )" office:value-type="date" office:date-value="2022-05-22" calcext:value-type="date">
            <text:p>22/05/22</text:p>
          </table:table-cell>
          <table:table-cell table:style-name="ce7" table:formula="of:=DATEDIF([.E74];[.F74];&quot;d&quot;)" office:value-type="float" office:value="3" calcext:value-type="float">
            <text:p>3</text:p>
          </table:table-cell>
          <table:table-cell office:value-type="float" office:value="-1208.2903" calcext:value-type="float">
            <text:p>-1,208.3</text:p>
          </table:table-cell>
          <table:table-cell table:formula="of:=[.H74]/[.G74]" office:value-type="float" office:value="-402.763433333333" calcext:value-type="float">
            <text:p>-402.8</text:p>
          </table:table-cell>
          <table:table-cell office:value-type="float" office:value="14.2551" calcext:value-type="float">
            <text:p>14.3</text:p>
          </table:table-cell>
          <table:table-cell office:value-type="float" office:value="1222.5454" calcext:value-type="float">
            <text:p>1,222.5</text:p>
          </table:table-cell>
          <table:table-cell office:value-type="float" office:value="3236.5599" calcext:value-type="float">
            <text:p>3,236.6</text:p>
          </table:table-cell>
          <table:table-cell office:value-type="float" office:value="88.7" calcext:value-type="float">
            <text:p>88.7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0.ply</text:p>
          </table:table-cell>
          <table:table-cell office:value-type="string" calcext:value-type="string">
            <text:p>res/point_clouds/dense_2022_05_24.ply</text:p>
          </table:table-cell>
          <table:table-cell table:style-name="ce2" table:formula="of:=MID([.A75];24;10)" office:value-type="string" office:string-value="2022_05_20" calcext:value-type="string">
            <text:p>2022_05_20</text:p>
          </table:table-cell>
          <table:table-cell table:formula="of:=MID([.B75];24;10)" office:value-type="string" office:string-value="2022_05_24" calcext:value-type="string">
            <text:p>2022_05_24</text:p>
          </table:table-cell>
          <table:table-cell table:style-name="ce5" table:formula="of:=DATE(MID([.C75];1;4); MID([.C75];6;2); MID([.C75];9;2) )" office:value-type="date" office:date-value="2022-05-20" calcext:value-type="date">
            <text:p>20/05/22</text:p>
          </table:table-cell>
          <table:table-cell table:style-name="ce5" table:formula="of:=DATE(MID([.D75];1;4); MID([.D75];6;2); MID([.D75];9;2) )" office:value-type="date" office:date-value="2022-05-24" calcext:value-type="date">
            <text:p>24/05/22</text:p>
          </table:table-cell>
          <table:table-cell table:style-name="ce7" table:formula="of:=DATEDIF([.E75];[.F75];&quot;d&quot;)" office:value-type="float" office:value="4" calcext:value-type="float">
            <text:p>4</text:p>
          </table:table-cell>
          <table:table-cell office:value-type="float" office:value="-745.472" calcext:value-type="float">
            <text:p>-745.5</text:p>
          </table:table-cell>
          <table:table-cell table:formula="of:=[.H75]/[.G75]" office:value-type="float" office:value="-186.368" calcext:value-type="float">
            <text:p>-186.4</text:p>
          </table:table-cell>
          <table:table-cell office:value-type="float" office:value="130.0341" calcext:value-type="float">
            <text:p>130.0</text:p>
          </table:table-cell>
          <table:table-cell office:value-type="float" office:value="875.506" calcext:value-type="float">
            <text:p>875.5</text:p>
          </table:table-cell>
          <table:table-cell office:value-type="float" office:value="2681.0799" calcext:value-type="float">
            <text:p>2,681.1</text:p>
          </table:table-cell>
          <table:table-cell office:value-type="float" office:value="72.2" calcext:value-type="float">
            <text:p>72.2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1.ply</text:p>
          </table:table-cell>
          <table:table-cell office:value-type="string" calcext:value-type="string">
            <text:p>res/point_clouds/dense_2022_05_25.ply</text:p>
          </table:table-cell>
          <table:table-cell table:style-name="ce2" table:formula="of:=MID([.A76];24;10)" office:value-type="string" office:string-value="2022_05_21" calcext:value-type="string">
            <text:p>2022_05_21</text:p>
          </table:table-cell>
          <table:table-cell table:formula="of:=MID([.B76];24;10)" office:value-type="string" office:string-value="2022_05_25" calcext:value-type="string">
            <text:p>2022_05_25</text:p>
          </table:table-cell>
          <table:table-cell table:style-name="ce5" table:formula="of:=DATE(MID([.C76];1;4); MID([.C76];6;2); MID([.C76];9;2) )" office:value-type="date" office:date-value="2022-05-21" calcext:value-type="date">
            <text:p>21/05/22</text:p>
          </table:table-cell>
          <table:table-cell table:style-name="ce5" table:formula="of:=DATE(MID([.D76];1;4); MID([.D76];6;2); MID([.D76];9;2) )" office:value-type="date" office:date-value="2022-05-25" calcext:value-type="date">
            <text:p>25/05/22</text:p>
          </table:table-cell>
          <table:table-cell table:style-name="ce7" table:formula="of:=DATEDIF([.E76];[.F76];&quot;d&quot;)" office:value-type="float" office:value="4" calcext:value-type="float">
            <text:p>4</text:p>
          </table:table-cell>
          <table:table-cell office:value-type="float" office:value="-357.3743" calcext:value-type="float">
            <text:p>-357.4</text:p>
          </table:table-cell>
          <table:table-cell table:formula="of:=[.H76]/[.G76]" office:value-type="float" office:value="-89.343575" calcext:value-type="float">
            <text:p>-89.3</text:p>
          </table:table-cell>
          <table:table-cell office:value-type="float" office:value="202.8048" calcext:value-type="float">
            <text:p>202.8</text:p>
          </table:table-cell>
          <table:table-cell office:value-type="float" office:value="560.1791" calcext:value-type="float">
            <text:p>560.2</text:p>
          </table:table-cell>
          <table:table-cell office:value-type="float" office:value="2772.1999" calcext:value-type="float">
            <text:p>2,772.2</text:p>
          </table:table-cell>
          <table:table-cell office:value-type="float" office:value="78.5" calcext:value-type="float">
            <text:p>78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2.ply</text:p>
          </table:table-cell>
          <table:table-cell office:value-type="string" calcext:value-type="string">
            <text:p>res/point_clouds/dense_2022_05_26.ply</text:p>
          </table:table-cell>
          <table:table-cell table:style-name="ce2" table:formula="of:=MID([.A77];24;10)" office:value-type="string" office:string-value="2022_05_22" calcext:value-type="string">
            <text:p>2022_05_22</text:p>
          </table:table-cell>
          <table:table-cell table:formula="of:=MID([.B77];24;10)" office:value-type="string" office:string-value="2022_05_26" calcext:value-type="string">
            <text:p>2022_05_26</text:p>
          </table:table-cell>
          <table:table-cell table:style-name="ce5" table:formula="of:=DATE(MID([.C77];1;4); MID([.C77];6;2); MID([.C77];9;2) )" office:value-type="date" office:date-value="2022-05-22" calcext:value-type="date">
            <text:p>22/05/22</text:p>
          </table:table-cell>
          <table:table-cell table:style-name="ce5" table:formula="of:=DATE(MID([.D77];1;4); MID([.D77];6;2); MID([.D77];9;2) )" office:value-type="date" office:date-value="2022-05-26" calcext:value-type="date">
            <text:p>26/05/22</text:p>
          </table:table-cell>
          <table:table-cell table:style-name="ce7" table:formula="of:=DATEDIF([.E77];[.F77];&quot;d&quot;)" office:value-type="float" office:value="4" calcext:value-type="float">
            <text:p>4</text:p>
          </table:table-cell>
          <table:table-cell office:value-type="float" office:value="-623.7828" calcext:value-type="float">
            <text:p>-623.8</text:p>
          </table:table-cell>
          <table:table-cell table:formula="of:=[.H77]/[.G77]" office:value-type="float" office:value="-155.9457" calcext:value-type="float">
            <text:p>-155.9</text:p>
          </table:table-cell>
          <table:table-cell office:value-type="float" office:value="97.1956" calcext:value-type="float">
            <text:p>97.2</text:p>
          </table:table-cell>
          <table:table-cell office:value-type="float" office:value="720.9784" calcext:value-type="float">
            <text:p>721.0</text:p>
          </table:table-cell>
          <table:table-cell office:value-type="float" office:value="3211.0799" calcext:value-type="float">
            <text:p>3,211.1</text:p>
          </table:table-cell>
          <table:table-cell office:value-type="float" office:value="87.1" calcext:value-type="float">
            <text:p>87.1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4.ply</text:p>
          </table:table-cell>
          <table:table-cell office:value-type="string" calcext:value-type="string">
            <text:p>res/point_clouds/dense_2022_05_27.ply</text:p>
          </table:table-cell>
          <table:table-cell table:style-name="ce2" table:formula="of:=MID([.A78];24;10)" office:value-type="string" office:string-value="2022_05_24" calcext:value-type="string">
            <text:p>2022_05_24</text:p>
          </table:table-cell>
          <table:table-cell table:formula="of:=MID([.B78];24;10)" office:value-type="string" office:string-value="2022_05_27" calcext:value-type="string">
            <text:p>2022_05_27</text:p>
          </table:table-cell>
          <table:table-cell table:style-name="ce5" table:formula="of:=DATE(MID([.C78];1;4); MID([.C78];6;2); MID([.C78];9;2) )" office:value-type="date" office:date-value="2022-05-24" calcext:value-type="date">
            <text:p>24/05/22</text:p>
          </table:table-cell>
          <table:table-cell table:style-name="ce5" table:formula="of:=DATE(MID([.D78];1;4); MID([.D78];6;2); MID([.D78];9;2) )" office:value-type="date" office:date-value="2022-05-27" calcext:value-type="date">
            <text:p>27/05/22</text:p>
          </table:table-cell>
          <table:table-cell table:style-name="ce7" table:formula="of:=DATEDIF([.E78];[.F78];&quot;d&quot;)" office:value-type="float" office:value="3" calcext:value-type="float">
            <text:p>3</text:p>
          </table:table-cell>
          <table:table-cell office:value-type="float" office:value="-705.2422" calcext:value-type="float">
            <text:p>-705.2</text:p>
          </table:table-cell>
          <table:table-cell table:formula="of:=[.H78]/[.G78]" office:value-type="float" office:value="-235.080733333333" calcext:value-type="float">
            <text:p>-235.1</text:p>
          </table:table-cell>
          <table:table-cell office:value-type="float" office:value="9.6999" calcext:value-type="float">
            <text:p>9.7</text:p>
          </table:table-cell>
          <table:table-cell office:value-type="float" office:value="714.9421" calcext:value-type="float">
            <text:p>714.9</text:p>
          </table:table-cell>
          <table:table-cell office:value-type="float" office:value="1989.32" calcext:value-type="float">
            <text:p>1,989.3</text:p>
          </table:table-cell>
          <table:table-cell office:value-type="float" office:value="54.8" calcext:value-type="float">
            <text:p>54.8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5.ply</text:p>
          </table:table-cell>
          <table:table-cell office:value-type="string" calcext:value-type="string">
            <text:p>res/point_clouds/dense_2022_05_28.ply</text:p>
          </table:table-cell>
          <table:table-cell table:style-name="ce2" table:formula="of:=MID([.A79];24;10)" office:value-type="string" office:string-value="2022_05_25" calcext:value-type="string">
            <text:p>2022_05_25</text:p>
          </table:table-cell>
          <table:table-cell table:formula="of:=MID([.B79];24;10)" office:value-type="string" office:string-value="2022_05_28" calcext:value-type="string">
            <text:p>2022_05_28</text:p>
          </table:table-cell>
          <table:table-cell table:style-name="ce5" table:formula="of:=DATE(MID([.C79];1;4); MID([.C79];6;2); MID([.C79];9;2) )" office:value-type="date" office:date-value="2022-05-25" calcext:value-type="date">
            <text:p>25/05/22</text:p>
          </table:table-cell>
          <table:table-cell table:style-name="ce5" table:formula="of:=DATE(MID([.D79];1;4); MID([.D79];6;2); MID([.D79];9;2) )" office:value-type="date" office:date-value="2022-05-28" calcext:value-type="date">
            <text:p>28/05/22</text:p>
          </table:table-cell>
          <table:table-cell table:style-name="ce7" table:formula="of:=DATEDIF([.E79];[.F79];&quot;d&quot;)" office:value-type="float" office:value="3" calcext:value-type="float">
            <text:p>3</text:p>
          </table:table-cell>
          <table:table-cell office:value-type="float" office:value="-2554.6986" calcext:value-type="float">
            <text:p>-2,554.7</text:p>
          </table:table-cell>
          <table:table-cell table:formula="of:=[.H79]/[.G79]" office:value-type="float" office:value="-851.5662" calcext:value-type="float">
            <text:p>-851.6</text:p>
          </table:table-cell>
          <table:table-cell office:value-type="float" office:value="2.0004" calcext:value-type="float">
            <text:p>2.0</text:p>
          </table:table-cell>
          <table:table-cell office:value-type="float" office:value="2556.6989" calcext:value-type="float">
            <text:p>2,556.7</text:p>
          </table:table-cell>
          <table:table-cell office:value-type="float" office:value="2931.8799" calcext:value-type="float">
            <text:p>2,931.9</text:p>
          </table:table-cell>
          <table:table-cell office:value-type="float" office:value="82" calcext:value-type="float">
            <text:p>82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6.ply</text:p>
          </table:table-cell>
          <table:table-cell office:value-type="string" calcext:value-type="string">
            <text:p>res/point_clouds/dense_2022_05_31.ply</text:p>
          </table:table-cell>
          <table:table-cell table:style-name="ce2" table:formula="of:=MID([.A80];24;10)" office:value-type="string" office:string-value="2022_05_26" calcext:value-type="string">
            <text:p>2022_05_26</text:p>
          </table:table-cell>
          <table:table-cell table:formula="of:=MID([.B80];24;10)" office:value-type="string" office:string-value="2022_05_31" calcext:value-type="string">
            <text:p>2022_05_31</text:p>
          </table:table-cell>
          <table:table-cell table:style-name="ce5" table:formula="of:=DATE(MID([.C80];1;4); MID([.C80];6;2); MID([.C80];9;2) )" office:value-type="date" office:date-value="2022-05-26" calcext:value-type="date">
            <text:p>26/05/22</text:p>
          </table:table-cell>
          <table:table-cell table:style-name="ce5" table:formula="of:=DATE(MID([.D80];1;4); MID([.D80];6;2); MID([.D80];9;2) )" office:value-type="date" office:date-value="2022-05-31" calcext:value-type="date">
            <text:p>31/05/22</text:p>
          </table:table-cell>
          <table:table-cell table:style-name="ce7" table:formula="of:=DATEDIF([.E80];[.F80];&quot;d&quot;)" office:value-type="float" office:value="5" calcext:value-type="float">
            <text:p>5</text:p>
          </table:table-cell>
          <table:table-cell office:value-type="float" office:value="-2048.8974" calcext:value-type="float">
            <text:p>-2,048.9</text:p>
          </table:table-cell>
          <table:table-cell table:formula="of:=[.H80]/[.G80]" office:value-type="float" office:value="-409.77948" calcext:value-type="float">
            <text:p>-409.8</text:p>
          </table:table-cell>
          <table:table-cell office:value-type="float" office:value="4.1541" calcext:value-type="float">
            <text:p>4.2</text:p>
          </table:table-cell>
          <table:table-cell office:value-type="float" office:value="2053.0515" calcext:value-type="float">
            <text:p>2,053.1</text:p>
          </table:table-cell>
          <table:table-cell office:value-type="float" office:value="3155.2399" calcext:value-type="float">
            <text:p>3,155.2</text:p>
          </table:table-cell>
          <table:table-cell office:value-type="float" office:value="87.9" calcext:value-type="float">
            <text:p>87.9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7.ply</text:p>
          </table:table-cell>
          <table:table-cell office:value-type="string" calcext:value-type="string">
            <text:p>res/point_clouds/dense_2022_06_01.ply</text:p>
          </table:table-cell>
          <table:table-cell table:style-name="ce2" table:formula="of:=MID([.A81];24;10)" office:value-type="string" office:string-value="2022_05_27" calcext:value-type="string">
            <text:p>2022_05_27</text:p>
          </table:table-cell>
          <table:table-cell table:formula="of:=MID([.B81];24;10)" office:value-type="string" office:string-value="2022_06_01" calcext:value-type="string">
            <text:p>2022_06_01</text:p>
          </table:table-cell>
          <table:table-cell table:style-name="ce5" table:formula="of:=DATE(MID([.C81];1;4); MID([.C81];6;2); MID([.C81];9;2) )" office:value-type="date" office:date-value="2022-05-27" calcext:value-type="date">
            <text:p>27/05/22</text:p>
          </table:table-cell>
          <table:table-cell table:style-name="ce5" table:formula="of:=DATE(MID([.D81];1;4); MID([.D81];6;2); MID([.D81];9;2) )" office:value-type="date" office:date-value="2022-06-01" calcext:value-type="date">
            <text:p>01/06/22</text:p>
          </table:table-cell>
          <table:table-cell table:style-name="ce7" table:formula="of:=DATEDIF([.E81];[.F81];&quot;d&quot;)" office:value-type="float" office:value="5" calcext:value-type="float">
            <text:p>5</text:p>
          </table:table-cell>
          <table:table-cell office:value-type="float" office:value="-966.426" calcext:value-type="float">
            <text:p>-966.4</text:p>
          </table:table-cell>
          <table:table-cell table:formula="of:=[.H81]/[.G81]" office:value-type="float" office:value="-193.2852" calcext:value-type="float">
            <text:p>-193.3</text:p>
          </table:table-cell>
          <table:table-cell office:value-type="float" office:value="100.1554" calcext:value-type="float">
            <text:p>100.2</text:p>
          </table:table-cell>
          <table:table-cell office:value-type="float" office:value="1066.5814" calcext:value-type="float">
            <text:p>1,066.6</text:p>
          </table:table-cell>
          <table:table-cell office:value-type="float" office:value="1929.48" calcext:value-type="float">
            <text:p>1,929.5</text:p>
          </table:table-cell>
          <table:table-cell office:value-type="float" office:value="56.5" calcext:value-type="float">
            <text:p>56.5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28.ply</text:p>
          </table:table-cell>
          <table:table-cell office:value-type="string" calcext:value-type="string">
            <text:p>res/point_clouds/dense_2022_06_02.ply</text:p>
          </table:table-cell>
          <table:table-cell table:style-name="ce2" table:formula="of:=MID([.A82];24;10)" office:value-type="string" office:string-value="2022_05_28" calcext:value-type="string">
            <text:p>2022_05_28</text:p>
          </table:table-cell>
          <table:table-cell table:formula="of:=MID([.B82];24;10)" office:value-type="string" office:string-value="2022_06_02" calcext:value-type="string">
            <text:p>2022_06_02</text:p>
          </table:table-cell>
          <table:table-cell table:style-name="ce5" table:formula="of:=DATE(MID([.C82];1;4); MID([.C82];6;2); MID([.C82];9;2) )" office:value-type="date" office:date-value="2022-05-28" calcext:value-type="date">
            <text:p>28/05/22</text:p>
          </table:table-cell>
          <table:table-cell table:style-name="ce5" table:formula="of:=DATE(MID([.D82];1;4); MID([.D82];6;2); MID([.D82];9;2) )" office:value-type="date" office:date-value="2022-06-02" calcext:value-type="date">
            <text:p>02/06/22</text:p>
          </table:table-cell>
          <table:table-cell table:style-name="ce7" table:formula="of:=DATEDIF([.E82];[.F82];&quot;d&quot;)" office:value-type="float" office:value="5" calcext:value-type="float">
            <text:p>5</text:p>
          </table:table-cell>
          <table:table-cell office:value-type="float" office:value="-875.4023" calcext:value-type="float">
            <text:p>-875.4</text:p>
          </table:table-cell>
          <table:table-cell table:formula="of:=[.H82]/[.G82]" office:value-type="float" office:value="-175.08046" calcext:value-type="float">
            <text:p>-175.1</text:p>
          </table:table-cell>
          <table:table-cell office:value-type="float" office:value="111.8386" calcext:value-type="float">
            <text:p>111.8</text:p>
          </table:table-cell>
          <table:table-cell office:value-type="float" office:value="987.2409" calcext:value-type="float">
            <text:p>987.2</text:p>
          </table:table-cell>
          <table:table-cell office:value-type="float" office:value="2995.2799" calcext:value-type="float">
            <text:p>2,995.3</text:p>
          </table:table-cell>
          <table:table-cell office:value-type="float" office:value="83.3" calcext:value-type="float">
            <text:p>83.3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5_31.ply</text:p>
          </table:table-cell>
          <table:table-cell office:value-type="string" calcext:value-type="string">
            <text:p>res/point_clouds/dense_2022_06_04.ply</text:p>
          </table:table-cell>
          <table:table-cell table:style-name="ce2" table:formula="of:=MID([.A83];24;10)" office:value-type="string" office:string-value="2022_05_31" calcext:value-type="string">
            <text:p>2022_05_31</text:p>
          </table:table-cell>
          <table:table-cell table:formula="of:=MID([.B83];24;10)" office:value-type="string" office:string-value="2022_06_04" calcext:value-type="string">
            <text:p>2022_06_04</text:p>
          </table:table-cell>
          <table:table-cell table:style-name="ce5" table:formula="of:=DATE(MID([.C83];1;4); MID([.C83];6;2); MID([.C83];9;2) )" office:value-type="date" office:date-value="2022-05-31" calcext:value-type="date">
            <text:p>31/05/22</text:p>
          </table:table-cell>
          <table:table-cell table:style-name="ce5" table:formula="of:=DATE(MID([.D83];1;4); MID([.D83];6;2); MID([.D83];9;2) )" office:value-type="date" office:date-value="2022-06-04" calcext:value-type="date">
            <text:p>04/06/22</text:p>
          </table:table-cell>
          <table:table-cell table:style-name="ce7" table:formula="of:=DATEDIF([.E83];[.F83];&quot;d&quot;)" office:value-type="float" office:value="4" calcext:value-type="float">
            <text:p>4</text:p>
          </table:table-cell>
          <table:table-cell office:value-type="float" office:value="-2650.3767" calcext:value-type="float">
            <text:p>-2,650.4</text:p>
          </table:table-cell>
          <table:table-cell table:formula="of:=[.H83]/[.G83]" office:value-type="float" office:value="-662.594175" calcext:value-type="float">
            <text:p>-662.6</text:p>
          </table:table-cell>
          <table:table-cell office:value-type="float" office:value="3.0799" calcext:value-type="float">
            <text:p>3.1</text:p>
          </table:table-cell>
          <table:table-cell office:value-type="float" office:value="2653.4566" calcext:value-type="float">
            <text:p>2,653.5</text:p>
          </table:table-cell>
          <table:table-cell office:value-type="float" office:value="3030.7999" calcext:value-type="float">
            <text:p>3,030.8</text:p>
          </table:table-cell>
          <table:table-cell office:value-type="float" office:value="85.1" calcext:value-type="float">
            <text:p>85.1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1.ply</text:p>
          </table:table-cell>
          <table:table-cell office:value-type="string" calcext:value-type="string">
            <text:p>res/point_clouds/dense_2022_06_06.ply</text:p>
          </table:table-cell>
          <table:table-cell table:style-name="ce2" table:formula="of:=MID([.A84];24;10)" office:value-type="string" office:string-value="2022_06_01" calcext:value-type="string">
            <text:p>2022_06_01</text:p>
          </table:table-cell>
          <table:table-cell table:formula="of:=MID([.B84];24;10)" office:value-type="string" office:string-value="2022_06_06" calcext:value-type="string">
            <text:p>2022_06_06</text:p>
          </table:table-cell>
          <table:table-cell table:style-name="ce5" table:formula="of:=DATE(MID([.C84];1;4); MID([.C84];6;2); MID([.C84];9;2) )" office:value-type="date" office:date-value="2022-06-01" calcext:value-type="date">
            <text:p>01/06/22</text:p>
          </table:table-cell>
          <table:table-cell table:style-name="ce5" table:formula="of:=DATE(MID([.D84];1;4); MID([.D84];6;2); MID([.D84];9;2) )" office:value-type="date" office:date-value="2022-06-06" calcext:value-type="date">
            <text:p>06/06/22</text:p>
          </table:table-cell>
          <table:table-cell table:style-name="ce7" table:formula="of:=DATEDIF([.E84];[.F84];&quot;d&quot;)" office:value-type="float" office:value="5" calcext:value-type="float">
            <text:p>5</text:p>
          </table:table-cell>
          <table:table-cell office:value-type="float" office:value="-2765.853" calcext:value-type="float">
            <text:p>-2,765.9</text:p>
          </table:table-cell>
          <table:table-cell table:formula="of:=[.H84]/[.G84]" office:value-type="float" office:value="-553.1706" calcext:value-type="float">
            <text:p>-553.2</text:p>
          </table:table-cell>
          <table:table-cell office:value-type="float" office:value="146.2595" calcext:value-type="float">
            <text:p>146.3</text:p>
          </table:table-cell>
          <table:table-cell office:value-type="float" office:value="2912.1125" calcext:value-type="float">
            <text:p>2,912.1</text:p>
          </table:table-cell>
          <table:table-cell office:value-type="float" office:value="2984.1199" calcext:value-type="float">
            <text:p>2,984.1</text:p>
          </table:table-cell>
          <table:table-cell office:value-type="float" office:value="84.5" calcext:value-type="float">
            <text:p>84.5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2.ply</text:p>
          </table:table-cell>
          <table:table-cell office:value-type="string" calcext:value-type="string">
            <text:p>res/point_clouds/dense_2022_06_07.ply</text:p>
          </table:table-cell>
          <table:table-cell table:style-name="ce2" table:formula="of:=MID([.A85];24;10)" office:value-type="string" office:string-value="2022_06_02" calcext:value-type="string">
            <text:p>2022_06_02</text:p>
          </table:table-cell>
          <table:table-cell table:formula="of:=MID([.B85];24;10)" office:value-type="string" office:string-value="2022_06_07" calcext:value-type="string">
            <text:p>2022_06_07</text:p>
          </table:table-cell>
          <table:table-cell table:style-name="ce5" table:formula="of:=DATE(MID([.C85];1;4); MID([.C85];6;2); MID([.C85];9;2) )" office:value-type="date" office:date-value="2022-06-02" calcext:value-type="date">
            <text:p>02/06/22</text:p>
          </table:table-cell>
          <table:table-cell table:style-name="ce5" table:formula="of:=DATE(MID([.D85];1;4); MID([.D85];6;2); MID([.D85];9;2) )" office:value-type="date" office:date-value="2022-06-07" calcext:value-type="date">
            <text:p>07/06/22</text:p>
          </table:table-cell>
          <table:table-cell table:style-name="ce7" table:formula="of:=DATEDIF([.E85];[.F85];&quot;d&quot;)" office:value-type="float" office:value="5" calcext:value-type="float">
            <text:p>5</text:p>
          </table:table-cell>
          <table:table-cell office:value-type="float" office:value="-2857.8622" calcext:value-type="float">
            <text:p>-2,857.9</text:p>
          </table:table-cell>
          <table:table-cell table:formula="of:=[.H85]/[.G85]" office:value-type="float" office:value="-571.57244" calcext:value-type="float">
            <text:p>-571.6</text:p>
          </table:table-cell>
          <table:table-cell office:value-type="float" office:value="6.8846" calcext:value-type="float">
            <text:p>6.9</text:p>
          </table:table-cell>
          <table:table-cell office:value-type="float" office:value="2864.7468" calcext:value-type="float">
            <text:p>2,864.7</text:p>
          </table:table-cell>
          <table:table-cell office:value-type="float" office:value="2904.5599" calcext:value-type="float">
            <text:p>2,904.6</text:p>
          </table:table-cell>
          <table:table-cell office:value-type="float" office:value="79.4" calcext:value-type="float">
            <text:p>79.4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4.ply</text:p>
          </table:table-cell>
          <table:table-cell office:value-type="string" calcext:value-type="string">
            <text:p>res/point_clouds/dense_2022_06_08.ply</text:p>
          </table:table-cell>
          <table:table-cell table:style-name="ce2" table:formula="of:=MID([.A86];24;10)" office:value-type="string" office:string-value="2022_06_04" calcext:value-type="string">
            <text:p>2022_06_04</text:p>
          </table:table-cell>
          <table:table-cell table:formula="of:=MID([.B86];24;10)" office:value-type="string" office:string-value="2022_06_08" calcext:value-type="string">
            <text:p>2022_06_08</text:p>
          </table:table-cell>
          <table:table-cell table:style-name="ce5" table:formula="of:=DATE(MID([.C86];1;4); MID([.C86];6;2); MID([.C86];9;2) )" office:value-type="date" office:date-value="2022-06-04" calcext:value-type="date">
            <text:p>04/06/22</text:p>
          </table:table-cell>
          <table:table-cell table:style-name="ce5" table:formula="of:=DATE(MID([.D86];1;4); MID([.D86];6;2); MID([.D86];9;2) )" office:value-type="date" office:date-value="2022-06-08" calcext:value-type="date">
            <text:p>08/06/22</text:p>
          </table:table-cell>
          <table:table-cell table:style-name="ce7" table:formula="of:=DATEDIF([.E86];[.F86];&quot;d&quot;)" office:value-type="float" office:value="4" calcext:value-type="float">
            <text:p>4</text:p>
          </table:table-cell>
          <table:table-cell office:value-type="float" office:value="-600.7732" calcext:value-type="float">
            <text:p>-600.8</text:p>
          </table:table-cell>
          <table:table-cell table:formula="of:=[.H86]/[.G86]" office:value-type="float" office:value="-150.1933" calcext:value-type="float">
            <text:p>-150.2</text:p>
          </table:table-cell>
          <table:table-cell office:value-type="float" office:value="201.2072" calcext:value-type="float">
            <text:p>201.2</text:p>
          </table:table-cell>
          <table:table-cell office:value-type="float" office:value="801.9804" calcext:value-type="float">
            <text:p>802.0</text:p>
          </table:table-cell>
          <table:table-cell office:value-type="float" office:value="2996.9199" calcext:value-type="float">
            <text:p>2,996.9</text:p>
          </table:table-cell>
          <table:table-cell office:value-type="float" office:value="84" calcext:value-type="float">
            <text:p>84.0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6.ply</text:p>
          </table:table-cell>
          <table:table-cell office:value-type="string" calcext:value-type="string">
            <text:p>res/point_clouds/dense_2022_06_09.ply</text:p>
          </table:table-cell>
          <table:table-cell table:style-name="ce2" table:formula="of:=MID([.A87];24;10)" office:value-type="string" office:string-value="2022_06_06" calcext:value-type="string">
            <text:p>2022_06_06</text:p>
          </table:table-cell>
          <table:table-cell table:formula="of:=MID([.B87];24;10)" office:value-type="string" office:string-value="2022_06_09" calcext:value-type="string">
            <text:p>2022_06_09</text:p>
          </table:table-cell>
          <table:table-cell table:style-name="ce5" table:formula="of:=DATE(MID([.C87];1;4); MID([.C87];6;2); MID([.C87];9;2) )" office:value-type="date" office:date-value="2022-06-06" calcext:value-type="date">
            <text:p>06/06/22</text:p>
          </table:table-cell>
          <table:table-cell table:style-name="ce5" table:formula="of:=DATE(MID([.D87];1;4); MID([.D87];6;2); MID([.D87];9;2) )" office:value-type="date" office:date-value="2022-06-09" calcext:value-type="date">
            <text:p>09/06/22</text:p>
          </table:table-cell>
          <table:table-cell table:style-name="ce7" table:formula="of:=DATEDIF([.E87];[.F87];&quot;d&quot;)" office:value-type="float" office:value="3" calcext:value-type="float">
            <text:p>3</text:p>
          </table:table-cell>
          <table:table-cell office:value-type="float" office:value="193.9064" calcext:value-type="float">
            <text:p>193.9</text:p>
          </table:table-cell>
          <table:table-cell table:formula="of:=[.H87]/[.G87]" office:value-type="float" office:value="64.6354666666667" calcext:value-type="float">
            <text:p>64.6</text:p>
          </table:table-cell>
          <table:table-cell office:value-type="float" office:value="510.5993" calcext:value-type="float">
            <text:p>510.6</text:p>
          </table:table-cell>
          <table:table-cell office:value-type="float" office:value="316.6929" calcext:value-type="float">
            <text:p>316.7</text:p>
          </table:table-cell>
          <table:table-cell office:value-type="float" office:value="2985.0399" calcext:value-type="float">
            <text:p>2,985.0</text:p>
          </table:table-cell>
          <table:table-cell office:value-type="float" office:value="87.1" calcext:value-type="float">
            <text:p>87.1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7.ply</text:p>
          </table:table-cell>
          <table:table-cell office:value-type="string" calcext:value-type="string">
            <text:p>res/point_clouds/dense_2022_06_10.ply</text:p>
          </table:table-cell>
          <table:table-cell table:style-name="ce2" table:formula="of:=MID([.A88];24;10)" office:value-type="string" office:string-value="2022_06_07" calcext:value-type="string">
            <text:p>2022_06_07</text:p>
          </table:table-cell>
          <table:table-cell table:formula="of:=MID([.B88];24;10)" office:value-type="string" office:string-value="2022_06_10" calcext:value-type="string">
            <text:p>2022_06_10</text:p>
          </table:table-cell>
          <table:table-cell table:style-name="ce5" table:formula="of:=DATE(MID([.C88];1;4); MID([.C88];6;2); MID([.C88];9;2) )" office:value-type="date" office:date-value="2022-06-07" calcext:value-type="date">
            <text:p>07/06/22</text:p>
          </table:table-cell>
          <table:table-cell table:style-name="ce5" table:formula="of:=DATE(MID([.D88];1;4); MID([.D88];6;2); MID([.D88];9;2) )" office:value-type="date" office:date-value="2022-06-10" calcext:value-type="date">
            <text:p>10/06/22</text:p>
          </table:table-cell>
          <table:table-cell table:style-name="ce7" table:formula="of:=DATEDIF([.E88];[.F88];&quot;d&quot;)" office:value-type="float" office:value="3" calcext:value-type="float">
            <text:p>3</text:p>
          </table:table-cell>
          <table:table-cell office:value-type="float" office:value="-551.4596" calcext:value-type="float">
            <text:p>-551.5</text:p>
          </table:table-cell>
          <table:table-cell table:formula="of:=[.H88]/[.G88]" office:value-type="float" office:value="-183.819866666667" calcext:value-type="float">
            <text:p>-183.8</text:p>
          </table:table-cell>
          <table:table-cell office:value-type="float" office:value="180.0316" calcext:value-type="float">
            <text:p>180.0</text:p>
          </table:table-cell>
          <table:table-cell office:value-type="float" office:value="731.4911" calcext:value-type="float">
            <text:p>731.5</text:p>
          </table:table-cell>
          <table:table-cell office:value-type="float" office:value="2770.8799" calcext:value-type="float">
            <text:p>2,770.9</text:p>
          </table:table-cell>
          <table:table-cell office:value-type="float" office:value="79.5" calcext:value-type="float">
            <text:p>79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8.ply</text:p>
          </table:table-cell>
          <table:table-cell office:value-type="string" calcext:value-type="string">
            <text:p>res/point_clouds/dense_2022_06_11.ply</text:p>
          </table:table-cell>
          <table:table-cell table:style-name="ce2" table:formula="of:=MID([.A89];24;10)" office:value-type="string" office:string-value="2022_06_08" calcext:value-type="string">
            <text:p>2022_06_08</text:p>
          </table:table-cell>
          <table:table-cell table:formula="of:=MID([.B89];24;10)" office:value-type="string" office:string-value="2022_06_11" calcext:value-type="string">
            <text:p>2022_06_11</text:p>
          </table:table-cell>
          <table:table-cell table:style-name="ce5" table:formula="of:=DATE(MID([.C89];1;4); MID([.C89];6;2); MID([.C89];9;2) )" office:value-type="date" office:date-value="2022-06-08" calcext:value-type="date">
            <text:p>08/06/22</text:p>
          </table:table-cell>
          <table:table-cell table:style-name="ce5" table:formula="of:=DATE(MID([.D89];1;4); MID([.D89];6;2); MID([.D89];9;2) )" office:value-type="date" office:date-value="2022-06-11" calcext:value-type="date">
            <text:p>11/06/22</text:p>
          </table:table-cell>
          <table:table-cell table:style-name="ce7" table:formula="of:=DATEDIF([.E89];[.F89];&quot;d&quot;)" office:value-type="float" office:value="3" calcext:value-type="float">
            <text:p>3</text:p>
          </table:table-cell>
          <table:table-cell office:value-type="float" office:value="-368.4966" calcext:value-type="float">
            <text:p>-368.5</text:p>
          </table:table-cell>
          <table:table-cell table:formula="of:=[.H89]/[.G89]" office:value-type="float" office:value="-122.8322" calcext:value-type="float">
            <text:p>-122.8</text:p>
          </table:table-cell>
          <table:table-cell office:value-type="float" office:value="142.74" calcext:value-type="float">
            <text:p>142.7</text:p>
          </table:table-cell>
          <table:table-cell office:value-type="float" office:value="511.2366" calcext:value-type="float">
            <text:p>511.2</text:p>
          </table:table-cell>
          <table:table-cell office:value-type="float" office:value="2409.4399" calcext:value-type="float">
            <text:p>2,409.4</text:p>
          </table:table-cell>
          <table:table-cell office:value-type="float" office:value="69.9" calcext:value-type="float">
            <text:p>69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09.ply</text:p>
          </table:table-cell>
          <table:table-cell office:value-type="string" calcext:value-type="string">
            <text:p>res/point_clouds/dense_2022_06_12.ply</text:p>
          </table:table-cell>
          <table:table-cell table:style-name="ce2" table:formula="of:=MID([.A90];24;10)" office:value-type="string" office:string-value="2022_06_09" calcext:value-type="string">
            <text:p>2022_06_09</text:p>
          </table:table-cell>
          <table:table-cell table:formula="of:=MID([.B90];24;10)" office:value-type="string" office:string-value="2022_06_12" calcext:value-type="string">
            <text:p>2022_06_12</text:p>
          </table:table-cell>
          <table:table-cell table:style-name="ce5" table:formula="of:=DATE(MID([.C90];1;4); MID([.C90];6;2); MID([.C90];9;2) )" office:value-type="date" office:date-value="2022-06-09" calcext:value-type="date">
            <text:p>09/06/22</text:p>
          </table:table-cell>
          <table:table-cell table:style-name="ce5" table:formula="of:=DATE(MID([.D90];1;4); MID([.D90];6;2); MID([.D90];9;2) )" office:value-type="date" office:date-value="2022-06-12" calcext:value-type="date">
            <text:p>12/06/22</text:p>
          </table:table-cell>
          <table:table-cell table:style-name="ce7" table:formula="of:=DATEDIF([.E90];[.F90];&quot;d&quot;)" office:value-type="float" office:value="3" calcext:value-type="float">
            <text:p>3</text:p>
          </table:table-cell>
          <table:table-cell office:value-type="float" office:value="-2127.9974" calcext:value-type="float">
            <text:p>-2,128.0</text:p>
          </table:table-cell>
          <table:table-cell table:formula="of:=[.H90]/[.G90]" office:value-type="float" office:value="-709.332466666667" calcext:value-type="float">
            <text:p>-709.3</text:p>
          </table:table-cell>
          <table:table-cell office:value-type="float" office:value="3.3889" calcext:value-type="float">
            <text:p>3.4</text:p>
          </table:table-cell>
          <table:table-cell office:value-type="float" office:value="2131.3863" calcext:value-type="float">
            <text:p>2,131.4</text:p>
          </table:table-cell>
          <table:table-cell office:value-type="float" office:value="2433.9199" calcext:value-type="float">
            <text:p>2,433.9</text:p>
          </table:table-cell>
          <table:table-cell office:value-type="float" office:value="70.1" calcext:value-type="float">
            <text:p>70.1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0.ply</text:p>
          </table:table-cell>
          <table:table-cell office:value-type="string" calcext:value-type="string">
            <text:p>res/point_clouds/dense_2022_06_13.ply</text:p>
          </table:table-cell>
          <table:table-cell table:style-name="ce2" table:formula="of:=MID([.A91];24;10)" office:value-type="string" office:string-value="2022_06_10" calcext:value-type="string">
            <text:p>2022_06_10</text:p>
          </table:table-cell>
          <table:table-cell table:formula="of:=MID([.B91];24;10)" office:value-type="string" office:string-value="2022_06_13" calcext:value-type="string">
            <text:p>2022_06_13</text:p>
          </table:table-cell>
          <table:table-cell table:style-name="ce5" table:formula="of:=DATE(MID([.C91];1;4); MID([.C91];6;2); MID([.C91];9;2) )" office:value-type="date" office:date-value="2022-06-10" calcext:value-type="date">
            <text:p>10/06/22</text:p>
          </table:table-cell>
          <table:table-cell table:style-name="ce5" table:formula="of:=DATE(MID([.D91];1;4); MID([.D91];6;2); MID([.D91];9;2) )" office:value-type="date" office:date-value="2022-06-13" calcext:value-type="date">
            <text:p>13/06/22</text:p>
          </table:table-cell>
          <table:table-cell table:style-name="ce7" table:formula="of:=DATEDIF([.E91];[.F91];&quot;d&quot;)" office:value-type="float" office:value="3" calcext:value-type="float">
            <text:p>3</text:p>
          </table:table-cell>
          <table:table-cell office:value-type="float" office:value="-844.1153" calcext:value-type="float">
            <text:p>-844.1</text:p>
          </table:table-cell>
          <table:table-cell table:formula="of:=[.H91]/[.G91]" office:value-type="float" office:value="-281.371766666667" calcext:value-type="float">
            <text:p>-281.4</text:p>
          </table:table-cell>
          <table:table-cell office:value-type="float" office:value="53.0585" calcext:value-type="float">
            <text:p>53.1</text:p>
          </table:table-cell>
          <table:table-cell office:value-type="float" office:value="897.1738" calcext:value-type="float">
            <text:p>897.2</text:p>
          </table:table-cell>
          <table:table-cell office:value-type="float" office:value="2565.5199" calcext:value-type="float">
            <text:p>2,565.5</text:p>
          </table:table-cell>
          <table:table-cell office:value-type="float" office:value="74.2" calcext:value-type="float">
            <text:p>74.2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1.ply</text:p>
          </table:table-cell>
          <table:table-cell office:value-type="string" calcext:value-type="string">
            <text:p>res/point_clouds/dense_2022_06_14.ply</text:p>
          </table:table-cell>
          <table:table-cell table:style-name="ce2" table:formula="of:=MID([.A92];24;10)" office:value-type="string" office:string-value="2022_06_11" calcext:value-type="string">
            <text:p>2022_06_11</text:p>
          </table:table-cell>
          <table:table-cell table:formula="of:=MID([.B92];24;10)" office:value-type="string" office:string-value="2022_06_14" calcext:value-type="string">
            <text:p>2022_06_14</text:p>
          </table:table-cell>
          <table:table-cell table:style-name="ce5" table:formula="of:=DATE(MID([.C92];1;4); MID([.C92];6;2); MID([.C92];9;2) )" office:value-type="date" office:date-value="2022-06-11" calcext:value-type="date">
            <text:p>11/06/22</text:p>
          </table:table-cell>
          <table:table-cell table:style-name="ce5" table:formula="of:=DATE(MID([.D92];1;4); MID([.D92];6;2); MID([.D92];9;2) )" office:value-type="date" office:date-value="2022-06-14" calcext:value-type="date">
            <text:p>14/06/22</text:p>
          </table:table-cell>
          <table:table-cell table:style-name="ce7" table:formula="of:=DATEDIF([.E92];[.F92];&quot;d&quot;)" office:value-type="float" office:value="3" calcext:value-type="float">
            <text:p>3</text:p>
          </table:table-cell>
          <table:table-cell office:value-type="float" office:value="-1695.1425" calcext:value-type="float">
            <text:p>-1,695.1</text:p>
          </table:table-cell>
          <table:table-cell table:formula="of:=[.H92]/[.G92]" office:value-type="float" office:value="-565.0475" calcext:value-type="float">
            <text:p>-565.0</text:p>
          </table:table-cell>
          <table:table-cell office:value-type="float" office:value="0.1996" calcext:value-type="float">
            <text:p>0.2</text:p>
          </table:table-cell>
          <table:table-cell office:value-type="float" office:value="1695.3422" calcext:value-type="float">
            <text:p>1,695.3</text:p>
          </table:table-cell>
          <table:table-cell office:value-type="float" office:value="2116.2" calcext:value-type="float">
            <text:p>2,116.2</text:p>
          </table:table-cell>
          <table:table-cell office:value-type="float" office:value="69.1" calcext:value-type="float">
            <text:p>69.1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2.ply</text:p>
          </table:table-cell>
          <table:table-cell office:value-type="string" calcext:value-type="string">
            <text:p>res/point_clouds/dense_2022_06_15.ply</text:p>
          </table:table-cell>
          <table:table-cell table:style-name="ce2" table:formula="of:=MID([.A93];24;10)" office:value-type="string" office:string-value="2022_06_12" calcext:value-type="string">
            <text:p>2022_06_12</text:p>
          </table:table-cell>
          <table:table-cell table:formula="of:=MID([.B93];24;10)" office:value-type="string" office:string-value="2022_06_15" calcext:value-type="string">
            <text:p>2022_06_15</text:p>
          </table:table-cell>
          <table:table-cell table:style-name="ce5" table:formula="of:=DATE(MID([.C93];1;4); MID([.C93];6;2); MID([.C93];9;2) )" office:value-type="date" office:date-value="2022-06-12" calcext:value-type="date">
            <text:p>12/06/22</text:p>
          </table:table-cell>
          <table:table-cell table:style-name="ce5" table:formula="of:=DATE(MID([.D93];1;4); MID([.D93];6;2); MID([.D93];9;2) )" office:value-type="date" office:date-value="2022-06-15" calcext:value-type="date">
            <text:p>15/06/22</text:p>
          </table:table-cell>
          <table:table-cell table:style-name="ce7" table:formula="of:=DATEDIF([.E93];[.F93];&quot;d&quot;)" office:value-type="float" office:value="3" calcext:value-type="float">
            <text:p>3</text:p>
          </table:table-cell>
          <table:table-cell office:value-type="float" office:value="-303.4128" calcext:value-type="float">
            <text:p>-303.4</text:p>
          </table:table-cell>
          <table:table-cell table:formula="of:=[.H93]/[.G93]" office:value-type="float" office:value="-101.1376" calcext:value-type="float">
            <text:p>-101.1</text:p>
          </table:table-cell>
          <table:table-cell office:value-type="float" office:value="261.7792" calcext:value-type="float">
            <text:p>261.8</text:p>
          </table:table-cell>
          <table:table-cell office:value-type="float" office:value="565.192" calcext:value-type="float">
            <text:p>565.2</text:p>
          </table:table-cell>
          <table:table-cell office:value-type="float" office:value="2482.0799" calcext:value-type="float">
            <text:p>2,482.1</text:p>
          </table:table-cell>
          <table:table-cell office:value-type="float" office:value="70.4" calcext:value-type="float">
            <text:p>70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3.ply</text:p>
          </table:table-cell>
          <table:table-cell office:value-type="string" calcext:value-type="string">
            <text:p>res/point_clouds/dense_2022_06_16.ply</text:p>
          </table:table-cell>
          <table:table-cell table:style-name="ce2" table:formula="of:=MID([.A94];24;10)" office:value-type="string" office:string-value="2022_06_13" calcext:value-type="string">
            <text:p>2022_06_13</text:p>
          </table:table-cell>
          <table:table-cell table:formula="of:=MID([.B94];24;10)" office:value-type="string" office:string-value="2022_06_16" calcext:value-type="string">
            <text:p>2022_06_16</text:p>
          </table:table-cell>
          <table:table-cell table:style-name="ce5" table:formula="of:=DATE(MID([.C94];1;4); MID([.C94];6;2); MID([.C94];9;2) )" office:value-type="date" office:date-value="2022-06-13" calcext:value-type="date">
            <text:p>13/06/22</text:p>
          </table:table-cell>
          <table:table-cell table:style-name="ce5" table:formula="of:=DATE(MID([.D94];1;4); MID([.D94];6;2); MID([.D94];9;2) )" office:value-type="date" office:date-value="2022-06-16" calcext:value-type="date">
            <text:p>16/06/22</text:p>
          </table:table-cell>
          <table:table-cell table:style-name="ce7" table:formula="of:=DATEDIF([.E94];[.F94];&quot;d&quot;)" office:value-type="float" office:value="3" calcext:value-type="float">
            <text:p>3</text:p>
          </table:table-cell>
          <table:table-cell office:value-type="float" office:value="-1548.7509" calcext:value-type="float">
            <text:p>-1,548.8</text:p>
          </table:table-cell>
          <table:table-cell table:formula="of:=[.H94]/[.G94]" office:value-type="float" office:value="-516.2503" calcext:value-type="float">
            <text:p>-516.3</text:p>
          </table:table-cell>
          <table:table-cell office:value-type="float" office:value="0.6336" calcext:value-type="float">
            <text:p>0.6</text:p>
          </table:table-cell>
          <table:table-cell office:value-type="float" office:value="1549.3845" calcext:value-type="float">
            <text:p>1,549.4</text:p>
          </table:table-cell>
          <table:table-cell office:value-type="float" office:value="2378.0799" calcext:value-type="float">
            <text:p>2,378.1</text:p>
          </table:table-cell>
          <table:table-cell office:value-type="float" office:value="72.5" calcext:value-type="float">
            <text:p>72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4.ply</text:p>
          </table:table-cell>
          <table:table-cell office:value-type="string" calcext:value-type="string">
            <text:p>res/point_clouds/dense_2022_06_17.ply</text:p>
          </table:table-cell>
          <table:table-cell table:style-name="ce2" table:formula="of:=MID([.A95];24;10)" office:value-type="string" office:string-value="2022_06_14" calcext:value-type="string">
            <text:p>2022_06_14</text:p>
          </table:table-cell>
          <table:table-cell table:formula="of:=MID([.B95];24;10)" office:value-type="string" office:string-value="2022_06_17" calcext:value-type="string">
            <text:p>2022_06_17</text:p>
          </table:table-cell>
          <table:table-cell table:style-name="ce5" table:formula="of:=DATE(MID([.C95];1;4); MID([.C95];6;2); MID([.C95];9;2) )" office:value-type="date" office:date-value="2022-06-14" calcext:value-type="date">
            <text:p>14/06/22</text:p>
          </table:table-cell>
          <table:table-cell table:style-name="ce5" table:formula="of:=DATE(MID([.D95];1;4); MID([.D95];6;2); MID([.D95];9;2) )" office:value-type="date" office:date-value="2022-06-17" calcext:value-type="date">
            <text:p>17/06/22</text:p>
          </table:table-cell>
          <table:table-cell table:style-name="ce7" table:formula="of:=DATEDIF([.E95];[.F95];&quot;d&quot;)" office:value-type="float" office:value="3" calcext:value-type="float">
            <text:p>3</text:p>
          </table:table-cell>
          <table:table-cell office:value-type="float" office:value="-821.9222" calcext:value-type="float">
            <text:p>-821.9</text:p>
          </table:table-cell>
          <table:table-cell table:formula="of:=[.H95]/[.G95]" office:value-type="float" office:value="-273.974066666667" calcext:value-type="float">
            <text:p>-274.0</text:p>
          </table:table-cell>
          <table:table-cell office:value-type="float" office:value="97.223" calcext:value-type="float">
            <text:p>97.2</text:p>
          </table:table-cell>
          <table:table-cell office:value-type="float" office:value="919.1452" calcext:value-type="float">
            <text:p>919.1</text:p>
          </table:table-cell>
          <table:table-cell office:value-type="float" office:value="2364.5199" calcext:value-type="float">
            <text:p>2,364.5</text:p>
          </table:table-cell>
          <table:table-cell office:value-type="float" office:value="70.9" calcext:value-type="float">
            <text:p>70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5.ply</text:p>
          </table:table-cell>
          <table:table-cell office:value-type="string" calcext:value-type="string">
            <text:p>res/point_clouds/dense_2022_06_18.ply</text:p>
          </table:table-cell>
          <table:table-cell table:style-name="ce2" table:formula="of:=MID([.A96];24;10)" office:value-type="string" office:string-value="2022_06_15" calcext:value-type="string">
            <text:p>2022_06_15</text:p>
          </table:table-cell>
          <table:table-cell table:formula="of:=MID([.B96];24;10)" office:value-type="string" office:string-value="2022_06_18" calcext:value-type="string">
            <text:p>2022_06_18</text:p>
          </table:table-cell>
          <table:table-cell table:style-name="ce5" table:formula="of:=DATE(MID([.C96];1;4); MID([.C96];6;2); MID([.C96];9;2) )" office:value-type="date" office:date-value="2022-06-15" calcext:value-type="date">
            <text:p>15/06/22</text:p>
          </table:table-cell>
          <table:table-cell table:style-name="ce5" table:formula="of:=DATE(MID([.D96];1;4); MID([.D96];6;2); MID([.D96];9;2) )" office:value-type="date" office:date-value="2022-06-18" calcext:value-type="date">
            <text:p>18/06/22</text:p>
          </table:table-cell>
          <table:table-cell table:style-name="ce7" table:formula="of:=DATEDIF([.E96];[.F96];&quot;d&quot;)" office:value-type="float" office:value="3" calcext:value-type="float">
            <text:p>3</text:p>
          </table:table-cell>
          <table:table-cell office:value-type="float" office:value="-1683.7176" calcext:value-type="float">
            <text:p>-1,683.7</text:p>
          </table:table-cell>
          <table:table-cell table:formula="of:=[.H96]/[.G96]" office:value-type="float" office:value="-561.2392" calcext:value-type="float">
            <text:p>-561.2</text:p>
          </table:table-cell>
          <table:table-cell office:value-type="float" office:value="0.4302" calcext:value-type="float">
            <text:p>0.4</text:p>
          </table:table-cell>
          <table:table-cell office:value-type="float" office:value="1684.1478" calcext:value-type="float">
            <text:p>1,684.1</text:p>
          </table:table-cell>
          <table:table-cell office:value-type="float" office:value="2470.9999" calcext:value-type="float">
            <text:p>2,471.0</text:p>
          </table:table-cell>
          <table:table-cell office:value-type="float" office:value="70.5" calcext:value-type="float">
            <text:p>70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6.ply</text:p>
          </table:table-cell>
          <table:table-cell office:value-type="string" calcext:value-type="string">
            <text:p>res/point_clouds/dense_2022_06_19.ply</text:p>
          </table:table-cell>
          <table:table-cell table:style-name="ce2" table:formula="of:=MID([.A97];24;10)" office:value-type="string" office:string-value="2022_06_16" calcext:value-type="string">
            <text:p>2022_06_16</text:p>
          </table:table-cell>
          <table:table-cell table:formula="of:=MID([.B97];24;10)" office:value-type="string" office:string-value="2022_06_19" calcext:value-type="string">
            <text:p>2022_06_19</text:p>
          </table:table-cell>
          <table:table-cell table:style-name="ce5" table:formula="of:=DATE(MID([.C97];1;4); MID([.C97];6;2); MID([.C97];9;2) )" office:value-type="date" office:date-value="2022-06-16" calcext:value-type="date">
            <text:p>16/06/22</text:p>
          </table:table-cell>
          <table:table-cell table:style-name="ce5" table:formula="of:=DATE(MID([.D97];1;4); MID([.D97];6;2); MID([.D97];9;2) )" office:value-type="date" office:date-value="2022-06-19" calcext:value-type="date">
            <text:p>19/06/22</text:p>
          </table:table-cell>
          <table:table-cell table:style-name="ce7" table:formula="of:=DATEDIF([.E97];[.F97];&quot;d&quot;)" office:value-type="float" office:value="3" calcext:value-type="float">
            <text:p>3</text:p>
          </table:table-cell>
          <table:table-cell office:value-type="float" office:value="-456.7992" calcext:value-type="float">
            <text:p>-456.8</text:p>
          </table:table-cell>
          <table:table-cell table:formula="of:=[.H97]/[.G97]" office:value-type="float" office:value="-152.2664" calcext:value-type="float">
            <text:p>-152.3</text:p>
          </table:table-cell>
          <table:table-cell office:value-type="float" office:value="261.015" calcext:value-type="float">
            <text:p>261.0</text:p>
          </table:table-cell>
          <table:table-cell office:value-type="float" office:value="717.8141" calcext:value-type="float">
            <text:p>717.8</text:p>
          </table:table-cell>
          <table:table-cell office:value-type="float" office:value="2614.7199" calcext:value-type="float">
            <text:p>2,614.7</text:p>
          </table:table-cell>
          <table:table-cell office:value-type="float" office:value="75.9" calcext:value-type="float">
            <text:p>75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7.ply</text:p>
          </table:table-cell>
          <table:table-cell office:value-type="string" calcext:value-type="string">
            <text:p>res/point_clouds/dense_2022_06_20.ply</text:p>
          </table:table-cell>
          <table:table-cell table:style-name="ce2" table:formula="of:=MID([.A98];24;10)" office:value-type="string" office:string-value="2022_06_17" calcext:value-type="string">
            <text:p>2022_06_17</text:p>
          </table:table-cell>
          <table:table-cell table:formula="of:=MID([.B98];24;10)" office:value-type="string" office:string-value="2022_06_20" calcext:value-type="string">
            <text:p>2022_06_20</text:p>
          </table:table-cell>
          <table:table-cell table:style-name="ce5" table:formula="of:=DATE(MID([.C98];1;4); MID([.C98];6;2); MID([.C98];9;2) )" office:value-type="date" office:date-value="2022-06-17" calcext:value-type="date">
            <text:p>17/06/22</text:p>
          </table:table-cell>
          <table:table-cell table:style-name="ce5" table:formula="of:=DATE(MID([.D98];1;4); MID([.D98];6;2); MID([.D98];9;2) )" office:value-type="date" office:date-value="2022-06-20" calcext:value-type="date">
            <text:p>20/06/22</text:p>
          </table:table-cell>
          <table:table-cell table:style-name="ce7" table:formula="of:=DATEDIF([.E98];[.F98];&quot;d&quot;)" office:value-type="float" office:value="3" calcext:value-type="float">
            <text:p>3</text:p>
          </table:table-cell>
          <table:table-cell office:value-type="float" office:value="-1171.8721" calcext:value-type="float">
            <text:p>-1,171.9</text:p>
          </table:table-cell>
          <table:table-cell table:formula="of:=[.H98]/[.G98]" office:value-type="float" office:value="-390.624033333333" calcext:value-type="float">
            <text:p>-390.6</text:p>
          </table:table-cell>
          <table:table-cell office:value-type="float" office:value="12.3422" calcext:value-type="float">
            <text:p>12.3</text:p>
          </table:table-cell>
          <table:table-cell office:value-type="float" office:value="1184.2143" calcext:value-type="float">
            <text:p>1,184.2</text:p>
          </table:table-cell>
          <table:table-cell office:value-type="float" office:value="2720.4399" calcext:value-type="float">
            <text:p>2,720.4</text:p>
          </table:table-cell>
          <table:table-cell office:value-type="float" office:value="76.4" calcext:value-type="float">
            <text:p>76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8.ply</text:p>
          </table:table-cell>
          <table:table-cell office:value-type="string" calcext:value-type="string">
            <text:p>res/point_clouds/dense_2022_06_21.ply</text:p>
          </table:table-cell>
          <table:table-cell table:style-name="ce2" table:formula="of:=MID([.A99];24;10)" office:value-type="string" office:string-value="2022_06_18" calcext:value-type="string">
            <text:p>2022_06_18</text:p>
          </table:table-cell>
          <table:table-cell table:formula="of:=MID([.B99];24;10)" office:value-type="string" office:string-value="2022_06_21" calcext:value-type="string">
            <text:p>2022_06_21</text:p>
          </table:table-cell>
          <table:table-cell table:style-name="ce5" table:formula="of:=DATE(MID([.C99];1;4); MID([.C99];6;2); MID([.C99];9;2) )" office:value-type="date" office:date-value="2022-06-18" calcext:value-type="date">
            <text:p>18/06/22</text:p>
          </table:table-cell>
          <table:table-cell table:style-name="ce5" table:formula="of:=DATE(MID([.D99];1;4); MID([.D99];6;2); MID([.D99];9;2) )" office:value-type="date" office:date-value="2022-06-21" calcext:value-type="date">
            <text:p>21/06/22</text:p>
          </table:table-cell>
          <table:table-cell table:style-name="ce7" table:formula="of:=DATEDIF([.E99];[.F99];&quot;d&quot;)" office:value-type="float" office:value="3" calcext:value-type="float">
            <text:p>3</text:p>
          </table:table-cell>
          <table:table-cell office:value-type="float" office:value="-316.2562" calcext:value-type="float">
            <text:p>-316.3</text:p>
          </table:table-cell>
          <table:table-cell table:formula="of:=[.H99]/[.G99]" office:value-type="float" office:value="-105.418733333333" calcext:value-type="float">
            <text:p>-105.4</text:p>
          </table:table-cell>
          <table:table-cell office:value-type="float" office:value="204.0323" calcext:value-type="float">
            <text:p>204.0</text:p>
          </table:table-cell>
          <table:table-cell office:value-type="float" office:value="520.2886" calcext:value-type="float">
            <text:p>520.3</text:p>
          </table:table-cell>
          <table:table-cell office:value-type="float" office:value="2450.8799" calcext:value-type="float">
            <text:p>2,450.9</text:p>
          </table:table-cell>
          <table:table-cell office:value-type="float" office:value="68.9" calcext:value-type="float">
            <text:p>68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19.ply</text:p>
          </table:table-cell>
          <table:table-cell office:value-type="string" calcext:value-type="string">
            <text:p>res/point_clouds/dense_2022_06_23.ply</text:p>
          </table:table-cell>
          <table:table-cell table:style-name="ce2" table:formula="of:=MID([.A100];24;10)" office:value-type="string" office:string-value="2022_06_19" calcext:value-type="string">
            <text:p>2022_06_19</text:p>
          </table:table-cell>
          <table:table-cell table:formula="of:=MID([.B100];24;10)" office:value-type="string" office:string-value="2022_06_23" calcext:value-type="string">
            <text:p>2022_06_23</text:p>
          </table:table-cell>
          <table:table-cell table:style-name="ce5" table:formula="of:=DATE(MID([.C100];1;4); MID([.C100];6;2); MID([.C100];9;2) )" office:value-type="date" office:date-value="2022-06-19" calcext:value-type="date">
            <text:p>19/06/22</text:p>
          </table:table-cell>
          <table:table-cell table:style-name="ce5" table:formula="of:=DATE(MID([.D100];1;4); MID([.D100];6;2); MID([.D100];9;2) )" office:value-type="date" office:date-value="2022-06-23" calcext:value-type="date">
            <text:p>23/06/22</text:p>
          </table:table-cell>
          <table:table-cell table:style-name="ce7" table:formula="of:=DATEDIF([.E100];[.F100];&quot;d&quot;)" office:value-type="float" office:value="4" calcext:value-type="float">
            <text:p>4</text:p>
          </table:table-cell>
          <table:table-cell office:value-type="float" office:value="-743.1631" calcext:value-type="float">
            <text:p>-743.2</text:p>
          </table:table-cell>
          <table:table-cell table:formula="of:=[.H100]/[.G100]" office:value-type="float" office:value="-185.790775" calcext:value-type="float">
            <text:p>-185.8</text:p>
          </table:table-cell>
          <table:table-cell office:value-type="float" office:value="94.572" calcext:value-type="float">
            <text:p>94.6</text:p>
          </table:table-cell>
          <table:table-cell office:value-type="float" office:value="837.7351" calcext:value-type="float">
            <text:p>837.7</text:p>
          </table:table-cell>
          <table:table-cell office:value-type="float" office:value="2983.5599" calcext:value-type="float">
            <text:p>2,983.6</text:p>
          </table:table-cell>
          <table:table-cell office:value-type="float" office:value="81.7" calcext:value-type="float">
            <text:p>81.7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0.ply</text:p>
          </table:table-cell>
          <table:table-cell office:value-type="string" calcext:value-type="string">
            <text:p>res/point_clouds/dense_2022_06_25.ply</text:p>
          </table:table-cell>
          <table:table-cell table:style-name="ce2" table:formula="of:=MID([.A101];24;10)" office:value-type="string" office:string-value="2022_06_20" calcext:value-type="string">
            <text:p>2022_06_20</text:p>
          </table:table-cell>
          <table:table-cell table:formula="of:=MID([.B101];24;10)" office:value-type="string" office:string-value="2022_06_25" calcext:value-type="string">
            <text:p>2022_06_25</text:p>
          </table:table-cell>
          <table:table-cell table:style-name="ce5" table:formula="of:=DATE(MID([.C101];1;4); MID([.C101];6;2); MID([.C101];9;2) )" office:value-type="date" office:date-value="2022-06-20" calcext:value-type="date">
            <text:p>20/06/22</text:p>
          </table:table-cell>
          <table:table-cell table:style-name="ce5" table:formula="of:=DATE(MID([.D101];1;4); MID([.D101];6;2); MID([.D101];9;2) )" office:value-type="date" office:date-value="2022-06-25" calcext:value-type="date">
            <text:p>25/06/22</text:p>
          </table:table-cell>
          <table:table-cell table:style-name="ce7" table:formula="of:=DATEDIF([.E101];[.F101];&quot;d&quot;)" office:value-type="float" office:value="5" calcext:value-type="float">
            <text:p>5</text:p>
          </table:table-cell>
          <table:table-cell office:value-type="float" office:value="-2743.2306" calcext:value-type="float">
            <text:p>-2,743.2</text:p>
          </table:table-cell>
          <table:table-cell table:formula="of:=[.H101]/[.G101]" office:value-type="float" office:value="-548.64612" calcext:value-type="float">
            <text:p>-548.6</text:p>
          </table:table-cell>
          <table:table-cell office:value-type="float" office:value="4.9601" calcext:value-type="float">
            <text:p>5.0</text:p>
          </table:table-cell>
          <table:table-cell office:value-type="float" office:value="2748.1907" calcext:value-type="float">
            <text:p>2,748.2</text:p>
          </table:table-cell>
          <table:table-cell office:value-type="float" office:value="2960.5599" calcext:value-type="float">
            <text:p>2,960.6</text:p>
          </table:table-cell>
          <table:table-cell office:value-type="float" office:value="82.3" calcext:value-type="float">
            <text:p>82.3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1.ply</text:p>
          </table:table-cell>
          <table:table-cell office:value-type="string" calcext:value-type="string">
            <text:p>res/point_clouds/dense_2022_06_26.ply</text:p>
          </table:table-cell>
          <table:table-cell table:style-name="ce2" table:formula="of:=MID([.A102];24;10)" office:value-type="string" office:string-value="2022_06_21" calcext:value-type="string">
            <text:p>2022_06_21</text:p>
          </table:table-cell>
          <table:table-cell table:formula="of:=MID([.B102];24;10)" office:value-type="string" office:string-value="2022_06_26" calcext:value-type="string">
            <text:p>2022_06_26</text:p>
          </table:table-cell>
          <table:table-cell table:style-name="ce5" table:formula="of:=DATE(MID([.C102];1;4); MID([.C102];6;2); MID([.C102];9;2) )" office:value-type="date" office:date-value="2022-06-21" calcext:value-type="date">
            <text:p>21/06/22</text:p>
          </table:table-cell>
          <table:table-cell table:style-name="ce5" table:formula="of:=DATE(MID([.D102];1;4); MID([.D102];6;2); MID([.D102];9;2) )" office:value-type="date" office:date-value="2022-06-26" calcext:value-type="date">
            <text:p>26/06/22</text:p>
          </table:table-cell>
          <table:table-cell table:style-name="ce7" table:formula="of:=DATEDIF([.E102];[.F102];&quot;d&quot;)" office:value-type="float" office:value="5" calcext:value-type="float">
            <text:p>5</text:p>
          </table:table-cell>
          <table:table-cell office:value-type="float" office:value="-1589.5498" calcext:value-type="float">
            <text:p>-1,589.5</text:p>
          </table:table-cell>
          <table:table-cell table:formula="of:=[.H102]/[.G102]" office:value-type="float" office:value="-317.90996" calcext:value-type="float">
            <text:p>-317.9</text:p>
          </table:table-cell>
          <table:table-cell office:value-type="float" office:value="3.6259" calcext:value-type="float">
            <text:p>3.6</text:p>
          </table:table-cell>
          <table:table-cell office:value-type="float" office:value="1593.1757" calcext:value-type="float">
            <text:p>1,593.2</text:p>
          </table:table-cell>
          <table:table-cell office:value-type="float" office:value="3065.8399" calcext:value-type="float">
            <text:p>3,065.8</text:p>
          </table:table-cell>
          <table:table-cell office:value-type="float" office:value="83.7" calcext:value-type="float">
            <text:p>83.7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3.ply</text:p>
          </table:table-cell>
          <table:table-cell office:value-type="string" calcext:value-type="string">
            <text:p>res/point_clouds/dense_2022_06_27.ply</text:p>
          </table:table-cell>
          <table:table-cell table:style-name="ce2" table:formula="of:=MID([.A103];24;10)" office:value-type="string" office:string-value="2022_06_23" calcext:value-type="string">
            <text:p>2022_06_23</text:p>
          </table:table-cell>
          <table:table-cell table:formula="of:=MID([.B103];24;10)" office:value-type="string" office:string-value="2022_06_27" calcext:value-type="string">
            <text:p>2022_06_27</text:p>
          </table:table-cell>
          <table:table-cell table:style-name="ce5" table:formula="of:=DATE(MID([.C103];1;4); MID([.C103];6;2); MID([.C103];9;2) )" office:value-type="date" office:date-value="2022-06-23" calcext:value-type="date">
            <text:p>23/06/22</text:p>
          </table:table-cell>
          <table:table-cell table:style-name="ce5" table:formula="of:=DATE(MID([.D103];1;4); MID([.D103];6;2); MID([.D103];9;2) )" office:value-type="date" office:date-value="2022-06-27" calcext:value-type="date">
            <text:p>27/06/22</text:p>
          </table:table-cell>
          <table:table-cell table:style-name="ce7" table:formula="of:=DATEDIF([.E103];[.F103];&quot;d&quot;)" office:value-type="float" office:value="4" calcext:value-type="float">
            <text:p>4</text:p>
          </table:table-cell>
          <table:table-cell office:value-type="float" office:value="-1139.3437" calcext:value-type="float">
            <text:p>-1,139.3</text:p>
          </table:table-cell>
          <table:table-cell table:formula="of:=[.H103]/[.G103]" office:value-type="float" office:value="-284.835925" calcext:value-type="float">
            <text:p>-284.8</text:p>
          </table:table-cell>
          <table:table-cell office:value-type="float" office:value="3.0624" calcext:value-type="float">
            <text:p>3.1</text:p>
          </table:table-cell>
          <table:table-cell office:value-type="float" office:value="1142.4061" calcext:value-type="float">
            <text:p>1,142.4</text:p>
          </table:table-cell>
          <table:table-cell office:value-type="float" office:value="2903.9199" calcext:value-type="float">
            <text:p>2,903.9</text:p>
          </table:table-cell>
          <table:table-cell office:value-type="float" office:value="81.5" calcext:value-type="float">
            <text:p>81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5.ply</text:p>
          </table:table-cell>
          <table:table-cell office:value-type="string" calcext:value-type="string">
            <text:p>res/point_clouds/dense_2022_06_29.ply</text:p>
          </table:table-cell>
          <table:table-cell table:style-name="ce2" table:formula="of:=MID([.A104];24;10)" office:value-type="string" office:string-value="2022_06_25" calcext:value-type="string">
            <text:p>2022_06_25</text:p>
          </table:table-cell>
          <table:table-cell table:formula="of:=MID([.B104];24;10)" office:value-type="string" office:string-value="2022_06_29" calcext:value-type="string">
            <text:p>2022_06_29</text:p>
          </table:table-cell>
          <table:table-cell table:style-name="ce5" table:formula="of:=DATE(MID([.C104];1;4); MID([.C104];6;2); MID([.C104];9;2) )" office:value-type="date" office:date-value="2022-06-25" calcext:value-type="date">
            <text:p>25/06/22</text:p>
          </table:table-cell>
          <table:table-cell table:style-name="ce5" table:formula="of:=DATE(MID([.D104];1;4); MID([.D104];6;2); MID([.D104];9;2) )" office:value-type="date" office:date-value="2022-06-29" calcext:value-type="date">
            <text:p>29/06/22</text:p>
          </table:table-cell>
          <table:table-cell table:style-name="ce7" table:formula="of:=DATEDIF([.E104];[.F104];&quot;d&quot;)" office:value-type="float" office:value="4" calcext:value-type="float">
            <text:p>4</text:p>
          </table:table-cell>
          <table:table-cell office:value-type="float" office:value="357.2409" calcext:value-type="float">
            <text:p>357.2</text:p>
          </table:table-cell>
          <table:table-cell table:formula="of:=[.H104]/[.G104]" office:value-type="float" office:value="89.310225" calcext:value-type="float">
            <text:p>89.3</text:p>
          </table:table-cell>
          <table:table-cell office:value-type="float" office:value="596.6207" calcext:value-type="float">
            <text:p>596.6</text:p>
          </table:table-cell>
          <table:table-cell office:value-type="float" office:value="239.3799" calcext:value-type="float">
            <text:p>239.4</text:p>
          </table:table-cell>
          <table:table-cell office:value-type="float" office:value="2784.1199" calcext:value-type="float">
            <text:p>2,784.1</text:p>
          </table:table-cell>
          <table:table-cell office:value-type="float" office:value="74" calcext:value-type="float">
            <text:p>74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6.ply</text:p>
          </table:table-cell>
          <table:table-cell office:value-type="string" calcext:value-type="string">
            <text:p>res/point_clouds/dense_2022_06_30.ply</text:p>
          </table:table-cell>
          <table:table-cell table:style-name="ce2" table:formula="of:=MID([.A105];24;10)" office:value-type="string" office:string-value="2022_06_26" calcext:value-type="string">
            <text:p>2022_06_26</text:p>
          </table:table-cell>
          <table:table-cell table:formula="of:=MID([.B105];24;10)" office:value-type="string" office:string-value="2022_06_30" calcext:value-type="string">
            <text:p>2022_06_30</text:p>
          </table:table-cell>
          <table:table-cell table:style-name="ce5" table:formula="of:=DATE(MID([.C105];1;4); MID([.C105];6;2); MID([.C105];9;2) )" office:value-type="date" office:date-value="2022-06-26" calcext:value-type="date">
            <text:p>26/06/22</text:p>
          </table:table-cell>
          <table:table-cell table:style-name="ce5" table:formula="of:=DATE(MID([.D105];1;4); MID([.D105];6;2); MID([.D105];9;2) )" office:value-type="date" office:date-value="2022-06-30" calcext:value-type="date">
            <text:p>30/06/22</text:p>
          </table:table-cell>
          <table:table-cell table:style-name="ce7" table:formula="of:=DATEDIF([.E105];[.F105];&quot;d&quot;)" office:value-type="float" office:value="4" calcext:value-type="float">
            <text:p>4</text:p>
          </table:table-cell>
          <table:table-cell office:value-type="float" office:value="-1087.728" calcext:value-type="float">
            <text:p>-1,087.7</text:p>
          </table:table-cell>
          <table:table-cell table:formula="of:=[.H105]/[.G105]" office:value-type="float" office:value="-271.932" calcext:value-type="float">
            <text:p>-271.9</text:p>
          </table:table-cell>
          <table:table-cell office:value-type="float" office:value="14.4717" calcext:value-type="float">
            <text:p>14.5</text:p>
          </table:table-cell>
          <table:table-cell office:value-type="float" office:value="1102.1997" calcext:value-type="float">
            <text:p>1,102.2</text:p>
          </table:table-cell>
          <table:table-cell office:value-type="float" office:value="3245.0399" calcext:value-type="float">
            <text:p>3,245.0</text:p>
          </table:table-cell>
          <table:table-cell office:value-type="float" office:value="89.8" calcext:value-type="float">
            <text:p>89.8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7.ply</text:p>
          </table:table-cell>
          <table:table-cell office:value-type="string" calcext:value-type="string">
            <text:p>res/point_clouds/dense_2022_07_02.ply</text:p>
          </table:table-cell>
          <table:table-cell table:style-name="ce2" table:formula="of:=MID([.A106];24;10)" office:value-type="string" office:string-value="2022_06_27" calcext:value-type="string">
            <text:p>2022_06_27</text:p>
          </table:table-cell>
          <table:table-cell table:formula="of:=MID([.B106];24;10)" office:value-type="string" office:string-value="2022_07_02" calcext:value-type="string">
            <text:p>2022_07_02</text:p>
          </table:table-cell>
          <table:table-cell table:style-name="ce5" table:formula="of:=DATE(MID([.C106];1;4); MID([.C106];6;2); MID([.C106];9;2) )" office:value-type="date" office:date-value="2022-06-27" calcext:value-type="date">
            <text:p>27/06/22</text:p>
          </table:table-cell>
          <table:table-cell table:style-name="ce5" table:formula="of:=DATE(MID([.D106];1;4); MID([.D106];6;2); MID([.D106];9;2) )" office:value-type="date" office:date-value="2022-07-02" calcext:value-type="date">
            <text:p>02/07/22</text:p>
          </table:table-cell>
          <table:table-cell table:style-name="ce7" table:formula="of:=DATEDIF([.E106];[.F106];&quot;d&quot;)" office:value-type="float" office:value="5" calcext:value-type="float">
            <text:p>5</text:p>
          </table:table-cell>
          <table:table-cell office:value-type="float" office:value="-2795.2346" calcext:value-type="float">
            <text:p>-2,795.2</text:p>
          </table:table-cell>
          <table:table-cell table:formula="of:=[.H106]/[.G106]" office:value-type="float" office:value="-559.04692" calcext:value-type="float">
            <text:p>-559.0</text:p>
          </table:table-cell>
          <table:table-cell office:value-type="float" office:value="2.2891" calcext:value-type="float">
            <text:p>2.3</text:p>
          </table:table-cell>
          <table:table-cell office:value-type="float" office:value="2797.5237" calcext:value-type="float">
            <text:p>2,797.5</text:p>
          </table:table-cell>
          <table:table-cell office:value-type="float" office:value="2892.6399" calcext:value-type="float">
            <text:p>2,892.6</text:p>
          </table:table-cell>
          <table:table-cell office:value-type="float" office:value="80.9" calcext:value-type="float">
            <text:p>80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29.ply</text:p>
          </table:table-cell>
          <table:table-cell office:value-type="string" calcext:value-type="string">
            <text:p>res/point_clouds/dense_2022_07_03.ply</text:p>
          </table:table-cell>
          <table:table-cell table:style-name="ce2" table:formula="of:=MID([.A107];24;10)" office:value-type="string" office:string-value="2022_06_29" calcext:value-type="string">
            <text:p>2022_06_29</text:p>
          </table:table-cell>
          <table:table-cell table:formula="of:=MID([.B107];24;10)" office:value-type="string" office:string-value="2022_07_03" calcext:value-type="string">
            <text:p>2022_07_03</text:p>
          </table:table-cell>
          <table:table-cell table:style-name="ce5" table:formula="of:=DATE(MID([.C107];1;4); MID([.C107];6;2); MID([.C107];9;2) )" office:value-type="date" office:date-value="2022-06-29" calcext:value-type="date">
            <text:p>29/06/22</text:p>
          </table:table-cell>
          <table:table-cell table:style-name="ce5" table:formula="of:=DATE(MID([.D107];1;4); MID([.D107];6;2); MID([.D107];9;2) )" office:value-type="date" office:date-value="2022-07-03" calcext:value-type="date">
            <text:p>03/07/22</text:p>
          </table:table-cell>
          <table:table-cell table:style-name="ce7" table:formula="of:=DATEDIF([.E107];[.F107];&quot;d&quot;)" office:value-type="float" office:value="4" calcext:value-type="float">
            <text:p>4</text:p>
          </table:table-cell>
          <table:table-cell office:value-type="float" office:value="-1893.7444" calcext:value-type="float">
            <text:p>-1,893.7</text:p>
          </table:table-cell>
          <table:table-cell table:formula="of:=[.H107]/[.G107]" office:value-type="float" office:value="-473.4361" calcext:value-type="float">
            <text:p>-473.4</text:p>
          </table:table-cell>
          <table:table-cell office:value-type="float" office:value="1.5037" calcext:value-type="float">
            <text:p>1.5</text:p>
          </table:table-cell>
          <table:table-cell office:value-type="float" office:value="1895.2482" calcext:value-type="float">
            <text:p>1,895.2</text:p>
          </table:table-cell>
          <table:table-cell office:value-type="float" office:value="2920.3199" calcext:value-type="float">
            <text:p>2,920.3</text:p>
          </table:table-cell>
          <table:table-cell office:value-type="float" office:value="83" calcext:value-type="float">
            <text:p>83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6_30.ply</text:p>
          </table:table-cell>
          <table:table-cell office:value-type="string" calcext:value-type="string">
            <text:p>res/point_clouds/dense_2022_07_04.ply</text:p>
          </table:table-cell>
          <table:table-cell table:style-name="ce2" table:formula="of:=MID([.A108];24;10)" office:value-type="string" office:string-value="2022_06_30" calcext:value-type="string">
            <text:p>2022_06_30</text:p>
          </table:table-cell>
          <table:table-cell table:formula="of:=MID([.B108];24;10)" office:value-type="string" office:string-value="2022_07_04" calcext:value-type="string">
            <text:p>2022_07_04</text:p>
          </table:table-cell>
          <table:table-cell table:style-name="ce5" table:formula="of:=DATE(MID([.C108];1;4); MID([.C108];6;2); MID([.C108];9;2) )" office:value-type="date" office:date-value="2022-06-30" calcext:value-type="date">
            <text:p>30/06/22</text:p>
          </table:table-cell>
          <table:table-cell table:style-name="ce5" table:formula="of:=DATE(MID([.D108];1;4); MID([.D108];6;2); MID([.D108];9;2) )" office:value-type="date" office:date-value="2022-07-04" calcext:value-type="date">
            <text:p>04/07/22</text:p>
          </table:table-cell>
          <table:table-cell table:style-name="ce7" table:formula="of:=DATEDIF([.E108];[.F108];&quot;d&quot;)" office:value-type="float" office:value="4" calcext:value-type="float">
            <text:p>4</text:p>
          </table:table-cell>
          <table:table-cell office:value-type="float" office:value="-2324.7935" calcext:value-type="float">
            <text:p>-2,324.8</text:p>
          </table:table-cell>
          <table:table-cell table:formula="of:=[.H108]/[.G108]" office:value-type="float" office:value="-581.198375" calcext:value-type="float">
            <text:p>-581.2</text:p>
          </table:table-cell>
          <table:table-cell office:value-type="float" office:value="1.5782" calcext:value-type="float">
            <text:p>1.6</text:p>
          </table:table-cell>
          <table:table-cell office:value-type="float" office:value="2326.3717" calcext:value-type="float">
            <text:p>2,326.4</text:p>
          </table:table-cell>
          <table:table-cell office:value-type="float" office:value="3316.1199" calcext:value-type="float">
            <text:p>3,316.1</text:p>
          </table:table-cell>
          <table:table-cell office:value-type="float" office:value="89.7" calcext:value-type="float">
            <text:p>89.7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2.ply</text:p>
          </table:table-cell>
          <table:table-cell office:value-type="string" calcext:value-type="string">
            <text:p>res/point_clouds/dense_2022_07_05.ply</text:p>
          </table:table-cell>
          <table:table-cell table:style-name="ce2" table:formula="of:=MID([.A109];24;10)" office:value-type="string" office:string-value="2022_07_02" calcext:value-type="string">
            <text:p>2022_07_02</text:p>
          </table:table-cell>
          <table:table-cell table:formula="of:=MID([.B109];24;10)" office:value-type="string" office:string-value="2022_07_05" calcext:value-type="string">
            <text:p>2022_07_05</text:p>
          </table:table-cell>
          <table:table-cell table:style-name="ce5" table:formula="of:=DATE(MID([.C109];1;4); MID([.C109];6;2); MID([.C109];9;2) )" office:value-type="date" office:date-value="2022-07-02" calcext:value-type="date">
            <text:p>02/07/22</text:p>
          </table:table-cell>
          <table:table-cell table:style-name="ce5" table:formula="of:=DATE(MID([.D109];1;4); MID([.D109];6;2); MID([.D109];9;2) )" office:value-type="date" office:date-value="2022-07-05" calcext:value-type="date">
            <text:p>05/07/22</text:p>
          </table:table-cell>
          <table:table-cell table:style-name="ce7" table:formula="of:=DATEDIF([.E109];[.F109];&quot;d&quot;)" office:value-type="float" office:value="3" calcext:value-type="float">
            <text:p>3</text:p>
          </table:table-cell>
          <table:table-cell office:value-type="float" office:value="166.2421" calcext:value-type="float">
            <text:p>166.2</text:p>
          </table:table-cell>
          <table:table-cell table:formula="of:=[.H109]/[.G109]" office:value-type="float" office:value="55.4140333333333" calcext:value-type="float">
            <text:p>55.4</text:p>
          </table:table-cell>
          <table:table-cell office:value-type="float" office:value="490.0269" calcext:value-type="float">
            <text:p>490.0</text:p>
          </table:table-cell>
          <table:table-cell office:value-type="float" office:value="323.7848" calcext:value-type="float">
            <text:p>323.8</text:p>
          </table:table-cell>
          <table:table-cell office:value-type="float" office:value="2988.7999" calcext:value-type="float">
            <text:p>2,988.8</text:p>
          </table:table-cell>
          <table:table-cell office:value-type="float" office:value="82.8" calcext:value-type="float">
            <text:p>82.8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3.ply</text:p>
          </table:table-cell>
          <table:table-cell office:value-type="string" calcext:value-type="string">
            <text:p>res/point_clouds/dense_2022_07_06.ply</text:p>
          </table:table-cell>
          <table:table-cell table:style-name="ce2" table:formula="of:=MID([.A110];24;10)" office:value-type="string" office:string-value="2022_07_03" calcext:value-type="string">
            <text:p>2022_07_03</text:p>
          </table:table-cell>
          <table:table-cell table:formula="of:=MID([.B110];24;10)" office:value-type="string" office:string-value="2022_07_06" calcext:value-type="string">
            <text:p>2022_07_06</text:p>
          </table:table-cell>
          <table:table-cell table:style-name="ce5" table:formula="of:=DATE(MID([.C110];1;4); MID([.C110];6;2); MID([.C110];9;2) )" office:value-type="date" office:date-value="2022-07-03" calcext:value-type="date">
            <text:p>03/07/22</text:p>
          </table:table-cell>
          <table:table-cell table:style-name="ce5" table:formula="of:=DATE(MID([.D110];1;4); MID([.D110];6;2); MID([.D110];9;2) )" office:value-type="date" office:date-value="2022-07-06" calcext:value-type="date">
            <text:p>06/07/22</text:p>
          </table:table-cell>
          <table:table-cell table:style-name="ce7" table:formula="of:=DATEDIF([.E110];[.F110];&quot;d&quot;)" office:value-type="float" office:value="3" calcext:value-type="float">
            <text:p>3</text:p>
          </table:table-cell>
          <table:table-cell office:value-type="float" office:value="-1354.1684" calcext:value-type="float">
            <text:p>-1,354.2</text:p>
          </table:table-cell>
          <table:table-cell table:formula="of:=[.H110]/[.G110]" office:value-type="float" office:value="-451.389466666667" calcext:value-type="float">
            <text:p>-451.4</text:p>
          </table:table-cell>
          <table:table-cell office:value-type="float" office:value="3.6274" calcext:value-type="float">
            <text:p>3.6</text:p>
          </table:table-cell>
          <table:table-cell office:value-type="float" office:value="1357.7958" calcext:value-type="float">
            <text:p>1,357.8</text:p>
          </table:table-cell>
          <table:table-cell office:value-type="float" office:value="3045.2799" calcext:value-type="float">
            <text:p>3,045.3</text:p>
          </table:table-cell>
          <table:table-cell office:value-type="float" office:value="85.7" calcext:value-type="float">
            <text:p>85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4.ply</text:p>
          </table:table-cell>
          <table:table-cell office:value-type="string" calcext:value-type="string">
            <text:p>res/point_clouds/dense_2022_07_07.ply</text:p>
          </table:table-cell>
          <table:table-cell table:style-name="ce2" table:formula="of:=MID([.A111];24;10)" office:value-type="string" office:string-value="2022_07_04" calcext:value-type="string">
            <text:p>2022_07_04</text:p>
          </table:table-cell>
          <table:table-cell table:formula="of:=MID([.B111];24;10)" office:value-type="string" office:string-value="2022_07_07" calcext:value-type="string">
            <text:p>2022_07_07</text:p>
          </table:table-cell>
          <table:table-cell table:style-name="ce5" table:formula="of:=DATE(MID([.C111];1;4); MID([.C111];6;2); MID([.C111];9;2) )" office:value-type="date" office:date-value="2022-07-04" calcext:value-type="date">
            <text:p>04/07/22</text:p>
          </table:table-cell>
          <table:table-cell table:style-name="ce5" table:formula="of:=DATE(MID([.D111];1;4); MID([.D111];6;2); MID([.D111];9;2) )" office:value-type="date" office:date-value="2022-07-07" calcext:value-type="date">
            <text:p>07/07/22</text:p>
          </table:table-cell>
          <table:table-cell table:style-name="ce7" table:formula="of:=DATEDIF([.E111];[.F111];&quot;d&quot;)" office:value-type="float" office:value="3" calcext:value-type="float">
            <text:p>3</text:p>
          </table:table-cell>
          <table:table-cell office:value-type="float" office:value="-1112.524" calcext:value-type="float">
            <text:p>-1,112.5</text:p>
          </table:table-cell>
          <table:table-cell table:formula="of:=[.H111]/[.G111]" office:value-type="float" office:value="-370.841333333333" calcext:value-type="float">
            <text:p>-370.8</text:p>
          </table:table-cell>
          <table:table-cell office:value-type="float" office:value="5.7556" calcext:value-type="float">
            <text:p>5.8</text:p>
          </table:table-cell>
          <table:table-cell office:value-type="float" office:value="1118.2796" calcext:value-type="float">
            <text:p>1,118.3</text:p>
          </table:table-cell>
          <table:table-cell office:value-type="float" office:value="3269.3199" calcext:value-type="float">
            <text:p>3,269.3</text:p>
          </table:table-cell>
          <table:table-cell office:value-type="float" office:value="88.5" calcext:value-type="float">
            <text:p>88.5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5.ply</text:p>
          </table:table-cell>
          <table:table-cell office:value-type="string" calcext:value-type="string">
            <text:p>res/point_clouds/dense_2022_07_08.ply</text:p>
          </table:table-cell>
          <table:table-cell table:style-name="ce2" table:formula="of:=MID([.A112];24;10)" office:value-type="string" office:string-value="2022_07_05" calcext:value-type="string">
            <text:p>2022_07_05</text:p>
          </table:table-cell>
          <table:table-cell table:formula="of:=MID([.B112];24;10)" office:value-type="string" office:string-value="2022_07_08" calcext:value-type="string">
            <text:p>2022_07_08</text:p>
          </table:table-cell>
          <table:table-cell table:style-name="ce5" table:formula="of:=DATE(MID([.C112];1;4); MID([.C112];6;2); MID([.C112];9;2) )" office:value-type="date" office:date-value="2022-07-05" calcext:value-type="date">
            <text:p>05/07/22</text:p>
          </table:table-cell>
          <table:table-cell table:style-name="ce5" table:formula="of:=DATE(MID([.D112];1;4); MID([.D112];6;2); MID([.D112];9;2) )" office:value-type="date" office:date-value="2022-07-08" calcext:value-type="date">
            <text:p>08/07/22</text:p>
          </table:table-cell>
          <table:table-cell table:style-name="ce7" table:formula="of:=DATEDIF([.E112];[.F112];&quot;d&quot;)" office:value-type="float" office:value="3" calcext:value-type="float">
            <text:p>3</text:p>
          </table:table-cell>
          <table:table-cell office:value-type="float" office:value="-2532.1417" calcext:value-type="float">
            <text:p>-2,532.1</text:p>
          </table:table-cell>
          <table:table-cell table:formula="of:=[.H112]/[.G112]" office:value-type="float" office:value="-844.047233333333" calcext:value-type="float">
            <text:p>-844.0</text:p>
          </table:table-cell>
          <table:table-cell office:value-type="float" office:value="1.1074" calcext:value-type="float">
            <text:p>1.1</text:p>
          </table:table-cell>
          <table:table-cell office:value-type="float" office:value="2533.2491" calcext:value-type="float">
            <text:p>2,533.2</text:p>
          </table:table-cell>
          <table:table-cell office:value-type="float" office:value="2813.5599" calcext:value-type="float">
            <text:p>2,813.6</text:p>
          </table:table-cell>
          <table:table-cell office:value-type="float" office:value="80.8" calcext:value-type="float">
            <text:p>80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6.ply</text:p>
          </table:table-cell>
          <table:table-cell office:value-type="string" calcext:value-type="string">
            <text:p>res/point_clouds/dense_2022_07_09.ply</text:p>
          </table:table-cell>
          <table:table-cell table:style-name="ce2" table:formula="of:=MID([.A113];24;10)" office:value-type="string" office:string-value="2022_07_06" calcext:value-type="string">
            <text:p>2022_07_06</text:p>
          </table:table-cell>
          <table:table-cell table:formula="of:=MID([.B113];24;10)" office:value-type="string" office:string-value="2022_07_09" calcext:value-type="string">
            <text:p>2022_07_09</text:p>
          </table:table-cell>
          <table:table-cell table:style-name="ce5" table:formula="of:=DATE(MID([.C113];1;4); MID([.C113];6;2); MID([.C113];9;2) )" office:value-type="date" office:date-value="2022-07-06" calcext:value-type="date">
            <text:p>06/07/22</text:p>
          </table:table-cell>
          <table:table-cell table:style-name="ce5" table:formula="of:=DATE(MID([.D113];1;4); MID([.D113];6;2); MID([.D113];9;2) )" office:value-type="date" office:date-value="2022-07-09" calcext:value-type="date">
            <text:p>09/07/22</text:p>
          </table:table-cell>
          <table:table-cell table:style-name="ce7" table:formula="of:=DATEDIF([.E113];[.F113];&quot;d&quot;)" office:value-type="float" office:value="3" calcext:value-type="float">
            <text:p>3</text:p>
          </table:table-cell>
          <table:table-cell office:value-type="float" office:value="-1167.7013" calcext:value-type="float">
            <text:p>-1,167.7</text:p>
          </table:table-cell>
          <table:table-cell table:formula="of:=[.H113]/[.G113]" office:value-type="float" office:value="-389.233766666667" calcext:value-type="float">
            <text:p>-389.2</text:p>
          </table:table-cell>
          <table:table-cell office:value-type="float" office:value="32.7985" calcext:value-type="float">
            <text:p>32.8</text:p>
          </table:table-cell>
          <table:table-cell office:value-type="float" office:value="1200.4999" calcext:value-type="float">
            <text:p>1,200.5</text:p>
          </table:table-cell>
          <table:table-cell office:value-type="float" office:value="3117.3999" calcext:value-type="float">
            <text:p>3,117.4</text:p>
          </table:table-cell>
          <table:table-cell office:value-type="float" office:value="86.3" calcext:value-type="float">
            <text:p>86.3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7.ply</text:p>
          </table:table-cell>
          <table:table-cell office:value-type="string" calcext:value-type="string">
            <text:p>res/point_clouds/dense_2022_07_10.ply</text:p>
          </table:table-cell>
          <table:table-cell table:style-name="ce2" table:formula="of:=MID([.A114];24;10)" office:value-type="string" office:string-value="2022_07_07" calcext:value-type="string">
            <text:p>2022_07_07</text:p>
          </table:table-cell>
          <table:table-cell table:formula="of:=MID([.B114];24;10)" office:value-type="string" office:string-value="2022_07_10" calcext:value-type="string">
            <text:p>2022_07_10</text:p>
          </table:table-cell>
          <table:table-cell table:style-name="ce5" table:formula="of:=DATE(MID([.C114];1;4); MID([.C114];6;2); MID([.C114];9;2) )" office:value-type="date" office:date-value="2022-07-07" calcext:value-type="date">
            <text:p>07/07/22</text:p>
          </table:table-cell>
          <table:table-cell table:style-name="ce5" table:formula="of:=DATE(MID([.D114];1;4); MID([.D114];6;2); MID([.D114];9;2) )" office:value-type="date" office:date-value="2022-07-10" calcext:value-type="date">
            <text:p>10/07/22</text:p>
          </table:table-cell>
          <table:table-cell table:style-name="ce7" table:formula="of:=DATEDIF([.E114];[.F114];&quot;d&quot;)" office:value-type="float" office:value="3" calcext:value-type="float">
            <text:p>3</text:p>
          </table:table-cell>
          <table:table-cell office:value-type="float" office:value="-1730.7047" calcext:value-type="float">
            <text:p>-1,730.7</text:p>
          </table:table-cell>
          <table:table-cell table:formula="of:=[.H114]/[.G114]" office:value-type="float" office:value="-576.901566666667" calcext:value-type="float">
            <text:p>-576.9</text:p>
          </table:table-cell>
          <table:table-cell office:value-type="float" office:value="1.2097" calcext:value-type="float">
            <text:p>1.2</text:p>
          </table:table-cell>
          <table:table-cell office:value-type="float" office:value="1731.9143" calcext:value-type="float">
            <text:p>1,731.9</text:p>
          </table:table-cell>
          <table:table-cell office:value-type="float" office:value="2713.9199" calcext:value-type="float">
            <text:p>2,713.9</text:p>
          </table:table-cell>
          <table:table-cell office:value-type="float" office:value="76.4" calcext:value-type="float">
            <text:p>76.4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8.ply</text:p>
          </table:table-cell>
          <table:table-cell office:value-type="string" calcext:value-type="string">
            <text:p>res/point_clouds/dense_2022_07_11.ply</text:p>
          </table:table-cell>
          <table:table-cell table:style-name="ce2" table:formula="of:=MID([.A115];24;10)" office:value-type="string" office:string-value="2022_07_08" calcext:value-type="string">
            <text:p>2022_07_08</text:p>
          </table:table-cell>
          <table:table-cell table:formula="of:=MID([.B115];24;10)" office:value-type="string" office:string-value="2022_07_11" calcext:value-type="string">
            <text:p>2022_07_11</text:p>
          </table:table-cell>
          <table:table-cell table:style-name="ce5" table:formula="of:=DATE(MID([.C115];1;4); MID([.C115];6;2); MID([.C115];9;2) )" office:value-type="date" office:date-value="2022-07-08" calcext:value-type="date">
            <text:p>08/07/22</text:p>
          </table:table-cell>
          <table:table-cell table:style-name="ce5" table:formula="of:=DATE(MID([.D115];1;4); MID([.D115];6;2); MID([.D115];9;2) )" office:value-type="date" office:date-value="2022-07-11" calcext:value-type="date">
            <text:p>11/07/22</text:p>
          </table:table-cell>
          <table:table-cell table:style-name="ce7" table:formula="of:=DATEDIF([.E115];[.F115];&quot;d&quot;)" office:value-type="float" office:value="3" calcext:value-type="float">
            <text:p>3</text:p>
          </table:table-cell>
          <table:table-cell office:value-type="float" office:value="-205.5431" calcext:value-type="float">
            <text:p>-205.5</text:p>
          </table:table-cell>
          <table:table-cell table:formula="of:=[.H115]/[.G115]" office:value-type="float" office:value="-68.5143666666667" calcext:value-type="float">
            <text:p>-68.5</text:p>
          </table:table-cell>
          <table:table-cell office:value-type="float" office:value="208.5779" calcext:value-type="float">
            <text:p>208.6</text:p>
          </table:table-cell>
          <table:table-cell office:value-type="float" office:value="414.121" calcext:value-type="float">
            <text:p>414.1</text:p>
          </table:table-cell>
          <table:table-cell office:value-type="float" office:value="2666.1599" calcext:value-type="float">
            <text:p>2,666.2</text:p>
          </table:table-cell>
          <table:table-cell office:value-type="float" office:value="78.9" calcext:value-type="float">
            <text:p>78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09.ply</text:p>
          </table:table-cell>
          <table:table-cell office:value-type="string" calcext:value-type="string">
            <text:p>res/point_clouds/dense_2022_07_12.ply</text:p>
          </table:table-cell>
          <table:table-cell table:style-name="ce2" table:formula="of:=MID([.A116];24;10)" office:value-type="string" office:string-value="2022_07_09" calcext:value-type="string">
            <text:p>2022_07_09</text:p>
          </table:table-cell>
          <table:table-cell table:formula="of:=MID([.B116];24;10)" office:value-type="string" office:string-value="2022_07_12" calcext:value-type="string">
            <text:p>2022_07_12</text:p>
          </table:table-cell>
          <table:table-cell table:style-name="ce5" table:formula="of:=DATE(MID([.C116];1;4); MID([.C116];6;2); MID([.C116];9;2) )" office:value-type="date" office:date-value="2022-07-09" calcext:value-type="date">
            <text:p>09/07/22</text:p>
          </table:table-cell>
          <table:table-cell table:style-name="ce5" table:formula="of:=DATE(MID([.D116];1;4); MID([.D116];6;2); MID([.D116];9;2) )" office:value-type="date" office:date-value="2022-07-12" calcext:value-type="date">
            <text:p>12/07/22</text:p>
          </table:table-cell>
          <table:table-cell table:style-name="ce7" table:formula="of:=DATEDIF([.E116];[.F116];&quot;d&quot;)" office:value-type="float" office:value="3" calcext:value-type="float">
            <text:p>3</text:p>
          </table:table-cell>
          <table:table-cell office:value-type="float" office:value="-1132.5504" calcext:value-type="float">
            <text:p>-1,132.6</text:p>
          </table:table-cell>
          <table:table-cell table:formula="of:=[.H116]/[.G116]" office:value-type="float" office:value="-377.5168" calcext:value-type="float">
            <text:p>-377.5</text:p>
          </table:table-cell>
          <table:table-cell office:value-type="float" office:value="73.3986" calcext:value-type="float">
            <text:p>73.4</text:p>
          </table:table-cell>
          <table:table-cell office:value-type="float" office:value="1205.949" calcext:value-type="float">
            <text:p>1,205.9</text:p>
          </table:table-cell>
          <table:table-cell office:value-type="float" office:value="2871.5199" calcext:value-type="float">
            <text:p>2,871.5</text:p>
          </table:table-cell>
          <table:table-cell office:value-type="float" office:value="80.2" calcext:value-type="float">
            <text:p>80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0.ply</text:p>
          </table:table-cell>
          <table:table-cell office:value-type="string" calcext:value-type="string">
            <text:p>res/point_clouds/dense_2022_07_13.ply</text:p>
          </table:table-cell>
          <table:table-cell table:style-name="ce2" table:formula="of:=MID([.A117];24;10)" office:value-type="string" office:string-value="2022_07_10" calcext:value-type="string">
            <text:p>2022_07_10</text:p>
          </table:table-cell>
          <table:table-cell table:formula="of:=MID([.B117];24;10)" office:value-type="string" office:string-value="2022_07_13" calcext:value-type="string">
            <text:p>2022_07_13</text:p>
          </table:table-cell>
          <table:table-cell table:style-name="ce5" table:formula="of:=DATE(MID([.C117];1;4); MID([.C117];6;2); MID([.C117];9;2) )" office:value-type="date" office:date-value="2022-07-10" calcext:value-type="date">
            <text:p>10/07/22</text:p>
          </table:table-cell>
          <table:table-cell table:style-name="ce5" table:formula="of:=DATE(MID([.D117];1;4); MID([.D117];6;2); MID([.D117];9;2) )" office:value-type="date" office:date-value="2022-07-13" calcext:value-type="date">
            <text:p>13/07/22</text:p>
          </table:table-cell>
          <table:table-cell table:style-name="ce7" table:formula="of:=DATEDIF([.E117];[.F117];&quot;d&quot;)" office:value-type="float" office:value="3" calcext:value-type="float">
            <text:p>3</text:p>
          </table:table-cell>
          <table:table-cell office:value-type="float" office:value="-661.3859" calcext:value-type="float">
            <text:p>-661.4</text:p>
          </table:table-cell>
          <table:table-cell table:formula="of:=[.H117]/[.G117]" office:value-type="float" office:value="-220.461966666667" calcext:value-type="float">
            <text:p>-220.5</text:p>
          </table:table-cell>
          <table:table-cell office:value-type="float" office:value="34.4949" calcext:value-type="float">
            <text:p>34.5</text:p>
          </table:table-cell>
          <table:table-cell office:value-type="float" office:value="695.8808" calcext:value-type="float">
            <text:p>695.9</text:p>
          </table:table-cell>
          <table:table-cell office:value-type="float" office:value="2619.5999" calcext:value-type="float">
            <text:p>2,619.6</text:p>
          </table:table-cell>
          <table:table-cell office:value-type="float" office:value="78.3" calcext:value-type="float">
            <text:p>78.3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1.ply</text:p>
          </table:table-cell>
          <table:table-cell office:value-type="string" calcext:value-type="string">
            <text:p>res/point_clouds/dense_2022_07_14.ply</text:p>
          </table:table-cell>
          <table:table-cell table:style-name="ce2" table:formula="of:=MID([.A118];24;10)" office:value-type="string" office:string-value="2022_07_11" calcext:value-type="string">
            <text:p>2022_07_11</text:p>
          </table:table-cell>
          <table:table-cell table:formula="of:=MID([.B118];24;10)" office:value-type="string" office:string-value="2022_07_14" calcext:value-type="string">
            <text:p>2022_07_14</text:p>
          </table:table-cell>
          <table:table-cell table:style-name="ce5" table:formula="of:=DATE(MID([.C118];1;4); MID([.C118];6;2); MID([.C118];9;2) )" office:value-type="date" office:date-value="2022-07-11" calcext:value-type="date">
            <text:p>11/07/22</text:p>
          </table:table-cell>
          <table:table-cell table:style-name="ce5" table:formula="of:=DATE(MID([.D118];1;4); MID([.D118];6;2); MID([.D118];9;2) )" office:value-type="date" office:date-value="2022-07-14" calcext:value-type="date">
            <text:p>14/07/22</text:p>
          </table:table-cell>
          <table:table-cell table:style-name="ce7" table:formula="of:=DATEDIF([.E118];[.F118];&quot;d&quot;)" office:value-type="float" office:value="3" calcext:value-type="float">
            <text:p>3</text:p>
          </table:table-cell>
          <table:table-cell office:value-type="float" office:value="-491.938" calcext:value-type="float">
            <text:p>-491.9</text:p>
          </table:table-cell>
          <table:table-cell table:formula="of:=[.H118]/[.G118]" office:value-type="float" office:value="-163.979333333333" calcext:value-type="float">
            <text:p>-164.0</text:p>
          </table:table-cell>
          <table:table-cell office:value-type="float" office:value="221.2203" calcext:value-type="float">
            <text:p>221.2</text:p>
          </table:table-cell>
          <table:table-cell office:value-type="float" office:value="713.1583" calcext:value-type="float">
            <text:p>713.2</text:p>
          </table:table-cell>
          <table:table-cell office:value-type="float" office:value="2806.4799" calcext:value-type="float">
            <text:p>2,806.5</text:p>
          </table:table-cell>
          <table:table-cell office:value-type="float" office:value="80.2" calcext:value-type="float">
            <text:p>80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2.ply</text:p>
          </table:table-cell>
          <table:table-cell office:value-type="string" calcext:value-type="string">
            <text:p>res/point_clouds/dense_2022_07_15.ply</text:p>
          </table:table-cell>
          <table:table-cell table:style-name="ce2" table:formula="of:=MID([.A119];24;10)" office:value-type="string" office:string-value="2022_07_12" calcext:value-type="string">
            <text:p>2022_07_12</text:p>
          </table:table-cell>
          <table:table-cell table:formula="of:=MID([.B119];24;10)" office:value-type="string" office:string-value="2022_07_15" calcext:value-type="string">
            <text:p>2022_07_15</text:p>
          </table:table-cell>
          <table:table-cell table:style-name="ce5" table:formula="of:=DATE(MID([.C119];1;4); MID([.C119];6;2); MID([.C119];9;2) )" office:value-type="date" office:date-value="2022-07-12" calcext:value-type="date">
            <text:p>12/07/22</text:p>
          </table:table-cell>
          <table:table-cell table:style-name="ce5" table:formula="of:=DATE(MID([.D119];1;4); MID([.D119];6;2); MID([.D119];9;2) )" office:value-type="date" office:date-value="2022-07-15" calcext:value-type="date">
            <text:p>15/07/22</text:p>
          </table:table-cell>
          <table:table-cell table:style-name="ce7" table:formula="of:=DATEDIF([.E119];[.F119];&quot;d&quot;)" office:value-type="float" office:value="3" calcext:value-type="float">
            <text:p>3</text:p>
          </table:table-cell>
          <table:table-cell office:value-type="float" office:value="-855.9689" calcext:value-type="float">
            <text:p>-856.0</text:p>
          </table:table-cell>
          <table:table-cell table:formula="of:=[.H119]/[.G119]" office:value-type="float" office:value="-285.322966666667" calcext:value-type="float">
            <text:p>-285.3</text:p>
          </table:table-cell>
          <table:table-cell office:value-type="float" office:value="4.8604" calcext:value-type="float">
            <text:p>4.9</text:p>
          </table:table-cell>
          <table:table-cell office:value-type="float" office:value="860.8293" calcext:value-type="float">
            <text:p>860.8</text:p>
          </table:table-cell>
          <table:table-cell office:value-type="float" office:value="2442.7599" calcext:value-type="float">
            <text:p>2,442.8</text:p>
          </table:table-cell>
          <table:table-cell office:value-type="float" office:value="72.9" calcext:value-type="float">
            <text:p>72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3.ply</text:p>
          </table:table-cell>
          <table:table-cell office:value-type="string" calcext:value-type="string">
            <text:p>res/point_clouds/dense_2022_07_16.ply</text:p>
          </table:table-cell>
          <table:table-cell table:style-name="ce2" table:formula="of:=MID([.A120];24;10)" office:value-type="string" office:string-value="2022_07_13" calcext:value-type="string">
            <text:p>2022_07_13</text:p>
          </table:table-cell>
          <table:table-cell table:formula="of:=MID([.B120];24;10)" office:value-type="string" office:string-value="2022_07_16" calcext:value-type="string">
            <text:p>2022_07_16</text:p>
          </table:table-cell>
          <table:table-cell table:style-name="ce5" table:formula="of:=DATE(MID([.C120];1;4); MID([.C120];6;2); MID([.C120];9;2) )" office:value-type="date" office:date-value="2022-07-13" calcext:value-type="date">
            <text:p>13/07/22</text:p>
          </table:table-cell>
          <table:table-cell table:style-name="ce5" table:formula="of:=DATE(MID([.D120];1;4); MID([.D120];6;2); MID([.D120];9;2) )" office:value-type="date" office:date-value="2022-07-16" calcext:value-type="date">
            <text:p>16/07/22</text:p>
          </table:table-cell>
          <table:table-cell table:style-name="ce7" table:formula="of:=DATEDIF([.E120];[.F120];&quot;d&quot;)" office:value-type="float" office:value="3" calcext:value-type="float">
            <text:p>3</text:p>
          </table:table-cell>
          <table:table-cell office:value-type="float" office:value="-212.1845" calcext:value-type="float">
            <text:p>-212.2</text:p>
          </table:table-cell>
          <table:table-cell table:formula="of:=[.H120]/[.G120]" office:value-type="float" office:value="-70.7281666666667" calcext:value-type="float">
            <text:p>-70.7</text:p>
          </table:table-cell>
          <table:table-cell office:value-type="float" office:value="221.5267" calcext:value-type="float">
            <text:p>221.5</text:p>
          </table:table-cell>
          <table:table-cell office:value-type="float" office:value="433.7111" calcext:value-type="float">
            <text:p>433.7</text:p>
          </table:table-cell>
          <table:table-cell office:value-type="float" office:value="2324.7999" calcext:value-type="float">
            <text:p>2,324.8</text:p>
          </table:table-cell>
          <table:table-cell office:value-type="float" office:value="71.5" calcext:value-type="float">
            <text:p>71.5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4.ply</text:p>
          </table:table-cell>
          <table:table-cell office:value-type="string" calcext:value-type="string">
            <text:p>res/point_clouds/dense_2022_07_17.ply</text:p>
          </table:table-cell>
          <table:table-cell table:style-name="ce2" table:formula="of:=MID([.A121];24;10)" office:value-type="string" office:string-value="2022_07_14" calcext:value-type="string">
            <text:p>2022_07_14</text:p>
          </table:table-cell>
          <table:table-cell table:formula="of:=MID([.B121];24;10)" office:value-type="string" office:string-value="2022_07_17" calcext:value-type="string">
            <text:p>2022_07_17</text:p>
          </table:table-cell>
          <table:table-cell table:style-name="ce5" table:formula="of:=DATE(MID([.C121];1;4); MID([.C121];6;2); MID([.C121];9;2) )" office:value-type="date" office:date-value="2022-07-14" calcext:value-type="date">
            <text:p>14/07/22</text:p>
          </table:table-cell>
          <table:table-cell table:style-name="ce5" table:formula="of:=DATE(MID([.D121];1;4); MID([.D121];6;2); MID([.D121];9;2) )" office:value-type="date" office:date-value="2022-07-17" calcext:value-type="date">
            <text:p>17/07/22</text:p>
          </table:table-cell>
          <table:table-cell table:style-name="ce7" table:formula="of:=DATEDIF([.E121];[.F121];&quot;d&quot;)" office:value-type="float" office:value="3" calcext:value-type="float">
            <text:p>3</text:p>
          </table:table-cell>
          <table:table-cell office:value-type="float" office:value="-3087.8664" calcext:value-type="float">
            <text:p>-3,087.9</text:p>
          </table:table-cell>
          <table:table-cell table:formula="of:=[.H121]/[.G121]" office:value-type="float" office:value="-1029.2888" calcext:value-type="float">
            <text:p>-1,029.3</text:p>
          </table:table-cell>
          <table:table-cell office:value-type="float" office:value="1.8424" calcext:value-type="float">
            <text:p>1.8</text:p>
          </table:table-cell>
          <table:table-cell office:value-type="float" office:value="3089.7088" calcext:value-type="float">
            <text:p>3,089.7</text:p>
          </table:table-cell>
          <table:table-cell office:value-type="float" office:value="2708.5599" calcext:value-type="float">
            <text:p>2,708.6</text:p>
          </table:table-cell>
          <table:table-cell office:value-type="float" office:value="73.7" calcext:value-type="float">
            <text:p>73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5.ply</text:p>
          </table:table-cell>
          <table:table-cell office:value-type="string" calcext:value-type="string">
            <text:p>res/point_clouds/dense_2022_07_18.ply</text:p>
          </table:table-cell>
          <table:table-cell table:style-name="ce2" table:formula="of:=MID([.A122];24;10)" office:value-type="string" office:string-value="2022_07_15" calcext:value-type="string">
            <text:p>2022_07_15</text:p>
          </table:table-cell>
          <table:table-cell table:formula="of:=MID([.B122];24;10)" office:value-type="string" office:string-value="2022_07_18" calcext:value-type="string">
            <text:p>2022_07_18</text:p>
          </table:table-cell>
          <table:table-cell table:style-name="ce5" table:formula="of:=DATE(MID([.C122];1;4); MID([.C122];6;2); MID([.C122];9;2) )" office:value-type="date" office:date-value="2022-07-15" calcext:value-type="date">
            <text:p>15/07/22</text:p>
          </table:table-cell>
          <table:table-cell table:style-name="ce5" table:formula="of:=DATE(MID([.D122];1;4); MID([.D122];6;2); MID([.D122];9;2) )" office:value-type="date" office:date-value="2022-07-18" calcext:value-type="date">
            <text:p>18/07/22</text:p>
          </table:table-cell>
          <table:table-cell table:style-name="ce7" table:formula="of:=DATEDIF([.E122];[.F122];&quot;d&quot;)" office:value-type="float" office:value="3" calcext:value-type="float">
            <text:p>3</text:p>
          </table:table-cell>
          <table:table-cell office:value-type="float" office:value="-1968.7436" calcext:value-type="float">
            <text:p>-1,968.7</text:p>
          </table:table-cell>
          <table:table-cell table:formula="of:=[.H122]/[.G122]" office:value-type="float" office:value="-656.247866666667" calcext:value-type="float">
            <text:p>-656.2</text:p>
          </table:table-cell>
          <table:table-cell office:value-type="float" office:value="0.4045" calcext:value-type="float">
            <text:p>0.4</text:p>
          </table:table-cell>
          <table:table-cell office:value-type="float" office:value="1969.1482" calcext:value-type="float">
            <text:p>1,969.1</text:p>
          </table:table-cell>
          <table:table-cell office:value-type="float" office:value="2278.3599" calcext:value-type="float">
            <text:p>2,278.4</text:p>
          </table:table-cell>
          <table:table-cell office:value-type="float" office:value="71.2" calcext:value-type="float">
            <text:p>71.2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6.ply</text:p>
          </table:table-cell>
          <table:table-cell office:value-type="string" calcext:value-type="string">
            <text:p>res/point_clouds/dense_2022_07_19.ply</text:p>
          </table:table-cell>
          <table:table-cell table:style-name="ce2" table:formula="of:=MID([.A123];24;10)" office:value-type="string" office:string-value="2022_07_16" calcext:value-type="string">
            <text:p>2022_07_16</text:p>
          </table:table-cell>
          <table:table-cell table:formula="of:=MID([.B123];24;10)" office:value-type="string" office:string-value="2022_07_19" calcext:value-type="string">
            <text:p>2022_07_19</text:p>
          </table:table-cell>
          <table:table-cell table:style-name="ce5" table:formula="of:=DATE(MID([.C123];1;4); MID([.C123];6;2); MID([.C123];9;2) )" office:value-type="date" office:date-value="2022-07-16" calcext:value-type="date">
            <text:p>16/07/22</text:p>
          </table:table-cell>
          <table:table-cell table:style-name="ce5" table:formula="of:=DATE(MID([.D123];1;4); MID([.D123];6;2); MID([.D123];9;2) )" office:value-type="date" office:date-value="2022-07-19" calcext:value-type="date">
            <text:p>19/07/22</text:p>
          </table:table-cell>
          <table:table-cell table:style-name="ce7" table:formula="of:=DATEDIF([.E123];[.F123];&quot;d&quot;)" office:value-type="float" office:value="3" calcext:value-type="float">
            <text:p>3</text:p>
          </table:table-cell>
          <table:table-cell office:value-type="float" office:value="-1579.5013" calcext:value-type="float">
            <text:p>-1,579.5</text:p>
          </table:table-cell>
          <table:table-cell table:formula="of:=[.H123]/[.G123]" office:value-type="float" office:value="-526.500433333333" calcext:value-type="float">
            <text:p>-526.5</text:p>
          </table:table-cell>
          <table:table-cell office:value-type="float" office:value="0.2364" calcext:value-type="float">
            <text:p>0.2</text:p>
          </table:table-cell>
          <table:table-cell office:value-type="float" office:value="1579.7377" calcext:value-type="float">
            <text:p>1,579.7</text:p>
          </table:table-cell>
          <table:table-cell office:value-type="float" office:value="2283.1999" calcext:value-type="float">
            <text:p>2,283.2</text:p>
          </table:table-cell>
          <table:table-cell office:value-type="float" office:value="70" calcext:value-type="float">
            <text:p>70.0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7.ply</text:p>
          </table:table-cell>
          <table:table-cell office:value-type="string" calcext:value-type="string">
            <text:p>res/point_clouds/dense_2022_07_20.ply</text:p>
          </table:table-cell>
          <table:table-cell table:style-name="ce2" table:formula="of:=MID([.A124];24;10)" office:value-type="string" office:string-value="2022_07_17" calcext:value-type="string">
            <text:p>2022_07_17</text:p>
          </table:table-cell>
          <table:table-cell table:formula="of:=MID([.B124];24;10)" office:value-type="string" office:string-value="2022_07_20" calcext:value-type="string">
            <text:p>2022_07_20</text:p>
          </table:table-cell>
          <table:table-cell table:style-name="ce5" table:formula="of:=DATE(MID([.C124];1;4); MID([.C124];6;2); MID([.C124];9;2) )" office:value-type="date" office:date-value="2022-07-17" calcext:value-type="date">
            <text:p>17/07/22</text:p>
          </table:table-cell>
          <table:table-cell table:style-name="ce5" table:formula="of:=DATE(MID([.D124];1;4); MID([.D124];6;2); MID([.D124];9;2) )" office:value-type="date" office:date-value="2022-07-20" calcext:value-type="date">
            <text:p>20/07/22</text:p>
          </table:table-cell>
          <table:table-cell table:style-name="ce7" table:formula="of:=DATEDIF([.E124];[.F124];&quot;d&quot;)" office:value-type="float" office:value="3" calcext:value-type="float">
            <text:p>3</text:p>
          </table:table-cell>
          <table:table-cell office:value-type="float" office:value="-362.5251" calcext:value-type="float">
            <text:p>-362.5</text:p>
          </table:table-cell>
          <table:table-cell table:formula="of:=[.H124]/[.G124]" office:value-type="float" office:value="-120.8417" calcext:value-type="float">
            <text:p>-120.8</text:p>
          </table:table-cell>
          <table:table-cell office:value-type="float" office:value="229.9625" calcext:value-type="float">
            <text:p>230.0</text:p>
          </table:table-cell>
          <table:table-cell office:value-type="float" office:value="592.4876" calcext:value-type="float">
            <text:p>592.5</text:p>
          </table:table-cell>
          <table:table-cell office:value-type="float" office:value="2531.3999" calcext:value-type="float">
            <text:p>2,531.4</text:p>
          </table:table-cell>
          <table:table-cell office:value-type="float" office:value="72.6" calcext:value-type="float">
            <text:p>72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8.ply</text:p>
          </table:table-cell>
          <table:table-cell office:value-type="string" calcext:value-type="string">
            <text:p>res/point_clouds/dense_2022_07_21.ply</text:p>
          </table:table-cell>
          <table:table-cell table:style-name="ce2" table:formula="of:=MID([.A125];24;10)" office:value-type="string" office:string-value="2022_07_18" calcext:value-type="string">
            <text:p>2022_07_18</text:p>
          </table:table-cell>
          <table:table-cell table:formula="of:=MID([.B125];24;10)" office:value-type="string" office:string-value="2022_07_21" calcext:value-type="string">
            <text:p>2022_07_21</text:p>
          </table:table-cell>
          <table:table-cell table:style-name="ce5" table:formula="of:=DATE(MID([.C125];1;4); MID([.C125];6;2); MID([.C125];9;2) )" office:value-type="date" office:date-value="2022-07-18" calcext:value-type="date">
            <text:p>18/07/22</text:p>
          </table:table-cell>
          <table:table-cell table:style-name="ce5" table:formula="of:=DATE(MID([.D125];1;4); MID([.D125];6;2); MID([.D125];9;2) )" office:value-type="date" office:date-value="2022-07-21" calcext:value-type="date">
            <text:p>21/07/22</text:p>
          </table:table-cell>
          <table:table-cell table:style-name="ce7" table:formula="of:=DATEDIF([.E125];[.F125];&quot;d&quot;)" office:value-type="float" office:value="3" calcext:value-type="float">
            <text:p>3</text:p>
          </table:table-cell>
          <table:table-cell office:value-type="float" office:value="-1429.7865" calcext:value-type="float">
            <text:p>-1,429.8</text:p>
          </table:table-cell>
          <table:table-cell table:formula="of:=[.H125]/[.G125]" office:value-type="float" office:value="-476.5955" calcext:value-type="float">
            <text:p>-476.6</text:p>
          </table:table-cell>
          <table:table-cell office:value-type="float" office:value="0.7262" calcext:value-type="float">
            <text:p>0.7</text:p>
          </table:table-cell>
          <table:table-cell office:value-type="float" office:value="1430.5127" calcext:value-type="float">
            <text:p>1,430.5</text:p>
          </table:table-cell>
          <table:table-cell office:value-type="float" office:value="2607.7599" calcext:value-type="float">
            <text:p>2,607.8</text:p>
          </table:table-cell>
          <table:table-cell office:value-type="float" office:value="77.3" calcext:value-type="float">
            <text:p>77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19.ply</text:p>
          </table:table-cell>
          <table:table-cell office:value-type="string" calcext:value-type="string">
            <text:p>res/point_clouds/dense_2022_07_22.ply</text:p>
          </table:table-cell>
          <table:table-cell table:style-name="ce2" table:formula="of:=MID([.A126];24;10)" office:value-type="string" office:string-value="2022_07_19" calcext:value-type="string">
            <text:p>2022_07_19</text:p>
          </table:table-cell>
          <table:table-cell table:formula="of:=MID([.B126];24;10)" office:value-type="string" office:string-value="2022_07_22" calcext:value-type="string">
            <text:p>2022_07_22</text:p>
          </table:table-cell>
          <table:table-cell table:style-name="ce5" table:formula="of:=DATE(MID([.C126];1;4); MID([.C126];6;2); MID([.C126];9;2) )" office:value-type="date" office:date-value="2022-07-19" calcext:value-type="date">
            <text:p>19/07/22</text:p>
          </table:table-cell>
          <table:table-cell table:style-name="ce5" table:formula="of:=DATE(MID([.D126];1;4); MID([.D126];6;2); MID([.D126];9;2) )" office:value-type="date" office:date-value="2022-07-22" calcext:value-type="date">
            <text:p>22/07/22</text:p>
          </table:table-cell>
          <table:table-cell table:style-name="ce7" table:formula="of:=DATEDIF([.E126];[.F126];&quot;d&quot;)" office:value-type="float" office:value="3" calcext:value-type="float">
            <text:p>3</text:p>
          </table:table-cell>
          <table:table-cell office:value-type="float" office:value="-2161.1657" calcext:value-type="float">
            <text:p>-2,161.2</text:p>
          </table:table-cell>
          <table:table-cell table:formula="of:=[.H126]/[.G126]" office:value-type="float" office:value="-720.388566666667" calcext:value-type="float">
            <text:p>-720.4</text:p>
          </table:table-cell>
          <table:table-cell office:value-type="float" office:value="1.2559" calcext:value-type="float">
            <text:p>1.3</text:p>
          </table:table-cell>
          <table:table-cell office:value-type="float" office:value="2162.4216" calcext:value-type="float">
            <text:p>2,162.4</text:p>
          </table:table-cell>
          <table:table-cell office:value-type="float" office:value="2816.1999" calcext:value-type="float">
            <text:p>2,816.2</text:p>
          </table:table-cell>
          <table:table-cell office:value-type="float" office:value="81.6" calcext:value-type="float">
            <text:p>81.6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0.ply</text:p>
          </table:table-cell>
          <table:table-cell office:value-type="string" calcext:value-type="string">
            <text:p>res/point_clouds/dense_2022_07_23.ply</text:p>
          </table:table-cell>
          <table:table-cell table:style-name="ce2" table:formula="of:=MID([.A127];24;10)" office:value-type="string" office:string-value="2022_07_20" calcext:value-type="string">
            <text:p>2022_07_20</text:p>
          </table:table-cell>
          <table:table-cell table:formula="of:=MID([.B127];24;10)" office:value-type="string" office:string-value="2022_07_23" calcext:value-type="string">
            <text:p>2022_07_23</text:p>
          </table:table-cell>
          <table:table-cell table:style-name="ce5" table:formula="of:=DATE(MID([.C127];1;4); MID([.C127];6;2); MID([.C127];9;2) )" office:value-type="date" office:date-value="2022-07-20" calcext:value-type="date">
            <text:p>20/07/22</text:p>
          </table:table-cell>
          <table:table-cell table:style-name="ce5" table:formula="of:=DATE(MID([.D127];1;4); MID([.D127];6;2); MID([.D127];9;2) )" office:value-type="date" office:date-value="2022-07-23" calcext:value-type="date">
            <text:p>23/07/22</text:p>
          </table:table-cell>
          <table:table-cell table:style-name="ce7" table:formula="of:=DATEDIF([.E127];[.F127];&quot;d&quot;)" office:value-type="float" office:value="3" calcext:value-type="float">
            <text:p>3</text:p>
          </table:table-cell>
          <table:table-cell office:value-type="float" office:value="-2382.5292" calcext:value-type="float">
            <text:p>-2,382.5</text:p>
          </table:table-cell>
          <table:table-cell table:formula="of:=[.H127]/[.G127]" office:value-type="float" office:value="-794.1764" calcext:value-type="float">
            <text:p>-794.2</text:p>
          </table:table-cell>
          <table:table-cell office:value-type="float" office:value="0.1681" calcext:value-type="float">
            <text:p>0.2</text:p>
          </table:table-cell>
          <table:table-cell office:value-type="float" office:value="2382.6973" calcext:value-type="float">
            <text:p>2,382.7</text:p>
          </table:table-cell>
          <table:table-cell office:value-type="float" office:value="2814.8799" calcext:value-type="float">
            <text:p>2,814.9</text:p>
          </table:table-cell>
          <table:table-cell office:value-type="float" office:value="77.2" calcext:value-type="float">
            <text:p>77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1.ply</text:p>
          </table:table-cell>
          <table:table-cell office:value-type="string" calcext:value-type="string">
            <text:p>res/point_clouds/dense_2022_07_24.ply</text:p>
          </table:table-cell>
          <table:table-cell table:style-name="ce2" table:formula="of:=MID([.A128];24;10)" office:value-type="string" office:string-value="2022_07_21" calcext:value-type="string">
            <text:p>2022_07_21</text:p>
          </table:table-cell>
          <table:table-cell table:formula="of:=MID([.B128];24;10)" office:value-type="string" office:string-value="2022_07_24" calcext:value-type="string">
            <text:p>2022_07_24</text:p>
          </table:table-cell>
          <table:table-cell table:style-name="ce5" table:formula="of:=DATE(MID([.C128];1;4); MID([.C128];6;2); MID([.C128];9;2) )" office:value-type="date" office:date-value="2022-07-21" calcext:value-type="date">
            <text:p>21/07/22</text:p>
          </table:table-cell>
          <table:table-cell table:style-name="ce5" table:formula="of:=DATE(MID([.D128];1;4); MID([.D128];6;2); MID([.D128];9;2) )" office:value-type="date" office:date-value="2022-07-24" calcext:value-type="date">
            <text:p>24/07/22</text:p>
          </table:table-cell>
          <table:table-cell table:style-name="ce7" table:formula="of:=DATEDIF([.E128];[.F128];&quot;d&quot;)" office:value-type="float" office:value="3" calcext:value-type="float">
            <text:p>3</text:p>
          </table:table-cell>
          <table:table-cell office:value-type="float" office:value="-1244.196" calcext:value-type="float">
            <text:p>-1,244.2</text:p>
          </table:table-cell>
          <table:table-cell table:formula="of:=[.H128]/[.G128]" office:value-type="float" office:value="-414.732" calcext:value-type="float">
            <text:p>-414.7</text:p>
          </table:table-cell>
          <table:table-cell office:value-type="float" office:value="3.0177" calcext:value-type="float">
            <text:p>3.0</text:p>
          </table:table-cell>
          <table:table-cell office:value-type="float" office:value="1247.2137" calcext:value-type="float">
            <text:p>1,247.2</text:p>
          </table:table-cell>
          <table:table-cell office:value-type="float" office:value="2773.5599" calcext:value-type="float">
            <text:p>2,773.6</text:p>
          </table:table-cell>
          <table:table-cell office:value-type="float" office:value="80" calcext:value-type="float">
            <text:p>80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2.ply</text:p>
          </table:table-cell>
          <table:table-cell office:value-type="string" calcext:value-type="string">
            <text:p>res/point_clouds/dense_2022_07_25.ply</text:p>
          </table:table-cell>
          <table:table-cell table:style-name="ce2" table:formula="of:=MID([.A129];24;10)" office:value-type="string" office:string-value="2022_07_22" calcext:value-type="string">
            <text:p>2022_07_22</text:p>
          </table:table-cell>
          <table:table-cell table:formula="of:=MID([.B129];24;10)" office:value-type="string" office:string-value="2022_07_25" calcext:value-type="string">
            <text:p>2022_07_25</text:p>
          </table:table-cell>
          <table:table-cell table:style-name="ce5" table:formula="of:=DATE(MID([.C129];1;4); MID([.C129];6;2); MID([.C129];9;2) )" office:value-type="date" office:date-value="2022-07-22" calcext:value-type="date">
            <text:p>22/07/22</text:p>
          </table:table-cell>
          <table:table-cell table:style-name="ce5" table:formula="of:=DATE(MID([.D129];1;4); MID([.D129];6;2); MID([.D129];9;2) )" office:value-type="date" office:date-value="2022-07-25" calcext:value-type="date">
            <text:p>25/07/22</text:p>
          </table:table-cell>
          <table:table-cell table:style-name="ce7" table:formula="of:=DATEDIF([.E129];[.F129];&quot;d&quot;)" office:value-type="float" office:value="3" calcext:value-type="float">
            <text:p>3</text:p>
          </table:table-cell>
          <table:table-cell office:value-type="float" office:value="-1960.633" calcext:value-type="float">
            <text:p>-1,960.6</text:p>
          </table:table-cell>
          <table:table-cell table:formula="of:=[.H129]/[.G129]" office:value-type="float" office:value="-653.544333333333" calcext:value-type="float">
            <text:p>-653.5</text:p>
          </table:table-cell>
          <table:table-cell office:value-type="float" office:value="2.3862" calcext:value-type="float">
            <text:p>2.4</text:p>
          </table:table-cell>
          <table:table-cell office:value-type="float" office:value="1963.0193" calcext:value-type="float">
            <text:p>1,963.0</text:p>
          </table:table-cell>
          <table:table-cell office:value-type="float" office:value="3031.9599" calcext:value-type="float">
            <text:p>3,032.0</text:p>
          </table:table-cell>
          <table:table-cell office:value-type="float" office:value="84.8" calcext:value-type="float">
            <text:p>84.8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3.ply</text:p>
          </table:table-cell>
          <table:table-cell office:value-type="string" calcext:value-type="string">
            <text:p>res/point_clouds/dense_2022_07_26.ply</text:p>
          </table:table-cell>
          <table:table-cell table:style-name="ce2" table:formula="of:=MID([.A130];24;10)" office:value-type="string" office:string-value="2022_07_23" calcext:value-type="string">
            <text:p>2022_07_23</text:p>
          </table:table-cell>
          <table:table-cell table:formula="of:=MID([.B130];24;10)" office:value-type="string" office:string-value="2022_07_26" calcext:value-type="string">
            <text:p>2022_07_26</text:p>
          </table:table-cell>
          <table:table-cell table:style-name="ce5" table:formula="of:=DATE(MID([.C130];1;4); MID([.C130];6;2); MID([.C130];9;2) )" office:value-type="date" office:date-value="2022-07-23" calcext:value-type="date">
            <text:p>23/07/22</text:p>
          </table:table-cell>
          <table:table-cell table:style-name="ce5" table:formula="of:=DATE(MID([.D130];1;4); MID([.D130];6;2); MID([.D130];9;2) )" office:value-type="date" office:date-value="2022-07-26" calcext:value-type="date">
            <text:p>26/07/22</text:p>
          </table:table-cell>
          <table:table-cell table:style-name="ce7" table:formula="of:=DATEDIF([.E130];[.F130];&quot;d&quot;)" office:value-type="float" office:value="3" calcext:value-type="float">
            <text:p>3</text:p>
          </table:table-cell>
          <table:table-cell office:value-type="float" office:value="-532.1866" calcext:value-type="float">
            <text:p>-532.2</text:p>
          </table:table-cell>
          <table:table-cell table:formula="of:=[.H130]/[.G130]" office:value-type="float" office:value="-177.395533333333" calcext:value-type="float">
            <text:p>-177.4</text:p>
          </table:table-cell>
          <table:table-cell office:value-type="float" office:value="199.0404" calcext:value-type="float">
            <text:p>199.0</text:p>
          </table:table-cell>
          <table:table-cell office:value-type="float" office:value="731.227" calcext:value-type="float">
            <text:p>731.2</text:p>
          </table:table-cell>
          <table:table-cell office:value-type="float" office:value="2880.0799" calcext:value-type="float">
            <text:p>2,880.1</text:p>
          </table:table-cell>
          <table:table-cell office:value-type="float" office:value="78.5" calcext:value-type="float">
            <text:p>78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4.ply</text:p>
          </table:table-cell>
          <table:table-cell office:value-type="string" calcext:value-type="string">
            <text:p>res/point_clouds/dense_2022_07_27.ply</text:p>
          </table:table-cell>
          <table:table-cell table:style-name="ce2" table:formula="of:=MID([.A131];24;10)" office:value-type="string" office:string-value="2022_07_24" calcext:value-type="string">
            <text:p>2022_07_24</text:p>
          </table:table-cell>
          <table:table-cell table:formula="of:=MID([.B131];24;10)" office:value-type="string" office:string-value="2022_07_27" calcext:value-type="string">
            <text:p>2022_07_27</text:p>
          </table:table-cell>
          <table:table-cell table:style-name="ce5" table:formula="of:=DATE(MID([.C131];1;4); MID([.C131];6;2); MID([.C131];9;2) )" office:value-type="date" office:date-value="2022-07-24" calcext:value-type="date">
            <text:p>24/07/22</text:p>
          </table:table-cell>
          <table:table-cell table:style-name="ce5" table:formula="of:=DATE(MID([.D131];1;4); MID([.D131];6;2); MID([.D131];9;2) )" office:value-type="date" office:date-value="2022-07-27" calcext:value-type="date">
            <text:p>27/07/22</text:p>
          </table:table-cell>
          <table:table-cell table:style-name="ce7" table:formula="of:=DATEDIF([.E131];[.F131];&quot;d&quot;)" office:value-type="float" office:value="3" calcext:value-type="float">
            <text:p>3</text:p>
          </table:table-cell>
          <table:table-cell office:value-type="float" office:value="-1081.8587" calcext:value-type="float">
            <text:p>-1,081.9</text:p>
          </table:table-cell>
          <table:table-cell table:formula="of:=[.H131]/[.G131]" office:value-type="float" office:value="-360.619566666667" calcext:value-type="float">
            <text:p>-360.6</text:p>
          </table:table-cell>
          <table:table-cell office:value-type="float" office:value="24.3751" calcext:value-type="float">
            <text:p>24.4</text:p>
          </table:table-cell>
          <table:table-cell office:value-type="float" office:value="1106.2337" calcext:value-type="float">
            <text:p>1,106.2</text:p>
          </table:table-cell>
          <table:table-cell office:value-type="float" office:value="2844.8799" calcext:value-type="float">
            <text:p>2,844.9</text:p>
          </table:table-cell>
          <table:table-cell office:value-type="float" office:value="80.1" calcext:value-type="float">
            <text:p>80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5.ply</text:p>
          </table:table-cell>
          <table:table-cell office:value-type="string" calcext:value-type="string">
            <text:p>res/point_clouds/dense_2022_07_28.ply</text:p>
          </table:table-cell>
          <table:table-cell table:style-name="ce2" table:formula="of:=MID([.A132];24;10)" office:value-type="string" office:string-value="2022_07_25" calcext:value-type="string">
            <text:p>2022_07_25</text:p>
          </table:table-cell>
          <table:table-cell table:formula="of:=MID([.B132];24;10)" office:value-type="string" office:string-value="2022_07_28" calcext:value-type="string">
            <text:p>2022_07_28</text:p>
          </table:table-cell>
          <table:table-cell table:style-name="ce5" table:formula="of:=DATE(MID([.C132];1;4); MID([.C132];6;2); MID([.C132];9;2) )" office:value-type="date" office:date-value="2022-07-25" calcext:value-type="date">
            <text:p>25/07/22</text:p>
          </table:table-cell>
          <table:table-cell table:style-name="ce5" table:formula="of:=DATE(MID([.D132];1;4); MID([.D132];6;2); MID([.D132];9;2) )" office:value-type="date" office:date-value="2022-07-28" calcext:value-type="date">
            <text:p>28/07/22</text:p>
          </table:table-cell>
          <table:table-cell table:style-name="ce7" table:formula="of:=DATEDIF([.E132];[.F132];&quot;d&quot;)" office:value-type="float" office:value="3" calcext:value-type="float">
            <text:p>3</text:p>
          </table:table-cell>
          <table:table-cell office:value-type="float" office:value="-945.1376" calcext:value-type="float">
            <text:p>-945.1</text:p>
          </table:table-cell>
          <table:table-cell table:formula="of:=[.H132]/[.G132]" office:value-type="float" office:value="-315.045866666667" calcext:value-type="float">
            <text:p>-315.0</text:p>
          </table:table-cell>
          <table:table-cell office:value-type="float" office:value="29.6313" calcext:value-type="float">
            <text:p>29.6</text:p>
          </table:table-cell>
          <table:table-cell office:value-type="float" office:value="974.769" calcext:value-type="float">
            <text:p>974.8</text:p>
          </table:table-cell>
          <table:table-cell office:value-type="float" office:value="3263.5999" calcext:value-type="float">
            <text:p>3,263.6</text:p>
          </table:table-cell>
          <table:table-cell office:value-type="float" office:value="89.5" calcext:value-type="float">
            <text:p>89.5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6.ply</text:p>
          </table:table-cell>
          <table:table-cell office:value-type="string" calcext:value-type="string">
            <text:p>res/point_clouds/dense_2022_07_29.ply</text:p>
          </table:table-cell>
          <table:table-cell table:style-name="ce2" table:formula="of:=MID([.A133];24;10)" office:value-type="string" office:string-value="2022_07_26" calcext:value-type="string">
            <text:p>2022_07_26</text:p>
          </table:table-cell>
          <table:table-cell table:formula="of:=MID([.B133];24;10)" office:value-type="string" office:string-value="2022_07_29" calcext:value-type="string">
            <text:p>2022_07_29</text:p>
          </table:table-cell>
          <table:table-cell table:style-name="ce5" table:formula="of:=DATE(MID([.C133];1;4); MID([.C133];6;2); MID([.C133];9;2) )" office:value-type="date" office:date-value="2022-07-26" calcext:value-type="date">
            <text:p>26/07/22</text:p>
          </table:table-cell>
          <table:table-cell table:style-name="ce5" table:formula="of:=DATE(MID([.D133];1;4); MID([.D133];6;2); MID([.D133];9;2) )" office:value-type="date" office:date-value="2022-07-29" calcext:value-type="date">
            <text:p>29/07/22</text:p>
          </table:table-cell>
          <table:table-cell table:style-name="ce7" table:formula="of:=DATEDIF([.E133];[.F133];&quot;d&quot;)" office:value-type="float" office:value="3" calcext:value-type="float">
            <text:p>3</text:p>
          </table:table-cell>
          <table:table-cell office:value-type="float" office:value="-1340.7481" calcext:value-type="float">
            <text:p>-1,340.7</text:p>
          </table:table-cell>
          <table:table-cell table:formula="of:=[.H133]/[.G133]" office:value-type="float" office:value="-446.916033333333" calcext:value-type="float">
            <text:p>-446.9</text:p>
          </table:table-cell>
          <table:table-cell office:value-type="float" office:value="1.2653" calcext:value-type="float">
            <text:p>1.3</text:p>
          </table:table-cell>
          <table:table-cell office:value-type="float" office:value="1342.0134" calcext:value-type="float">
            <text:p>1,342.0</text:p>
          </table:table-cell>
          <table:table-cell office:value-type="float" office:value="2887.4399" calcext:value-type="float">
            <text:p>2,887.4</text:p>
          </table:table-cell>
          <table:table-cell office:value-type="float" office:value="79.7" calcext:value-type="float">
            <text:p>79.7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7.ply</text:p>
          </table:table-cell>
          <table:table-cell office:value-type="string" calcext:value-type="string">
            <text:p>res/point_clouds/dense_2022_07_30.ply</text:p>
          </table:table-cell>
          <table:table-cell table:style-name="ce2" table:formula="of:=MID([.A134];24;10)" office:value-type="string" office:string-value="2022_07_27" calcext:value-type="string">
            <text:p>2022_07_27</text:p>
          </table:table-cell>
          <table:table-cell table:formula="of:=MID([.B134];24;10)" office:value-type="string" office:string-value="2022_07_30" calcext:value-type="string">
            <text:p>2022_07_30</text:p>
          </table:table-cell>
          <table:table-cell table:style-name="ce5" table:formula="of:=DATE(MID([.C134];1;4); MID([.C134];6;2); MID([.C134];9;2) )" office:value-type="date" office:date-value="2022-07-27" calcext:value-type="date">
            <text:p>27/07/22</text:p>
          </table:table-cell>
          <table:table-cell table:style-name="ce5" table:formula="of:=DATE(MID([.D134];1;4); MID([.D134];6;2); MID([.D134];9;2) )" office:value-type="date" office:date-value="2022-07-30" calcext:value-type="date">
            <text:p>30/07/22</text:p>
          </table:table-cell>
          <table:table-cell table:style-name="ce7" table:formula="of:=DATEDIF([.E134];[.F134];&quot;d&quot;)" office:value-type="float" office:value="3" calcext:value-type="float">
            <text:p>3</text:p>
          </table:table-cell>
          <table:table-cell office:value-type="float" office:value="-707.2467" calcext:value-type="float">
            <text:p>-707.2</text:p>
          </table:table-cell>
          <table:table-cell table:formula="of:=[.H134]/[.G134]" office:value-type="float" office:value="-235.7489" calcext:value-type="float">
            <text:p>-235.7</text:p>
          </table:table-cell>
          <table:table-cell office:value-type="float" office:value="78.1058" calcext:value-type="float">
            <text:p>78.1</text:p>
          </table:table-cell>
          <table:table-cell office:value-type="float" office:value="785.3524" calcext:value-type="float">
            <text:p>785.4</text:p>
          </table:table-cell>
          <table:table-cell office:value-type="float" office:value="3157.1199" calcext:value-type="float">
            <text:p>3,157.1</text:p>
          </table:table-cell>
          <table:table-cell office:value-type="float" office:value="89.2" calcext:value-type="float">
            <text:p>89.2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8.ply</text:p>
          </table:table-cell>
          <table:table-cell office:value-type="string" calcext:value-type="string">
            <text:p>res/point_clouds/dense_2022_07_31.ply</text:p>
          </table:table-cell>
          <table:table-cell table:style-name="ce2" table:formula="of:=MID([.A135];24;10)" office:value-type="string" office:string-value="2022_07_28" calcext:value-type="string">
            <text:p>2022_07_28</text:p>
          </table:table-cell>
          <table:table-cell table:formula="of:=MID([.B135];24;10)" office:value-type="string" office:string-value="2022_07_31" calcext:value-type="string">
            <text:p>2022_07_31</text:p>
          </table:table-cell>
          <table:table-cell table:style-name="ce5" table:formula="of:=DATE(MID([.C135];1;4); MID([.C135];6;2); MID([.C135];9;2) )" office:value-type="date" office:date-value="2022-07-28" calcext:value-type="date">
            <text:p>28/07/22</text:p>
          </table:table-cell>
          <table:table-cell table:style-name="ce5" table:formula="of:=DATE(MID([.D135];1;4); MID([.D135];6;2); MID([.D135];9;2) )" office:value-type="date" office:date-value="2022-07-31" calcext:value-type="date">
            <text:p>31/07/22</text:p>
          </table:table-cell>
          <table:table-cell table:style-name="ce7" table:formula="of:=DATEDIF([.E135];[.F135];&quot;d&quot;)" office:value-type="float" office:value="3" calcext:value-type="float">
            <text:p>3</text:p>
          </table:table-cell>
          <table:table-cell office:value-type="float" office:value="-916.1485" calcext:value-type="float">
            <text:p>-916.1</text:p>
          </table:table-cell>
          <table:table-cell table:formula="of:=[.H135]/[.G135]" office:value-type="float" office:value="-305.382833333333" calcext:value-type="float">
            <text:p>-305.4</text:p>
          </table:table-cell>
          <table:table-cell office:value-type="float" office:value="30.9942" calcext:value-type="float">
            <text:p>31.0</text:p>
          </table:table-cell>
          <table:table-cell office:value-type="float" office:value="947.1427" calcext:value-type="float">
            <text:p>947.1</text:p>
          </table:table-cell>
          <table:table-cell office:value-type="float" office:value="2826.5999" calcext:value-type="float">
            <text:p>2,826.6</text:p>
          </table:table-cell>
          <table:table-cell office:value-type="float" office:value="79.3" calcext:value-type="float">
            <text:p>79.3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29.ply</text:p>
          </table:table-cell>
          <table:table-cell office:value-type="string" calcext:value-type="string">
            <text:p>res/point_clouds/dense_2022_08_01.ply</text:p>
          </table:table-cell>
          <table:table-cell table:style-name="ce2" table:formula="of:=MID([.A136];24;10)" office:value-type="string" office:string-value="2022_07_29" calcext:value-type="string">
            <text:p>2022_07_29</text:p>
          </table:table-cell>
          <table:table-cell table:formula="of:=MID([.B136];24;10)" office:value-type="string" office:string-value="2022_08_01" calcext:value-type="string">
            <text:p>2022_08_01</text:p>
          </table:table-cell>
          <table:table-cell table:style-name="ce5" table:formula="of:=DATE(MID([.C136];1;4); MID([.C136];6;2); MID([.C136];9;2) )" office:value-type="date" office:date-value="2022-07-29" calcext:value-type="date">
            <text:p>29/07/22</text:p>
          </table:table-cell>
          <table:table-cell table:style-name="ce5" table:formula="of:=DATE(MID([.D136];1;4); MID([.D136];6;2); MID([.D136];9;2) )" office:value-type="date" office:date-value="2022-08-01" calcext:value-type="date">
            <text:p>01/08/22</text:p>
          </table:table-cell>
          <table:table-cell table:style-name="ce7" table:formula="of:=DATEDIF([.E136];[.F136];&quot;d&quot;)" office:value-type="float" office:value="3" calcext:value-type="float">
            <text:p>3</text:p>
          </table:table-cell>
          <table:table-cell office:value-type="float" office:value="-1024.2043" calcext:value-type="float">
            <text:p>-1,024.2</text:p>
          </table:table-cell>
          <table:table-cell table:formula="of:=[.H136]/[.G136]" office:value-type="float" office:value="-341.401433333333" calcext:value-type="float">
            <text:p>-341.4</text:p>
          </table:table-cell>
          <table:table-cell office:value-type="float" office:value="7.3809" calcext:value-type="float">
            <text:p>7.4</text:p>
          </table:table-cell>
          <table:table-cell office:value-type="float" office:value="1031.5852" calcext:value-type="float">
            <text:p>1,031.6</text:p>
          </table:table-cell>
          <table:table-cell office:value-type="float" office:value="2829.9599" calcext:value-type="float">
            <text:p>2,830.0</text:p>
          </table:table-cell>
          <table:table-cell office:value-type="float" office:value="78.2" calcext:value-type="float">
            <text:p>78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30.ply</text:p>
          </table:table-cell>
          <table:table-cell office:value-type="string" calcext:value-type="string">
            <text:p>res/point_clouds/dense_2022_08_02.ply</text:p>
          </table:table-cell>
          <table:table-cell table:style-name="ce2" table:formula="of:=MID([.A137];24;10)" office:value-type="string" office:string-value="2022_07_30" calcext:value-type="string">
            <text:p>2022_07_30</text:p>
          </table:table-cell>
          <table:table-cell table:formula="of:=MID([.B137];24;10)" office:value-type="string" office:string-value="2022_08_02" calcext:value-type="string">
            <text:p>2022_08_02</text:p>
          </table:table-cell>
          <table:table-cell table:style-name="ce5" table:formula="of:=DATE(MID([.C137];1;4); MID([.C137];6;2); MID([.C137];9;2) )" office:value-type="date" office:date-value="2022-07-30" calcext:value-type="date">
            <text:p>30/07/22</text:p>
          </table:table-cell>
          <table:table-cell table:style-name="ce5" table:formula="of:=DATE(MID([.D137];1;4); MID([.D137];6;2); MID([.D137];9;2) )" office:value-type="date" office:date-value="2022-08-02" calcext:value-type="date">
            <text:p>02/08/22</text:p>
          </table:table-cell>
          <table:table-cell table:style-name="ce7" table:formula="of:=DATEDIF([.E137];[.F137];&quot;d&quot;)" office:value-type="float" office:value="3" calcext:value-type="float">
            <text:p>3</text:p>
          </table:table-cell>
          <table:table-cell office:value-type="float" office:value="-1227.292" calcext:value-type="float">
            <text:p>-1,227.3</text:p>
          </table:table-cell>
          <table:table-cell table:formula="of:=[.H137]/[.G137]" office:value-type="float" office:value="-409.097333333333" calcext:value-type="float">
            <text:p>-409.1</text:p>
          </table:table-cell>
          <table:table-cell office:value-type="float" office:value="11.6039" calcext:value-type="float">
            <text:p>11.6</text:p>
          </table:table-cell>
          <table:table-cell office:value-type="float" office:value="1238.8959" calcext:value-type="float">
            <text:p>1,238.9</text:p>
          </table:table-cell>
          <table:table-cell office:value-type="float" office:value="3033.9599" calcext:value-type="float">
            <text:p>3,034.0</text:p>
          </table:table-cell>
          <table:table-cell office:value-type="float" office:value="87" calcext:value-type="float">
            <text:p>87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7_31.ply</text:p>
          </table:table-cell>
          <table:table-cell office:value-type="string" calcext:value-type="string">
            <text:p>res/point_clouds/dense_2022_08_03.ply</text:p>
          </table:table-cell>
          <table:table-cell table:style-name="ce2" table:formula="of:=MID([.A138];24;10)" office:value-type="string" office:string-value="2022_07_31" calcext:value-type="string">
            <text:p>2022_07_31</text:p>
          </table:table-cell>
          <table:table-cell table:formula="of:=MID([.B138];24;10)" office:value-type="string" office:string-value="2022_08_03" calcext:value-type="string">
            <text:p>2022_08_03</text:p>
          </table:table-cell>
          <table:table-cell table:style-name="ce5" table:formula="of:=DATE(MID([.C138];1;4); MID([.C138];6;2); MID([.C138];9;2) )" office:value-type="date" office:date-value="2022-07-31" calcext:value-type="date">
            <text:p>31/07/22</text:p>
          </table:table-cell>
          <table:table-cell table:style-name="ce5" table:formula="of:=DATE(MID([.D138];1;4); MID([.D138];6;2); MID([.D138];9;2) )" office:value-type="date" office:date-value="2022-08-03" calcext:value-type="date">
            <text:p>03/08/22</text:p>
          </table:table-cell>
          <table:table-cell table:style-name="ce7" table:formula="of:=DATEDIF([.E138];[.F138];&quot;d&quot;)" office:value-type="float" office:value="3" calcext:value-type="float">
            <text:p>3</text:p>
          </table:table-cell>
          <table:table-cell office:value-type="float" office:value="-1275.2906" calcext:value-type="float">
            <text:p>-1,275.3</text:p>
          </table:table-cell>
          <table:table-cell table:formula="of:=[.H138]/[.G138]" office:value-type="float" office:value="-425.096866666667" calcext:value-type="float">
            <text:p>-425.1</text:p>
          </table:table-cell>
          <table:table-cell office:value-type="float" office:value="2.1902" calcext:value-type="float">
            <text:p>2.2</text:p>
          </table:table-cell>
          <table:table-cell office:value-type="float" office:value="1277.4807" calcext:value-type="float">
            <text:p>1,277.5</text:p>
          </table:table-cell>
          <table:table-cell office:value-type="float" office:value="2719.7999" calcext:value-type="float">
            <text:p>2,719.8</text:p>
          </table:table-cell>
          <table:table-cell office:value-type="float" office:value="82.2" calcext:value-type="float">
            <text:p>82.2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1.ply</text:p>
          </table:table-cell>
          <table:table-cell office:value-type="string" calcext:value-type="string">
            <text:p>res/point_clouds/dense_2022_08_04.ply</text:p>
          </table:table-cell>
          <table:table-cell table:style-name="ce2" table:formula="of:=MID([.A139];24;10)" office:value-type="string" office:string-value="2022_08_01" calcext:value-type="string">
            <text:p>2022_08_01</text:p>
          </table:table-cell>
          <table:table-cell table:formula="of:=MID([.B139];24;10)" office:value-type="string" office:string-value="2022_08_04" calcext:value-type="string">
            <text:p>2022_08_04</text:p>
          </table:table-cell>
          <table:table-cell table:style-name="ce5" table:formula="of:=DATE(MID([.C139];1;4); MID([.C139];6;2); MID([.C139];9;2) )" office:value-type="date" office:date-value="2022-08-01" calcext:value-type="date">
            <text:p>01/08/22</text:p>
          </table:table-cell>
          <table:table-cell table:style-name="ce5" table:formula="of:=DATE(MID([.D139];1;4); MID([.D139];6;2); MID([.D139];9;2) )" office:value-type="date" office:date-value="2022-08-04" calcext:value-type="date">
            <text:p>04/08/22</text:p>
          </table:table-cell>
          <table:table-cell table:style-name="ce7" table:formula="of:=DATEDIF([.E139];[.F139];&quot;d&quot;)" office:value-type="float" office:value="3" calcext:value-type="float">
            <text:p>3</text:p>
          </table:table-cell>
          <table:table-cell office:value-type="float" office:value="-1338.0264" calcext:value-type="float">
            <text:p>-1,338.0</text:p>
          </table:table-cell>
          <table:table-cell table:formula="of:=[.H139]/[.G139]" office:value-type="float" office:value="-446.0088" calcext:value-type="float">
            <text:p>-446.0</text:p>
          </table:table-cell>
          <table:table-cell office:value-type="float" office:value="2.7288" calcext:value-type="float">
            <text:p>2.7</text:p>
          </table:table-cell>
          <table:table-cell office:value-type="float" office:value="1340.7552" calcext:value-type="float">
            <text:p>1,340.8</text:p>
          </table:table-cell>
          <table:table-cell office:value-type="float" office:value="2802.4799" calcext:value-type="float">
            <text:p>2,802.5</text:p>
          </table:table-cell>
          <table:table-cell office:value-type="float" office:value="78" calcext:value-type="float">
            <text:p>78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2.ply</text:p>
          </table:table-cell>
          <table:table-cell office:value-type="string" calcext:value-type="string">
            <text:p>res/point_clouds/dense_2022_08_05.ply</text:p>
          </table:table-cell>
          <table:table-cell table:style-name="ce2" table:formula="of:=MID([.A140];24;10)" office:value-type="string" office:string-value="2022_08_02" calcext:value-type="string">
            <text:p>2022_08_02</text:p>
          </table:table-cell>
          <table:table-cell table:formula="of:=MID([.B140];24;10)" office:value-type="string" office:string-value="2022_08_05" calcext:value-type="string">
            <text:p>2022_08_05</text:p>
          </table:table-cell>
          <table:table-cell table:style-name="ce5" table:formula="of:=DATE(MID([.C140];1;4); MID([.C140];6;2); MID([.C140];9;2) )" office:value-type="date" office:date-value="2022-08-02" calcext:value-type="date">
            <text:p>02/08/22</text:p>
          </table:table-cell>
          <table:table-cell table:style-name="ce5" table:formula="of:=DATE(MID([.D140];1;4); MID([.D140];6;2); MID([.D140];9;2) )" office:value-type="date" office:date-value="2022-08-05" calcext:value-type="date">
            <text:p>05/08/22</text:p>
          </table:table-cell>
          <table:table-cell table:style-name="ce7" table:formula="of:=DATEDIF([.E140];[.F140];&quot;d&quot;)" office:value-type="float" office:value="3" calcext:value-type="float">
            <text:p>3</text:p>
          </table:table-cell>
          <table:table-cell office:value-type="float" office:value="-1519.6558" calcext:value-type="float">
            <text:p>-1,519.7</text:p>
          </table:table-cell>
          <table:table-cell table:formula="of:=[.H140]/[.G140]" office:value-type="float" office:value="-506.551933333333" calcext:value-type="float">
            <text:p>-506.6</text:p>
          </table:table-cell>
          <table:table-cell office:value-type="float" office:value="2.2887" calcext:value-type="float">
            <text:p>2.3</text:p>
          </table:table-cell>
          <table:table-cell office:value-type="float" office:value="1521.9445" calcext:value-type="float">
            <text:p>1,521.9</text:p>
          </table:table-cell>
          <table:table-cell office:value-type="float" office:value="3074.9199" calcext:value-type="float">
            <text:p>3,074.9</text:p>
          </table:table-cell>
          <table:table-cell office:value-type="float" office:value="86.2" calcext:value-type="float">
            <text:p>86.2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3.ply</text:p>
          </table:table-cell>
          <table:table-cell office:value-type="string" calcext:value-type="string">
            <text:p>res/point_clouds/dense_2022_08_06.ply</text:p>
          </table:table-cell>
          <table:table-cell table:style-name="ce2" table:formula="of:=MID([.A141];24;10)" office:value-type="string" office:string-value="2022_08_03" calcext:value-type="string">
            <text:p>2022_08_03</text:p>
          </table:table-cell>
          <table:table-cell table:formula="of:=MID([.B141];24;10)" office:value-type="string" office:string-value="2022_08_06" calcext:value-type="string">
            <text:p>2022_08_06</text:p>
          </table:table-cell>
          <table:table-cell table:style-name="ce5" table:formula="of:=DATE(MID([.C141];1;4); MID([.C141];6;2); MID([.C141];9;2) )" office:value-type="date" office:date-value="2022-08-03" calcext:value-type="date">
            <text:p>03/08/22</text:p>
          </table:table-cell>
          <table:table-cell table:style-name="ce5" table:formula="of:=DATE(MID([.D141];1;4); MID([.D141];6;2); MID([.D141];9;2) )" office:value-type="date" office:date-value="2022-08-06" calcext:value-type="date">
            <text:p>06/08/22</text:p>
          </table:table-cell>
          <table:table-cell table:style-name="ce7" table:formula="of:=DATEDIF([.E141];[.F141];&quot;d&quot;)" office:value-type="float" office:value="3" calcext:value-type="float">
            <text:p>3</text:p>
          </table:table-cell>
          <table:table-cell office:value-type="float" office:value="-1237.0877" calcext:value-type="float">
            <text:p>-1,237.1</text:p>
          </table:table-cell>
          <table:table-cell table:formula="of:=[.H141]/[.G141]" office:value-type="float" office:value="-412.362566666667" calcext:value-type="float">
            <text:p>-412.4</text:p>
          </table:table-cell>
          <table:table-cell office:value-type="float" office:value="6.4621" calcext:value-type="float">
            <text:p>6.5</text:p>
          </table:table-cell>
          <table:table-cell office:value-type="float" office:value="1243.5498" calcext:value-type="float">
            <text:p>1,243.5</text:p>
          </table:table-cell>
          <table:table-cell office:value-type="float" office:value="2839.1199" calcext:value-type="float">
            <text:p>2,839.1</text:p>
          </table:table-cell>
          <table:table-cell office:value-type="float" office:value="83.3" calcext:value-type="float">
            <text:p>83.3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4.ply</text:p>
          </table:table-cell>
          <table:table-cell office:value-type="string" calcext:value-type="string">
            <text:p>res/point_clouds/dense_2022_08_07.ply</text:p>
          </table:table-cell>
          <table:table-cell table:style-name="ce2" table:formula="of:=MID([.A142];24;10)" office:value-type="string" office:string-value="2022_08_04" calcext:value-type="string">
            <text:p>2022_08_04</text:p>
          </table:table-cell>
          <table:table-cell table:formula="of:=MID([.B142];24;10)" office:value-type="string" office:string-value="2022_08_07" calcext:value-type="string">
            <text:p>2022_08_07</text:p>
          </table:table-cell>
          <table:table-cell table:style-name="ce5" table:formula="of:=DATE(MID([.C142];1;4); MID([.C142];6;2); MID([.C142];9;2) )" office:value-type="date" office:date-value="2022-08-04" calcext:value-type="date">
            <text:p>04/08/22</text:p>
          </table:table-cell>
          <table:table-cell table:style-name="ce5" table:formula="of:=DATE(MID([.D142];1;4); MID([.D142];6;2); MID([.D142];9;2) )" office:value-type="date" office:date-value="2022-08-07" calcext:value-type="date">
            <text:p>07/08/22</text:p>
          </table:table-cell>
          <table:table-cell table:style-name="ce7" table:formula="of:=DATEDIF([.E142];[.F142];&quot;d&quot;)" office:value-type="float" office:value="3" calcext:value-type="float">
            <text:p>3</text:p>
          </table:table-cell>
          <table:table-cell office:value-type="float" office:value="-1592.798" calcext:value-type="float">
            <text:p>-1,592.8</text:p>
          </table:table-cell>
          <table:table-cell table:formula="of:=[.H142]/[.G142]" office:value-type="float" office:value="-530.932666666667" calcext:value-type="float">
            <text:p>-530.9</text:p>
          </table:table-cell>
          <table:table-cell office:value-type="float" office:value="3.6671" calcext:value-type="float">
            <text:p>3.7</text:p>
          </table:table-cell>
          <table:table-cell office:value-type="float" office:value="1596.4652" calcext:value-type="float">
            <text:p>1,596.5</text:p>
          </table:table-cell>
          <table:table-cell office:value-type="float" office:value="3295.7199" calcext:value-type="float">
            <text:p>3,295.7</text:p>
          </table:table-cell>
          <table:table-cell office:value-type="float" office:value="88.9" calcext:value-type="float">
            <text:p>88.9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5.ply</text:p>
          </table:table-cell>
          <table:table-cell office:value-type="string" calcext:value-type="string">
            <text:p>res/point_clouds/dense_2022_08_08.ply</text:p>
          </table:table-cell>
          <table:table-cell table:style-name="ce2" table:formula="of:=MID([.A143];24;10)" office:value-type="string" office:string-value="2022_08_05" calcext:value-type="string">
            <text:p>2022_08_05</text:p>
          </table:table-cell>
          <table:table-cell table:formula="of:=MID([.B143];24;10)" office:value-type="string" office:string-value="2022_08_08" calcext:value-type="string">
            <text:p>2022_08_08</text:p>
          </table:table-cell>
          <table:table-cell table:style-name="ce5" table:formula="of:=DATE(MID([.C143];1;4); MID([.C143];6;2); MID([.C143];9;2) )" office:value-type="date" office:date-value="2022-08-05" calcext:value-type="date">
            <text:p>05/08/22</text:p>
          </table:table-cell>
          <table:table-cell table:style-name="ce5" table:formula="of:=DATE(MID([.D143];1;4); MID([.D143];6;2); MID([.D143];9;2) )" office:value-type="date" office:date-value="2022-08-08" calcext:value-type="date">
            <text:p>08/08/22</text:p>
          </table:table-cell>
          <table:table-cell table:style-name="ce7" table:formula="of:=DATEDIF([.E143];[.F143];&quot;d&quot;)" office:value-type="float" office:value="3" calcext:value-type="float">
            <text:p>3</text:p>
          </table:table-cell>
          <table:table-cell office:value-type="float" office:value="-1390.0736" calcext:value-type="float">
            <text:p>-1,390.1</text:p>
          </table:table-cell>
          <table:table-cell table:formula="of:=[.H143]/[.G143]" office:value-type="float" office:value="-463.357866666667" calcext:value-type="float">
            <text:p>-463.4</text:p>
          </table:table-cell>
          <table:table-cell office:value-type="float" office:value="2.6157" calcext:value-type="float">
            <text:p>2.6</text:p>
          </table:table-cell>
          <table:table-cell office:value-type="float" office:value="1392.6893" calcext:value-type="float">
            <text:p>1,392.7</text:p>
          </table:table-cell>
          <table:table-cell office:value-type="float" office:value="3074.6799" calcext:value-type="float">
            <text:p>3,074.7</text:p>
          </table:table-cell>
          <table:table-cell office:value-type="float" office:value="86.4" calcext:value-type="float">
            <text:p>86.4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6.ply</text:p>
          </table:table-cell>
          <table:table-cell office:value-type="string" calcext:value-type="string">
            <text:p>res/point_clouds/dense_2022_08_09.ply</text:p>
          </table:table-cell>
          <table:table-cell table:style-name="ce2" table:formula="of:=MID([.A144];24;10)" office:value-type="string" office:string-value="2022_08_06" calcext:value-type="string">
            <text:p>2022_08_06</text:p>
          </table:table-cell>
          <table:table-cell table:formula="of:=MID([.B144];24;10)" office:value-type="string" office:string-value="2022_08_09" calcext:value-type="string">
            <text:p>2022_08_09</text:p>
          </table:table-cell>
          <table:table-cell table:style-name="ce5" table:formula="of:=DATE(MID([.C144];1;4); MID([.C144];6;2); MID([.C144];9;2) )" office:value-type="date" office:date-value="2022-08-06" calcext:value-type="date">
            <text:p>06/08/22</text:p>
          </table:table-cell>
          <table:table-cell table:style-name="ce5" table:formula="of:=DATE(MID([.D144];1;4); MID([.D144];6;2); MID([.D144];9;2) )" office:value-type="date" office:date-value="2022-08-09" calcext:value-type="date">
            <text:p>09/08/22</text:p>
          </table:table-cell>
          <table:table-cell table:style-name="ce7" table:formula="of:=DATEDIF([.E144];[.F144];&quot;d&quot;)" office:value-type="float" office:value="3" calcext:value-type="float">
            <text:p>3</text:p>
          </table:table-cell>
          <table:table-cell office:value-type="float" office:value="-1263.7446" calcext:value-type="float">
            <text:p>-1,263.7</text:p>
          </table:table-cell>
          <table:table-cell table:formula="of:=[.H144]/[.G144]" office:value-type="float" office:value="-421.2482" calcext:value-type="float">
            <text:p>-421.2</text:p>
          </table:table-cell>
          <table:table-cell office:value-type="float" office:value="1.0635" calcext:value-type="float">
            <text:p>1.1</text:p>
          </table:table-cell>
          <table:table-cell office:value-type="float" office:value="1264.8081" calcext:value-type="float">
            <text:p>1,264.8</text:p>
          </table:table-cell>
          <table:table-cell office:value-type="float" office:value="2788.1599" calcext:value-type="float">
            <text:p>2,788.2</text:p>
          </table:table-cell>
          <table:table-cell office:value-type="float" office:value="82.9" calcext:value-type="float">
            <text:p>82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7.ply</text:p>
          </table:table-cell>
          <table:table-cell office:value-type="string" calcext:value-type="string">
            <text:p>res/point_clouds/dense_2022_08_10.ply</text:p>
          </table:table-cell>
          <table:table-cell table:style-name="ce2" table:formula="of:=MID([.A145];24;10)" office:value-type="string" office:string-value="2022_08_07" calcext:value-type="string">
            <text:p>2022_08_07</text:p>
          </table:table-cell>
          <table:table-cell table:formula="of:=MID([.B145];24;10)" office:value-type="string" office:string-value="2022_08_10" calcext:value-type="string">
            <text:p>2022_08_10</text:p>
          </table:table-cell>
          <table:table-cell table:style-name="ce5" table:formula="of:=DATE(MID([.C145];1;4); MID([.C145];6;2); MID([.C145];9;2) )" office:value-type="date" office:date-value="2022-08-07" calcext:value-type="date">
            <text:p>07/08/22</text:p>
          </table:table-cell>
          <table:table-cell table:style-name="ce5" table:formula="of:=DATE(MID([.D145];1;4); MID([.D145];6;2); MID([.D145];9;2) )" office:value-type="date" office:date-value="2022-08-10" calcext:value-type="date">
            <text:p>10/08/22</text:p>
          </table:table-cell>
          <table:table-cell table:style-name="ce7" table:formula="of:=DATEDIF([.E145];[.F145];&quot;d&quot;)" office:value-type="float" office:value="3" calcext:value-type="float">
            <text:p>3</text:p>
          </table:table-cell>
          <table:table-cell office:value-type="float" office:value="-1199.5412" calcext:value-type="float">
            <text:p>-1,199.5</text:p>
          </table:table-cell>
          <table:table-cell table:formula="of:=[.H145]/[.G145]" office:value-type="float" office:value="-399.847066666667" calcext:value-type="float">
            <text:p>-399.8</text:p>
          </table:table-cell>
          <table:table-cell office:value-type="float" office:value="8.3221" calcext:value-type="float">
            <text:p>8.3</text:p>
          </table:table-cell>
          <table:table-cell office:value-type="float" office:value="1207.8633" calcext:value-type="float">
            <text:p>1,207.9</text:p>
          </table:table-cell>
          <table:table-cell office:value-type="float" office:value="3208.8799" calcext:value-type="float">
            <text:p>3,208.9</text:p>
          </table:table-cell>
          <table:table-cell office:value-type="float" office:value="87.8" calcext:value-type="float">
            <text:p>87.8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8.ply</text:p>
          </table:table-cell>
          <table:table-cell office:value-type="string" calcext:value-type="string">
            <text:p>res/point_clouds/dense_2022_08_11.ply</text:p>
          </table:table-cell>
          <table:table-cell table:style-name="ce2" table:formula="of:=MID([.A146];24;10)" office:value-type="string" office:string-value="2022_08_08" calcext:value-type="string">
            <text:p>2022_08_08</text:p>
          </table:table-cell>
          <table:table-cell table:formula="of:=MID([.B146];24;10)" office:value-type="string" office:string-value="2022_08_11" calcext:value-type="string">
            <text:p>2022_08_11</text:p>
          </table:table-cell>
          <table:table-cell table:style-name="ce5" table:formula="of:=DATE(MID([.C146];1;4); MID([.C146];6;2); MID([.C146];9;2) )" office:value-type="date" office:date-value="2022-08-08" calcext:value-type="date">
            <text:p>08/08/22</text:p>
          </table:table-cell>
          <table:table-cell table:style-name="ce5" table:formula="of:=DATE(MID([.D146];1;4); MID([.D146];6;2); MID([.D146];9;2) )" office:value-type="date" office:date-value="2022-08-11" calcext:value-type="date">
            <text:p>11/08/22</text:p>
          </table:table-cell>
          <table:table-cell table:style-name="ce7" table:formula="of:=DATEDIF([.E146];[.F146];&quot;d&quot;)" office:value-type="float" office:value="3" calcext:value-type="float">
            <text:p>3</text:p>
          </table:table-cell>
          <table:table-cell office:value-type="float" office:value="-1326.6284" calcext:value-type="float">
            <text:p>-1,326.6</text:p>
          </table:table-cell>
          <table:table-cell table:formula="of:=[.H146]/[.G146]" office:value-type="float" office:value="-442.209466666667" calcext:value-type="float">
            <text:p>-442.2</text:p>
          </table:table-cell>
          <table:table-cell office:value-type="float" office:value="1.461" calcext:value-type="float">
            <text:p>1.5</text:p>
          </table:table-cell>
          <table:table-cell office:value-type="float" office:value="1328.0894" calcext:value-type="float">
            <text:p>1,328.1</text:p>
          </table:table-cell>
          <table:table-cell office:value-type="float" office:value="2958.0799" calcext:value-type="float">
            <text:p>2,958.1</text:p>
          </table:table-cell>
          <table:table-cell office:value-type="float" office:value="85" calcext:value-type="float">
            <text:p>85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09.ply</text:p>
          </table:table-cell>
          <table:table-cell office:value-type="string" calcext:value-type="string">
            <text:p>res/point_clouds/dense_2022_08_12.ply</text:p>
          </table:table-cell>
          <table:table-cell table:style-name="ce2" table:formula="of:=MID([.A147];24;10)" office:value-type="string" office:string-value="2022_08_09" calcext:value-type="string">
            <text:p>2022_08_09</text:p>
          </table:table-cell>
          <table:table-cell table:formula="of:=MID([.B147];24;10)" office:value-type="string" office:string-value="2022_08_12" calcext:value-type="string">
            <text:p>2022_08_12</text:p>
          </table:table-cell>
          <table:table-cell table:style-name="ce5" table:formula="of:=DATE(MID([.C147];1;4); MID([.C147];6;2); MID([.C147];9;2) )" office:value-type="date" office:date-value="2022-08-09" calcext:value-type="date">
            <text:p>09/08/22</text:p>
          </table:table-cell>
          <table:table-cell table:style-name="ce5" table:formula="of:=DATE(MID([.D147];1;4); MID([.D147];6;2); MID([.D147];9;2) )" office:value-type="date" office:date-value="2022-08-12" calcext:value-type="date">
            <text:p>12/08/22</text:p>
          </table:table-cell>
          <table:table-cell table:style-name="ce7" table:formula="of:=DATEDIF([.E147];[.F147];&quot;d&quot;)" office:value-type="float" office:value="3" calcext:value-type="float">
            <text:p>3</text:p>
          </table:table-cell>
          <table:table-cell office:value-type="float" office:value="-1333.2051" calcext:value-type="float">
            <text:p>-1,333.2</text:p>
          </table:table-cell>
          <table:table-cell table:formula="of:=[.H147]/[.G147]" office:value-type="float" office:value="-444.4017" calcext:value-type="float">
            <text:p>-444.4</text:p>
          </table:table-cell>
          <table:table-cell office:value-type="float" office:value="1.9658" calcext:value-type="float">
            <text:p>2.0</text:p>
          </table:table-cell>
          <table:table-cell office:value-type="float" office:value="1335.171" calcext:value-type="float">
            <text:p>1,335.2</text:p>
          </table:table-cell>
          <table:table-cell office:value-type="float" office:value="2892.1999" calcext:value-type="float">
            <text:p>2,892.2</text:p>
          </table:table-cell>
          <table:table-cell office:value-type="float" office:value="82.8" calcext:value-type="float">
            <text:p>82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0.ply</text:p>
          </table:table-cell>
          <table:table-cell office:value-type="string" calcext:value-type="string">
            <text:p>res/point_clouds/dense_2022_08_13.ply</text:p>
          </table:table-cell>
          <table:table-cell table:style-name="ce2" table:formula="of:=MID([.A148];24;10)" office:value-type="string" office:string-value="2022_08_10" calcext:value-type="string">
            <text:p>2022_08_10</text:p>
          </table:table-cell>
          <table:table-cell table:formula="of:=MID([.B148];24;10)" office:value-type="string" office:string-value="2022_08_13" calcext:value-type="string">
            <text:p>2022_08_13</text:p>
          </table:table-cell>
          <table:table-cell table:style-name="ce5" table:formula="of:=DATE(MID([.C148];1;4); MID([.C148];6;2); MID([.C148];9;2) )" office:value-type="date" office:date-value="2022-08-10" calcext:value-type="date">
            <text:p>10/08/22</text:p>
          </table:table-cell>
          <table:table-cell table:style-name="ce5" table:formula="of:=DATE(MID([.D148];1;4); MID([.D148];6;2); MID([.D148];9;2) )" office:value-type="date" office:date-value="2022-08-13" calcext:value-type="date">
            <text:p>13/08/22</text:p>
          </table:table-cell>
          <table:table-cell table:style-name="ce7" table:formula="of:=DATEDIF([.E148];[.F148];&quot;d&quot;)" office:value-type="float" office:value="3" calcext:value-type="float">
            <text:p>3</text:p>
          </table:table-cell>
          <table:table-cell office:value-type="float" office:value="-1181.9907" calcext:value-type="float">
            <text:p>-1,182.0</text:p>
          </table:table-cell>
          <table:table-cell table:formula="of:=[.H148]/[.G148]" office:value-type="float" office:value="-393.9969" calcext:value-type="float">
            <text:p>-394.0</text:p>
          </table:table-cell>
          <table:table-cell office:value-type="float" office:value="1.605" calcext:value-type="float">
            <text:p>1.6</text:p>
          </table:table-cell>
          <table:table-cell office:value-type="float" office:value="1183.5957" calcext:value-type="float">
            <text:p>1,183.6</text:p>
          </table:table-cell>
          <table:table-cell office:value-type="float" office:value="2861.6399" calcext:value-type="float">
            <text:p>2,861.6</text:p>
          </table:table-cell>
          <table:table-cell office:value-type="float" office:value="82.3" calcext:value-type="float">
            <text:p>82.3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1.ply</text:p>
          </table:table-cell>
          <table:table-cell office:value-type="string" calcext:value-type="string">
            <text:p>res/point_clouds/dense_2022_08_14.ply</text:p>
          </table:table-cell>
          <table:table-cell table:style-name="ce2" table:formula="of:=MID([.A149];24;10)" office:value-type="string" office:string-value="2022_08_11" calcext:value-type="string">
            <text:p>2022_08_11</text:p>
          </table:table-cell>
          <table:table-cell table:formula="of:=MID([.B149];24;10)" office:value-type="string" office:string-value="2022_08_14" calcext:value-type="string">
            <text:p>2022_08_14</text:p>
          </table:table-cell>
          <table:table-cell table:style-name="ce5" table:formula="of:=DATE(MID([.C149];1;4); MID([.C149];6;2); MID([.C149];9;2) )" office:value-type="date" office:date-value="2022-08-11" calcext:value-type="date">
            <text:p>11/08/22</text:p>
          </table:table-cell>
          <table:table-cell table:style-name="ce5" table:formula="of:=DATE(MID([.D149];1;4); MID([.D149];6;2); MID([.D149];9;2) )" office:value-type="date" office:date-value="2022-08-14" calcext:value-type="date">
            <text:p>14/08/22</text:p>
          </table:table-cell>
          <table:table-cell table:style-name="ce7" table:formula="of:=DATEDIF([.E149];[.F149];&quot;d&quot;)" office:value-type="float" office:value="3" calcext:value-type="float">
            <text:p>3</text:p>
          </table:table-cell>
          <table:table-cell office:value-type="float" office:value="-1109.1817" calcext:value-type="float">
            <text:p>-1,109.2</text:p>
          </table:table-cell>
          <table:table-cell table:formula="of:=[.H149]/[.G149]" office:value-type="float" office:value="-369.727233333333" calcext:value-type="float">
            <text:p>-369.7</text:p>
          </table:table-cell>
          <table:table-cell office:value-type="float" office:value="4.2634" calcext:value-type="float">
            <text:p>4.3</text:p>
          </table:table-cell>
          <table:table-cell office:value-type="float" office:value="1113.4452" calcext:value-type="float">
            <text:p>1,113.4</text:p>
          </table:table-cell>
          <table:table-cell office:value-type="float" office:value="3153.7199" calcext:value-type="float">
            <text:p>3,153.7</text:p>
          </table:table-cell>
          <table:table-cell office:value-type="float" office:value="84.5" calcext:value-type="float">
            <text:p>84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2.ply</text:p>
          </table:table-cell>
          <table:table-cell office:value-type="string" calcext:value-type="string">
            <text:p>res/point_clouds/dense_2022_08_15.ply</text:p>
          </table:table-cell>
          <table:table-cell table:style-name="ce2" table:formula="of:=MID([.A150];24;10)" office:value-type="string" office:string-value="2022_08_12" calcext:value-type="string">
            <text:p>2022_08_12</text:p>
          </table:table-cell>
          <table:table-cell table:formula="of:=MID([.B150];24;10)" office:value-type="string" office:string-value="2022_08_15" calcext:value-type="string">
            <text:p>2022_08_15</text:p>
          </table:table-cell>
          <table:table-cell table:style-name="ce5" table:formula="of:=DATE(MID([.C150];1;4); MID([.C150];6;2); MID([.C150];9;2) )" office:value-type="date" office:date-value="2022-08-12" calcext:value-type="date">
            <text:p>12/08/22</text:p>
          </table:table-cell>
          <table:table-cell table:style-name="ce5" table:formula="of:=DATE(MID([.D150];1;4); MID([.D150];6;2); MID([.D150];9;2) )" office:value-type="date" office:date-value="2022-08-15" calcext:value-type="date">
            <text:p>15/08/22</text:p>
          </table:table-cell>
          <table:table-cell table:style-name="ce7" table:formula="of:=DATEDIF([.E150];[.F150];&quot;d&quot;)" office:value-type="float" office:value="3" calcext:value-type="float">
            <text:p>3</text:p>
          </table:table-cell>
          <table:table-cell office:value-type="float" office:value="-1040.6435" calcext:value-type="float">
            <text:p>-1,040.6</text:p>
          </table:table-cell>
          <table:table-cell table:formula="of:=[.H150]/[.G150]" office:value-type="float" office:value="-346.881166666667" calcext:value-type="float">
            <text:p>-346.9</text:p>
          </table:table-cell>
          <table:table-cell office:value-type="float" office:value="3.0085" calcext:value-type="float">
            <text:p>3.0</text:p>
          </table:table-cell>
          <table:table-cell office:value-type="float" office:value="1043.652" calcext:value-type="float">
            <text:p>1,043.7</text:p>
          </table:table-cell>
          <table:table-cell office:value-type="float" office:value="3245.3999" calcext:value-type="float">
            <text:p>3,245.4</text:p>
          </table:table-cell>
          <table:table-cell office:value-type="float" office:value="87.5" calcext:value-type="float">
            <text:p>87.5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3.ply</text:p>
          </table:table-cell>
          <table:table-cell office:value-type="string" calcext:value-type="string">
            <text:p>res/point_clouds/dense_2022_08_16.ply</text:p>
          </table:table-cell>
          <table:table-cell table:style-name="ce2" table:formula="of:=MID([.A151];24;10)" office:value-type="string" office:string-value="2022_08_13" calcext:value-type="string">
            <text:p>2022_08_13</text:p>
          </table:table-cell>
          <table:table-cell table:formula="of:=MID([.B151];24;10)" office:value-type="string" office:string-value="2022_08_16" calcext:value-type="string">
            <text:p>2022_08_16</text:p>
          </table:table-cell>
          <table:table-cell table:style-name="ce5" table:formula="of:=DATE(MID([.C151];1;4); MID([.C151];6;2); MID([.C151];9;2) )" office:value-type="date" office:date-value="2022-08-13" calcext:value-type="date">
            <text:p>13/08/22</text:p>
          </table:table-cell>
          <table:table-cell table:style-name="ce5" table:formula="of:=DATE(MID([.D151];1;4); MID([.D151];6;2); MID([.D151];9;2) )" office:value-type="date" office:date-value="2022-08-16" calcext:value-type="date">
            <text:p>16/08/22</text:p>
          </table:table-cell>
          <table:table-cell table:style-name="ce7" table:formula="of:=DATEDIF([.E151];[.F151];&quot;d&quot;)" office:value-type="float" office:value="3" calcext:value-type="float">
            <text:p>3</text:p>
          </table:table-cell>
          <table:table-cell office:value-type="float" office:value="-929.5574" calcext:value-type="float">
            <text:p>-929.6</text:p>
          </table:table-cell>
          <table:table-cell table:formula="of:=[.H151]/[.G151]" office:value-type="float" office:value="-309.852466666667" calcext:value-type="float">
            <text:p>-309.9</text:p>
          </table:table-cell>
          <table:table-cell office:value-type="float" office:value="4.0015" calcext:value-type="float">
            <text:p>4.0</text:p>
          </table:table-cell>
          <table:table-cell office:value-type="float" office:value="933.5589" calcext:value-type="float">
            <text:p>933.6</text:p>
          </table:table-cell>
          <table:table-cell office:value-type="float" office:value="2838.4399" calcext:value-type="float">
            <text:p>2,838.4</text:p>
          </table:table-cell>
          <table:table-cell office:value-type="float" office:value="84.7" calcext:value-type="float">
            <text:p>84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4.ply</text:p>
          </table:table-cell>
          <table:table-cell office:value-type="string" calcext:value-type="string">
            <text:p>res/point_clouds/dense_2022_08_18.ply</text:p>
          </table:table-cell>
          <table:table-cell table:style-name="ce2" table:formula="of:=MID([.A152];24;10)" office:value-type="string" office:string-value="2022_08_14" calcext:value-type="string">
            <text:p>2022_08_14</text:p>
          </table:table-cell>
          <table:table-cell table:formula="of:=MID([.B152];24;10)" office:value-type="string" office:string-value="2022_08_18" calcext:value-type="string">
            <text:p>2022_08_18</text:p>
          </table:table-cell>
          <table:table-cell table:style-name="ce5" table:formula="of:=DATE(MID([.C152];1;4); MID([.C152];6;2); MID([.C152];9;2) )" office:value-type="date" office:date-value="2022-08-14" calcext:value-type="date">
            <text:p>14/08/22</text:p>
          </table:table-cell>
          <table:table-cell table:style-name="ce5" table:formula="of:=DATE(MID([.D152];1;4); MID([.D152];6;2); MID([.D152];9;2) )" office:value-type="date" office:date-value="2022-08-18" calcext:value-type="date">
            <text:p>18/08/22</text:p>
          </table:table-cell>
          <table:table-cell table:style-name="ce7" table:formula="of:=DATEDIF([.E152];[.F152];&quot;d&quot;)" office:value-type="float" office:value="4" calcext:value-type="float">
            <text:p>4</text:p>
          </table:table-cell>
          <table:table-cell office:value-type="float" office:value="-1538.5823" calcext:value-type="float">
            <text:p>-1,538.6</text:p>
          </table:table-cell>
          <table:table-cell table:formula="of:=[.H152]/[.G152]" office:value-type="float" office:value="-384.645575" calcext:value-type="float">
            <text:p>-384.6</text:p>
          </table:table-cell>
          <table:table-cell office:value-type="float" office:value="4.0924" calcext:value-type="float">
            <text:p>4.1</text:p>
          </table:table-cell>
          <table:table-cell office:value-type="float" office:value="1542.6747" calcext:value-type="float">
            <text:p>1,542.7</text:p>
          </table:table-cell>
          <table:table-cell office:value-type="float" office:value="3458.5199" calcext:value-type="float">
            <text:p>3,458.5</text:p>
          </table:table-cell>
          <table:table-cell office:value-type="float" office:value="90.2" calcext:value-type="float">
            <text:p>90.2</text:p>
          </table:table-cell>
          <table:table-cell office:value-type="float" office:value="7.8" calcext:value-type="float">
            <text:p>7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5.ply</text:p>
          </table:table-cell>
          <table:table-cell office:value-type="string" calcext:value-type="string">
            <text:p>res/point_clouds/dense_2022_08_19.ply</text:p>
          </table:table-cell>
          <table:table-cell table:style-name="ce2" table:formula="of:=MID([.A153];24;10)" office:value-type="string" office:string-value="2022_08_15" calcext:value-type="string">
            <text:p>2022_08_15</text:p>
          </table:table-cell>
          <table:table-cell table:formula="of:=MID([.B153];24;10)" office:value-type="string" office:string-value="2022_08_19" calcext:value-type="string">
            <text:p>2022_08_19</text:p>
          </table:table-cell>
          <table:table-cell table:style-name="ce5" table:formula="of:=DATE(MID([.C153];1;4); MID([.C153];6;2); MID([.C153];9;2) )" office:value-type="date" office:date-value="2022-08-15" calcext:value-type="date">
            <text:p>15/08/22</text:p>
          </table:table-cell>
          <table:table-cell table:style-name="ce5" table:formula="of:=DATE(MID([.D153];1;4); MID([.D153];6;2); MID([.D153];9;2) )" office:value-type="date" office:date-value="2022-08-19" calcext:value-type="date">
            <text:p>19/08/22</text:p>
          </table:table-cell>
          <table:table-cell table:style-name="ce7" table:formula="of:=DATEDIF([.E153];[.F153];&quot;d&quot;)" office:value-type="float" office:value="4" calcext:value-type="float">
            <text:p>4</text:p>
          </table:table-cell>
          <table:table-cell office:value-type="float" office:value="-1035.6564" calcext:value-type="float">
            <text:p>-1,035.7</text:p>
          </table:table-cell>
          <table:table-cell table:formula="of:=[.H153]/[.G153]" office:value-type="float" office:value="-258.9141" calcext:value-type="float">
            <text:p>-258.9</text:p>
          </table:table-cell>
          <table:table-cell office:value-type="float" office:value="10.7004" calcext:value-type="float">
            <text:p>10.7</text:p>
          </table:table-cell>
          <table:table-cell office:value-type="float" office:value="1046.3567" calcext:value-type="float">
            <text:p>1,046.4</text:p>
          </table:table-cell>
          <table:table-cell office:value-type="float" office:value="3213.9999" calcext:value-type="float">
            <text:p>3,214.0</text:p>
          </table:table-cell>
          <table:table-cell office:value-type="float" office:value="87.3" calcext:value-type="float">
            <text:p>87.3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6.ply</text:p>
          </table:table-cell>
          <table:table-cell office:value-type="string" calcext:value-type="string">
            <text:p>res/point_clouds/dense_2022_08_20.ply</text:p>
          </table:table-cell>
          <table:table-cell table:style-name="ce2" table:formula="of:=MID([.A154];24;10)" office:value-type="string" office:string-value="2022_08_16" calcext:value-type="string">
            <text:p>2022_08_16</text:p>
          </table:table-cell>
          <table:table-cell table:formula="of:=MID([.B154];24;10)" office:value-type="string" office:string-value="2022_08_20" calcext:value-type="string">
            <text:p>2022_08_20</text:p>
          </table:table-cell>
          <table:table-cell table:style-name="ce5" table:formula="of:=DATE(MID([.C154];1;4); MID([.C154];6;2); MID([.C154];9;2) )" office:value-type="date" office:date-value="2022-08-16" calcext:value-type="date">
            <text:p>16/08/22</text:p>
          </table:table-cell>
          <table:table-cell table:style-name="ce5" table:formula="of:=DATE(MID([.D154];1;4); MID([.D154];6;2); MID([.D154];9;2) )" office:value-type="date" office:date-value="2022-08-20" calcext:value-type="date">
            <text:p>20/08/22</text:p>
          </table:table-cell>
          <table:table-cell table:style-name="ce7" table:formula="of:=DATEDIF([.E154];[.F154];&quot;d&quot;)" office:value-type="float" office:value="4" calcext:value-type="float">
            <text:p>4</text:p>
          </table:table-cell>
          <table:table-cell office:value-type="float" office:value="-994.9557" calcext:value-type="float">
            <text:p>-995.0</text:p>
          </table:table-cell>
          <table:table-cell table:formula="of:=[.H154]/[.G154]" office:value-type="float" office:value="-248.738925" calcext:value-type="float">
            <text:p>-248.7</text:p>
          </table:table-cell>
          <table:table-cell office:value-type="float" office:value="4.3411" calcext:value-type="float">
            <text:p>4.3</text:p>
          </table:table-cell>
          <table:table-cell office:value-type="float" office:value="999.2968" calcext:value-type="float">
            <text:p>999.3</text:p>
          </table:table-cell>
          <table:table-cell office:value-type="float" office:value="2803.9199" calcext:value-type="float">
            <text:p>2,803.9</text:p>
          </table:table-cell>
          <table:table-cell office:value-type="float" office:value="83.4" calcext:value-type="float">
            <text:p>83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8.ply</text:p>
          </table:table-cell>
          <table:table-cell office:value-type="string" calcext:value-type="string">
            <text:p>res/point_clouds/dense_2022_08_21.ply</text:p>
          </table:table-cell>
          <table:table-cell table:style-name="ce2" table:formula="of:=MID([.A155];24;10)" office:value-type="string" office:string-value="2022_08_18" calcext:value-type="string">
            <text:p>2022_08_18</text:p>
          </table:table-cell>
          <table:table-cell table:formula="of:=MID([.B155];24;10)" office:value-type="string" office:string-value="2022_08_21" calcext:value-type="string">
            <text:p>2022_08_21</text:p>
          </table:table-cell>
          <table:table-cell table:style-name="ce5" table:formula="of:=DATE(MID([.C155];1;4); MID([.C155];6;2); MID([.C155];9;2) )" office:value-type="date" office:date-value="2022-08-18" calcext:value-type="date">
            <text:p>18/08/22</text:p>
          </table:table-cell>
          <table:table-cell table:style-name="ce5" table:formula="of:=DATE(MID([.D155];1;4); MID([.D155];6;2); MID([.D155];9;2) )" office:value-type="date" office:date-value="2022-08-21" calcext:value-type="date">
            <text:p>21/08/22</text:p>
          </table:table-cell>
          <table:table-cell table:style-name="ce7" table:formula="of:=DATEDIF([.E155];[.F155];&quot;d&quot;)" office:value-type="float" office:value="3" calcext:value-type="float">
            <text:p>3</text:p>
          </table:table-cell>
          <table:table-cell office:value-type="float" office:value="-797.2195" calcext:value-type="float">
            <text:p>-797.2</text:p>
          </table:table-cell>
          <table:table-cell table:formula="of:=[.H155]/[.G155]" office:value-type="float" office:value="-265.739833333333" calcext:value-type="float">
            <text:p>-265.7</text:p>
          </table:table-cell>
          <table:table-cell office:value-type="float" office:value="8.6966" calcext:value-type="float">
            <text:p>8.7</text:p>
          </table:table-cell>
          <table:table-cell office:value-type="float" office:value="805.9161" calcext:value-type="float">
            <text:p>805.9</text:p>
          </table:table-cell>
          <table:table-cell office:value-type="float" office:value="2927.5999" calcext:value-type="float">
            <text:p>2,927.6</text:p>
          </table:table-cell>
          <table:table-cell office:value-type="float" office:value="78.4" calcext:value-type="float">
            <text:p>78.4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19.ply</text:p>
          </table:table-cell>
          <table:table-cell office:value-type="string" calcext:value-type="string">
            <text:p>res/point_clouds/dense_2022_08_22.ply</text:p>
          </table:table-cell>
          <table:table-cell table:style-name="ce2" table:formula="of:=MID([.A156];24;10)" office:value-type="string" office:string-value="2022_08_19" calcext:value-type="string">
            <text:p>2022_08_19</text:p>
          </table:table-cell>
          <table:table-cell table:formula="of:=MID([.B156];24;10)" office:value-type="string" office:string-value="2022_08_22" calcext:value-type="string">
            <text:p>2022_08_22</text:p>
          </table:table-cell>
          <table:table-cell table:style-name="ce5" table:formula="of:=DATE(MID([.C156];1;4); MID([.C156];6;2); MID([.C156];9;2) )" office:value-type="date" office:date-value="2022-08-19" calcext:value-type="date">
            <text:p>19/08/22</text:p>
          </table:table-cell>
          <table:table-cell table:style-name="ce5" table:formula="of:=DATE(MID([.D156];1;4); MID([.D156];6;2); MID([.D156];9;2) )" office:value-type="date" office:date-value="2022-08-22" calcext:value-type="date">
            <text:p>22/08/22</text:p>
          </table:table-cell>
          <table:table-cell table:style-name="ce7" table:formula="of:=DATEDIF([.E156];[.F156];&quot;d&quot;)" office:value-type="float" office:value="3" calcext:value-type="float">
            <text:p>3</text:p>
          </table:table-cell>
          <table:table-cell office:value-type="float" office:value="-1125.2884" calcext:value-type="float">
            <text:p>-1,125.3</text:p>
          </table:table-cell>
          <table:table-cell table:formula="of:=[.H156]/[.G156]" office:value-type="float" office:value="-375.096133333333" calcext:value-type="float">
            <text:p>-375.1</text:p>
          </table:table-cell>
          <table:table-cell office:value-type="float" office:value="2.1522" calcext:value-type="float">
            <text:p>2.2</text:p>
          </table:table-cell>
          <table:table-cell office:value-type="float" office:value="1127.4406" calcext:value-type="float">
            <text:p>1,127.4</text:p>
          </table:table-cell>
          <table:table-cell office:value-type="float" office:value="2966.8799" calcext:value-type="float">
            <text:p>2,966.9</text:p>
          </table:table-cell>
          <table:table-cell office:value-type="float" office:value="86.5" calcext:value-type="float">
            <text:p>86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0.ply</text:p>
          </table:table-cell>
          <table:table-cell office:value-type="string" calcext:value-type="string">
            <text:p>res/point_clouds/dense_2022_08_23.ply</text:p>
          </table:table-cell>
          <table:table-cell table:style-name="ce2" table:formula="of:=MID([.A157];24;10)" office:value-type="string" office:string-value="2022_08_20" calcext:value-type="string">
            <text:p>2022_08_20</text:p>
          </table:table-cell>
          <table:table-cell table:formula="of:=MID([.B157];24;10)" office:value-type="string" office:string-value="2022_08_23" calcext:value-type="string">
            <text:p>2022_08_23</text:p>
          </table:table-cell>
          <table:table-cell table:style-name="ce5" table:formula="of:=DATE(MID([.C157];1;4); MID([.C157];6;2); MID([.C157];9;2) )" office:value-type="date" office:date-value="2022-08-20" calcext:value-type="date">
            <text:p>20/08/22</text:p>
          </table:table-cell>
          <table:table-cell table:style-name="ce5" table:formula="of:=DATE(MID([.D157];1;4); MID([.D157];6;2); MID([.D157];9;2) )" office:value-type="date" office:date-value="2022-08-23" calcext:value-type="date">
            <text:p>23/08/22</text:p>
          </table:table-cell>
          <table:table-cell table:style-name="ce7" table:formula="of:=DATEDIF([.E157];[.F157];&quot;d&quot;)" office:value-type="float" office:value="3" calcext:value-type="float">
            <text:p>3</text:p>
          </table:table-cell>
          <table:table-cell office:value-type="float" office:value="-954.5561" calcext:value-type="float">
            <text:p>-954.6</text:p>
          </table:table-cell>
          <table:table-cell table:formula="of:=[.H157]/[.G157]" office:value-type="float" office:value="-318.185366666667" calcext:value-type="float">
            <text:p>-318.2</text:p>
          </table:table-cell>
          <table:table-cell office:value-type="float" office:value="2.5874" calcext:value-type="float">
            <text:p>2.6</text:p>
          </table:table-cell>
          <table:table-cell office:value-type="float" office:value="957.1434" calcext:value-type="float">
            <text:p>957.1</text:p>
          </table:table-cell>
          <table:table-cell office:value-type="float" office:value="2525.9199" calcext:value-type="float">
            <text:p>2,525.9</text:p>
          </table:table-cell>
          <table:table-cell office:value-type="float" office:value="78.3" calcext:value-type="float">
            <text:p>78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1.ply</text:p>
          </table:table-cell>
          <table:table-cell office:value-type="string" calcext:value-type="string">
            <text:p>res/point_clouds/dense_2022_08_24.ply</text:p>
          </table:table-cell>
          <table:table-cell table:style-name="ce2" table:formula="of:=MID([.A158];24;10)" office:value-type="string" office:string-value="2022_08_21" calcext:value-type="string">
            <text:p>2022_08_21</text:p>
          </table:table-cell>
          <table:table-cell table:formula="of:=MID([.B158];24;10)" office:value-type="string" office:string-value="2022_08_24" calcext:value-type="string">
            <text:p>2022_08_24</text:p>
          </table:table-cell>
          <table:table-cell table:style-name="ce5" table:formula="of:=DATE(MID([.C158];1;4); MID([.C158];6;2); MID([.C158];9;2) )" office:value-type="date" office:date-value="2022-08-21" calcext:value-type="date">
            <text:p>21/08/22</text:p>
          </table:table-cell>
          <table:table-cell table:style-name="ce5" table:formula="of:=DATE(MID([.D158];1;4); MID([.D158];6;2); MID([.D158];9;2) )" office:value-type="date" office:date-value="2022-08-24" calcext:value-type="date">
            <text:p>24/08/22</text:p>
          </table:table-cell>
          <table:table-cell table:style-name="ce7" table:formula="of:=DATEDIF([.E158];[.F158];&quot;d&quot;)" office:value-type="float" office:value="3" calcext:value-type="float">
            <text:p>3</text:p>
          </table:table-cell>
          <table:table-cell office:value-type="float" office:value="-1033.1625" calcext:value-type="float">
            <text:p>-1,033.2</text:p>
          </table:table-cell>
          <table:table-cell table:formula="of:=[.H158]/[.G158]" office:value-type="float" office:value="-344.3875" calcext:value-type="float">
            <text:p>-344.4</text:p>
          </table:table-cell>
          <table:table-cell office:value-type="float" office:value="1.2672" calcext:value-type="float">
            <text:p>1.3</text:p>
          </table:table-cell>
          <table:table-cell office:value-type="float" office:value="1034.4297" calcext:value-type="float">
            <text:p>1,034.4</text:p>
          </table:table-cell>
          <table:table-cell office:value-type="float" office:value="2689.4399" calcext:value-type="float">
            <text:p>2,689.4</text:p>
          </table:table-cell>
          <table:table-cell office:value-type="float" office:value="78.3" calcext:value-type="float">
            <text:p>78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2.ply</text:p>
          </table:table-cell>
          <table:table-cell office:value-type="string" calcext:value-type="string">
            <text:p>res/point_clouds/dense_2022_08_25.ply</text:p>
          </table:table-cell>
          <table:table-cell table:style-name="ce2" table:formula="of:=MID([.A159];24;10)" office:value-type="string" office:string-value="2022_08_22" calcext:value-type="string">
            <text:p>2022_08_22</text:p>
          </table:table-cell>
          <table:table-cell table:formula="of:=MID([.B159];24;10)" office:value-type="string" office:string-value="2022_08_25" calcext:value-type="string">
            <text:p>2022_08_25</text:p>
          </table:table-cell>
          <table:table-cell table:style-name="ce5" table:formula="of:=DATE(MID([.C159];1;4); MID([.C159];6;2); MID([.C159];9;2) )" office:value-type="date" office:date-value="2022-08-22" calcext:value-type="date">
            <text:p>22/08/22</text:p>
          </table:table-cell>
          <table:table-cell table:style-name="ce5" table:formula="of:=DATE(MID([.D159];1;4); MID([.D159];6;2); MID([.D159];9;2) )" office:value-type="date" office:date-value="2022-08-25" calcext:value-type="date">
            <text:p>25/08/22</text:p>
          </table:table-cell>
          <table:table-cell table:style-name="ce7" table:formula="of:=DATEDIF([.E159];[.F159];&quot;d&quot;)" office:value-type="float" office:value="3" calcext:value-type="float">
            <text:p>3</text:p>
          </table:table-cell>
          <table:table-cell office:value-type="float" office:value="-1123.181" calcext:value-type="float">
            <text:p>-1,123.2</text:p>
          </table:table-cell>
          <table:table-cell table:formula="of:=[.H159]/[.G159]" office:value-type="float" office:value="-374.393666666667" calcext:value-type="float">
            <text:p>-374.4</text:p>
          </table:table-cell>
          <table:table-cell office:value-type="float" office:value="0.5035" calcext:value-type="float">
            <text:p>0.5</text:p>
          </table:table-cell>
          <table:table-cell office:value-type="float" office:value="1123.6845" calcext:value-type="float">
            <text:p>1,123.7</text:p>
          </table:table-cell>
          <table:table-cell office:value-type="float" office:value="2710.3599" calcext:value-type="float">
            <text:p>2,710.4</text:p>
          </table:table-cell>
          <table:table-cell office:value-type="float" office:value="80.3" calcext:value-type="float">
            <text:p>80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3.ply</text:p>
          </table:table-cell>
          <table:table-cell office:value-type="string" calcext:value-type="string">
            <text:p>res/point_clouds/dense_2022_08_27.ply</text:p>
          </table:table-cell>
          <table:table-cell table:style-name="ce2" table:formula="of:=MID([.A160];24;10)" office:value-type="string" office:string-value="2022_08_23" calcext:value-type="string">
            <text:p>2022_08_23</text:p>
          </table:table-cell>
          <table:table-cell table:formula="of:=MID([.B160];24;10)" office:value-type="string" office:string-value="2022_08_27" calcext:value-type="string">
            <text:p>2022_08_27</text:p>
          </table:table-cell>
          <table:table-cell table:style-name="ce5" table:formula="of:=DATE(MID([.C160];1;4); MID([.C160];6;2); MID([.C160];9;2) )" office:value-type="date" office:date-value="2022-08-23" calcext:value-type="date">
            <text:p>23/08/22</text:p>
          </table:table-cell>
          <table:table-cell table:style-name="ce5" table:formula="of:=DATE(MID([.D160];1;4); MID([.D160];6;2); MID([.D160];9;2) )" office:value-type="date" office:date-value="2022-08-27" calcext:value-type="date">
            <text:p>27/08/22</text:p>
          </table:table-cell>
          <table:table-cell table:style-name="ce7" table:formula="of:=DATEDIF([.E160];[.F160];&quot;d&quot;)" office:value-type="float" office:value="4" calcext:value-type="float">
            <text:p>4</text:p>
          </table:table-cell>
          <table:table-cell office:value-type="float" office:value="-1215.609" calcext:value-type="float">
            <text:p>-1,215.6</text:p>
          </table:table-cell>
          <table:table-cell table:formula="of:=[.H160]/[.G160]" office:value-type="float" office:value="-303.90225" calcext:value-type="float">
            <text:p>-303.9</text:p>
          </table:table-cell>
          <table:table-cell office:value-type="float" office:value="13.8907" calcext:value-type="float">
            <text:p>13.9</text:p>
          </table:table-cell>
          <table:table-cell office:value-type="float" office:value="1229.4997" calcext:value-type="float">
            <text:p>1,229.5</text:p>
          </table:table-cell>
          <table:table-cell office:value-type="float" office:value="2576.3199" calcext:value-type="float">
            <text:p>2,576.3</text:p>
          </table:table-cell>
          <table:table-cell office:value-type="float" office:value="79.4" calcext:value-type="float">
            <text:p>79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4.ply</text:p>
          </table:table-cell>
          <table:table-cell office:value-type="string" calcext:value-type="string">
            <text:p>res/point_clouds/dense_2022_08_28.ply</text:p>
          </table:table-cell>
          <table:table-cell table:style-name="ce2" table:formula="of:=MID([.A161];24;10)" office:value-type="string" office:string-value="2022_08_24" calcext:value-type="string">
            <text:p>2022_08_24</text:p>
          </table:table-cell>
          <table:table-cell table:formula="of:=MID([.B161];24;10)" office:value-type="string" office:string-value="2022_08_28" calcext:value-type="string">
            <text:p>2022_08_28</text:p>
          </table:table-cell>
          <table:table-cell table:style-name="ce5" table:formula="of:=DATE(MID([.C161];1;4); MID([.C161];6;2); MID([.C161];9;2) )" office:value-type="date" office:date-value="2022-08-24" calcext:value-type="date">
            <text:p>24/08/22</text:p>
          </table:table-cell>
          <table:table-cell table:style-name="ce5" table:formula="of:=DATE(MID([.D161];1;4); MID([.D161];6;2); MID([.D161];9;2) )" office:value-type="date" office:date-value="2022-08-28" calcext:value-type="date">
            <text:p>28/08/22</text:p>
          </table:table-cell>
          <table:table-cell table:style-name="ce7" table:formula="of:=DATEDIF([.E161];[.F161];&quot;d&quot;)" office:value-type="float" office:value="4" calcext:value-type="float">
            <text:p>4</text:p>
          </table:table-cell>
          <table:table-cell office:value-type="float" office:value="-1343.0511" calcext:value-type="float">
            <text:p>-1,343.1</text:p>
          </table:table-cell>
          <table:table-cell table:formula="of:=[.H161]/[.G161]" office:value-type="float" office:value="-335.762775" calcext:value-type="float">
            <text:p>-335.8</text:p>
          </table:table-cell>
          <table:table-cell office:value-type="float" office:value="27.4045" calcext:value-type="float">
            <text:p>27.4</text:p>
          </table:table-cell>
          <table:table-cell office:value-type="float" office:value="1370.4556" calcext:value-type="float">
            <text:p>1,370.5</text:p>
          </table:table-cell>
          <table:table-cell office:value-type="float" office:value="2678.1599" calcext:value-type="float">
            <text:p>2,678.2</text:p>
          </table:table-cell>
          <table:table-cell office:value-type="float" office:value="75.3" calcext:value-type="float">
            <text:p>75.3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5.ply</text:p>
          </table:table-cell>
          <table:table-cell office:value-type="string" calcext:value-type="string">
            <text:p>res/point_clouds/dense_2022_08_29.ply</text:p>
          </table:table-cell>
          <table:table-cell table:style-name="ce2" table:formula="of:=MID([.A162];24;10)" office:value-type="string" office:string-value="2022_08_25" calcext:value-type="string">
            <text:p>2022_08_25</text:p>
          </table:table-cell>
          <table:table-cell table:formula="of:=MID([.B162];24;10)" office:value-type="string" office:string-value="2022_08_29" calcext:value-type="string">
            <text:p>2022_08_29</text:p>
          </table:table-cell>
          <table:table-cell table:style-name="ce5" table:formula="of:=DATE(MID([.C162];1;4); MID([.C162];6;2); MID([.C162];9;2) )" office:value-type="date" office:date-value="2022-08-25" calcext:value-type="date">
            <text:p>25/08/22</text:p>
          </table:table-cell>
          <table:table-cell table:style-name="ce5" table:formula="of:=DATE(MID([.D162];1;4); MID([.D162];6;2); MID([.D162];9;2) )" office:value-type="date" office:date-value="2022-08-29" calcext:value-type="date">
            <text:p>29/08/22</text:p>
          </table:table-cell>
          <table:table-cell table:style-name="ce7" table:formula="of:=DATEDIF([.E162];[.F162];&quot;d&quot;)" office:value-type="float" office:value="4" calcext:value-type="float">
            <text:p>4</text:p>
          </table:table-cell>
          <table:table-cell office:value-type="float" office:value="-1291.0998" calcext:value-type="float">
            <text:p>-1,291.1</text:p>
          </table:table-cell>
          <table:table-cell table:formula="of:=[.H162]/[.G162]" office:value-type="float" office:value="-322.77495" calcext:value-type="float">
            <text:p>-322.8</text:p>
          </table:table-cell>
          <table:table-cell office:value-type="float" office:value="57.4413" calcext:value-type="float">
            <text:p>57.4</text:p>
          </table:table-cell>
          <table:table-cell office:value-type="float" office:value="1348.5411" calcext:value-type="float">
            <text:p>1,348.5</text:p>
          </table:table-cell>
          <table:table-cell office:value-type="float" office:value="2676.1599" calcext:value-type="float">
            <text:p>2,676.2</text:p>
          </table:table-cell>
          <table:table-cell office:value-type="float" office:value="77.9" calcext:value-type="float">
            <text:p>77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7.ply</text:p>
          </table:table-cell>
          <table:table-cell office:value-type="string" calcext:value-type="string">
            <text:p>res/point_clouds/dense_2022_08_30.ply</text:p>
          </table:table-cell>
          <table:table-cell table:style-name="ce2" table:formula="of:=MID([.A163];24;10)" office:value-type="string" office:string-value="2022_08_27" calcext:value-type="string">
            <text:p>2022_08_27</text:p>
          </table:table-cell>
          <table:table-cell table:formula="of:=MID([.B163];24;10)" office:value-type="string" office:string-value="2022_08_30" calcext:value-type="string">
            <text:p>2022_08_30</text:p>
          </table:table-cell>
          <table:table-cell table:style-name="ce5" table:formula="of:=DATE(MID([.C163];1;4); MID([.C163];6;2); MID([.C163];9;2) )" office:value-type="date" office:date-value="2022-08-27" calcext:value-type="date">
            <text:p>27/08/22</text:p>
          </table:table-cell>
          <table:table-cell table:style-name="ce5" table:formula="of:=DATE(MID([.D163];1;4); MID([.D163];6;2); MID([.D163];9;2) )" office:value-type="date" office:date-value="2022-08-30" calcext:value-type="date">
            <text:p>30/08/22</text:p>
          </table:table-cell>
          <table:table-cell table:style-name="ce7" table:formula="of:=DATEDIF([.E163];[.F163];&quot;d&quot;)" office:value-type="float" office:value="3" calcext:value-type="float">
            <text:p>3</text:p>
          </table:table-cell>
          <table:table-cell office:value-type="float" office:value="-1348.1922" calcext:value-type="float">
            <text:p>-1,348.2</text:p>
          </table:table-cell>
          <table:table-cell table:formula="of:=[.H163]/[.G163]" office:value-type="float" office:value="-449.3974" calcext:value-type="float">
            <text:p>-449.4</text:p>
          </table:table-cell>
          <table:table-cell office:value-type="float" office:value="49.5038" calcext:value-type="float">
            <text:p>49.5</text:p>
          </table:table-cell>
          <table:table-cell office:value-type="float" office:value="1397.696" calcext:value-type="float">
            <text:p>1,397.7</text:p>
          </table:table-cell>
          <table:table-cell office:value-type="float" office:value="3005.3199" calcext:value-type="float">
            <text:p>3,005.3</text:p>
          </table:table-cell>
          <table:table-cell office:value-type="float" office:value="77.7" calcext:value-type="float">
            <text:p>77.7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8.ply</text:p>
          </table:table-cell>
          <table:table-cell office:value-type="string" calcext:value-type="string">
            <text:p>res/point_clouds/dense_2022_08_31.ply</text:p>
          </table:table-cell>
          <table:table-cell table:style-name="ce2" table:formula="of:=MID([.A164];24;10)" office:value-type="string" office:string-value="2022_08_28" calcext:value-type="string">
            <text:p>2022_08_28</text:p>
          </table:table-cell>
          <table:table-cell table:formula="of:=MID([.B164];24;10)" office:value-type="string" office:string-value="2022_08_31" calcext:value-type="string">
            <text:p>2022_08_31</text:p>
          </table:table-cell>
          <table:table-cell table:style-name="ce5" table:formula="of:=DATE(MID([.C164];1;4); MID([.C164];6;2); MID([.C164];9;2) )" office:value-type="date" office:date-value="2022-08-28" calcext:value-type="date">
            <text:p>28/08/22</text:p>
          </table:table-cell>
          <table:table-cell table:style-name="ce5" table:formula="of:=DATE(MID([.D164];1;4); MID([.D164];6;2); MID([.D164];9;2) )" office:value-type="date" office:date-value="2022-08-31" calcext:value-type="date">
            <text:p>31/08/22</text:p>
          </table:table-cell>
          <table:table-cell table:style-name="ce7" table:formula="of:=DATEDIF([.E164];[.F164];&quot;d&quot;)" office:value-type="float" office:value="3" calcext:value-type="float">
            <text:p>3</text:p>
          </table:table-cell>
          <table:table-cell office:value-type="float" office:value="-948.9706" calcext:value-type="float">
            <text:p>-949.0</text:p>
          </table:table-cell>
          <table:table-cell table:formula="of:=[.H164]/[.G164]" office:value-type="float" office:value="-316.323533333333" calcext:value-type="float">
            <text:p>-316.3</text:p>
          </table:table-cell>
          <table:table-cell office:value-type="float" office:value="71.6504" calcext:value-type="float">
            <text:p>71.7</text:p>
          </table:table-cell>
          <table:table-cell office:value-type="float" office:value="1020.621" calcext:value-type="float">
            <text:p>1,020.6</text:p>
          </table:table-cell>
          <table:table-cell office:value-type="float" office:value="2820.3999" calcext:value-type="float">
            <text:p>2,820.4</text:p>
          </table:table-cell>
          <table:table-cell office:value-type="float" office:value="78.8" calcext:value-type="float">
            <text:p>78.8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29.ply</text:p>
          </table:table-cell>
          <table:table-cell office:value-type="string" calcext:value-type="string">
            <text:p>res/point_clouds/dense_2022_09_01.ply</text:p>
          </table:table-cell>
          <table:table-cell table:style-name="ce2" table:formula="of:=MID([.A165];24;10)" office:value-type="string" office:string-value="2022_08_29" calcext:value-type="string">
            <text:p>2022_08_29</text:p>
          </table:table-cell>
          <table:table-cell table:formula="of:=MID([.B165];24;10)" office:value-type="string" office:string-value="2022_09_01" calcext:value-type="string">
            <text:p>2022_09_01</text:p>
          </table:table-cell>
          <table:table-cell table:style-name="ce5" table:formula="of:=DATE(MID([.C165];1;4); MID([.C165];6;2); MID([.C165];9;2) )" office:value-type="date" office:date-value="2022-08-29" calcext:value-type="date">
            <text:p>29/08/22</text:p>
          </table:table-cell>
          <table:table-cell table:style-name="ce5" table:formula="of:=DATE(MID([.D165];1;4); MID([.D165];6;2); MID([.D165];9;2) )" office:value-type="date" office:date-value="2022-09-01" calcext:value-type="date">
            <text:p>01/09/22</text:p>
          </table:table-cell>
          <table:table-cell table:style-name="ce7" table:formula="of:=DATEDIF([.E165];[.F165];&quot;d&quot;)" office:value-type="float" office:value="3" calcext:value-type="float">
            <text:p>3</text:p>
          </table:table-cell>
          <table:table-cell office:value-type="float" office:value="-839.9711" calcext:value-type="float">
            <text:p>-840.0</text:p>
          </table:table-cell>
          <table:table-cell table:formula="of:=[.H165]/[.G165]" office:value-type="float" office:value="-279.990366666667" calcext:value-type="float">
            <text:p>-280.0</text:p>
          </table:table-cell>
          <table:table-cell office:value-type="float" office:value="74.8258" calcext:value-type="float">
            <text:p>74.8</text:p>
          </table:table-cell>
          <table:table-cell office:value-type="float" office:value="914.7969" calcext:value-type="float">
            <text:p>914.8</text:p>
          </table:table-cell>
          <table:table-cell office:value-type="float" office:value="2793.4399" calcext:value-type="float">
            <text:p>2,793.4</text:p>
          </table:table-cell>
          <table:table-cell office:value-type="float" office:value="81" calcext:value-type="float">
            <text:p>81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30.ply</text:p>
          </table:table-cell>
          <table:table-cell office:value-type="string" calcext:value-type="string">
            <text:p>res/point_clouds/dense_2022_09_02.ply</text:p>
          </table:table-cell>
          <table:table-cell table:style-name="ce2" table:formula="of:=MID([.A166];24;10)" office:value-type="string" office:string-value="2022_08_30" calcext:value-type="string">
            <text:p>2022_08_30</text:p>
          </table:table-cell>
          <table:table-cell table:formula="of:=MID([.B166];24;10)" office:value-type="string" office:string-value="2022_09_02" calcext:value-type="string">
            <text:p>2022_09_02</text:p>
          </table:table-cell>
          <table:table-cell table:style-name="ce5" table:formula="of:=DATE(MID([.C166];1;4); MID([.C166];6;2); MID([.C166];9;2) )" office:value-type="date" office:date-value="2022-08-30" calcext:value-type="date">
            <text:p>30/08/22</text:p>
          </table:table-cell>
          <table:table-cell table:style-name="ce5" table:formula="of:=DATE(MID([.D166];1;4); MID([.D166];6;2); MID([.D166];9;2) )" office:value-type="date" office:date-value="2022-09-02" calcext:value-type="date">
            <text:p>02/09/22</text:p>
          </table:table-cell>
          <table:table-cell table:style-name="ce7" table:formula="of:=DATEDIF([.E166];[.F166];&quot;d&quot;)" office:value-type="float" office:value="3" calcext:value-type="float">
            <text:p>3</text:p>
          </table:table-cell>
          <table:table-cell office:value-type="float" office:value="-1139.5995" calcext:value-type="float">
            <text:p>-1,139.6</text:p>
          </table:table-cell>
          <table:table-cell table:formula="of:=[.H166]/[.G166]" office:value-type="float" office:value="-379.8665" calcext:value-type="float">
            <text:p>-379.9</text:p>
          </table:table-cell>
          <table:table-cell office:value-type="float" office:value="42.6874" calcext:value-type="float">
            <text:p>42.7</text:p>
          </table:table-cell>
          <table:table-cell office:value-type="float" office:value="1182.2868" calcext:value-type="float">
            <text:p>1,182.3</text:p>
          </table:table-cell>
          <table:table-cell office:value-type="float" office:value="3304.7999" calcext:value-type="float">
            <text:p>3,304.8</text:p>
          </table:table-cell>
          <table:table-cell office:value-type="float" office:value="85.1" calcext:value-type="float">
            <text:p>85.1</text:p>
          </table:table-cell>
          <table:table-cell office:value-type="float" office:value="7.8" calcext:value-type="float">
            <text:p>7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8_31.ply</text:p>
          </table:table-cell>
          <table:table-cell office:value-type="string" calcext:value-type="string">
            <text:p>res/point_clouds/dense_2022_09_04.ply</text:p>
          </table:table-cell>
          <table:table-cell table:style-name="ce2" table:formula="of:=MID([.A167];24;10)" office:value-type="string" office:string-value="2022_08_31" calcext:value-type="string">
            <text:p>2022_08_31</text:p>
          </table:table-cell>
          <table:table-cell table:formula="of:=MID([.B167];24;10)" office:value-type="string" office:string-value="2022_09_04" calcext:value-type="string">
            <text:p>2022_09_04</text:p>
          </table:table-cell>
          <table:table-cell table:style-name="ce5" table:formula="of:=DATE(MID([.C167];1;4); MID([.C167];6;2); MID([.C167];9;2) )" office:value-type="date" office:date-value="2022-08-31" calcext:value-type="date">
            <text:p>31/08/22</text:p>
          </table:table-cell>
          <table:table-cell table:style-name="ce5" table:formula="of:=DATE(MID([.D167];1;4); MID([.D167];6;2); MID([.D167];9;2) )" office:value-type="date" office:date-value="2022-09-04" calcext:value-type="date">
            <text:p>04/09/22</text:p>
          </table:table-cell>
          <table:table-cell table:style-name="ce7" table:formula="of:=DATEDIF([.E167];[.F167];&quot;d&quot;)" office:value-type="float" office:value="4" calcext:value-type="float">
            <text:p>4</text:p>
          </table:table-cell>
          <table:table-cell office:value-type="float" office:value="-1488.9593" calcext:value-type="float">
            <text:p>-1,489.0</text:p>
          </table:table-cell>
          <table:table-cell table:formula="of:=[.H167]/[.G167]" office:value-type="float" office:value="-372.239825" calcext:value-type="float">
            <text:p>-372.2</text:p>
          </table:table-cell>
          <table:table-cell office:value-type="float" office:value="15.0732" calcext:value-type="float">
            <text:p>15.1</text:p>
          </table:table-cell>
          <table:table-cell office:value-type="float" office:value="1504.0325" calcext:value-type="float">
            <text:p>1,504.0</text:p>
          </table:table-cell>
          <table:table-cell office:value-type="float" office:value="3160.7199" calcext:value-type="float">
            <text:p>3,160.7</text:p>
          </table:table-cell>
          <table:table-cell office:value-type="float" office:value="84.4" calcext:value-type="float">
            <text:p>84.4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1.ply</text:p>
          </table:table-cell>
          <table:table-cell office:value-type="string" calcext:value-type="string">
            <text:p>res/point_clouds/dense_2022_09_05.ply</text:p>
          </table:table-cell>
          <table:table-cell table:style-name="ce2" table:formula="of:=MID([.A168];24;10)" office:value-type="string" office:string-value="2022_09_01" calcext:value-type="string">
            <text:p>2022_09_01</text:p>
          </table:table-cell>
          <table:table-cell table:formula="of:=MID([.B168];24;10)" office:value-type="string" office:string-value="2022_09_05" calcext:value-type="string">
            <text:p>2022_09_05</text:p>
          </table:table-cell>
          <table:table-cell table:style-name="ce5" table:formula="of:=DATE(MID([.C168];1;4); MID([.C168];6;2); MID([.C168];9;2) )" office:value-type="date" office:date-value="2022-09-01" calcext:value-type="date">
            <text:p>01/09/22</text:p>
          </table:table-cell>
          <table:table-cell table:style-name="ce5" table:formula="of:=DATE(MID([.D168];1;4); MID([.D168];6;2); MID([.D168];9;2) )" office:value-type="date" office:date-value="2022-09-05" calcext:value-type="date">
            <text:p>05/09/22</text:p>
          </table:table-cell>
          <table:table-cell table:style-name="ce7" table:formula="of:=DATEDIF([.E168];[.F168];&quot;d&quot;)" office:value-type="float" office:value="4" calcext:value-type="float">
            <text:p>4</text:p>
          </table:table-cell>
          <table:table-cell office:value-type="float" office:value="-1265.5176" calcext:value-type="float">
            <text:p>-1,265.5</text:p>
          </table:table-cell>
          <table:table-cell table:formula="of:=[.H168]/[.G168]" office:value-type="float" office:value="-316.3794" calcext:value-type="float">
            <text:p>-316.4</text:p>
          </table:table-cell>
          <table:table-cell office:value-type="float" office:value="6.5234" calcext:value-type="float">
            <text:p>6.5</text:p>
          </table:table-cell>
          <table:table-cell office:value-type="float" office:value="1272.041" calcext:value-type="float">
            <text:p>1,272.0</text:p>
          </table:table-cell>
          <table:table-cell office:value-type="float" office:value="2965.4799" calcext:value-type="float">
            <text:p>2,965.5</text:p>
          </table:table-cell>
          <table:table-cell office:value-type="float" office:value="84.1" calcext:value-type="float">
            <text:p>84.1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2.ply</text:p>
          </table:table-cell>
          <table:table-cell office:value-type="string" calcext:value-type="string">
            <text:p>res/point_clouds/dense_2022_09_06.ply</text:p>
          </table:table-cell>
          <table:table-cell table:style-name="ce2" table:formula="of:=MID([.A169];24;10)" office:value-type="string" office:string-value="2022_09_02" calcext:value-type="string">
            <text:p>2022_09_02</text:p>
          </table:table-cell>
          <table:table-cell table:formula="of:=MID([.B169];24;10)" office:value-type="string" office:string-value="2022_09_06" calcext:value-type="string">
            <text:p>2022_09_06</text:p>
          </table:table-cell>
          <table:table-cell table:style-name="ce5" table:formula="of:=DATE(MID([.C169];1;4); MID([.C169];6;2); MID([.C169];9;2) )" office:value-type="date" office:date-value="2022-09-02" calcext:value-type="date">
            <text:p>02/09/22</text:p>
          </table:table-cell>
          <table:table-cell table:style-name="ce5" table:formula="of:=DATE(MID([.D169];1;4); MID([.D169];6;2); MID([.D169];9;2) )" office:value-type="date" office:date-value="2022-09-06" calcext:value-type="date">
            <text:p>06/09/22</text:p>
          </table:table-cell>
          <table:table-cell table:style-name="ce7" table:formula="of:=DATEDIF([.E169];[.F169];&quot;d&quot;)" office:value-type="float" office:value="4" calcext:value-type="float">
            <text:p>4</text:p>
          </table:table-cell>
          <table:table-cell office:value-type="float" office:value="-1065.5851" calcext:value-type="float">
            <text:p>-1,065.6</text:p>
          </table:table-cell>
          <table:table-cell table:formula="of:=[.H169]/[.G169]" office:value-type="float" office:value="-266.396275" calcext:value-type="float">
            <text:p>-266.4</text:p>
          </table:table-cell>
          <table:table-cell office:value-type="float" office:value="8.2049" calcext:value-type="float">
            <text:p>8.2</text:p>
          </table:table-cell>
          <table:table-cell office:value-type="float" office:value="1073.7901" calcext:value-type="float">
            <text:p>1,073.8</text:p>
          </table:table-cell>
          <table:table-cell office:value-type="float" office:value="3116.0799" calcext:value-type="float">
            <text:p>3,116.1</text:p>
          </table:table-cell>
          <table:table-cell office:value-type="float" office:value="88.4" calcext:value-type="float">
            <text:p>88.4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4.ply</text:p>
          </table:table-cell>
          <table:table-cell office:value-type="string" calcext:value-type="string">
            <text:p>res/point_clouds/dense_2022_09_07.ply</text:p>
          </table:table-cell>
          <table:table-cell table:style-name="ce2" table:formula="of:=MID([.A170];24;10)" office:value-type="string" office:string-value="2022_09_04" calcext:value-type="string">
            <text:p>2022_09_04</text:p>
          </table:table-cell>
          <table:table-cell table:formula="of:=MID([.B170];24;10)" office:value-type="string" office:string-value="2022_09_07" calcext:value-type="string">
            <text:p>2022_09_07</text:p>
          </table:table-cell>
          <table:table-cell table:style-name="ce5" table:formula="of:=DATE(MID([.C170];1;4); MID([.C170];6;2); MID([.C170];9;2) )" office:value-type="date" office:date-value="2022-09-04" calcext:value-type="date">
            <text:p>04/09/22</text:p>
          </table:table-cell>
          <table:table-cell table:style-name="ce5" table:formula="of:=DATE(MID([.D170];1;4); MID([.D170];6;2); MID([.D170];9;2) )" office:value-type="date" office:date-value="2022-09-07" calcext:value-type="date">
            <text:p>07/09/22</text:p>
          </table:table-cell>
          <table:table-cell table:style-name="ce7" table:formula="of:=DATEDIF([.E170];[.F170];&quot;d&quot;)" office:value-type="float" office:value="3" calcext:value-type="float">
            <text:p>3</text:p>
          </table:table-cell>
          <table:table-cell office:value-type="float" office:value="-773.2113" calcext:value-type="float">
            <text:p>-773.2</text:p>
          </table:table-cell>
          <table:table-cell table:formula="of:=[.H170]/[.G170]" office:value-type="float" office:value="-257.7371" calcext:value-type="float">
            <text:p>-257.7</text:p>
          </table:table-cell>
          <table:table-cell office:value-type="float" office:value="13.201" calcext:value-type="float">
            <text:p>13.2</text:p>
          </table:table-cell>
          <table:table-cell office:value-type="float" office:value="786.4124" calcext:value-type="float">
            <text:p>786.4</text:p>
          </table:table-cell>
          <table:table-cell office:value-type="float" office:value="3226.4799" calcext:value-type="float">
            <text:p>3,226.5</text:p>
          </table:table-cell>
          <table:table-cell office:value-type="float" office:value="86.4" calcext:value-type="float">
            <text:p>86.4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5.ply</text:p>
          </table:table-cell>
          <table:table-cell office:value-type="string" calcext:value-type="string">
            <text:p>res/point_clouds/dense_2022_09_08.ply</text:p>
          </table:table-cell>
          <table:table-cell table:style-name="ce2" table:formula="of:=MID([.A171];24;10)" office:value-type="string" office:string-value="2022_09_05" calcext:value-type="string">
            <text:p>2022_09_05</text:p>
          </table:table-cell>
          <table:table-cell table:formula="of:=MID([.B171];24;10)" office:value-type="string" office:string-value="2022_09_08" calcext:value-type="string">
            <text:p>2022_09_08</text:p>
          </table:table-cell>
          <table:table-cell table:style-name="ce5" table:formula="of:=DATE(MID([.C171];1;4); MID([.C171];6;2); MID([.C171];9;2) )" office:value-type="date" office:date-value="2022-09-05" calcext:value-type="date">
            <text:p>05/09/22</text:p>
          </table:table-cell>
          <table:table-cell table:style-name="ce5" table:formula="of:=DATE(MID([.D171];1;4); MID([.D171];6;2); MID([.D171];9;2) )" office:value-type="date" office:date-value="2022-09-08" calcext:value-type="date">
            <text:p>08/09/22</text:p>
          </table:table-cell>
          <table:table-cell table:style-name="ce7" table:formula="of:=DATEDIF([.E171];[.F171];&quot;d&quot;)" office:value-type="float" office:value="3" calcext:value-type="float">
            <text:p>3</text:p>
          </table:table-cell>
          <table:table-cell office:value-type="float" office:value="-923.6429" calcext:value-type="float">
            <text:p>-923.6</text:p>
          </table:table-cell>
          <table:table-cell table:formula="of:=[.H171]/[.G171]" office:value-type="float" office:value="-307.880966666667" calcext:value-type="float">
            <text:p>-307.9</text:p>
          </table:table-cell>
          <table:table-cell office:value-type="float" office:value="5.9282" calcext:value-type="float">
            <text:p>5.9</text:p>
          </table:table-cell>
          <table:table-cell office:value-type="float" office:value="929.5712" calcext:value-type="float">
            <text:p>929.6</text:p>
          </table:table-cell>
          <table:table-cell office:value-type="float" office:value="3187.3599" calcext:value-type="float">
            <text:p>3,187.4</text:p>
          </table:table-cell>
          <table:table-cell office:value-type="float" office:value="86.7" calcext:value-type="float">
            <text:p>86.7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6.ply</text:p>
          </table:table-cell>
          <table:table-cell office:value-type="string" calcext:value-type="string">
            <text:p>res/point_clouds/dense_2022_09_09.ply</text:p>
          </table:table-cell>
          <table:table-cell table:style-name="ce2" table:formula="of:=MID([.A172];24;10)" office:value-type="string" office:string-value="2022_09_06" calcext:value-type="string">
            <text:p>2022_09_06</text:p>
          </table:table-cell>
          <table:table-cell table:formula="of:=MID([.B172];24;10)" office:value-type="string" office:string-value="2022_09_09" calcext:value-type="string">
            <text:p>2022_09_09</text:p>
          </table:table-cell>
          <table:table-cell table:style-name="ce5" table:formula="of:=DATE(MID([.C172];1;4); MID([.C172];6;2); MID([.C172];9;2) )" office:value-type="date" office:date-value="2022-09-06" calcext:value-type="date">
            <text:p>06/09/22</text:p>
          </table:table-cell>
          <table:table-cell table:style-name="ce5" table:formula="of:=DATE(MID([.D172];1;4); MID([.D172];6;2); MID([.D172];9;2) )" office:value-type="date" office:date-value="2022-09-09" calcext:value-type="date">
            <text:p>09/09/22</text:p>
          </table:table-cell>
          <table:table-cell table:style-name="ce7" table:formula="of:=DATEDIF([.E172];[.F172];&quot;d&quot;)" office:value-type="float" office:value="3" calcext:value-type="float">
            <text:p>3</text:p>
          </table:table-cell>
          <table:table-cell office:value-type="float" office:value="-698.7033" calcext:value-type="float">
            <text:p>-698.7</text:p>
          </table:table-cell>
          <table:table-cell table:formula="of:=[.H172]/[.G172]" office:value-type="float" office:value="-232.9011" calcext:value-type="float">
            <text:p>-232.9</text:p>
          </table:table-cell>
          <table:table-cell office:value-type="float" office:value="9.4096" calcext:value-type="float">
            <text:p>9.4</text:p>
          </table:table-cell>
          <table:table-cell office:value-type="float" office:value="708.1129" calcext:value-type="float">
            <text:p>708.1</text:p>
          </table:table-cell>
          <table:table-cell office:value-type="float" office:value="2798.1199" calcext:value-type="float">
            <text:p>2,798.1</text:p>
          </table:table-cell>
          <table:table-cell office:value-type="float" office:value="79.6" calcext:value-type="float">
            <text:p>79.6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7.ply</text:p>
          </table:table-cell>
          <table:table-cell office:value-type="string" calcext:value-type="string">
            <text:p>res/point_clouds/dense_2022_09_10.ply</text:p>
          </table:table-cell>
          <table:table-cell table:style-name="ce2" table:formula="of:=MID([.A173];24;10)" office:value-type="string" office:string-value="2022_09_07" calcext:value-type="string">
            <text:p>2022_09_07</text:p>
          </table:table-cell>
          <table:table-cell table:formula="of:=MID([.B173];24;10)" office:value-type="string" office:string-value="2022_09_10" calcext:value-type="string">
            <text:p>2022_09_10</text:p>
          </table:table-cell>
          <table:table-cell table:style-name="ce5" table:formula="of:=DATE(MID([.C173];1;4); MID([.C173];6;2); MID([.C173];9;2) )" office:value-type="date" office:date-value="2022-09-07" calcext:value-type="date">
            <text:p>07/09/22</text:p>
          </table:table-cell>
          <table:table-cell table:style-name="ce5" table:formula="of:=DATE(MID([.D173];1;4); MID([.D173];6;2); MID([.D173];9;2) )" office:value-type="date" office:date-value="2022-09-10" calcext:value-type="date">
            <text:p>10/09/22</text:p>
          </table:table-cell>
          <table:table-cell table:style-name="ce7" table:formula="of:=DATEDIF([.E173];[.F173];&quot;d&quot;)" office:value-type="float" office:value="3" calcext:value-type="float">
            <text:p>3</text:p>
          </table:table-cell>
          <table:table-cell office:value-type="float" office:value="-606.544" calcext:value-type="float">
            <text:p>-606.5</text:p>
          </table:table-cell>
          <table:table-cell table:formula="of:=[.H173]/[.G173]" office:value-type="float" office:value="-202.181333333333" calcext:value-type="float">
            <text:p>-202.2</text:p>
          </table:table-cell>
          <table:table-cell office:value-type="float" office:value="23.5571" calcext:value-type="float">
            <text:p>23.6</text:p>
          </table:table-cell>
          <table:table-cell office:value-type="float" office:value="630.1011" calcext:value-type="float">
            <text:p>630.1</text:p>
          </table:table-cell>
          <table:table-cell office:value-type="float" office:value="2764.6399" calcext:value-type="float">
            <text:p>2,764.6</text:p>
          </table:table-cell>
          <table:table-cell office:value-type="float" office:value="76" calcext:value-type="float">
            <text:p>76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8.ply</text:p>
          </table:table-cell>
          <table:table-cell office:value-type="string" calcext:value-type="string">
            <text:p>res/point_clouds/dense_2022_09_11.ply</text:p>
          </table:table-cell>
          <table:table-cell table:style-name="ce2" table:formula="of:=MID([.A174];24;10)" office:value-type="string" office:string-value="2022_09_08" calcext:value-type="string">
            <text:p>2022_09_08</text:p>
          </table:table-cell>
          <table:table-cell table:formula="of:=MID([.B174];24;10)" office:value-type="string" office:string-value="2022_09_11" calcext:value-type="string">
            <text:p>2022_09_11</text:p>
          </table:table-cell>
          <table:table-cell table:style-name="ce5" table:formula="of:=DATE(MID([.C174];1;4); MID([.C174];6;2); MID([.C174];9;2) )" office:value-type="date" office:date-value="2022-09-08" calcext:value-type="date">
            <text:p>08/09/22</text:p>
          </table:table-cell>
          <table:table-cell table:style-name="ce5" table:formula="of:=DATE(MID([.D174];1;4); MID([.D174];6;2); MID([.D174];9;2) )" office:value-type="date" office:date-value="2022-09-11" calcext:value-type="date">
            <text:p>11/09/22</text:p>
          </table:table-cell>
          <table:table-cell table:style-name="ce7" table:formula="of:=DATEDIF([.E174];[.F174];&quot;d&quot;)" office:value-type="float" office:value="3" calcext:value-type="float">
            <text:p>3</text:p>
          </table:table-cell>
          <table:table-cell office:value-type="float" office:value="-724.7317" calcext:value-type="float">
            <text:p>-724.7</text:p>
          </table:table-cell>
          <table:table-cell table:formula="of:=[.H174]/[.G174]" office:value-type="float" office:value="-241.577233333333" calcext:value-type="float">
            <text:p>-241.6</text:p>
          </table:table-cell>
          <table:table-cell office:value-type="float" office:value="9.7004" calcext:value-type="float">
            <text:p>9.7</text:p>
          </table:table-cell>
          <table:table-cell office:value-type="float" office:value="734.4321" calcext:value-type="float">
            <text:p>734.4</text:p>
          </table:table-cell>
          <table:table-cell office:value-type="float" office:value="2952.7999" calcext:value-type="float">
            <text:p>2,952.8</text:p>
          </table:table-cell>
          <table:table-cell office:value-type="float" office:value="80" calcext:value-type="float">
            <text:p>80.0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09.ply</text:p>
          </table:table-cell>
          <table:table-cell office:value-type="string" calcext:value-type="string">
            <text:p>res/point_clouds/dense_2022_09_12.ply</text:p>
          </table:table-cell>
          <table:table-cell table:style-name="ce2" table:formula="of:=MID([.A175];24;10)" office:value-type="string" office:string-value="2022_09_09" calcext:value-type="string">
            <text:p>2022_09_09</text:p>
          </table:table-cell>
          <table:table-cell table:formula="of:=MID([.B175];24;10)" office:value-type="string" office:string-value="2022_09_12" calcext:value-type="string">
            <text:p>2022_09_12</text:p>
          </table:table-cell>
          <table:table-cell table:style-name="ce5" table:formula="of:=DATE(MID([.C175];1;4); MID([.C175];6;2); MID([.C175];9;2) )" office:value-type="date" office:date-value="2022-09-09" calcext:value-type="date">
            <text:p>09/09/22</text:p>
          </table:table-cell>
          <table:table-cell table:style-name="ce5" table:formula="of:=DATE(MID([.D175];1;4); MID([.D175];6;2); MID([.D175];9;2) )" office:value-type="date" office:date-value="2022-09-12" calcext:value-type="date">
            <text:p>12/09/22</text:p>
          </table:table-cell>
          <table:table-cell table:style-name="ce7" table:formula="of:=DATEDIF([.E175];[.F175];&quot;d&quot;)" office:value-type="float" office:value="3" calcext:value-type="float">
            <text:p>3</text:p>
          </table:table-cell>
          <table:table-cell office:value-type="float" office:value="-595.2205" calcext:value-type="float">
            <text:p>-595.2</text:p>
          </table:table-cell>
          <table:table-cell table:formula="of:=[.H175]/[.G175]" office:value-type="float" office:value="-198.406833333333" calcext:value-type="float">
            <text:p>-198.4</text:p>
          </table:table-cell>
          <table:table-cell office:value-type="float" office:value="7.8093" calcext:value-type="float">
            <text:p>7.8</text:p>
          </table:table-cell>
          <table:table-cell office:value-type="float" office:value="603.0298" calcext:value-type="float">
            <text:p>603.0</text:p>
          </table:table-cell>
          <table:table-cell office:value-type="float" office:value="2566.1199" calcext:value-type="float">
            <text:p>2,566.1</text:p>
          </table:table-cell>
          <table:table-cell office:value-type="float" office:value="74.8" calcext:value-type="float">
            <text:p>74.8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0.ply</text:p>
          </table:table-cell>
          <table:table-cell office:value-type="string" calcext:value-type="string">
            <text:p>res/point_clouds/dense_2022_09_13.ply</text:p>
          </table:table-cell>
          <table:table-cell table:style-name="ce2" table:formula="of:=MID([.A176];24;10)" office:value-type="string" office:string-value="2022_09_10" calcext:value-type="string">
            <text:p>2022_09_10</text:p>
          </table:table-cell>
          <table:table-cell table:formula="of:=MID([.B176];24;10)" office:value-type="string" office:string-value="2022_09_13" calcext:value-type="string">
            <text:p>2022_09_13</text:p>
          </table:table-cell>
          <table:table-cell table:style-name="ce5" table:formula="of:=DATE(MID([.C176];1;4); MID([.C176];6;2); MID([.C176];9;2) )" office:value-type="date" office:date-value="2022-09-10" calcext:value-type="date">
            <text:p>10/09/22</text:p>
          </table:table-cell>
          <table:table-cell table:style-name="ce5" table:formula="of:=DATE(MID([.D176];1;4); MID([.D176];6;2); MID([.D176];9;2) )" office:value-type="date" office:date-value="2022-09-13" calcext:value-type="date">
            <text:p>13/09/22</text:p>
          </table:table-cell>
          <table:table-cell table:style-name="ce7" table:formula="of:=DATEDIF([.E176];[.F176];&quot;d&quot;)" office:value-type="float" office:value="3" calcext:value-type="float">
            <text:p>3</text:p>
          </table:table-cell>
          <table:table-cell office:value-type="float" office:value="-839.6035" calcext:value-type="float">
            <text:p>-839.6</text:p>
          </table:table-cell>
          <table:table-cell table:formula="of:=[.H176]/[.G176]" office:value-type="float" office:value="-279.867833333333" calcext:value-type="float">
            <text:p>-279.9</text:p>
          </table:table-cell>
          <table:table-cell office:value-type="float" office:value="3.1256" calcext:value-type="float">
            <text:p>3.1</text:p>
          </table:table-cell>
          <table:table-cell office:value-type="float" office:value="842.7291" calcext:value-type="float">
            <text:p>842.7</text:p>
          </table:table-cell>
          <table:table-cell office:value-type="float" office:value="2872.8399" calcext:value-type="float">
            <text:p>2,872.8</text:p>
          </table:table-cell>
          <table:table-cell office:value-type="float" office:value="81.5" calcext:value-type="float">
            <text:p>81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1.ply</text:p>
          </table:table-cell>
          <table:table-cell office:value-type="string" calcext:value-type="string">
            <text:p>res/point_clouds/dense_2022_09_15.ply</text:p>
          </table:table-cell>
          <table:table-cell table:style-name="ce2" table:formula="of:=MID([.A177];24;10)" office:value-type="string" office:string-value="2022_09_11" calcext:value-type="string">
            <text:p>2022_09_11</text:p>
          </table:table-cell>
          <table:table-cell table:formula="of:=MID([.B177];24;10)" office:value-type="string" office:string-value="2022_09_15" calcext:value-type="string">
            <text:p>2022_09_15</text:p>
          </table:table-cell>
          <table:table-cell table:style-name="ce5" table:formula="of:=DATE(MID([.C177];1;4); MID([.C177];6;2); MID([.C177];9;2) )" office:value-type="date" office:date-value="2022-09-11" calcext:value-type="date">
            <text:p>11/09/22</text:p>
          </table:table-cell>
          <table:table-cell table:style-name="ce5" table:formula="of:=DATE(MID([.D177];1;4); MID([.D177];6;2); MID([.D177];9;2) )" office:value-type="date" office:date-value="2022-09-15" calcext:value-type="date">
            <text:p>15/09/22</text:p>
          </table:table-cell>
          <table:table-cell table:style-name="ce7" table:formula="of:=DATEDIF([.E177];[.F177];&quot;d&quot;)" office:value-type="float" office:value="4" calcext:value-type="float">
            <text:p>4</text:p>
          </table:table-cell>
          <table:table-cell office:value-type="float" office:value="-1075.6506" calcext:value-type="float">
            <text:p>-1,075.7</text:p>
          </table:table-cell>
          <table:table-cell table:formula="of:=[.H177]/[.G177]" office:value-type="float" office:value="-268.91265" calcext:value-type="float">
            <text:p>-268.9</text:p>
          </table:table-cell>
          <table:table-cell office:value-type="float" office:value="10.2921" calcext:value-type="float">
            <text:p>10.3</text:p>
          </table:table-cell>
          <table:table-cell office:value-type="float" office:value="1085.9426" calcext:value-type="float">
            <text:p>1,085.9</text:p>
          </table:table-cell>
          <table:table-cell office:value-type="float" office:value="2896.9199" calcext:value-type="float">
            <text:p>2,896.9</text:p>
          </table:table-cell>
          <table:table-cell office:value-type="float" office:value="81.5" calcext:value-type="float">
            <text:p>81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2.ply</text:p>
          </table:table-cell>
          <table:table-cell office:value-type="string" calcext:value-type="string">
            <text:p>res/point_clouds/dense_2022_09_16.ply</text:p>
          </table:table-cell>
          <table:table-cell table:style-name="ce2" table:formula="of:=MID([.A178];24;10)" office:value-type="string" office:string-value="2022_09_12" calcext:value-type="string">
            <text:p>2022_09_12</text:p>
          </table:table-cell>
          <table:table-cell table:formula="of:=MID([.B178];24;10)" office:value-type="string" office:string-value="2022_09_16" calcext:value-type="string">
            <text:p>2022_09_16</text:p>
          </table:table-cell>
          <table:table-cell table:style-name="ce5" table:formula="of:=DATE(MID([.C178];1;4); MID([.C178];6;2); MID([.C178];9;2) )" office:value-type="date" office:date-value="2022-09-12" calcext:value-type="date">
            <text:p>12/09/22</text:p>
          </table:table-cell>
          <table:table-cell table:style-name="ce5" table:formula="of:=DATE(MID([.D178];1;4); MID([.D178];6;2); MID([.D178];9;2) )" office:value-type="date" office:date-value="2022-09-16" calcext:value-type="date">
            <text:p>16/09/22</text:p>
          </table:table-cell>
          <table:table-cell table:style-name="ce7" table:formula="of:=DATEDIF([.E178];[.F178];&quot;d&quot;)" office:value-type="float" office:value="4" calcext:value-type="float">
            <text:p>4</text:p>
          </table:table-cell>
          <table:table-cell office:value-type="float" office:value="-1051.4843" calcext:value-type="float">
            <text:p>-1,051.5</text:p>
          </table:table-cell>
          <table:table-cell table:formula="of:=[.H178]/[.G178]" office:value-type="float" office:value="-262.871075" calcext:value-type="float">
            <text:p>-262.9</text:p>
          </table:table-cell>
          <table:table-cell office:value-type="float" office:value="13.1901" calcext:value-type="float">
            <text:p>13.2</text:p>
          </table:table-cell>
          <table:table-cell office:value-type="float" office:value="1064.6744" calcext:value-type="float">
            <text:p>1,064.7</text:p>
          </table:table-cell>
          <table:table-cell office:value-type="float" office:value="2664.1599" calcext:value-type="float">
            <text:p>2,664.2</text:p>
          </table:table-cell>
          <table:table-cell office:value-type="float" office:value="77.5" calcext:value-type="float">
            <text:p>77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3.ply</text:p>
          </table:table-cell>
          <table:table-cell office:value-type="string" calcext:value-type="string">
            <text:p>res/point_clouds/dense_2022_09_17.ply</text:p>
          </table:table-cell>
          <table:table-cell table:style-name="ce2" table:formula="of:=MID([.A179];24;10)" office:value-type="string" office:string-value="2022_09_13" calcext:value-type="string">
            <text:p>2022_09_13</text:p>
          </table:table-cell>
          <table:table-cell table:formula="of:=MID([.B179];24;10)" office:value-type="string" office:string-value="2022_09_17" calcext:value-type="string">
            <text:p>2022_09_17</text:p>
          </table:table-cell>
          <table:table-cell table:style-name="ce5" table:formula="of:=DATE(MID([.C179];1;4); MID([.C179];6;2); MID([.C179];9;2) )" office:value-type="date" office:date-value="2022-09-13" calcext:value-type="date">
            <text:p>13/09/22</text:p>
          </table:table-cell>
          <table:table-cell table:style-name="ce5" table:formula="of:=DATE(MID([.D179];1;4); MID([.D179];6;2); MID([.D179];9;2) )" office:value-type="date" office:date-value="2022-09-17" calcext:value-type="date">
            <text:p>17/09/22</text:p>
          </table:table-cell>
          <table:table-cell table:style-name="ce7" table:formula="of:=DATEDIF([.E179];[.F179];&quot;d&quot;)" office:value-type="float" office:value="4" calcext:value-type="float">
            <text:p>4</text:p>
          </table:table-cell>
          <table:table-cell office:value-type="float" office:value="-905.3814" calcext:value-type="float">
            <text:p>-905.4</text:p>
          </table:table-cell>
          <table:table-cell table:formula="of:=[.H179]/[.G179]" office:value-type="float" office:value="-226.34535" calcext:value-type="float">
            <text:p>-226.3</text:p>
          </table:table-cell>
          <table:table-cell office:value-type="float" office:value="16.9793" calcext:value-type="float">
            <text:p>17.0</text:p>
          </table:table-cell>
          <table:table-cell office:value-type="float" office:value="922.3607" calcext:value-type="float">
            <text:p>922.4</text:p>
          </table:table-cell>
          <table:table-cell office:value-type="float" office:value="2940.5999" calcext:value-type="float">
            <text:p>2,940.6</text:p>
          </table:table-cell>
          <table:table-cell office:value-type="float" office:value="81.1" calcext:value-type="float">
            <text:p>81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5.ply</text:p>
          </table:table-cell>
          <table:table-cell office:value-type="string" calcext:value-type="string">
            <text:p>res/point_clouds/dense_2022_09_18.ply</text:p>
          </table:table-cell>
          <table:table-cell table:style-name="ce2" table:formula="of:=MID([.A180];24;10)" office:value-type="string" office:string-value="2022_09_15" calcext:value-type="string">
            <text:p>2022_09_15</text:p>
          </table:table-cell>
          <table:table-cell table:formula="of:=MID([.B180];24;10)" office:value-type="string" office:string-value="2022_09_18" calcext:value-type="string">
            <text:p>2022_09_18</text:p>
          </table:table-cell>
          <table:table-cell table:style-name="ce5" table:formula="of:=DATE(MID([.C180];1;4); MID([.C180];6;2); MID([.C180];9;2) )" office:value-type="date" office:date-value="2022-09-15" calcext:value-type="date">
            <text:p>15/09/22</text:p>
          </table:table-cell>
          <table:table-cell table:style-name="ce5" table:formula="of:=DATE(MID([.D180];1;4); MID([.D180];6;2); MID([.D180];9;2) )" office:value-type="date" office:date-value="2022-09-18" calcext:value-type="date">
            <text:p>18/09/22</text:p>
          </table:table-cell>
          <table:table-cell table:style-name="ce7" table:formula="of:=DATEDIF([.E180];[.F180];&quot;d&quot;)" office:value-type="float" office:value="3" calcext:value-type="float">
            <text:p>3</text:p>
          </table:table-cell>
          <table:table-cell office:value-type="float" office:value="-386.3776" calcext:value-type="float">
            <text:p>-386.4</text:p>
          </table:table-cell>
          <table:table-cell table:formula="of:=[.H180]/[.G180]" office:value-type="float" office:value="-128.792533333333" calcext:value-type="float">
            <text:p>-128.8</text:p>
          </table:table-cell>
          <table:table-cell office:value-type="float" office:value="24.3145" calcext:value-type="float">
            <text:p>24.3</text:p>
          </table:table-cell>
          <table:table-cell office:value-type="float" office:value="410.6921" calcext:value-type="float">
            <text:p>410.7</text:p>
          </table:table-cell>
          <table:table-cell office:value-type="float" office:value="2705.7999" calcext:value-type="float">
            <text:p>2,705.8</text:p>
          </table:table-cell>
          <table:table-cell office:value-type="float" office:value="77.6" calcext:value-type="float">
            <text:p>77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6.ply</text:p>
          </table:table-cell>
          <table:table-cell office:value-type="string" calcext:value-type="string">
            <text:p>res/point_clouds/dense_2022_09_19.ply</text:p>
          </table:table-cell>
          <table:table-cell table:style-name="ce2" table:formula="of:=MID([.A181];24;10)" office:value-type="string" office:string-value="2022_09_16" calcext:value-type="string">
            <text:p>2022_09_16</text:p>
          </table:table-cell>
          <table:table-cell table:formula="of:=MID([.B181];24;10)" office:value-type="string" office:string-value="2022_09_19" calcext:value-type="string">
            <text:p>2022_09_19</text:p>
          </table:table-cell>
          <table:table-cell table:style-name="ce5" table:formula="of:=DATE(MID([.C181];1;4); MID([.C181];6;2); MID([.C181];9;2) )" office:value-type="date" office:date-value="2022-09-16" calcext:value-type="date">
            <text:p>16/09/22</text:p>
          </table:table-cell>
          <table:table-cell table:style-name="ce5" table:formula="of:=DATE(MID([.D181];1;4); MID([.D181];6;2); MID([.D181];9;2) )" office:value-type="date" office:date-value="2022-09-19" calcext:value-type="date">
            <text:p>19/09/22</text:p>
          </table:table-cell>
          <table:table-cell table:style-name="ce7" table:formula="of:=DATEDIF([.E181];[.F181];&quot;d&quot;)" office:value-type="float" office:value="3" calcext:value-type="float">
            <text:p>3</text:p>
          </table:table-cell>
          <table:table-cell office:value-type="float" office:value="-293.1881" calcext:value-type="float">
            <text:p>-293.2</text:p>
          </table:table-cell>
          <table:table-cell table:formula="of:=[.H181]/[.G181]" office:value-type="float" office:value="-97.7293666666667" calcext:value-type="float">
            <text:p>-97.7</text:p>
          </table:table-cell>
          <table:table-cell office:value-type="float" office:value="53.8874" calcext:value-type="float">
            <text:p>53.9</text:p>
          </table:table-cell>
          <table:table-cell office:value-type="float" office:value="347.0755" calcext:value-type="float">
            <text:p>347.1</text:p>
          </table:table-cell>
          <table:table-cell office:value-type="float" office:value="2839.8399" calcext:value-type="float">
            <text:p>2,839.8</text:p>
          </table:table-cell>
          <table:table-cell office:value-type="float" office:value="82.5" calcext:value-type="float">
            <text:p>82.5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7.ply</text:p>
          </table:table-cell>
          <table:table-cell office:value-type="string" calcext:value-type="string">
            <text:p>res/point_clouds/dense_2022_09_20.ply</text:p>
          </table:table-cell>
          <table:table-cell table:style-name="ce2" table:formula="of:=MID([.A182];24;10)" office:value-type="string" office:string-value="2022_09_17" calcext:value-type="string">
            <text:p>2022_09_17</text:p>
          </table:table-cell>
          <table:table-cell table:formula="of:=MID([.B182];24;10)" office:value-type="string" office:string-value="2022_09_20" calcext:value-type="string">
            <text:p>2022_09_20</text:p>
          </table:table-cell>
          <table:table-cell table:style-name="ce5" table:formula="of:=DATE(MID([.C182];1;4); MID([.C182];6;2); MID([.C182];9;2) )" office:value-type="date" office:date-value="2022-09-17" calcext:value-type="date">
            <text:p>17/09/22</text:p>
          </table:table-cell>
          <table:table-cell table:style-name="ce5" table:formula="of:=DATE(MID([.D182];1;4); MID([.D182];6;2); MID([.D182];9;2) )" office:value-type="date" office:date-value="2022-09-20" calcext:value-type="date">
            <text:p>20/09/22</text:p>
          </table:table-cell>
          <table:table-cell table:style-name="ce7" table:formula="of:=DATEDIF([.E182];[.F182];&quot;d&quot;)" office:value-type="float" office:value="3" calcext:value-type="float">
            <text:p>3</text:p>
          </table:table-cell>
          <table:table-cell office:value-type="float" office:value="-287.3599" calcext:value-type="float">
            <text:p>-287.4</text:p>
          </table:table-cell>
          <table:table-cell table:formula="of:=[.H182]/[.G182]" office:value-type="float" office:value="-95.7866333333333" calcext:value-type="float">
            <text:p>-95.8</text:p>
          </table:table-cell>
          <table:table-cell office:value-type="float" office:value="18.2877" calcext:value-type="float">
            <text:p>18.3</text:p>
          </table:table-cell>
          <table:table-cell office:value-type="float" office:value="305.6476" calcext:value-type="float">
            <text:p>305.6</text:p>
          </table:table-cell>
          <table:table-cell office:value-type="float" office:value="2528.6799" calcext:value-type="float">
            <text:p>2,528.7</text:p>
          </table:table-cell>
          <table:table-cell office:value-type="float" office:value="75.7" calcext:value-type="float">
            <text:p>75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8.ply</text:p>
          </table:table-cell>
          <table:table-cell office:value-type="string" calcext:value-type="string">
            <text:p>res/point_clouds/dense_2022_09_22.ply</text:p>
          </table:table-cell>
          <table:table-cell table:style-name="ce2" table:formula="of:=MID([.A183];24;10)" office:value-type="string" office:string-value="2022_09_18" calcext:value-type="string">
            <text:p>2022_09_18</text:p>
          </table:table-cell>
          <table:table-cell table:formula="of:=MID([.B183];24;10)" office:value-type="string" office:string-value="2022_09_22" calcext:value-type="string">
            <text:p>2022_09_22</text:p>
          </table:table-cell>
          <table:table-cell table:style-name="ce5" table:formula="of:=DATE(MID([.C183];1;4); MID([.C183];6;2); MID([.C183];9;2) )" office:value-type="date" office:date-value="2022-09-18" calcext:value-type="date">
            <text:p>18/09/22</text:p>
          </table:table-cell>
          <table:table-cell table:style-name="ce5" table:formula="of:=DATE(MID([.D183];1;4); MID([.D183];6;2); MID([.D183];9;2) )" office:value-type="date" office:date-value="2022-09-22" calcext:value-type="date">
            <text:p>22/09/22</text:p>
          </table:table-cell>
          <table:table-cell table:style-name="ce7" table:formula="of:=DATEDIF([.E183];[.F183];&quot;d&quot;)" office:value-type="float" office:value="4" calcext:value-type="float">
            <text:p>4</text:p>
          </table:table-cell>
          <table:table-cell office:value-type="float" office:value="-350.0821" calcext:value-type="float">
            <text:p>-350.1</text:p>
          </table:table-cell>
          <table:table-cell table:formula="of:=[.H183]/[.G183]" office:value-type="float" office:value="-87.520525" calcext:value-type="float">
            <text:p>-87.5</text:p>
          </table:table-cell>
          <table:table-cell office:value-type="float" office:value="34.174" calcext:value-type="float">
            <text:p>34.2</text:p>
          </table:table-cell>
          <table:table-cell office:value-type="float" office:value="384.2561" calcext:value-type="float">
            <text:p>384.3</text:p>
          </table:table-cell>
          <table:table-cell office:value-type="float" office:value="2756.1999" calcext:value-type="float">
            <text:p>2,756.2</text:p>
          </table:table-cell>
          <table:table-cell office:value-type="float" office:value="75.6" calcext:value-type="float">
            <text:p>75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19.ply</text:p>
          </table:table-cell>
          <table:table-cell office:value-type="string" calcext:value-type="string">
            <text:p>res/point_clouds/dense_2022_09_23.ply</text:p>
          </table:table-cell>
          <table:table-cell table:style-name="ce2" table:formula="of:=MID([.A184];24;10)" office:value-type="string" office:string-value="2022_09_19" calcext:value-type="string">
            <text:p>2022_09_19</text:p>
          </table:table-cell>
          <table:table-cell table:formula="of:=MID([.B184];24;10)" office:value-type="string" office:string-value="2022_09_23" calcext:value-type="string">
            <text:p>2022_09_23</text:p>
          </table:table-cell>
          <table:table-cell table:style-name="ce5" table:formula="of:=DATE(MID([.C184];1;4); MID([.C184];6;2); MID([.C184];9;2) )" office:value-type="date" office:date-value="2022-09-19" calcext:value-type="date">
            <text:p>19/09/22</text:p>
          </table:table-cell>
          <table:table-cell table:style-name="ce5" table:formula="of:=DATE(MID([.D184];1;4); MID([.D184];6;2); MID([.D184];9;2) )" office:value-type="date" office:date-value="2022-09-23" calcext:value-type="date">
            <text:p>23/09/22</text:p>
          </table:table-cell>
          <table:table-cell table:style-name="ce7" table:formula="of:=DATEDIF([.E184];[.F184];&quot;d&quot;)" office:value-type="float" office:value="4" calcext:value-type="float">
            <text:p>4</text:p>
          </table:table-cell>
          <table:table-cell office:value-type="float" office:value="-272.0978" calcext:value-type="float">
            <text:p>-272.1</text:p>
          </table:table-cell>
          <table:table-cell table:formula="of:=[.H184]/[.G184]" office:value-type="float" office:value="-68.02445" calcext:value-type="float">
            <text:p>-68.0</text:p>
          </table:table-cell>
          <table:table-cell office:value-type="float" office:value="35.7743" calcext:value-type="float">
            <text:p>35.8</text:p>
          </table:table-cell>
          <table:table-cell office:value-type="float" office:value="307.8721" calcext:value-type="float">
            <text:p>307.9</text:p>
          </table:table-cell>
          <table:table-cell office:value-type="float" office:value="2950.7199" calcext:value-type="float">
            <text:p>2,950.7</text:p>
          </table:table-cell>
          <table:table-cell office:value-type="float" office:value="85.1" calcext:value-type="float">
            <text:p>85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0.ply</text:p>
          </table:table-cell>
          <table:table-cell office:value-type="string" calcext:value-type="string">
            <text:p>res/point_clouds/dense_2022_09_26.ply</text:p>
          </table:table-cell>
          <table:table-cell table:style-name="ce2" table:formula="of:=MID([.A185];24;10)" office:value-type="string" office:string-value="2022_09_20" calcext:value-type="string">
            <text:p>2022_09_20</text:p>
          </table:table-cell>
          <table:table-cell table:formula="of:=MID([.B185];24;10)" office:value-type="string" office:string-value="2022_09_26" calcext:value-type="string">
            <text:p>2022_09_26</text:p>
          </table:table-cell>
          <table:table-cell table:style-name="ce5" table:formula="of:=DATE(MID([.C185];1;4); MID([.C185];6;2); MID([.C185];9;2) )" office:value-type="date" office:date-value="2022-09-20" calcext:value-type="date">
            <text:p>20/09/22</text:p>
          </table:table-cell>
          <table:table-cell table:style-name="ce5" table:formula="of:=DATE(MID([.D185];1;4); MID([.D185];6;2); MID([.D185];9;2) )" office:value-type="date" office:date-value="2022-09-26" calcext:value-type="date">
            <text:p>26/09/22</text:p>
          </table:table-cell>
          <table:table-cell table:style-name="ce7" table:formula="of:=DATEDIF([.E185];[.F185];&quot;d&quot;)" office:value-type="float" office:value="6" calcext:value-type="float">
            <text:p>6</text:p>
          </table:table-cell>
          <table:table-cell office:value-type="float" office:value="-501.4304" calcext:value-type="float">
            <text:p>-501.4</text:p>
          </table:table-cell>
          <table:table-cell table:formula="of:=[.H185]/[.G185]" office:value-type="float" office:value="-83.5717333333333" calcext:value-type="float">
            <text:p>-83.6</text:p>
          </table:table-cell>
          <table:table-cell office:value-type="float" office:value="12.4798" calcext:value-type="float">
            <text:p>12.5</text:p>
          </table:table-cell>
          <table:table-cell office:value-type="float" office:value="513.9101" calcext:value-type="float">
            <text:p>513.9</text:p>
          </table:table-cell>
          <table:table-cell office:value-type="float" office:value="2608.9199" calcext:value-type="float">
            <text:p>2,608.9</text:p>
          </table:table-cell>
          <table:table-cell office:value-type="float" office:value="70.4" calcext:value-type="float">
            <text:p>70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2.ply</text:p>
          </table:table-cell>
          <table:table-cell office:value-type="string" calcext:value-type="string">
            <text:p>res/point_clouds/dense_2022_09_27.ply</text:p>
          </table:table-cell>
          <table:table-cell table:style-name="ce2" table:formula="of:=MID([.A186];24;10)" office:value-type="string" office:string-value="2022_09_22" calcext:value-type="string">
            <text:p>2022_09_22</text:p>
          </table:table-cell>
          <table:table-cell table:formula="of:=MID([.B186];24;10)" office:value-type="string" office:string-value="2022_09_27" calcext:value-type="string">
            <text:p>2022_09_27</text:p>
          </table:table-cell>
          <table:table-cell table:style-name="ce5" table:formula="of:=DATE(MID([.C186];1;4); MID([.C186];6;2); MID([.C186];9;2) )" office:value-type="date" office:date-value="2022-09-22" calcext:value-type="date">
            <text:p>22/09/22</text:p>
          </table:table-cell>
          <table:table-cell table:style-name="ce5" table:formula="of:=DATE(MID([.D186];1;4); MID([.D186];6;2); MID([.D186];9;2) )" office:value-type="date" office:date-value="2022-09-27" calcext:value-type="date">
            <text:p>27/09/22</text:p>
          </table:table-cell>
          <table:table-cell table:style-name="ce7" table:formula="of:=DATEDIF([.E186];[.F186];&quot;d&quot;)" office:value-type="float" office:value="5" calcext:value-type="float">
            <text:p>5</text:p>
          </table:table-cell>
          <table:table-cell office:value-type="float" office:value="-600.1134" calcext:value-type="float">
            <text:p>-600.1</text:p>
          </table:table-cell>
          <table:table-cell table:formula="of:=[.H186]/[.G186]" office:value-type="float" office:value="-120.02268" calcext:value-type="float">
            <text:p>-120.0</text:p>
          </table:table-cell>
          <table:table-cell office:value-type="float" office:value="16.7341" calcext:value-type="float">
            <text:p>16.7</text:p>
          </table:table-cell>
          <table:table-cell office:value-type="float" office:value="616.8475" calcext:value-type="float">
            <text:p>616.8</text:p>
          </table:table-cell>
          <table:table-cell office:value-type="float" office:value="3337.7199" calcext:value-type="float">
            <text:p>3,337.7</text:p>
          </table:table-cell>
          <table:table-cell office:value-type="float" office:value="90.4" calcext:value-type="float">
            <text:p>90.4</text:p>
          </table:table-cell>
          <table:table-cell office:value-type="float" office:value="7.8" calcext:value-type="float">
            <text:p>7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3.ply</text:p>
          </table:table-cell>
          <table:table-cell office:value-type="string" calcext:value-type="string">
            <text:p>res/point_clouds/dense_2022_09_28.ply</text:p>
          </table:table-cell>
          <table:table-cell table:style-name="ce2" table:formula="of:=MID([.A187];24;10)" office:value-type="string" office:string-value="2022_09_23" calcext:value-type="string">
            <text:p>2022_09_23</text:p>
          </table:table-cell>
          <table:table-cell table:formula="of:=MID([.B187];24;10)" office:value-type="string" office:string-value="2022_09_28" calcext:value-type="string">
            <text:p>2022_09_28</text:p>
          </table:table-cell>
          <table:table-cell table:style-name="ce5" table:formula="of:=DATE(MID([.C187];1;4); MID([.C187];6;2); MID([.C187];9;2) )" office:value-type="date" office:date-value="2022-09-23" calcext:value-type="date">
            <text:p>23/09/22</text:p>
          </table:table-cell>
          <table:table-cell table:style-name="ce5" table:formula="of:=DATE(MID([.D187];1;4); MID([.D187];6;2); MID([.D187];9;2) )" office:value-type="date" office:date-value="2022-09-28" calcext:value-type="date">
            <text:p>28/09/22</text:p>
          </table:table-cell>
          <table:table-cell table:style-name="ce7" table:formula="of:=DATEDIF([.E187];[.F187];&quot;d&quot;)" office:value-type="float" office:value="5" calcext:value-type="float">
            <text:p>5</text:p>
          </table:table-cell>
          <table:table-cell office:value-type="float" office:value="-774.7488" calcext:value-type="float">
            <text:p>-774.7</text:p>
          </table:table-cell>
          <table:table-cell table:formula="of:=[.H187]/[.G187]" office:value-type="float" office:value="-154.94976" calcext:value-type="float">
            <text:p>-154.9</text:p>
          </table:table-cell>
          <table:table-cell office:value-type="float" office:value="4.8875" calcext:value-type="float">
            <text:p>4.9</text:p>
          </table:table-cell>
          <table:table-cell office:value-type="float" office:value="779.6363" calcext:value-type="float">
            <text:p>779.6</text:p>
          </table:table-cell>
          <table:table-cell office:value-type="float" office:value="3192.1599" calcext:value-type="float">
            <text:p>3,192.2</text:p>
          </table:table-cell>
          <table:table-cell office:value-type="float" office:value="83.8" calcext:value-type="float">
            <text:p>83.8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6.ply</text:p>
          </table:table-cell>
          <table:table-cell office:value-type="string" calcext:value-type="string">
            <text:p>res/point_clouds/dense_2022_09_29.ply</text:p>
          </table:table-cell>
          <table:table-cell table:style-name="ce2" table:formula="of:=MID([.A188];24;10)" office:value-type="string" office:string-value="2022_09_26" calcext:value-type="string">
            <text:p>2022_09_26</text:p>
          </table:table-cell>
          <table:table-cell table:formula="of:=MID([.B188];24;10)" office:value-type="string" office:string-value="2022_09_29" calcext:value-type="string">
            <text:p>2022_09_29</text:p>
          </table:table-cell>
          <table:table-cell table:style-name="ce5" table:formula="of:=DATE(MID([.C188];1;4); MID([.C188];6;2); MID([.C188];9;2) )" office:value-type="date" office:date-value="2022-09-26" calcext:value-type="date">
            <text:p>26/09/22</text:p>
          </table:table-cell>
          <table:table-cell table:style-name="ce5" table:formula="of:=DATE(MID([.D188];1;4); MID([.D188];6;2); MID([.D188];9;2) )" office:value-type="date" office:date-value="2022-09-29" calcext:value-type="date">
            <text:p>29/09/22</text:p>
          </table:table-cell>
          <table:table-cell table:style-name="ce7" table:formula="of:=DATEDIF([.E188];[.F188];&quot;d&quot;)" office:value-type="float" office:value="3" calcext:value-type="float">
            <text:p>3</text:p>
          </table:table-cell>
          <table:table-cell office:value-type="float" office:value="-267.9433" calcext:value-type="float">
            <text:p>-267.9</text:p>
          </table:table-cell>
          <table:table-cell table:formula="of:=[.H188]/[.G188]" office:value-type="float" office:value="-89.3144333333333" calcext:value-type="float">
            <text:p>-89.3</text:p>
          </table:table-cell>
          <table:table-cell office:value-type="float" office:value="29.4427" calcext:value-type="float">
            <text:p>29.4</text:p>
          </table:table-cell>
          <table:table-cell office:value-type="float" office:value="297.386" calcext:value-type="float">
            <text:p>297.4</text:p>
          </table:table-cell>
          <table:table-cell office:value-type="float" office:value="3513.4399" calcext:value-type="float">
            <text:p>3,513.4</text:p>
          </table:table-cell>
          <table:table-cell office:value-type="float" office:value="93.8" calcext:value-type="float">
            <text:p>93.8</text:p>
          </table:table-cell>
          <table:table-cell office:value-type="float" office:value="7.8" calcext:value-type="float">
            <text:p>7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7.ply</text:p>
          </table:table-cell>
          <table:table-cell office:value-type="string" calcext:value-type="string">
            <text:p>res/point_clouds/dense_2022_09_30.ply</text:p>
          </table:table-cell>
          <table:table-cell table:style-name="ce2" table:formula="of:=MID([.A189];24;10)" office:value-type="string" office:string-value="2022_09_27" calcext:value-type="string">
            <text:p>2022_09_27</text:p>
          </table:table-cell>
          <table:table-cell table:formula="of:=MID([.B189];24;10)" office:value-type="string" office:string-value="2022_09_30" calcext:value-type="string">
            <text:p>2022_09_30</text:p>
          </table:table-cell>
          <table:table-cell table:style-name="ce5" table:formula="of:=DATE(MID([.C189];1;4); MID([.C189];6;2); MID([.C189];9;2) )" office:value-type="date" office:date-value="2022-09-27" calcext:value-type="date">
            <text:p>27/09/22</text:p>
          </table:table-cell>
          <table:table-cell table:style-name="ce5" table:formula="of:=DATE(MID([.D189];1;4); MID([.D189];6;2); MID([.D189];9;2) )" office:value-type="date" office:date-value="2022-09-30" calcext:value-type="date">
            <text:p>30/09/22</text:p>
          </table:table-cell>
          <table:table-cell table:style-name="ce7" table:formula="of:=DATEDIF([.E189];[.F189];&quot;d&quot;)" office:value-type="float" office:value="3" calcext:value-type="float">
            <text:p>3</text:p>
          </table:table-cell>
          <table:table-cell office:value-type="float" office:value="-223.2224" calcext:value-type="float">
            <text:p>-223.2</text:p>
          </table:table-cell>
          <table:table-cell table:formula="of:=[.H189]/[.G189]" office:value-type="float" office:value="-74.4074666666667" calcext:value-type="float">
            <text:p>-74.4</text:p>
          </table:table-cell>
          <table:table-cell office:value-type="float" office:value="38.0303" calcext:value-type="float">
            <text:p>38.0</text:p>
          </table:table-cell>
          <table:table-cell office:value-type="float" office:value="261.2526" calcext:value-type="float">
            <text:p>261.3</text:p>
          </table:table-cell>
          <table:table-cell office:value-type="float" office:value="3334.5199" calcext:value-type="float">
            <text:p>3,334.5</text:p>
          </table:table-cell>
          <table:table-cell office:value-type="float" office:value="91.8" calcext:value-type="float">
            <text:p>91.8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8.ply</text:p>
          </table:table-cell>
          <table:table-cell office:value-type="string" calcext:value-type="string">
            <text:p>res/point_clouds/dense_2022_10_02.ply</text:p>
          </table:table-cell>
          <table:table-cell table:style-name="ce2" table:formula="of:=MID([.A190];24;10)" office:value-type="string" office:string-value="2022_09_28" calcext:value-type="string">
            <text:p>2022_09_28</text:p>
          </table:table-cell>
          <table:table-cell table:formula="of:=MID([.B190];24;10)" office:value-type="string" office:string-value="2022_10_02" calcext:value-type="string">
            <text:p>2022_10_02</text:p>
          </table:table-cell>
          <table:table-cell table:style-name="ce5" table:formula="of:=DATE(MID([.C190];1;4); MID([.C190];6;2); MID([.C190];9;2) )" office:value-type="date" office:date-value="2022-09-28" calcext:value-type="date">
            <text:p>28/09/22</text:p>
          </table:table-cell>
          <table:table-cell table:style-name="ce5" table:formula="of:=DATE(MID([.D190];1;4); MID([.D190];6;2); MID([.D190];9;2) )" office:value-type="date" office:date-value="2022-10-02" calcext:value-type="date">
            <text:p>02/10/22</text:p>
          </table:table-cell>
          <table:table-cell table:style-name="ce7" table:formula="of:=DATEDIF([.E190];[.F190];&quot;d&quot;)" office:value-type="float" office:value="4" calcext:value-type="float">
            <text:p>4</text:p>
          </table:table-cell>
          <table:table-cell office:value-type="float" office:value="-63.4459" calcext:value-type="float">
            <text:p>-63.4</text:p>
          </table:table-cell>
          <table:table-cell table:formula="of:=[.H190]/[.G190]" office:value-type="float" office:value="-15.861475" calcext:value-type="float">
            <text:p>-15.9</text:p>
          </table:table-cell>
          <table:table-cell office:value-type="float" office:value="179.3247" calcext:value-type="float">
            <text:p>179.3</text:p>
          </table:table-cell>
          <table:table-cell office:value-type="float" office:value="242.7706" calcext:value-type="float">
            <text:p>242.8</text:p>
          </table:table-cell>
          <table:table-cell office:value-type="float" office:value="2882.9999" calcext:value-type="float">
            <text:p>2,883.0</text:p>
          </table:table-cell>
          <table:table-cell office:value-type="float" office:value="76.7" calcext:value-type="float">
            <text:p>76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29.ply</text:p>
          </table:table-cell>
          <table:table-cell office:value-type="string" calcext:value-type="string">
            <text:p>res/point_clouds/dense_2022_10_03.ply</text:p>
          </table:table-cell>
          <table:table-cell table:style-name="ce2" table:formula="of:=MID([.A191];24;10)" office:value-type="string" office:string-value="2022_09_29" calcext:value-type="string">
            <text:p>2022_09_29</text:p>
          </table:table-cell>
          <table:table-cell table:formula="of:=MID([.B191];24;10)" office:value-type="string" office:string-value="2022_10_03" calcext:value-type="string">
            <text:p>2022_10_03</text:p>
          </table:table-cell>
          <table:table-cell table:style-name="ce5" table:formula="of:=DATE(MID([.C191];1;4); MID([.C191];6;2); MID([.C191];9;2) )" office:value-type="date" office:date-value="2022-09-29" calcext:value-type="date">
            <text:p>29/09/22</text:p>
          </table:table-cell>
          <table:table-cell table:style-name="ce5" table:formula="of:=DATE(MID([.D191];1;4); MID([.D191];6;2); MID([.D191];9;2) )" office:value-type="date" office:date-value="2022-10-03" calcext:value-type="date">
            <text:p>03/10/22</text:p>
          </table:table-cell>
          <table:table-cell table:style-name="ce7" table:formula="of:=DATEDIF([.E191];[.F191];&quot;d&quot;)" office:value-type="float" office:value="4" calcext:value-type="float">
            <text:p>4</text:p>
          </table:table-cell>
          <table:table-cell office:value-type="float" office:value="-354.6298" calcext:value-type="float">
            <text:p>-354.6</text:p>
          </table:table-cell>
          <table:table-cell table:formula="of:=[.H191]/[.G191]" office:value-type="float" office:value="-88.65745" calcext:value-type="float">
            <text:p>-88.7</text:p>
          </table:table-cell>
          <table:table-cell office:value-type="float" office:value="32.7057" calcext:value-type="float">
            <text:p>32.7</text:p>
          </table:table-cell>
          <table:table-cell office:value-type="float" office:value="387.3355" calcext:value-type="float">
            <text:p>387.3</text:p>
          </table:table-cell>
          <table:table-cell office:value-type="float" office:value="3055.6799" calcext:value-type="float">
            <text:p>3,055.7</text:p>
          </table:table-cell>
          <table:table-cell office:value-type="float" office:value="81.7" calcext:value-type="float">
            <text:p>81.7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09_30.ply</text:p>
          </table:table-cell>
          <table:table-cell office:value-type="string" calcext:value-type="string">
            <text:p>res/point_clouds/dense_2022_10_04.ply</text:p>
          </table:table-cell>
          <table:table-cell table:style-name="ce2" table:formula="of:=MID([.A192];24;10)" office:value-type="string" office:string-value="2022_09_30" calcext:value-type="string">
            <text:p>2022_09_30</text:p>
          </table:table-cell>
          <table:table-cell table:formula="of:=MID([.B192];24;10)" office:value-type="string" office:string-value="2022_10_04" calcext:value-type="string">
            <text:p>2022_10_04</text:p>
          </table:table-cell>
          <table:table-cell table:style-name="ce5" table:formula="of:=DATE(MID([.C192];1;4); MID([.C192];6;2); MID([.C192];9;2) )" office:value-type="date" office:date-value="2022-09-30" calcext:value-type="date">
            <text:p>30/09/22</text:p>
          </table:table-cell>
          <table:table-cell table:style-name="ce5" table:formula="of:=DATE(MID([.D192];1;4); MID([.D192];6;2); MID([.D192];9;2) )" office:value-type="date" office:date-value="2022-10-04" calcext:value-type="date">
            <text:p>04/10/22</text:p>
          </table:table-cell>
          <table:table-cell table:style-name="ce7" table:formula="of:=DATEDIF([.E192];[.F192];&quot;d&quot;)" office:value-type="float" office:value="4" calcext:value-type="float">
            <text:p>4</text:p>
          </table:table-cell>
          <table:table-cell office:value-type="float" office:value="-389.1784" calcext:value-type="float">
            <text:p>-389.2</text:p>
          </table:table-cell>
          <table:table-cell table:formula="of:=[.H192]/[.G192]" office:value-type="float" office:value="-97.2946" calcext:value-type="float">
            <text:p>-97.3</text:p>
          </table:table-cell>
          <table:table-cell office:value-type="float" office:value="51.1583" calcext:value-type="float">
            <text:p>51.2</text:p>
          </table:table-cell>
          <table:table-cell office:value-type="float" office:value="440.3367" calcext:value-type="float">
            <text:p>440.3</text:p>
          </table:table-cell>
          <table:table-cell office:value-type="float" office:value="3161.0799" calcext:value-type="float">
            <text:p>3,161.1</text:p>
          </table:table-cell>
          <table:table-cell office:value-type="float" office:value="88" calcext:value-type="float">
            <text:p>88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2.ply</text:p>
          </table:table-cell>
          <table:table-cell office:value-type="string" calcext:value-type="string">
            <text:p>res/point_clouds/dense_2022_10_05.ply</text:p>
          </table:table-cell>
          <table:table-cell table:style-name="ce2" table:formula="of:=MID([.A193];24;10)" office:value-type="string" office:string-value="2022_10_02" calcext:value-type="string">
            <text:p>2022_10_02</text:p>
          </table:table-cell>
          <table:table-cell table:formula="of:=MID([.B193];24;10)" office:value-type="string" office:string-value="2022_10_05" calcext:value-type="string">
            <text:p>2022_10_05</text:p>
          </table:table-cell>
          <table:table-cell table:style-name="ce5" table:formula="of:=DATE(MID([.C193];1;4); MID([.C193];6;2); MID([.C193];9;2) )" office:value-type="date" office:date-value="2022-10-02" calcext:value-type="date">
            <text:p>02/10/22</text:p>
          </table:table-cell>
          <table:table-cell table:style-name="ce5" table:formula="of:=DATE(MID([.D193];1;4); MID([.D193];6;2); MID([.D193];9;2) )" office:value-type="date" office:date-value="2022-10-05" calcext:value-type="date">
            <text:p>05/10/22</text:p>
          </table:table-cell>
          <table:table-cell table:style-name="ce7" table:formula="of:=DATEDIF([.E193];[.F193];&quot;d&quot;)" office:value-type="float" office:value="3" calcext:value-type="float">
            <text:p>3</text:p>
          </table:table-cell>
          <table:table-cell office:value-type="float" office:value="-442.0735" calcext:value-type="float">
            <text:p>-442.1</text:p>
          </table:table-cell>
          <table:table-cell table:formula="of:=[.H193]/[.G193]" office:value-type="float" office:value="-147.357833333333" calcext:value-type="float">
            <text:p>-147.4</text:p>
          </table:table-cell>
          <table:table-cell office:value-type="float" office:value="5.1142" calcext:value-type="float">
            <text:p>5.1</text:p>
          </table:table-cell>
          <table:table-cell office:value-type="float" office:value="447.1877" calcext:value-type="float">
            <text:p>447.2</text:p>
          </table:table-cell>
          <table:table-cell office:value-type="float" office:value="2562.2399" calcext:value-type="float">
            <text:p>2,562.2</text:p>
          </table:table-cell>
          <table:table-cell office:value-type="float" office:value="78.5" calcext:value-type="float">
            <text:p>78.5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3.ply</text:p>
          </table:table-cell>
          <table:table-cell office:value-type="string" calcext:value-type="string">
            <text:p>res/point_clouds/dense_2022_10_06.ply</text:p>
          </table:table-cell>
          <table:table-cell table:style-name="ce2" table:formula="of:=MID([.A194];24;10)" office:value-type="string" office:string-value="2022_10_03" calcext:value-type="string">
            <text:p>2022_10_03</text:p>
          </table:table-cell>
          <table:table-cell table:formula="of:=MID([.B194];24;10)" office:value-type="string" office:string-value="2022_10_06" calcext:value-type="string">
            <text:p>2022_10_06</text:p>
          </table:table-cell>
          <table:table-cell table:style-name="ce5" table:formula="of:=DATE(MID([.C194];1;4); MID([.C194];6;2); MID([.C194];9;2) )" office:value-type="date" office:date-value="2022-10-03" calcext:value-type="date">
            <text:p>03/10/22</text:p>
          </table:table-cell>
          <table:table-cell table:style-name="ce5" table:formula="of:=DATE(MID([.D194];1;4); MID([.D194];6;2); MID([.D194];9;2) )" office:value-type="date" office:date-value="2022-10-06" calcext:value-type="date">
            <text:p>06/10/22</text:p>
          </table:table-cell>
          <table:table-cell table:style-name="ce7" table:formula="of:=DATEDIF([.E194];[.F194];&quot;d&quot;)" office:value-type="float" office:value="3" calcext:value-type="float">
            <text:p>3</text:p>
          </table:table-cell>
          <table:table-cell office:value-type="float" office:value="-344.2782" calcext:value-type="float">
            <text:p>-344.3</text:p>
          </table:table-cell>
          <table:table-cell table:formula="of:=[.H194]/[.G194]" office:value-type="float" office:value="-114.7594" calcext:value-type="float">
            <text:p>-114.8</text:p>
          </table:table-cell>
          <table:table-cell office:value-type="float" office:value="15.5287" calcext:value-type="float">
            <text:p>15.5</text:p>
          </table:table-cell>
          <table:table-cell office:value-type="float" office:value="359.8069" calcext:value-type="float">
            <text:p>359.8</text:p>
          </table:table-cell>
          <table:table-cell office:value-type="float" office:value="2741.2799" calcext:value-type="float">
            <text:p>2,741.3</text:p>
          </table:table-cell>
          <table:table-cell office:value-type="float" office:value="80.9" calcext:value-type="float">
            <text:p>80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4.ply</text:p>
          </table:table-cell>
          <table:table-cell office:value-type="string" calcext:value-type="string">
            <text:p>res/point_clouds/dense_2022_10_07.ply</text:p>
          </table:table-cell>
          <table:table-cell table:style-name="ce2" table:formula="of:=MID([.A195];24;10)" office:value-type="string" office:string-value="2022_10_04" calcext:value-type="string">
            <text:p>2022_10_04</text:p>
          </table:table-cell>
          <table:table-cell table:formula="of:=MID([.B195];24;10)" office:value-type="string" office:string-value="2022_10_07" calcext:value-type="string">
            <text:p>2022_10_07</text:p>
          </table:table-cell>
          <table:table-cell table:style-name="ce5" table:formula="of:=DATE(MID([.C195];1;4); MID([.C195];6;2); MID([.C195];9;2) )" office:value-type="date" office:date-value="2022-10-04" calcext:value-type="date">
            <text:p>04/10/22</text:p>
          </table:table-cell>
          <table:table-cell table:style-name="ce5" table:formula="of:=DATE(MID([.D195];1;4); MID([.D195];6;2); MID([.D195];9;2) )" office:value-type="date" office:date-value="2022-10-07" calcext:value-type="date">
            <text:p>07/10/22</text:p>
          </table:table-cell>
          <table:table-cell table:style-name="ce7" table:formula="of:=DATEDIF([.E195];[.F195];&quot;d&quot;)" office:value-type="float" office:value="3" calcext:value-type="float">
            <text:p>3</text:p>
          </table:table-cell>
          <table:table-cell office:value-type="float" office:value="-389.762" calcext:value-type="float">
            <text:p>-389.8</text:p>
          </table:table-cell>
          <table:table-cell table:formula="of:=[.H195]/[.G195]" office:value-type="float" office:value="-129.920666666667" calcext:value-type="float">
            <text:p>-129.9</text:p>
          </table:table-cell>
          <table:table-cell office:value-type="float" office:value="8.3159" calcext:value-type="float">
            <text:p>8.3</text:p>
          </table:table-cell>
          <table:table-cell office:value-type="float" office:value="398.0779" calcext:value-type="float">
            <text:p>398.1</text:p>
          </table:table-cell>
          <table:table-cell office:value-type="float" office:value="2939.9199" calcext:value-type="float">
            <text:p>2,939.9</text:p>
          </table:table-cell>
          <table:table-cell office:value-type="float" office:value="84.6" calcext:value-type="float">
            <text:p>84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5.ply</text:p>
          </table:table-cell>
          <table:table-cell office:value-type="string" calcext:value-type="string">
            <text:p>res/point_clouds/dense_2022_10_08.ply</text:p>
          </table:table-cell>
          <table:table-cell table:style-name="ce2" table:formula="of:=MID([.A196];24;10)" office:value-type="string" office:string-value="2022_10_05" calcext:value-type="string">
            <text:p>2022_10_05</text:p>
          </table:table-cell>
          <table:table-cell table:formula="of:=MID([.B196];24;10)" office:value-type="string" office:string-value="2022_10_08" calcext:value-type="string">
            <text:p>2022_10_08</text:p>
          </table:table-cell>
          <table:table-cell table:style-name="ce5" table:formula="of:=DATE(MID([.C196];1;4); MID([.C196];6;2); MID([.C196];9;2) )" office:value-type="date" office:date-value="2022-10-05" calcext:value-type="date">
            <text:p>05/10/22</text:p>
          </table:table-cell>
          <table:table-cell table:style-name="ce5" table:formula="of:=DATE(MID([.D196];1;4); MID([.D196];6;2); MID([.D196];9;2) )" office:value-type="date" office:date-value="2022-10-08" calcext:value-type="date">
            <text:p>08/10/22</text:p>
          </table:table-cell>
          <table:table-cell table:style-name="ce7" table:formula="of:=DATEDIF([.E196];[.F196];&quot;d&quot;)" office:value-type="float" office:value="3" calcext:value-type="float">
            <text:p>3</text:p>
          </table:table-cell>
          <table:table-cell office:value-type="float" office:value="-483.3772" calcext:value-type="float">
            <text:p>-483.4</text:p>
          </table:table-cell>
          <table:table-cell table:formula="of:=[.H196]/[.G196]" office:value-type="float" office:value="-161.125733333333" calcext:value-type="float">
            <text:p>-161.1</text:p>
          </table:table-cell>
          <table:table-cell office:value-type="float" office:value="7.5295" calcext:value-type="float">
            <text:p>7.5</text:p>
          </table:table-cell>
          <table:table-cell office:value-type="float" office:value="490.9067" calcext:value-type="float">
            <text:p>490.9</text:p>
          </table:table-cell>
          <table:table-cell office:value-type="float" office:value="2789.7199" calcext:value-type="float">
            <text:p>2,789.7</text:p>
          </table:table-cell>
          <table:table-cell office:value-type="float" office:value="74.5" calcext:value-type="float">
            <text:p>74.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6.ply</text:p>
          </table:table-cell>
          <table:table-cell office:value-type="string" calcext:value-type="string">
            <text:p>res/point_clouds/dense_2022_10_10.ply</text:p>
          </table:table-cell>
          <table:table-cell table:style-name="ce2" table:formula="of:=MID([.A197];24;10)" office:value-type="string" office:string-value="2022_10_06" calcext:value-type="string">
            <text:p>2022_10_06</text:p>
          </table:table-cell>
          <table:table-cell table:formula="of:=MID([.B197];24;10)" office:value-type="string" office:string-value="2022_10_10" calcext:value-type="string">
            <text:p>2022_10_10</text:p>
          </table:table-cell>
          <table:table-cell table:style-name="ce5" table:formula="of:=DATE(MID([.C197];1;4); MID([.C197];6;2); MID([.C197];9;2) )" office:value-type="date" office:date-value="2022-10-06" calcext:value-type="date">
            <text:p>06/10/22</text:p>
          </table:table-cell>
          <table:table-cell table:style-name="ce5" table:formula="of:=DATE(MID([.D197];1;4); MID([.D197];6;2); MID([.D197];9;2) )" office:value-type="date" office:date-value="2022-10-10" calcext:value-type="date">
            <text:p>10/10/22</text:p>
          </table:table-cell>
          <table:table-cell table:style-name="ce7" table:formula="of:=DATEDIF([.E197];[.F197];&quot;d&quot;)" office:value-type="float" office:value="4" calcext:value-type="float">
            <text:p>4</text:p>
          </table:table-cell>
          <table:table-cell office:value-type="float" office:value="263.5281" calcext:value-type="float">
            <text:p>263.5</text:p>
          </table:table-cell>
          <table:table-cell table:formula="of:=[.H197]/[.G197]" office:value-type="float" office:value="65.882025" calcext:value-type="float">
            <text:p>65.9</text:p>
          </table:table-cell>
          <table:table-cell office:value-type="float" office:value="339.9012" calcext:value-type="float">
            <text:p>339.9</text:p>
          </table:table-cell>
          <table:table-cell office:value-type="float" office:value="76.3731" calcext:value-type="float">
            <text:p>76.4</text:p>
          </table:table-cell>
          <table:table-cell office:value-type="float" office:value="2639.5199" calcext:value-type="float">
            <text:p>2,639.5</text:p>
          </table:table-cell>
          <table:table-cell office:value-type="float" office:value="72.9" calcext:value-type="float">
            <text:p>72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7.ply</text:p>
          </table:table-cell>
          <table:table-cell office:value-type="string" calcext:value-type="string">
            <text:p>res/point_clouds/dense_2022_10_11.ply</text:p>
          </table:table-cell>
          <table:table-cell table:style-name="ce2" table:formula="of:=MID([.A198];24;10)" office:value-type="string" office:string-value="2022_10_07" calcext:value-type="string">
            <text:p>2022_10_07</text:p>
          </table:table-cell>
          <table:table-cell table:formula="of:=MID([.B198];24;10)" office:value-type="string" office:string-value="2022_10_11" calcext:value-type="string">
            <text:p>2022_10_11</text:p>
          </table:table-cell>
          <table:table-cell table:style-name="ce5" table:formula="of:=DATE(MID([.C198];1;4); MID([.C198];6;2); MID([.C198];9;2) )" office:value-type="date" office:date-value="2022-10-07" calcext:value-type="date">
            <text:p>07/10/22</text:p>
          </table:table-cell>
          <table:table-cell table:style-name="ce5" table:formula="of:=DATE(MID([.D198];1;4); MID([.D198];6;2); MID([.D198];9;2) )" office:value-type="date" office:date-value="2022-10-11" calcext:value-type="date">
            <text:p>11/10/22</text:p>
          </table:table-cell>
          <table:table-cell table:style-name="ce7" table:formula="of:=DATEDIF([.E198];[.F198];&quot;d&quot;)" office:value-type="float" office:value="4" calcext:value-type="float">
            <text:p>4</text:p>
          </table:table-cell>
          <table:table-cell office:value-type="float" office:value="-369.995" calcext:value-type="float">
            <text:p>-370.0</text:p>
          </table:table-cell>
          <table:table-cell table:formula="of:=[.H198]/[.G198]" office:value-type="float" office:value="-92.49875" calcext:value-type="float">
            <text:p>-92.5</text:p>
          </table:table-cell>
          <table:table-cell office:value-type="float" office:value="20.477" calcext:value-type="float">
            <text:p>20.5</text:p>
          </table:table-cell>
          <table:table-cell office:value-type="float" office:value="390.472" calcext:value-type="float">
            <text:p>390.5</text:p>
          </table:table-cell>
          <table:table-cell office:value-type="float" office:value="2964.5599" calcext:value-type="float">
            <text:p>2,964.6</text:p>
          </table:table-cell>
          <table:table-cell office:value-type="float" office:value="82.6" calcext:value-type="float">
            <text:p>82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08.ply</text:p>
          </table:table-cell>
          <table:table-cell office:value-type="string" calcext:value-type="string">
            <text:p>res/point_clouds/dense_2022_10_12.ply</text:p>
          </table:table-cell>
          <table:table-cell table:style-name="ce2" table:formula="of:=MID([.A199];24;10)" office:value-type="string" office:string-value="2022_10_08" calcext:value-type="string">
            <text:p>2022_10_08</text:p>
          </table:table-cell>
          <table:table-cell table:formula="of:=MID([.B199];24;10)" office:value-type="string" office:string-value="2022_10_12" calcext:value-type="string">
            <text:p>2022_10_12</text:p>
          </table:table-cell>
          <table:table-cell table:style-name="ce5" table:formula="of:=DATE(MID([.C199];1;4); MID([.C199];6;2); MID([.C199];9;2) )" office:value-type="date" office:date-value="2022-10-08" calcext:value-type="date">
            <text:p>08/10/22</text:p>
          </table:table-cell>
          <table:table-cell table:style-name="ce5" table:formula="of:=DATE(MID([.D199];1;4); MID([.D199];6;2); MID([.D199];9;2) )" office:value-type="date" office:date-value="2022-10-12" calcext:value-type="date">
            <text:p>12/10/22</text:p>
          </table:table-cell>
          <table:table-cell table:style-name="ce7" table:formula="of:=DATEDIF([.E199];[.F199];&quot;d&quot;)" office:value-type="float" office:value="4" calcext:value-type="float">
            <text:p>4</text:p>
          </table:table-cell>
          <table:table-cell office:value-type="float" office:value="-436.364" calcext:value-type="float">
            <text:p>-436.4</text:p>
          </table:table-cell>
          <table:table-cell table:formula="of:=[.H199]/[.G199]" office:value-type="float" office:value="-109.091" calcext:value-type="float">
            <text:p>-109.1</text:p>
          </table:table-cell>
          <table:table-cell office:value-type="float" office:value="19.3181" calcext:value-type="float">
            <text:p>19.3</text:p>
          </table:table-cell>
          <table:table-cell office:value-type="float" office:value="455.6821" calcext:value-type="float">
            <text:p>455.7</text:p>
          </table:table-cell>
          <table:table-cell office:value-type="float" office:value="3307.6799" calcext:value-type="float">
            <text:p>3,307.7</text:p>
          </table:table-cell>
          <table:table-cell office:value-type="float" office:value="86.9" calcext:value-type="float">
            <text:p>86.9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0.ply</text:p>
          </table:table-cell>
          <table:table-cell office:value-type="string" calcext:value-type="string">
            <text:p>res/point_clouds/dense_2022_10_13.ply</text:p>
          </table:table-cell>
          <table:table-cell table:style-name="ce2" table:formula="of:=MID([.A200];24;10)" office:value-type="string" office:string-value="2022_10_10" calcext:value-type="string">
            <text:p>2022_10_10</text:p>
          </table:table-cell>
          <table:table-cell table:formula="of:=MID([.B200];24;10)" office:value-type="string" office:string-value="2022_10_13" calcext:value-type="string">
            <text:p>2022_10_13</text:p>
          </table:table-cell>
          <table:table-cell table:style-name="ce5" table:formula="of:=DATE(MID([.C200];1;4); MID([.C200];6;2); MID([.C200];9;2) )" office:value-type="date" office:date-value="2022-10-10" calcext:value-type="date">
            <text:p>10/10/22</text:p>
          </table:table-cell>
          <table:table-cell table:style-name="ce5" table:formula="of:=DATE(MID([.D200];1;4); MID([.D200];6;2); MID([.D200];9;2) )" office:value-type="date" office:date-value="2022-10-13" calcext:value-type="date">
            <text:p>13/10/22</text:p>
          </table:table-cell>
          <table:table-cell table:style-name="ce7" table:formula="of:=DATEDIF([.E200];[.F200];&quot;d&quot;)" office:value-type="float" office:value="3" calcext:value-type="float">
            <text:p>3</text:p>
          </table:table-cell>
          <table:table-cell office:value-type="float" office:value="-1380.163" calcext:value-type="float">
            <text:p>-1,380.2</text:p>
          </table:table-cell>
          <table:table-cell table:formula="of:=[.H200]/[.G200]" office:value-type="float" office:value="-460.054333333333" calcext:value-type="float">
            <text:p>-460.1</text:p>
          </table:table-cell>
          <table:table-cell office:value-type="float" office:value="2.232" calcext:value-type="float">
            <text:p>2.2</text:p>
          </table:table-cell>
          <table:table-cell office:value-type="float" office:value="1382.395" calcext:value-type="float">
            <text:p>1,382.4</text:p>
          </table:table-cell>
          <table:table-cell office:value-type="float" office:value="3228.3999" calcext:value-type="float">
            <text:p>3,228.4</text:p>
          </table:table-cell>
          <table:table-cell office:value-type="float" office:value="85.2" calcext:value-type="float">
            <text:p>85.2</text:p>
          </table:table-cell>
          <table:table-cell office:value-type="float" office:value="7.8" calcext:value-type="float">
            <text:p>7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1.ply</text:p>
          </table:table-cell>
          <table:table-cell office:value-type="string" calcext:value-type="string">
            <text:p>res/point_clouds/dense_2022_10_14.ply</text:p>
          </table:table-cell>
          <table:table-cell table:style-name="ce2" table:formula="of:=MID([.A201];24;10)" office:value-type="string" office:string-value="2022_10_11" calcext:value-type="string">
            <text:p>2022_10_11</text:p>
          </table:table-cell>
          <table:table-cell table:formula="of:=MID([.B201];24;10)" office:value-type="string" office:string-value="2022_10_14" calcext:value-type="string">
            <text:p>2022_10_14</text:p>
          </table:table-cell>
          <table:table-cell table:style-name="ce5" table:formula="of:=DATE(MID([.C201];1;4); MID([.C201];6;2); MID([.C201];9;2) )" office:value-type="date" office:date-value="2022-10-11" calcext:value-type="date">
            <text:p>11/10/22</text:p>
          </table:table-cell>
          <table:table-cell table:style-name="ce5" table:formula="of:=DATE(MID([.D201];1;4); MID([.D201];6;2); MID([.D201];9;2) )" office:value-type="date" office:date-value="2022-10-14" calcext:value-type="date">
            <text:p>14/10/22</text:p>
          </table:table-cell>
          <table:table-cell table:style-name="ce7" table:formula="of:=DATEDIF([.E201];[.F201];&quot;d&quot;)" office:value-type="float" office:value="3" calcext:value-type="float">
            <text:p>3</text:p>
          </table:table-cell>
          <table:table-cell office:value-type="float" office:value="-596.7955" calcext:value-type="float">
            <text:p>-596.8</text:p>
          </table:table-cell>
          <table:table-cell table:formula="of:=[.H201]/[.G201]" office:value-type="float" office:value="-198.931833333333" calcext:value-type="float">
            <text:p>-198.9</text:p>
          </table:table-cell>
          <table:table-cell office:value-type="float" office:value="6.5321" calcext:value-type="float">
            <text:p>6.5</text:p>
          </table:table-cell>
          <table:table-cell office:value-type="float" office:value="603.3276" calcext:value-type="float">
            <text:p>603.3</text:p>
          </table:table-cell>
          <table:table-cell office:value-type="float" office:value="3281.3599" calcext:value-type="float">
            <text:p>3,281.4</text:p>
          </table:table-cell>
          <table:table-cell office:value-type="float" office:value="87" calcext:value-type="float">
            <text:p>87.0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2.ply</text:p>
          </table:table-cell>
          <table:table-cell office:value-type="string" calcext:value-type="string">
            <text:p>res/point_clouds/dense_2022_10_15.ply</text:p>
          </table:table-cell>
          <table:table-cell table:style-name="ce2" table:formula="of:=MID([.A202];24;10)" office:value-type="string" office:string-value="2022_10_12" calcext:value-type="string">
            <text:p>2022_10_12</text:p>
          </table:table-cell>
          <table:table-cell table:formula="of:=MID([.B202];24;10)" office:value-type="string" office:string-value="2022_10_15" calcext:value-type="string">
            <text:p>2022_10_15</text:p>
          </table:table-cell>
          <table:table-cell table:style-name="ce5" table:formula="of:=DATE(MID([.C202];1;4); MID([.C202];6;2); MID([.C202];9;2) )" office:value-type="date" office:date-value="2022-10-12" calcext:value-type="date">
            <text:p>12/10/22</text:p>
          </table:table-cell>
          <table:table-cell table:style-name="ce5" table:formula="of:=DATE(MID([.D202];1;4); MID([.D202];6;2); MID([.D202];9;2) )" office:value-type="date" office:date-value="2022-10-15" calcext:value-type="date">
            <text:p>15/10/22</text:p>
          </table:table-cell>
          <table:table-cell table:style-name="ce7" table:formula="of:=DATEDIF([.E202];[.F202];&quot;d&quot;)" office:value-type="float" office:value="3" calcext:value-type="float">
            <text:p>3</text:p>
          </table:table-cell>
          <table:table-cell office:value-type="float" office:value="-255.971" calcext:value-type="float">
            <text:p>-256.0</text:p>
          </table:table-cell>
          <table:table-cell table:formula="of:=[.H202]/[.G202]" office:value-type="float" office:value="-85.3236666666667" calcext:value-type="float">
            <text:p>-85.3</text:p>
          </table:table-cell>
          <table:table-cell office:value-type="float" office:value="63.1412" calcext:value-type="float">
            <text:p>63.1</text:p>
          </table:table-cell>
          <table:table-cell office:value-type="float" office:value="319.1121" calcext:value-type="float">
            <text:p>319.1</text:p>
          </table:table-cell>
          <table:table-cell office:value-type="float" office:value="3084.9199" calcext:value-type="float">
            <text:p>3,084.9</text:p>
          </table:table-cell>
          <table:table-cell office:value-type="float" office:value="83.4" calcext:value-type="float">
            <text:p>83.4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3.ply</text:p>
          </table:table-cell>
          <table:table-cell office:value-type="string" calcext:value-type="string">
            <text:p>res/point_clouds/dense_2022_10_16.ply</text:p>
          </table:table-cell>
          <table:table-cell table:style-name="ce2" table:formula="of:=MID([.A203];24;10)" office:value-type="string" office:string-value="2022_10_13" calcext:value-type="string">
            <text:p>2022_10_13</text:p>
          </table:table-cell>
          <table:table-cell table:formula="of:=MID([.B203];24;10)" office:value-type="string" office:string-value="2022_10_16" calcext:value-type="string">
            <text:p>2022_10_16</text:p>
          </table:table-cell>
          <table:table-cell table:style-name="ce5" table:formula="of:=DATE(MID([.C203];1;4); MID([.C203];6;2); MID([.C203];9;2) )" office:value-type="date" office:date-value="2022-10-13" calcext:value-type="date">
            <text:p>13/10/22</text:p>
          </table:table-cell>
          <table:table-cell table:style-name="ce5" table:formula="of:=DATE(MID([.D203];1;4); MID([.D203];6;2); MID([.D203];9;2) )" office:value-type="date" office:date-value="2022-10-16" calcext:value-type="date">
            <text:p>16/10/22</text:p>
          </table:table-cell>
          <table:table-cell table:style-name="ce7" table:formula="of:=DATEDIF([.E203];[.F203];&quot;d&quot;)" office:value-type="float" office:value="3" calcext:value-type="float">
            <text:p>3</text:p>
          </table:table-cell>
          <table:table-cell office:value-type="float" office:value="-287.975" calcext:value-type="float">
            <text:p>-288.0</text:p>
          </table:table-cell>
          <table:table-cell table:formula="of:=[.H203]/[.G203]" office:value-type="float" office:value="-95.9916666666667" calcext:value-type="float">
            <text:p>-96.0</text:p>
          </table:table-cell>
          <table:table-cell office:value-type="float" office:value="19.4707" calcext:value-type="float">
            <text:p>19.5</text:p>
          </table:table-cell>
          <table:table-cell office:value-type="float" office:value="307.4457" calcext:value-type="float">
            <text:p>307.4</text:p>
          </table:table-cell>
          <table:table-cell office:value-type="float" office:value="3452.5199" calcext:value-type="float">
            <text:p>3,452.5</text:p>
          </table:table-cell>
          <table:table-cell office:value-type="float" office:value="91.1" calcext:value-type="float">
            <text:p>91.1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4.ply</text:p>
          </table:table-cell>
          <table:table-cell office:value-type="string" calcext:value-type="string">
            <text:p>res/point_clouds/dense_2022_10_17.ply</text:p>
          </table:table-cell>
          <table:table-cell table:style-name="ce2" table:formula="of:=MID([.A204];24;10)" office:value-type="string" office:string-value="2022_10_14" calcext:value-type="string">
            <text:p>2022_10_14</text:p>
          </table:table-cell>
          <table:table-cell table:formula="of:=MID([.B204];24;10)" office:value-type="string" office:string-value="2022_10_17" calcext:value-type="string">
            <text:p>2022_10_17</text:p>
          </table:table-cell>
          <table:table-cell table:style-name="ce5" table:formula="of:=DATE(MID([.C204];1;4); MID([.C204];6;2); MID([.C204];9;2) )" office:value-type="date" office:date-value="2022-10-14" calcext:value-type="date">
            <text:p>14/10/22</text:p>
          </table:table-cell>
          <table:table-cell table:style-name="ce5" table:formula="of:=DATE(MID([.D204];1;4); MID([.D204];6;2); MID([.D204];9;2) )" office:value-type="date" office:date-value="2022-10-17" calcext:value-type="date">
            <text:p>17/10/22</text:p>
          </table:table-cell>
          <table:table-cell table:style-name="ce7" table:formula="of:=DATEDIF([.E204];[.F204];&quot;d&quot;)" office:value-type="float" office:value="3" calcext:value-type="float">
            <text:p>3</text:p>
          </table:table-cell>
          <table:table-cell office:value-type="float" office:value="-191.8083" calcext:value-type="float">
            <text:p>-191.8</text:p>
          </table:table-cell>
          <table:table-cell table:formula="of:=[.H204]/[.G204]" office:value-type="float" office:value="-63.9361" calcext:value-type="float">
            <text:p>-63.9</text:p>
          </table:table-cell>
          <table:table-cell office:value-type="float" office:value="82.5973" calcext:value-type="float">
            <text:p>82.6</text:p>
          </table:table-cell>
          <table:table-cell office:value-type="float" office:value="274.4056" calcext:value-type="float">
            <text:p>274.4</text:p>
          </table:table-cell>
          <table:table-cell office:value-type="float" office:value="2818.5199" calcext:value-type="float">
            <text:p>2,818.5</text:p>
          </table:table-cell>
          <table:table-cell office:value-type="float" office:value="76.9" calcext:value-type="float">
            <text:p>76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5.ply</text:p>
          </table:table-cell>
          <table:table-cell office:value-type="string" calcext:value-type="string">
            <text:p>res/point_clouds/dense_2022_10_18.ply</text:p>
          </table:table-cell>
          <table:table-cell table:style-name="ce2" table:formula="of:=MID([.A205];24;10)" office:value-type="string" office:string-value="2022_10_15" calcext:value-type="string">
            <text:p>2022_10_15</text:p>
          </table:table-cell>
          <table:table-cell table:formula="of:=MID([.B205];24;10)" office:value-type="string" office:string-value="2022_10_18" calcext:value-type="string">
            <text:p>2022_10_18</text:p>
          </table:table-cell>
          <table:table-cell table:style-name="ce5" table:formula="of:=DATE(MID([.C205];1;4); MID([.C205];6;2); MID([.C205];9;2) )" office:value-type="date" office:date-value="2022-10-15" calcext:value-type="date">
            <text:p>15/10/22</text:p>
          </table:table-cell>
          <table:table-cell table:style-name="ce5" table:formula="of:=DATE(MID([.D205];1;4); MID([.D205];6;2); MID([.D205];9;2) )" office:value-type="date" office:date-value="2022-10-18" calcext:value-type="date">
            <text:p>18/10/22</text:p>
          </table:table-cell>
          <table:table-cell table:style-name="ce7" table:formula="of:=DATEDIF([.E205];[.F205];&quot;d&quot;)" office:value-type="float" office:value="3" calcext:value-type="float">
            <text:p>3</text:p>
          </table:table-cell>
          <table:table-cell office:value-type="float" office:value="-223.7704" calcext:value-type="float">
            <text:p>-223.8</text:p>
          </table:table-cell>
          <table:table-cell table:formula="of:=[.H205]/[.G205]" office:value-type="float" office:value="-74.5901333333333" calcext:value-type="float">
            <text:p>-74.6</text:p>
          </table:table-cell>
          <table:table-cell office:value-type="float" office:value="33.9686" calcext:value-type="float">
            <text:p>34.0</text:p>
          </table:table-cell>
          <table:table-cell office:value-type="float" office:value="257.739" calcext:value-type="float">
            <text:p>257.7</text:p>
          </table:table-cell>
          <table:table-cell office:value-type="float" office:value="2498.5599" calcext:value-type="float">
            <text:p>2,498.6</text:p>
          </table:table-cell>
          <table:table-cell office:value-type="float" office:value="71.2" calcext:value-type="float">
            <text:p>71.2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6.ply</text:p>
          </table:table-cell>
          <table:table-cell office:value-type="string" calcext:value-type="string">
            <text:p>res/point_clouds/dense_2022_10_19.ply</text:p>
          </table:table-cell>
          <table:table-cell table:style-name="ce2" table:formula="of:=MID([.A206];24;10)" office:value-type="string" office:string-value="2022_10_16" calcext:value-type="string">
            <text:p>2022_10_16</text:p>
          </table:table-cell>
          <table:table-cell table:formula="of:=MID([.B206];24;10)" office:value-type="string" office:string-value="2022_10_19" calcext:value-type="string">
            <text:p>2022_10_19</text:p>
          </table:table-cell>
          <table:table-cell table:style-name="ce5" table:formula="of:=DATE(MID([.C206];1;4); MID([.C206];6;2); MID([.C206];9;2) )" office:value-type="date" office:date-value="2022-10-16" calcext:value-type="date">
            <text:p>16/10/22</text:p>
          </table:table-cell>
          <table:table-cell table:style-name="ce5" table:formula="of:=DATE(MID([.D206];1;4); MID([.D206];6;2); MID([.D206];9;2) )" office:value-type="date" office:date-value="2022-10-19" calcext:value-type="date">
            <text:p>19/10/22</text:p>
          </table:table-cell>
          <table:table-cell table:style-name="ce7" table:formula="of:=DATEDIF([.E206];[.F206];&quot;d&quot;)" office:value-type="float" office:value="3" calcext:value-type="float">
            <text:p>3</text:p>
          </table:table-cell>
          <table:table-cell office:value-type="float" office:value="-383.2229" calcext:value-type="float">
            <text:p>-383.2</text:p>
          </table:table-cell>
          <table:table-cell table:formula="of:=[.H206]/[.G206]" office:value-type="float" office:value="-127.740966666667" calcext:value-type="float">
            <text:p>-127.7</text:p>
          </table:table-cell>
          <table:table-cell office:value-type="float" office:value="22.6609" calcext:value-type="float">
            <text:p>22.7</text:p>
          </table:table-cell>
          <table:table-cell office:value-type="float" office:value="405.8838" calcext:value-type="float">
            <text:p>405.9</text:p>
          </table:table-cell>
          <table:table-cell office:value-type="float" office:value="2949.2399" calcext:value-type="float">
            <text:p>2,949.2</text:p>
          </table:table-cell>
          <table:table-cell office:value-type="float" office:value="80.9" calcext:value-type="float">
            <text:p>80.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7.ply</text:p>
          </table:table-cell>
          <table:table-cell office:value-type="string" calcext:value-type="string">
            <text:p>res/point_clouds/dense_2022_10_20.ply</text:p>
          </table:table-cell>
          <table:table-cell table:style-name="ce2" table:formula="of:=MID([.A207];24;10)" office:value-type="string" office:string-value="2022_10_17" calcext:value-type="string">
            <text:p>2022_10_17</text:p>
          </table:table-cell>
          <table:table-cell table:formula="of:=MID([.B207];24;10)" office:value-type="string" office:string-value="2022_10_20" calcext:value-type="string">
            <text:p>2022_10_20</text:p>
          </table:table-cell>
          <table:table-cell table:style-name="ce5" table:formula="of:=DATE(MID([.C207];1;4); MID([.C207];6;2); MID([.C207];9;2) )" office:value-type="date" office:date-value="2022-10-17" calcext:value-type="date">
            <text:p>17/10/22</text:p>
          </table:table-cell>
          <table:table-cell table:style-name="ce5" table:formula="of:=DATE(MID([.D207];1;4); MID([.D207];6;2); MID([.D207];9;2) )" office:value-type="date" office:date-value="2022-10-20" calcext:value-type="date">
            <text:p>20/10/22</text:p>
          </table:table-cell>
          <table:table-cell table:style-name="ce7" table:formula="of:=DATEDIF([.E207];[.F207];&quot;d&quot;)" office:value-type="float" office:value="3" calcext:value-type="float">
            <text:p>3</text:p>
          </table:table-cell>
          <table:table-cell office:value-type="float" office:value="-432.4245" calcext:value-type="float">
            <text:p>-432.4</text:p>
          </table:table-cell>
          <table:table-cell table:formula="of:=[.H207]/[.G207]" office:value-type="float" office:value="-144.1415" calcext:value-type="float">
            <text:p>-144.1</text:p>
          </table:table-cell>
          <table:table-cell office:value-type="float" office:value="5.5245" calcext:value-type="float">
            <text:p>5.5</text:p>
          </table:table-cell>
          <table:table-cell office:value-type="float" office:value="437.949" calcext:value-type="float">
            <text:p>437.9</text:p>
          </table:table-cell>
          <table:table-cell office:value-type="float" office:value="2716.9599" calcext:value-type="float">
            <text:p>2,717.0</text:p>
          </table:table-cell>
          <table:table-cell office:value-type="float" office:value="77.6" calcext:value-type="float">
            <text:p>77.6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8.ply</text:p>
          </table:table-cell>
          <table:table-cell office:value-type="string" calcext:value-type="string">
            <text:p>res/point_clouds/dense_2022_10_22.ply</text:p>
          </table:table-cell>
          <table:table-cell table:style-name="ce2" table:formula="of:=MID([.A208];24;10)" office:value-type="string" office:string-value="2022_10_18" calcext:value-type="string">
            <text:p>2022_10_18</text:p>
          </table:table-cell>
          <table:table-cell table:formula="of:=MID([.B208];24;10)" office:value-type="string" office:string-value="2022_10_22" calcext:value-type="string">
            <text:p>2022_10_22</text:p>
          </table:table-cell>
          <table:table-cell table:style-name="ce5" table:formula="of:=DATE(MID([.C208];1;4); MID([.C208];6;2); MID([.C208];9;2) )" office:value-type="date" office:date-value="2022-10-18" calcext:value-type="date">
            <text:p>18/10/22</text:p>
          </table:table-cell>
          <table:table-cell table:style-name="ce5" table:formula="of:=DATE(MID([.D208];1;4); MID([.D208];6;2); MID([.D208];9;2) )" office:value-type="date" office:date-value="2022-10-22" calcext:value-type="date">
            <text:p>22/10/22</text:p>
          </table:table-cell>
          <table:table-cell table:style-name="ce7" table:formula="of:=DATEDIF([.E208];[.F208];&quot;d&quot;)" office:value-type="float" office:value="4" calcext:value-type="float">
            <text:p>4</text:p>
          </table:table-cell>
          <table:table-cell office:value-type="float" office:value="-466.3791" calcext:value-type="float">
            <text:p>-466.4</text:p>
          </table:table-cell>
          <table:table-cell table:formula="of:=[.H208]/[.G208]" office:value-type="float" office:value="-116.594775" calcext:value-type="float">
            <text:p>-116.6</text:p>
          </table:table-cell>
          <table:table-cell office:value-type="float" office:value="4.4886" calcext:value-type="float">
            <text:p>4.5</text:p>
          </table:table-cell>
          <table:table-cell office:value-type="float" office:value="470.8677" calcext:value-type="float">
            <text:p>470.9</text:p>
          </table:table-cell>
          <table:table-cell office:value-type="float" office:value="2284.1599" calcext:value-type="float">
            <text:p>2,284.2</text:p>
          </table:table-cell>
          <table:table-cell office:value-type="float" office:value="73.9" calcext:value-type="float">
            <text:p>73.9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19.ply</text:p>
          </table:table-cell>
          <table:table-cell office:value-type="string" calcext:value-type="string">
            <text:p>res/point_clouds/dense_2022_10_23.ply</text:p>
          </table:table-cell>
          <table:table-cell table:style-name="ce2" table:formula="of:=MID([.A209];24;10)" office:value-type="string" office:string-value="2022_10_19" calcext:value-type="string">
            <text:p>2022_10_19</text:p>
          </table:table-cell>
          <table:table-cell table:formula="of:=MID([.B209];24;10)" office:value-type="string" office:string-value="2022_10_23" calcext:value-type="string">
            <text:p>2022_10_23</text:p>
          </table:table-cell>
          <table:table-cell table:style-name="ce5" table:formula="of:=DATE(MID([.C209];1;4); MID([.C209];6;2); MID([.C209];9;2) )" office:value-type="date" office:date-value="2022-10-19" calcext:value-type="date">
            <text:p>19/10/22</text:p>
          </table:table-cell>
          <table:table-cell table:style-name="ce5" table:formula="of:=DATE(MID([.D209];1;4); MID([.D209];6;2); MID([.D209];9;2) )" office:value-type="date" office:date-value="2022-10-23" calcext:value-type="date">
            <text:p>23/10/22</text:p>
          </table:table-cell>
          <table:table-cell table:style-name="ce7" table:formula="of:=DATEDIF([.E209];[.F209];&quot;d&quot;)" office:value-type="float" office:value="4" calcext:value-type="float">
            <text:p>4</text:p>
          </table:table-cell>
          <table:table-cell office:value-type="float" office:value="-466.6809" calcext:value-type="float">
            <text:p>-466.7</text:p>
          </table:table-cell>
          <table:table-cell table:formula="of:=[.H209]/[.G209]" office:value-type="float" office:value="-116.670225" calcext:value-type="float">
            <text:p>-116.7</text:p>
          </table:table-cell>
          <table:table-cell office:value-type="float" office:value="6.9604" calcext:value-type="float">
            <text:p>7.0</text:p>
          </table:table-cell>
          <table:table-cell office:value-type="float" office:value="473.6413" calcext:value-type="float">
            <text:p>473.6</text:p>
          </table:table-cell>
          <table:table-cell office:value-type="float" office:value="2944.9199" calcext:value-type="float">
            <text:p>2,944.9</text:p>
          </table:table-cell>
          <table:table-cell office:value-type="float" office:value="80.1" calcext:value-type="float">
            <text:p>80.1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0.ply</text:p>
          </table:table-cell>
          <table:table-cell office:value-type="string" calcext:value-type="string">
            <text:p>res/point_clouds/dense_2022_10_25.ply</text:p>
          </table:table-cell>
          <table:table-cell table:style-name="ce2" table:formula="of:=MID([.A210];24;10)" office:value-type="string" office:string-value="2022_10_20" calcext:value-type="string">
            <text:p>2022_10_20</text:p>
          </table:table-cell>
          <table:table-cell table:formula="of:=MID([.B210];24;10)" office:value-type="string" office:string-value="2022_10_25" calcext:value-type="string">
            <text:p>2022_10_25</text:p>
          </table:table-cell>
          <table:table-cell table:style-name="ce5" table:formula="of:=DATE(MID([.C210];1;4); MID([.C210];6;2); MID([.C210];9;2) )" office:value-type="date" office:date-value="2022-10-20" calcext:value-type="date">
            <text:p>20/10/22</text:p>
          </table:table-cell>
          <table:table-cell table:style-name="ce5" table:formula="of:=DATE(MID([.D210];1;4); MID([.D210];6;2); MID([.D210];9;2) )" office:value-type="date" office:date-value="2022-10-25" calcext:value-type="date">
            <text:p>25/10/22</text:p>
          </table:table-cell>
          <table:table-cell table:style-name="ce7" table:formula="of:=DATEDIF([.E210];[.F210];&quot;d&quot;)" office:value-type="float" office:value="5" calcext:value-type="float">
            <text:p>5</text:p>
          </table:table-cell>
          <table:table-cell office:value-type="float" office:value="-464.8042" calcext:value-type="float">
            <text:p>-464.8</text:p>
          </table:table-cell>
          <table:table-cell table:formula="of:=[.H210]/[.G210]" office:value-type="float" office:value="-92.96084" calcext:value-type="float">
            <text:p>-93.0</text:p>
          </table:table-cell>
          <table:table-cell office:value-type="float" office:value="8.251" calcext:value-type="float">
            <text:p>8.3</text:p>
          </table:table-cell>
          <table:table-cell office:value-type="float" office:value="473.0552" calcext:value-type="float">
            <text:p>473.1</text:p>
          </table:table-cell>
          <table:table-cell office:value-type="float" office:value="3045.2799" calcext:value-type="float">
            <text:p>3,045.3</text:p>
          </table:table-cell>
          <table:table-cell office:value-type="float" office:value="82.9" calcext:value-type="float">
            <text:p>82.9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2.ply</text:p>
          </table:table-cell>
          <table:table-cell office:value-type="string" calcext:value-type="string">
            <text:p>res/point_clouds/dense_2022_10_26.ply</text:p>
          </table:table-cell>
          <table:table-cell table:style-name="ce2" table:formula="of:=MID([.A211];24;10)" office:value-type="string" office:string-value="2022_10_22" calcext:value-type="string">
            <text:p>2022_10_22</text:p>
          </table:table-cell>
          <table:table-cell table:formula="of:=MID([.B211];24;10)" office:value-type="string" office:string-value="2022_10_26" calcext:value-type="string">
            <text:p>2022_10_26</text:p>
          </table:table-cell>
          <table:table-cell table:style-name="ce5" table:formula="of:=DATE(MID([.C211];1;4); MID([.C211];6;2); MID([.C211];9;2) )" office:value-type="date" office:date-value="2022-10-22" calcext:value-type="date">
            <text:p>22/10/22</text:p>
          </table:table-cell>
          <table:table-cell table:style-name="ce5" table:formula="of:=DATE(MID([.D211];1;4); MID([.D211];6;2); MID([.D211];9;2) )" office:value-type="date" office:date-value="2022-10-26" calcext:value-type="date">
            <text:p>26/10/22</text:p>
          </table:table-cell>
          <table:table-cell table:style-name="ce7" table:formula="of:=DATEDIF([.E211];[.F211];&quot;d&quot;)" office:value-type="float" office:value="4" calcext:value-type="float">
            <text:p>4</text:p>
          </table:table-cell>
          <table:table-cell office:value-type="float" office:value="-244.635" calcext:value-type="float">
            <text:p>-244.6</text:p>
          </table:table-cell>
          <table:table-cell table:formula="of:=[.H211]/[.G211]" office:value-type="float" office:value="-61.15875" calcext:value-type="float">
            <text:p>-61.2</text:p>
          </table:table-cell>
          <table:table-cell office:value-type="float" office:value="12.9202" calcext:value-type="float">
            <text:p>12.9</text:p>
          </table:table-cell>
          <table:table-cell office:value-type="float" office:value="257.5552" calcext:value-type="float">
            <text:p>257.6</text:p>
          </table:table-cell>
          <table:table-cell office:value-type="float" office:value="2592.3999" calcext:value-type="float">
            <text:p>2,592.4</text:p>
          </table:table-cell>
          <table:table-cell office:value-type="float" office:value="76.7" calcext:value-type="float">
            <text:p>76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3.ply</text:p>
          </table:table-cell>
          <table:table-cell office:value-type="string" calcext:value-type="string">
            <text:p>res/point_clouds/dense_2022_10_27.ply</text:p>
          </table:table-cell>
          <table:table-cell table:style-name="ce2" table:formula="of:=MID([.A212];24;10)" office:value-type="string" office:string-value="2022_10_23" calcext:value-type="string">
            <text:p>2022_10_23</text:p>
          </table:table-cell>
          <table:table-cell table:formula="of:=MID([.B212];24;10)" office:value-type="string" office:string-value="2022_10_27" calcext:value-type="string">
            <text:p>2022_10_27</text:p>
          </table:table-cell>
          <table:table-cell table:style-name="ce5" table:formula="of:=DATE(MID([.C212];1;4); MID([.C212];6;2); MID([.C212];9;2) )" office:value-type="date" office:date-value="2022-10-23" calcext:value-type="date">
            <text:p>23/10/22</text:p>
          </table:table-cell>
          <table:table-cell table:style-name="ce5" table:formula="of:=DATE(MID([.D212];1;4); MID([.D212];6;2); MID([.D212];9;2) )" office:value-type="date" office:date-value="2022-10-27" calcext:value-type="date">
            <text:p>27/10/22</text:p>
          </table:table-cell>
          <table:table-cell table:style-name="ce7" table:formula="of:=DATEDIF([.E212];[.F212];&quot;d&quot;)" office:value-type="float" office:value="4" calcext:value-type="float">
            <text:p>4</text:p>
          </table:table-cell>
          <table:table-cell office:value-type="float" office:value="-286.7153" calcext:value-type="float">
            <text:p>-286.7</text:p>
          </table:table-cell>
          <table:table-cell table:formula="of:=[.H212]/[.G212]" office:value-type="float" office:value="-71.678825" calcext:value-type="float">
            <text:p>-71.7</text:p>
          </table:table-cell>
          <table:table-cell office:value-type="float" office:value="33.1131" calcext:value-type="float">
            <text:p>33.1</text:p>
          </table:table-cell>
          <table:table-cell office:value-type="float" office:value="319.8284" calcext:value-type="float">
            <text:p>319.8</text:p>
          </table:table-cell>
          <table:table-cell office:value-type="float" office:value="2329.6799" calcext:value-type="float">
            <text:p>2,329.7</text:p>
          </table:table-cell>
          <table:table-cell office:value-type="float" office:value="64.1" calcext:value-type="float">
            <text:p>64.1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5.ply</text:p>
          </table:table-cell>
          <table:table-cell office:value-type="string" calcext:value-type="string">
            <text:p>res/point_clouds/dense_2022_10_28.ply</text:p>
          </table:table-cell>
          <table:table-cell table:style-name="ce2" table:formula="of:=MID([.A213];24;10)" office:value-type="string" office:string-value="2022_10_25" calcext:value-type="string">
            <text:p>2022_10_25</text:p>
          </table:table-cell>
          <table:table-cell table:formula="of:=MID([.B213];24;10)" office:value-type="string" office:string-value="2022_10_28" calcext:value-type="string">
            <text:p>2022_10_28</text:p>
          </table:table-cell>
          <table:table-cell table:style-name="ce5" table:formula="of:=DATE(MID([.C213];1;4); MID([.C213];6;2); MID([.C213];9;2) )" office:value-type="date" office:date-value="2022-10-25" calcext:value-type="date">
            <text:p>25/10/22</text:p>
          </table:table-cell>
          <table:table-cell table:style-name="ce5" table:formula="of:=DATE(MID([.D213];1;4); MID([.D213];6;2); MID([.D213];9;2) )" office:value-type="date" office:date-value="2022-10-28" calcext:value-type="date">
            <text:p>28/10/22</text:p>
          </table:table-cell>
          <table:table-cell table:style-name="ce7" table:formula="of:=DATEDIF([.E213];[.F213];&quot;d&quot;)" office:value-type="float" office:value="3" calcext:value-type="float">
            <text:p>3</text:p>
          </table:table-cell>
          <table:table-cell office:value-type="float" office:value="-401.8877" calcext:value-type="float">
            <text:p>-401.9</text:p>
          </table:table-cell>
          <table:table-cell table:formula="of:=[.H213]/[.G213]" office:value-type="float" office:value="-133.962566666667" calcext:value-type="float">
            <text:p>-134.0</text:p>
          </table:table-cell>
          <table:table-cell office:value-type="float" office:value="8.2769" calcext:value-type="float">
            <text:p>8.3</text:p>
          </table:table-cell>
          <table:table-cell office:value-type="float" office:value="410.1645" calcext:value-type="float">
            <text:p>410.2</text:p>
          </table:table-cell>
          <table:table-cell office:value-type="float" office:value="3215.1599" calcext:value-type="float">
            <text:p>3,215.2</text:p>
          </table:table-cell>
          <table:table-cell office:value-type="float" office:value="87.5" calcext:value-type="float">
            <text:p>87.5</text:p>
          </table:table-cell>
          <table:table-cell office:value-type="float" office:value="7.6" calcext:value-type="float">
            <text:p>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6.ply</text:p>
          </table:table-cell>
          <table:table-cell office:value-type="string" calcext:value-type="string">
            <text:p>res/point_clouds/dense_2022_10_29.ply</text:p>
          </table:table-cell>
          <table:table-cell table:style-name="ce2" table:formula="of:=MID([.A214];24;10)" office:value-type="string" office:string-value="2022_10_26" calcext:value-type="string">
            <text:p>2022_10_26</text:p>
          </table:table-cell>
          <table:table-cell table:formula="of:=MID([.B214];24;10)" office:value-type="string" office:string-value="2022_10_29" calcext:value-type="string">
            <text:p>2022_10_29</text:p>
          </table:table-cell>
          <table:table-cell table:style-name="ce5" table:formula="of:=DATE(MID([.C214];1;4); MID([.C214];6;2); MID([.C214];9;2) )" office:value-type="date" office:date-value="2022-10-26" calcext:value-type="date">
            <text:p>26/10/22</text:p>
          </table:table-cell>
          <table:table-cell table:style-name="ce5" table:formula="of:=DATE(MID([.D214];1;4); MID([.D214];6;2); MID([.D214];9;2) )" office:value-type="date" office:date-value="2022-10-29" calcext:value-type="date">
            <text:p>29/10/22</text:p>
          </table:table-cell>
          <table:table-cell table:style-name="ce7" table:formula="of:=DATEDIF([.E214];[.F214];&quot;d&quot;)" office:value-type="float" office:value="3" calcext:value-type="float">
            <text:p>3</text:p>
          </table:table-cell>
          <table:table-cell office:value-type="float" office:value="-285.5589" calcext:value-type="float">
            <text:p>-285.6</text:p>
          </table:table-cell>
          <table:table-cell table:formula="of:=[.H214]/[.G214]" office:value-type="float" office:value="-95.1863" calcext:value-type="float">
            <text:p>-95.2</text:p>
          </table:table-cell>
          <table:table-cell office:value-type="float" office:value="21.0279" calcext:value-type="float">
            <text:p>21.0</text:p>
          </table:table-cell>
          <table:table-cell office:value-type="float" office:value="306.5867" calcext:value-type="float">
            <text:p>306.6</text:p>
          </table:table-cell>
          <table:table-cell office:value-type="float" office:value="2722.1599" calcext:value-type="float">
            <text:p>2,722.2</text:p>
          </table:table-cell>
          <table:table-cell office:value-type="float" office:value="80.7" calcext:value-type="float">
            <text:p>80.7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7.ply</text:p>
          </table:table-cell>
          <table:table-cell office:value-type="string" calcext:value-type="string">
            <text:p>res/point_clouds/dense_2022_10_30.ply</text:p>
          </table:table-cell>
          <table:table-cell table:style-name="ce2" table:formula="of:=MID([.A215];24;10)" office:value-type="string" office:string-value="2022_10_27" calcext:value-type="string">
            <text:p>2022_10_27</text:p>
          </table:table-cell>
          <table:table-cell table:formula="of:=MID([.B215];24;10)" office:value-type="string" office:string-value="2022_10_30" calcext:value-type="string">
            <text:p>2022_10_30</text:p>
          </table:table-cell>
          <table:table-cell table:style-name="ce5" table:formula="of:=DATE(MID([.C215];1;4); MID([.C215];6;2); MID([.C215];9;2) )" office:value-type="date" office:date-value="2022-10-27" calcext:value-type="date">
            <text:p>27/10/22</text:p>
          </table:table-cell>
          <table:table-cell table:style-name="ce5" table:formula="of:=DATE(MID([.D215];1;4); MID([.D215];6;2); MID([.D215];9;2) )" office:value-type="date" office:date-value="2022-10-30" calcext:value-type="date">
            <text:p>30/10/22</text:p>
          </table:table-cell>
          <table:table-cell table:style-name="ce7" table:formula="of:=DATEDIF([.E215];[.F215];&quot;d&quot;)" office:value-type="float" office:value="3" calcext:value-type="float">
            <text:p>3</text:p>
          </table:table-cell>
          <table:table-cell office:value-type="float" office:value="-280.4814" calcext:value-type="float">
            <text:p>-280.5</text:p>
          </table:table-cell>
          <table:table-cell table:formula="of:=[.H215]/[.G215]" office:value-type="float" office:value="-93.4938" calcext:value-type="float">
            <text:p>-93.5</text:p>
          </table:table-cell>
          <table:table-cell office:value-type="float" office:value="7.1587" calcext:value-type="float">
            <text:p>7.2</text:p>
          </table:table-cell>
          <table:table-cell office:value-type="float" office:value="287.6401" calcext:value-type="float">
            <text:p>287.6</text:p>
          </table:table-cell>
          <table:table-cell office:value-type="float" office:value="2260.9199" calcext:value-type="float">
            <text:p>2,260.9</text:p>
          </table:table-cell>
          <table:table-cell office:value-type="float" office:value="61.9" calcext:value-type="float">
            <text:p>61.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/point_clouds/dense_2022_10_28.ply</text:p>
          </table:table-cell>
          <table:table-cell office:value-type="string" calcext:value-type="string">
            <text:p>res/point_clouds/dense_2022_10_31.ply</text:p>
          </table:table-cell>
          <table:table-cell table:style-name="ce2" table:formula="of:=MID([.A216];24;10)" office:value-type="string" office:string-value="2022_10_28" calcext:value-type="string">
            <text:p>2022_10_28</text:p>
          </table:table-cell>
          <table:table-cell table:formula="of:=MID([.B216];24;10)" office:value-type="string" office:string-value="2022_10_31" calcext:value-type="string">
            <text:p>2022_10_31</text:p>
          </table:table-cell>
          <table:table-cell table:style-name="ce5" table:formula="of:=DATE(MID([.C216];1;4); MID([.C216];6;2); MID([.C216];9;2) )" office:value-type="date" office:date-value="2022-10-28" calcext:value-type="date">
            <text:p>28/10/22</text:p>
          </table:table-cell>
          <table:table-cell table:style-name="ce5" table:formula="of:=DATE(MID([.D216];1;4); MID([.D216];6;2); MID([.D216];9;2) )" office:value-type="date" office:date-value="2022-10-31" calcext:value-type="date">
            <text:p>31/10/22</text:p>
          </table:table-cell>
          <table:table-cell table:style-name="ce7" table:formula="of:=DATEDIF([.E216];[.F216];&quot;d&quot;)" office:value-type="float" office:value="3" calcext:value-type="float">
            <text:p>3</text:p>
          </table:table-cell>
          <table:table-cell office:value-type="float" office:value="-401.515" calcext:value-type="float">
            <text:p>-401.5</text:p>
          </table:table-cell>
          <table:table-cell table:formula="of:=[.H216]/[.G216]" office:value-type="float" office:value="-133.838333333333" calcext:value-type="float">
            <text:p>-133.8</text:p>
          </table:table-cell>
          <table:table-cell office:value-type="float" office:value="8.8726" calcext:value-type="float">
            <text:p>8.9</text:p>
          </table:table-cell>
          <table:table-cell office:value-type="float" office:value="410.3876" calcext:value-type="float">
            <text:p>410.4</text:p>
          </table:table-cell>
          <table:table-cell office:value-type="float" office:value="3417.4799" calcext:value-type="float">
            <text:p>3,417.5</text:p>
          </table:table-cell>
          <table:table-cell office:value-type="float" office:value="90.9" calcext:value-type="float">
            <text:p>90.9</text:p>
          </table:table-cell>
          <table:table-cell office:value-type="float" office:value="7.7" calcext:value-type="float">
            <text:p>7.7</text:p>
          </table:table-cell>
          <table:table-cell table:number-columns-repeated="1010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0104" number:language="it" number:country="IT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3T11:37:51.775044435</dc:date>
    <meta:editing-duration>PT1H43M13S</meta:editing-duration>
    <meta:editing-cycles>2</meta:editing-cycles>
    <meta:document-statistic meta:table-count="1" meta:cell-count="30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7">
      <style:chart-properties chart:display-label="true" chart:logarithmic="false" chart:reverse-direction="false" text:line-break="false" loext:try-staggering-first="false" chart:link-data-style-to-source="true" loext:major-origin="0.5" chart:axis-position="-20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tick-marks-minor-inner="false" chart:tick-marks-minor-outer="true" chart:logarithmic="false" chart:origin="-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85cm" svg:height="15.938cm" xlink:href=".." xlink:type="simple" chart:class="chart:line" chart:style-name="ch1">
        <chart:title svg:x="10.483cm" svg:y="0.083cm" chart:style-name="ch2">
          <text:p>Diff volume giornaliero fino a 27/10/21</text:p>
        </chart:title>
        <chart:legend chart:legend-position="end" svg:x="25.668cm" svg:y="7.67cm" style:legend-expansion="high" chart:style-name="ch3"/>
        <chart:plot-area chart:style-name="ch4" table:cell-range-address="DOD_res_x_20cm.F1:DOD_res_x_20cm.F57 DOD_res_x_20cm.I1:DOD_res_x_20cm.I57" chart:data-source-has-labels="both" svg:x="0.033cm" svg:y="0.887cm" svg:width="25.115cm" svg:height="14.893cm">
          <chart:coordinate-region svg:x="1.528cm" svg:y="1.086cm" svg:width="23.62cm" svg:height="14.495cm"/>
          <chart:axis chart:dimension="x" chart:name="primary-x" chart:style-name="ch5" chartooo:axis-type="auto">
            <chartooo:date-scale/>
            <chart:categories table:cell-range-address="DOD_res_x_20cm.F2:DOD_res_x_20cm.F5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OD_res_x_20cm.I2:DOD_res_x_20cm.I57" chart:label-cell-address="DOD_res_x_20cm.I1:DOD_res_x_20cm.I1" chart:class="chart:line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volume</text:p>
                <draw:g>
                  <svg:desc>DOD_res_x_20cm.I1:DOD_res_x_20cm.I1</svg:desc>
                </draw:g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  <draw:g>
                  <svg:desc>DOD_res_x_20cm.F2:DOD_res_x_20cm.F57</svg:desc>
                </draw:g>
              </table:table-cell>
              <table:table-cell office:value-type="float" office:value="-442.394566666667">
                <text:p>-442.394566666667</text:p>
                <draw:g>
                  <svg:desc>DOD_res_x_20cm.I2:DOD_res_x_20cm.I57</svg:desc>
                </draw:g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260.731566666667">
                <text:p>-260.7315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346.386833333333">
                <text:p>-346.38683333333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355.1523">
                <text:p>-355.152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312.309933333333">
                <text:p>-312.309933333333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503.776766666667">
                <text:p>-503.77676666666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257.339833333333">
                <text:p>-257.33983333333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353.705733333333">
                <text:p>-353.70573333333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100.7808">
                <text:p>-100.7808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120.849633333333">
                <text:p>-120.84963333333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186.411066666667">
                <text:p>-186.41106666666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256.1846">
                <text:p>-256.184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213.139866666667">
                <text:p>-213.139866666667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313.595366666667">
                <text:p>-313.59536666666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438.970333333333">
                <text:p>-438.970333333333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07.761833333333">
                <text:p>107.761833333333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64.1708333333333">
                <text:p>-64.170833333333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177.8379">
                <text:p>-177.837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887.413766666667">
                <text:p>-887.41376666666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1294.4235">
                <text:p>-1294.423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7.06343333333333">
                <text:p>-7.0634333333333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36.816025">
                <text:p>-36.81602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92.53215">
                <text:p>492.53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207.8723">
                <text:p>-207.872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369.138933333333">
                <text:p>-369.138933333333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351.3065">
                <text:p>-351.306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810.2948">
                <text:p>-810.2948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1434.5933">
                <text:p>-1434.593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450.4908">
                <text:p>-450.490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6.532775">
                <text:p>56.532775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554.54894">
                <text:p>554.5489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65.047175">
                <text:p>-65.04717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285.33755">
                <text:p>-285.3375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933.8023">
                <text:p>-933.802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1.0211">
                <text:p>21.021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70.972225">
                <text:p>-70.972225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460.9015">
                <text:p>460.901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591.12495">
                <text:p>-591.12495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108.9290375">
                <text:p>-108.929037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5.451125">
                <text:p>25.45112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522.38418">
                <text:p>522.38418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68.96154">
                <text:p>-68.9615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43054">
                <text:p>0.4305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71.617833333333">
                <text:p>271.61783333333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13.0084333333333">
                <text:p>-13.008433333333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17.679233333333">
                <text:p>117.679233333333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420.420333333333">
                <text:p>-420.42033333333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73.685066666667">
                <text:p>173.68506666666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803.5285">
                <text:p>803.528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68.81064">
                <text:p>-68.8106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192.68926">
                <text:p>-192.68926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533.06182">
                <text:p>-533.06182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17.9285">
                <text:p>217.928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18.393275">
                <text:p>218.39327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198.32425">
                <text:p>-198.3242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73.4188">
                <text:p>-73.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-10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origin="-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4cm" svg:height="16.232cm" xlink:href=".." xlink:type="simple" chart:class="chart:line" chart:style-name="ch1">
        <chart:title svg:x="11.082cm" svg:y="0.46cm" chart:style-name="ch2">
          <text:p>Diff volume giornaliero dal 1/5/22</text:p>
        </chart:title>
        <chart:legend chart:legend-position="end" svg:x="26.543cm" svg:y="7.817cm" style:legend-expansion="high" chart:style-name="ch3"/>
        <chart:plot-area chart:style-name="ch4" table:cell-range-address="DOD_res_x_20cm.F61:DOD_res_x_20cm.F216 DOD_res_x_20cm.I61:DOD_res_x_20cm.I216" chart:data-source-has-labels="both" svg:x="0.285cm" svg:y="1.257cm" svg:width="25.158cm" svg:height="14.81cm">
          <chart:coordinate-region svg:x="1.78cm" svg:y="1.457cm" svg:width="23.523cm" svg:height="14.411cm"/>
          <chart:axis chart:dimension="x" chart:name="primary-x" chart:style-name="ch5" chartooo:axis-type="auto">
            <chartooo:date-scale/>
            <chart:categories table:cell-range-address="DOD_res_x_20cm.F62:DOD_res_x_20cm.F2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OD_res_x_20cm.I62:DOD_res_x_20cm.I216" chart:label-cell-address="DOD_res_x_20cm.I61:DOD_res_x_20cm.I61" chart:class="chart:line">
            <chart:data-point chart:repeated="1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12.6</text:p>
                <draw:g>
                  <svg:desc>DOD_res_x_20cm.I61:DOD_res_x_20cm.I61</svg:desc>
                </draw:g>
              </table:table-cell>
            </table:table-row>
          </table:table-header-rows>
          <table:table-rows>
            <table:table-row>
              <table:table-cell office:value-type="float" office:value="44690">
                <text:p>44690</text:p>
                <draw:g>
                  <svg:desc>DOD_res_x_20cm.F62:DOD_res_x_20cm.F216</svg:desc>
                </draw:g>
              </table:table-cell>
              <table:table-cell office:value-type="float" office:value="-125.524585714286">
                <text:p>-125.524585714286</text:p>
                <draw:g>
                  <svg:desc>DOD_res_x_20cm.I62:DOD_res_x_20cm.I216</svg:desc>
                </draw:g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28.8397833333333">
                <text:p>-28.8397833333333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340.4795">
                <text:p>-340.4795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316.131366666667">
                <text:p>-316.131366666667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367.735966666667">
                <text:p>-367.735966666667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408.987333333333">
                <text:p>-408.987333333333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234.4253">
                <text:p>-234.4253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592.9566">
                <text:p>-592.9566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428.732475">
                <text:p>-428.732475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375.688525">
                <text:p>-375.688525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221.463266666667">
                <text:p>-221.463266666667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191.683166666667">
                <text:p>-191.683166666667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402.763433333333">
                <text:p>-402.76343333333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186.368">
                <text:p>-186.368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89.343575">
                <text:p>-89.343575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155.9457">
                <text:p>-155.9457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235.080733333333">
                <text:p>-235.080733333333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851.5662">
                <text:p>-851.5662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409.77948">
                <text:p>-409.77948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193.2852">
                <text:p>-193.2852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175.08046">
                <text:p>-175.08046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662.594175">
                <text:p>-662.594175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553.1706">
                <text:p>-553.1706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571.57244">
                <text:p>-571.57244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150.1933">
                <text:p>-150.1933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64.6354666666667">
                <text:p>64.6354666666667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183.819866666667">
                <text:p>-183.819866666667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122.8322">
                <text:p>-122.8322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709.332466666667">
                <text:p>-709.332466666667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281.371766666667">
                <text:p>-281.371766666667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565.0475">
                <text:p>-565.047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101.1376">
                <text:p>-101.1376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516.2503">
                <text:p>-516.2503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273.974066666667">
                <text:p>-273.974066666667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561.2392">
                <text:p>-561.2392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152.2664">
                <text:p>-152.2664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390.624033333333">
                <text:p>-390.624033333333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105.418733333333">
                <text:p>-105.418733333333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185.790775">
                <text:p>-185.790775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548.64612">
                <text:p>-548.64612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317.90996">
                <text:p>-317.90996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284.835925">
                <text:p>-284.835925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89.310225">
                <text:p>89.310225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271.932">
                <text:p>-271.932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559.04692">
                <text:p>-559.04692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473.4361">
                <text:p>-473.4361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581.198375">
                <text:p>-581.19837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55.4140333333333">
                <text:p>55.4140333333333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451.389466666667">
                <text:p>-451.389466666667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370.841333333333">
                <text:p>-370.84133333333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844.047233333333">
                <text:p>-844.047233333333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389.233766666667">
                <text:p>-389.233766666667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576.901566666667">
                <text:p>-576.90156666666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68.5143666666667">
                <text:p>-68.5143666666667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377.5168">
                <text:p>-377.5168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220.461966666667">
                <text:p>-220.461966666667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163.979333333333">
                <text:p>-163.979333333333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285.322966666667">
                <text:p>-285.322966666667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70.7281666666667">
                <text:p>-70.7281666666667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1029.2888">
                <text:p>-1029.2888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656.247866666667">
                <text:p>-656.247866666667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526.500433333333">
                <text:p>-526.50043333333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120.8417">
                <text:p>-120.8417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476.5955">
                <text:p>-476.595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720.388566666667">
                <text:p>-720.38856666666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794.1764">
                <text:p>-794.1764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414.732">
                <text:p>-414.732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653.544333333333">
                <text:p>-653.5443333333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177.395533333333">
                <text:p>-177.395533333333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360.619566666667">
                <text:p>-360.61956666666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315.045866666667">
                <text:p>-315.045866666667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446.916033333333">
                <text:p>-446.916033333333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235.7489">
                <text:p>-235.7489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305.382833333333">
                <text:p>-305.382833333333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341.401433333333">
                <text:p>-341.40143333333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409.097333333333">
                <text:p>-409.097333333333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425.096866666667">
                <text:p>-425.096866666667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446.0088">
                <text:p>-446.0088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506.551933333333">
                <text:p>-506.551933333333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412.362566666667">
                <text:p>-412.36256666666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530.932666666667">
                <text:p>-530.932666666667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463.357866666667">
                <text:p>-463.357866666667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421.2482">
                <text:p>-421.248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399.847066666667">
                <text:p>-399.847066666667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442.209466666667">
                <text:p>-442.209466666667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444.4017">
                <text:p>-444.4017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393.9969">
                <text:p>-393.9969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369.727233333333">
                <text:p>-369.727233333333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346.881166666667">
                <text:p>-346.881166666667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309.852466666667">
                <text:p>-309.852466666667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384.645575">
                <text:p>-384.645575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258.9141">
                <text:p>-258.9141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248.738925">
                <text:p>-248.738925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265.739833333333">
                <text:p>-265.739833333333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375.096133333333">
                <text:p>-375.096133333333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318.185366666667">
                <text:p>-318.185366666667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344.3875">
                <text:p>-344.387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374.393666666667">
                <text:p>-374.393666666667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303.90225">
                <text:p>-303.90225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335.762775">
                <text:p>-335.762775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322.77495">
                <text:p>-322.77495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449.3974">
                <text:p>-449.3974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316.323533333333">
                <text:p>-316.323533333333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279.990366666667">
                <text:p>-279.990366666667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379.8665">
                <text:p>-379.866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372.239825">
                <text:p>-372.239825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316.3794">
                <text:p>-316.379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266.396275">
                <text:p>-266.396275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257.7371">
                <text:p>-257.7371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307.880966666667">
                <text:p>-307.88096666666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232.9011">
                <text:p>-232.9011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202.181333333333">
                <text:p>-202.181333333333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241.577233333333">
                <text:p>-241.577233333333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198.406833333333">
                <text:p>-198.406833333333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279.867833333333">
                <text:p>-279.867833333333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268.91265">
                <text:p>-268.91265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262.871075">
                <text:p>-262.871075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226.34535">
                <text:p>-226.34535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128.792533333333">
                <text:p>-128.79253333333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97.7293666666667">
                <text:p>-97.729366666666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95.7866333333333">
                <text:p>-95.7866333333333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87.520525">
                <text:p>-87.520525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68.02445">
                <text:p>-68.02445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83.5717333333333">
                <text:p>-83.5717333333333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120.02268">
                <text:p>-120.0226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154.94976">
                <text:p>-154.94976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89.3144333333333">
                <text:p>-89.31443333333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74.4074666666667">
                <text:p>-74.4074666666667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15.861475">
                <text:p>-15.861475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88.65745">
                <text:p>-88.65745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97.2946">
                <text:p>-97.2946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147.357833333333">
                <text:p>-147.35783333333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114.7594">
                <text:p>-114.7594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129.920666666667">
                <text:p>-129.920666666667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161.125733333333">
                <text:p>-161.125733333333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65.882025">
                <text:p>65.882025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92.49875">
                <text:p>-92.4987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109.091">
                <text:p>-109.091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460.054333333333">
                <text:p>-460.05433333333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198.931833333333">
                <text:p>-198.931833333333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85.3236666666667">
                <text:p>-85.3236666666667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95.9916666666667">
                <text:p>-95.9916666666667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63.9361">
                <text:p>-63.9361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74.5901333333333">
                <text:p>-74.5901333333333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127.740966666667">
                <text:p>-127.740966666667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144.1415">
                <text:p>-144.141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116.594775">
                <text:p>-116.594775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116.670225">
                <text:p>-116.670225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92.96084">
                <text:p>-92.96084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61.15875">
                <text:p>-61.1587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71.678825">
                <text:p>-71.678825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133.962566666667">
                <text:p>-133.96256666666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95.1863">
                <text:p>-95.1863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93.4938">
                <text:p>-93.4938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133.838333333333">
                <text:p>-133.838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